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23.5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99mm"/>
    </style:style>
    <style:style style:name="co5" style:family="table-column">
      <style:table-column-properties fo:break-before="auto" style:column-width="19.51mm"/>
    </style:style>
    <style:style style:name="co6" style:family="table-column">
      <style:table-column-properties fo:break-before="auto" style:column-width="16.46mm"/>
    </style:style>
    <style:style style:name="co7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8"/>
    <style:style style:name="ce2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9"/>
    <style:style style:name="ce4" style:family="table-cell" style:parent-style-name="Default" style:data-style-name="N107"/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6">
      <style:table-cell-properties fo:background-color="#ffff99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75.64mm" svg:height="114.02mm" svg:x="163.02mm" svg:y="22.15mm">
            <loext:p draw:notify-on-update-of-ranges="Foglio1.G1:Foglio1.G1 Foglio1.G2:Foglio1.G78 Foglio1.F1:Foglio1.F1 Foglio1.F2:Foglio1.F78 Foglio1.H1:Foglio1.H1 Foglio1.H2:Foglio1.H7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3" table:default-cell-style-name="ce2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3" table:default-cell-style-name="ce3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prezzo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ltro indicatore</text:p>
          </table:table-cell>
          <table:table-cell table:number-columns-repeated="2"/>
          <table:table-cell office:value-type="string" calcext:value-type="string">
            <text:p>prezzo graph</text:p>
          </table:table-cell>
          <table:table-cell office:value-type="string" calcext:value-type="string">
            <text:p>HMA grapf</text:p>
          </table:table-cell>
          <table:table-cell office:value-type="string" calcext:value-type="string">
            <text:p>kama</text:p>
          </table:table-cell>
          <table:table-cell table:style-name="Default" office:value-type="string" calcext:value-type="string">
            <text:p>compra</text:p>
          </table:table-cell>
          <table:table-cell office:value-type="string" calcext:value-type="string">
            <text:p>dati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ultimate</text:p>
          </table:table-cell>
          <table:table-cell office:value-type="string" calcext:value-type="string">
            <text:p>altro</text:p>
          </table:table-cell>
          <table:table-cell/>
        </table:table-row>
        <table:table-row table:style-name="ro1">
          <table:table-cell table:formula="of:=[Foglio2.H2]" office:value-type="float" office:value="8980.49234505" calcext:value-type="float">
            <text:p>8980,4923</text:p>
          </table:table-cell>
          <table:table-cell table:formula="of:=[Foglio2.I2]" office:value-type="float" office:value="9010.26515165572" calcext:value-type="float">
            <text:p>9010,2652</text:p>
          </table:table-cell>
          <table:table-cell table:formula="of:=[Foglio2.J2]" office:value-type="float" office:value="9999.32980528061" calcext:value-type="float">
            <text:p>9999,3298</text:p>
          </table:table-cell>
          <table:table-cell table:number-columns-repeated="2"/>
          <table:table-cell table:formula="of:=([.A2]-[.$K$2])/([.$K$3]-[.$K$2])+0.5" office:value-type="float" office:value="1.1789620537715" calcext:value-type="float">
            <text:p>1,17896</text:p>
          </table:table-cell>
          <table:table-cell table:formula="of:=([.B2]-[.$L$2])/([.$L$3]-[.$L$2])" office:value-type="float" office:value="0.695117337607637" calcext:value-type="float">
            <text:p>0,69512</text:p>
          </table:table-cell>
          <table:table-cell table:formula="of:=([.C2]-[.$M$2])/([.$M$3]-[.$M$2])" office:value-type="float" office:value="0" calcext:value-type="float">
            <text:p>0,00000</text:p>
          </table:table-cell>
          <table:table-cell table:style-name="Default"/>
          <table:table-cell office:value-type="string" calcext:value-type="string">
            <text:p>min</text:p>
          </table:table-cell>
          <table:table-cell table:style-name="ce4" table:formula="of:=MIN([.A2:.A78])" office:value-type="float" office:value="8095.11079791" calcext:value-type="float">
            <text:p>8095,111</text:p>
          </table:table-cell>
          <table:table-cell table:style-name="ce4" table:formula="of:=MIN([.B2:.B177])" office:value-type="float" office:value="8043.06077484049" calcext:value-type="float">
            <text:p>8043,061</text:p>
          </table:table-cell>
          <table:table-cell table:style-name="ce4" table:formula="of:=MIN([.C2:.C78])" office:value-type="float" office:value="9999.32980528061" calcext:value-type="float">
            <text:p>9999,330</text:p>
          </table:table-cell>
          <table:table-cell table:style-name="ce3"/>
        </table:table-row>
        <table:table-row table:style-name="ro1">
          <table:table-cell table:formula="of:=[Foglio2.H3]" office:value-type="float" office:value="9366.31340923" calcext:value-type="float">
            <text:p>9366,3134</text:p>
          </table:table-cell>
          <table:table-cell table:formula="of:=[Foglio2.I3]" office:value-type="float" office:value="9210.78358965416" calcext:value-type="float">
            <text:p>9210,7836</text:p>
          </table:table-cell>
          <table:table-cell table:formula="of:=[Foglio2.J3]" office:value-type="float" office:value="9999.37949312462" calcext:value-type="float">
            <text:p>9999,3795</text:p>
          </table:table-cell>
          <table:table-cell table:number-columns-repeated="2"/>
          <table:table-cell table:formula="of:=([.A3]-[.$K$2])/([.$K$3]-[.$K$2])+0.5" office:value-type="float" office:value="1.47483208062055" calcext:value-type="float">
            <text:p>1,47483</text:p>
          </table:table-cell>
          <table:table-cell table:formula="of:=([.B3]-[.$L$2])/([.$L$3]-[.$L$2])" office:value-type="float" office:value="0.83922735830634" calcext:value-type="float">
            <text:p>0,83923</text:p>
          </table:table-cell>
          <table:table-cell table:formula="of:=([.C3]-[.$M$2])/([.$M$3]-[.$M$2])" office:value-type="float" office:value="0.0415503148341552" calcext:value-type="float">
            <text:p>0,04155</text:p>
          </table:table-cell>
          <table:table-cell/>
          <table:table-cell office:value-type="string" calcext:value-type="string">
            <text:p>max</text:p>
          </table:table-cell>
          <table:table-cell table:formula="of:=MAX([.A2:.A78])" office:value-type="float" office:value="9399.1329332" calcext:value-type="float">
            <text:p>9399,1329332</text:p>
          </table:table-cell>
          <table:table-cell table:formula="of:=MAX([.B2:.B177])" office:value-type="float" office:value="9434.48683269717" calcext:value-type="float">
            <text:p>9434,4868326972</text:p>
          </table:table-cell>
          <table:table-cell table:formula="of:=MAX([.C2:.C78])" office:value-type="float" office:value="10000.5256528743" calcext:value-type="float">
            <text:p>10000,5256528743</text:p>
          </table:table-cell>
          <table:table-cell table:style-name="ce3"/>
        </table:table-row>
        <table:table-row table:style-name="ro1">
          <table:table-cell table:formula="of:=[Foglio2.H4]" office:value-type="float" office:value="9300" calcext:value-type="float">
            <text:p>9300,0000</text:p>
          </table:table-cell>
          <table:table-cell table:formula="of:=[Foglio2.I4]" office:value-type="float" office:value="9398.56509580527" calcext:value-type="float">
            <text:p>9398,5651</text:p>
          </table:table-cell>
          <table:table-cell table:formula="of:=[Foglio2.J4]" office:value-type="float" office:value="9999.45565575395" calcext:value-type="float">
            <text:p>9999,4557</text:p>
          </table:table-cell>
          <table:table-cell table:number-columns-repeated="2"/>
          <table:table-cell table:formula="of:=([.A4]-[.$K$2])/([.$K$3]-[.$K$2])+0.5" office:value-type="float" office:value="1.42397910241151" calcext:value-type="float">
            <text:p>1,42398</text:p>
          </table:table-cell>
          <table:table-cell table:formula="of:=([.B4]-[.$L$2])/([.$L$3]-[.$L$2])" office:value-type="float" office:value="0.974183510011853" calcext:value-type="float">
            <text:p>0,97418</text:p>
          </table:table-cell>
          <table:table-cell table:formula="of:=([.C4]-[.$M$2])/([.$M$3]-[.$M$2])" office:value-type="float" office:value="0.105239558961784" calcext:value-type="float">
            <text:p>0,10524</text:p>
          </table:table-cell>
          <table:table-cell table:number-columns-repeated="6"/>
        </table:table-row>
        <table:table-row table:style-name="ro1">
          <table:table-cell table:formula="of:=[Foglio2.H5]" office:value-type="float" office:value="9157.32496336" calcext:value-type="float">
            <text:p>9157,3250</text:p>
          </table:table-cell>
          <table:table-cell table:formula="of:=[Foglio2.I5]" office:value-type="float" office:value="9281.36821095104" calcext:value-type="float">
            <text:p>9281,3682</text:p>
          </table:table-cell>
          <table:table-cell table:formula="of:=[Foglio2.J5]" office:value-type="float" office:value="9999.51618394318" calcext:value-type="float">
            <text:p>9999,5162</text:p>
          </table:table-cell>
          <table:table-cell table:number-columns-repeated="2"/>
          <table:table-cell table:formula="of:=([.A5]-[.$K$2])/([.$K$3]-[.$K$2])+0.5" office:value-type="float" office:value="1.3145675880063" calcext:value-type="float">
            <text:p>1,31457</text:p>
          </table:table-cell>
          <table:table-cell table:formula="of:=([.B5]-[.$L$2])/([.$L$3]-[.$L$2])" office:value-type="float" office:value="0.88995561720183" calcext:value-type="float">
            <text:p>0,88996</text:p>
          </table:table-cell>
          <table:table-cell table:formula="of:=([.C5]-[.$M$2])/([.$M$3]-[.$M$2])" office:value-type="float" office:value="0.155854862740565" calcext:value-type="float">
            <text:p>0,15585</text:p>
          </table:table-cell>
          <table:table-cell table:number-columns-repeated="6"/>
        </table:table-row>
        <table:table-row table:style-name="ro1">
          <table:table-cell table:formula="of:=[Foglio2.H6]" office:value-type="float" office:value="9199.56999994" calcext:value-type="float">
            <text:p>9199,5700</text:p>
          </table:table-cell>
          <table:table-cell table:formula="of:=[Foglio2.I6]" office:value-type="float" office:value="9174.80616702304" calcext:value-type="float">
            <text:p>9174,8062</text:p>
          </table:table-cell>
          <table:table-cell table:formula="of:=[Foglio2.J6]" office:value-type="float" office:value="9999.5751516269" calcext:value-type="float">
            <text:p>9999,5752</text:p>
          </table:table-cell>
          <table:table-cell table:number-columns-repeated="2"/>
          <table:table-cell table:formula="of:=([.A6]-[.$K$2])/([.$K$3]-[.$K$2])+0.5" office:value-type="float" office:value="1.34696353853256" calcext:value-type="float">
            <text:p>1,34696</text:p>
          </table:table-cell>
          <table:table-cell table:formula="of:=([.B6]-[.$L$2])/([.$L$3]-[.$L$2])" office:value-type="float" office:value="0.813370847694099" calcext:value-type="float">
            <text:p>0,81337</text:p>
          </table:table-cell>
          <table:table-cell table:formula="of:=([.C6]-[.$M$2])/([.$M$3]-[.$M$2])" office:value-type="float" office:value="0.205165229743536" calcext:value-type="float">
            <text:p>0,20517</text:p>
          </table:table-cell>
          <table:table-cell table:number-columns-repeated="6"/>
        </table:table-row>
        <table:table-row table:style-name="ro1">
          <table:table-cell table:formula="of:=[Foglio2.H7]" office:value-type="float" office:value="8910.00359946" calcext:value-type="float">
            <text:p>8910,0036</text:p>
          </table:table-cell>
          <table:table-cell table:formula="of:=[Foglio2.I7]" office:value-type="float" office:value="8985.95004444903" calcext:value-type="float">
            <text:p>8985,9500</text:p>
          </table:table-cell>
          <table:table-cell table:formula="of:=[Foglio2.J7]" office:value-type="float" office:value="9999.58244725897" calcext:value-type="float">
            <text:p>9999,5824</text:p>
          </table:table-cell>
          <table:table-cell table:number-columns-repeated="2"/>
          <table:table-cell table:formula="of:=([.A7]-[.$K$2])/([.$K$3]-[.$K$2])+0.5" office:value-type="float" office:value="1.12490718485294" calcext:value-type="float">
            <text:p>1,12491</text:p>
          </table:table-cell>
          <table:table-cell table:formula="of:=([.B7]-[.$L$2])/([.$L$3]-[.$L$2])" office:value-type="float" office:value="0.677642382995864" calcext:value-type="float">
            <text:p>0,67764</text:p>
          </table:table-cell>
          <table:table-cell table:formula="of:=([.C7]-[.$M$2])/([.$M$3]-[.$M$2])" office:value-type="float" office:value="0.211266033989119" calcext:value-type="float">
            <text:p>0,21127</text:p>
          </table:table-cell>
          <table:table-cell table:number-columns-repeated="6"/>
        </table:table-row>
        <table:table-row table:style-name="ro1">
          <table:table-cell table:formula="of:=[Foglio2.H8]" office:value-type="float" office:value="8804.26080148" calcext:value-type="float">
            <text:p>8804,2608</text:p>
          </table:table-cell>
          <table:table-cell table:formula="of:=[Foglio2.I8]" office:value-type="float" office:value="8761.22962393481" calcext:value-type="float">
            <text:p>8761,2296</text:p>
          </table:table-cell>
          <table:table-cell table:formula="of:=[Foglio2.J8]" office:value-type="float" office:value="9999.55499637181" calcext:value-type="float">
            <text:p>9999,5550</text:p>
          </table:table-cell>
          <table:table-cell table:number-columns-repeated="2"/>
          <table:table-cell table:formula="of:=([.A8]-[.$K$2])/([.$K$3]-[.$K$2])+0.5" office:value-type="float" office:value="1.04381745859881" calcext:value-type="float">
            <text:p>1,04382</text:p>
          </table:table-cell>
          <table:table-cell table:formula="of:=([.B8]-[.$L$2])/([.$L$3]-[.$L$2])" office:value-type="float" office:value="0.516138708944813" calcext:value-type="float">
            <text:p>0,51614</text:p>
          </table:table-cell>
          <table:table-cell table:formula="of:=([.C8]-[.$M$2])/([.$M$3]-[.$M$2])" office:value-type="float" office:value="0.188310862018807" calcext:value-type="float">
            <text:p>0,18831</text:p>
          </table:table-cell>
          <table:table-cell table:number-columns-repeated="6"/>
        </table:table-row>
        <table:table-row table:style-name="ro1">
          <table:table-cell table:formula="of:=[Foglio2.H9]" office:value-type="float" office:value="9050.19999986" calcext:value-type="float">
            <text:p>9050,2000</text:p>
          </table:table-cell>
          <table:table-cell table:formula="of:=[Foglio2.I9]" office:value-type="float" office:value="8869.32781739414" calcext:value-type="float">
            <text:p>8869,3278</text:p>
          </table:table-cell>
          <table:table-cell table:formula="of:=[Foglio2.J9]" office:value-type="float" office:value="9999.5650199739" calcext:value-type="float">
            <text:p>9999,5650</text:p>
          </table:table-cell>
          <table:table-cell table:number-columns-repeated="2"/>
          <table:table-cell table:formula="of:=([.A9]-[.$K$2])/([.$K$3]-[.$K$2])+0.5" office:value-type="float" office:value="1.23241793686086" calcext:value-type="float">
            <text:p>1,23242</text:p>
          </table:table-cell>
          <table:table-cell table:formula="of:=([.B9]-[.$L$2])/([.$L$3]-[.$L$2])" office:value-type="float" office:value="0.593827489350324" calcext:value-type="float">
            <text:p>0,59383</text:p>
          </table:table-cell>
          <table:table-cell table:formula="of:=([.C9]-[.$M$2])/([.$M$3]-[.$M$2])" office:value-type="float" office:value="0.196692868337533" calcext:value-type="float">
            <text:p>0,19669</text:p>
          </table:table-cell>
          <table:table-cell table:number-columns-repeated="6"/>
        </table:table-row>
        <table:table-row table:style-name="ro1">
          <table:table-cell table:formula="of:=[Foglio2.H10]" office:value-type="float" office:value="8861.6100273" calcext:value-type="float">
            <text:p>8861,6100</text:p>
          </table:table-cell>
          <table:table-cell table:formula="of:=[Foglio2.I10]" office:value-type="float" office:value="8935.62379235281" calcext:value-type="float">
            <text:p>8935,6238</text:p>
          </table:table-cell>
          <table:table-cell table:formula="of:=[Foglio2.J10]" office:value-type="float" office:value="9999.56418400779" calcext:value-type="float">
            <text:p>9999,5642</text:p>
          </table:table-cell>
          <table:table-cell table:number-columns-repeated="2"/>
          <table:table-cell table:formula="of:=([.A10]-[.$K$2])/([.$K$3]-[.$K$2])+0.5" office:value-type="float" office:value="1.0877961797171" calcext:value-type="float">
            <text:p>1,08780</text:p>
          </table:table-cell>
          <table:table-cell table:formula="of:=([.B10]-[.$L$2])/([.$L$3]-[.$L$2])" office:value-type="float" office:value="0.64147355331781" calcext:value-type="float">
            <text:p>0,64147</text:p>
          </table:table-cell>
          <table:table-cell table:formula="of:=([.C10]-[.$M$2])/([.$M$3]-[.$M$2])" office:value-type="float" office:value="0.195993810937493" calcext:value-type="float">
            <text:p>0,19599</text:p>
          </table:table-cell>
          <table:table-cell table:number-columns-repeated="6"/>
        </table:table-row>
        <table:table-row table:style-name="ro1">
          <table:table-cell table:formula="of:=[Foglio2.H11]" office:value-type="float" office:value="8840" calcext:value-type="float">
            <text:p>8840,0000</text:p>
          </table:table-cell>
          <table:table-cell table:formula="of:=[Foglio2.I11]" office:value-type="float" office:value="8849.31246064348" calcext:value-type="float">
            <text:p>8849,3125</text:p>
          </table:table-cell>
          <table:table-cell table:formula="of:=[Foglio2.J11]" office:value-type="float" office:value="9999.56170421614" calcext:value-type="float">
            <text:p>9999,5617</text:p>
          </table:table-cell>
          <table:table-cell table:number-columns-repeated="2"/>
          <table:table-cell table:formula="of:=([.A11]-[.$K$2])/([.$K$3]-[.$K$2])+0.5" office:value-type="float" office:value="1.07122435419729" calcext:value-type="float">
            <text:p>1,07122</text:p>
          </table:table-cell>
          <table:table-cell table:formula="of:=([.B11]-[.$L$2])/([.$L$3]-[.$L$2])" office:value-type="float" office:value="0.579442710053104" calcext:value-type="float">
            <text:p>0,57944</text:p>
          </table:table-cell>
          <table:table-cell table:formula="of:=([.C11]-[.$M$2])/([.$M$3]-[.$M$2])" office:value-type="float" office:value="0.193920142304435" calcext:value-type="float">
            <text:p>0,19392</text:p>
          </table:table-cell>
          <table:table-cell table:number-columns-repeated="6"/>
        </table:table-row>
        <table:table-row table:style-name="ro1">
          <table:table-cell table:formula="of:=[Foglio2.H12]" office:value-type="float" office:value="8788.15045207" calcext:value-type="float">
            <text:p>8788,1505</text:p>
          </table:table-cell>
          <table:table-cell table:formula="of:=[Foglio2.I12]" office:value-type="float" office:value="8779.35703905992" calcext:value-type="float">
            <text:p>8779,3570</text:p>
          </table:table-cell>
          <table:table-cell table:formula="of:=[Foglio2.J12]" office:value-type="float" office:value="9999.55662788163" calcext:value-type="float">
            <text:p>9999,5566</text:p>
          </table:table-cell>
          <table:table-cell table:number-columns-repeated="2"/>
          <table:table-cell table:formula="of:=([.A12]-[.$K$2])/([.$K$3]-[.$K$2])+0.5" office:value-type="float" office:value="1.03146310588192" calcext:value-type="float">
            <text:p>1,03146</text:p>
          </table:table-cell>
          <table:table-cell table:formula="of:=([.B12]-[.$L$2])/([.$L$3]-[.$L$2])" office:value-type="float" office:value="0.529166648893725" calcext:value-type="float">
            <text:p>0,52917</text:p>
          </table:table-cell>
          <table:table-cell table:formula="of:=([.C12]-[.$M$2])/([.$M$3]-[.$M$2])" office:value-type="float" office:value="0.189675174514209" calcext:value-type="float">
            <text:p>0,18968</text:p>
          </table:table-cell>
          <table:table-cell table:number-columns-repeated="6"/>
        </table:table-row>
        <table:table-row table:style-name="ro1">
          <table:table-cell table:formula="of:=[Foglio2.H13]" office:value-type="float" office:value="8779.18854666" calcext:value-type="float">
            <text:p>8779,1885</text:p>
          </table:table-cell>
          <table:table-cell table:formula="of:=[Foglio2.I13]" office:value-type="float" office:value="8752.09750252592" calcext:value-type="float">
            <text:p>8752,0975</text:p>
          </table:table-cell>
          <table:table-cell table:formula="of:=[Foglio2.J13]" office:value-type="float" office:value="9999.55634471034" calcext:value-type="float">
            <text:p>9999,5563</text:p>
          </table:table-cell>
          <table:table-cell table:number-columns-repeated="2"/>
          <table:table-cell table:formula="of:=([.A13]-[.$K$2])/([.$K$3]-[.$K$2])+0.5" office:value-type="float" office:value="1.02459059569404" calcext:value-type="float">
            <text:p>1,02459</text:p>
          </table:table-cell>
          <table:table-cell table:formula="of:=([.B13]-[.$L$2])/([.$L$3]-[.$L$2])" office:value-type="float" office:value="0.509575570819488" calcext:value-type="float">
            <text:p>0,50958</text:p>
          </table:table-cell>
          <table:table-cell table:formula="of:=([.C13]-[.$M$2])/([.$M$3]-[.$M$2])" office:value-type="float" office:value="0.189438379052797" calcext:value-type="float">
            <text:p>0,18944</text:p>
          </table:table-cell>
          <table:table-cell table:number-columns-repeated="6"/>
        </table:table-row>
        <table:table-row table:style-name="ro1">
          <table:table-cell table:formula="of:=[Foglio2.H14]" office:value-type="float" office:value="8660.14763425" calcext:value-type="float">
            <text:p>8660,1476</text:p>
          </table:table-cell>
          <table:table-cell table:formula="of:=[Foglio2.I14]" office:value-type="float" office:value="8682.0195484057" calcext:value-type="float">
            <text:p>8682,0195</text:p>
          </table:table-cell>
          <table:table-cell table:formula="of:=[Foglio2.J14]" office:value-type="float" office:value="9999.54429036764" calcext:value-type="float">
            <text:p>9999,5443</text:p>
          </table:table-cell>
          <table:table-cell table:number-columns-repeated="2"/>
          <table:table-cell table:formula="of:=([.A14]-[.$K$2])/([.$K$3]-[.$K$2])+0.5" office:value-type="float" office:value="0.933303102032345" calcext:value-type="float">
            <text:p>0,93330</text:p>
          </table:table-cell>
          <table:table-cell table:formula="of:=([.B14]-[.$L$2])/([.$L$3]-[.$L$2])" office:value-type="float" office:value="0.459211447103014" calcext:value-type="float">
            <text:p>0,45921</text:p>
          </table:table-cell>
          <table:table-cell table:formula="of:=([.C14]-[.$M$2])/([.$M$3]-[.$M$2])" office:value-type="float" office:value="0.179358212680317" calcext:value-type="float">
            <text:p>0,17936</text:p>
          </table:table-cell>
          <table:table-cell table:number-columns-repeated="6"/>
        </table:table-row>
        <table:table-row table:style-name="ro1">
          <table:table-cell table:formula="of:=[Foglio2.H15]" office:value-type="float" office:value="8443.83213" calcext:value-type="float">
            <text:p>8443,8321</text:p>
          </table:table-cell>
          <table:table-cell table:formula="of:=[Foglio2.I15]" office:value-type="float" office:value="8480.56192962126" calcext:value-type="float">
            <text:p>8480,5619</text:p>
          </table:table-cell>
          <table:table-cell table:formula="of:=[Foglio2.J15]" office:value-type="float" office:value="9999.49829668073" calcext:value-type="float">
            <text:p>9999,4983</text:p>
          </table:table-cell>
          <table:table-cell table:number-columns-repeated="2"/>
          <table:table-cell table:formula="of:=([.A15]-[.$K$2])/([.$K$3]-[.$K$2])+0.5" office:value-type="float" office:value="0.767419794996386" calcext:value-type="float">
            <text:p>0,76742</text:p>
          </table:table-cell>
          <table:table-cell table:formula="of:=([.B15]-[.$L$2])/([.$L$3]-[.$L$2])" office:value-type="float" office:value="0.314426449260754" calcext:value-type="float">
            <text:p>0,31443</text:p>
          </table:table-cell>
          <table:table-cell table:formula="of:=([.C15]-[.$M$2])/([.$M$3]-[.$M$2])" office:value-type="float" office:value="0.140897051607961" calcext:value-type="float">
            <text:p>0,14090</text:p>
          </table:table-cell>
          <table:table-cell table:number-columns-repeated="6"/>
        </table:table-row>
        <table:table-row table:style-name="ro1">
          <table:table-cell table:formula="of:=[Foglio2.H16]" office:value-type="float" office:value="8501" calcext:value-type="float">
            <text:p>8501,0000</text:p>
          </table:table-cell>
          <table:table-cell table:formula="of:=[Foglio2.I16]" office:value-type="float" office:value="8395.36768611326" calcext:value-type="float">
            <text:p>8395,3677</text:p>
          </table:table-cell>
          <table:table-cell table:formula="of:=[Foglio2.J16]" office:value-type="float" office:value="9999.4620743722" calcext:value-type="float">
            <text:p>9999,4621</text:p>
          </table:table-cell>
          <table:table-cell table:number-columns-repeated="2"/>
          <table:table-cell table:formula="of:=([.A16]-[.$K$2])/([.$K$3]-[.$K$2])+0.5" office:value-type="float" office:value="0.811259441926371" calcext:value-type="float">
            <text:p>0,81126</text:p>
          </table:table-cell>
          <table:table-cell table:formula="of:=([.B16]-[.$L$2])/([.$L$3]-[.$L$2])" office:value-type="float" office:value="0.25319844290932" calcext:value-type="float">
            <text:p>0,25320</text:p>
          </table:table-cell>
          <table:table-cell table:formula="of:=([.C16]-[.$M$2])/([.$M$3]-[.$M$2])" office:value-type="float" office:value="0.110606980596712" calcext:value-type="float">
            <text:p>0,11061</text:p>
          </table:table-cell>
          <table:table-cell table:number-columns-repeated="6"/>
        </table:table-row>
        <table:table-row table:style-name="ro1">
          <table:table-cell table:formula="of:=[Foglio2.H17]" office:value-type="float" office:value="8361.34025993" calcext:value-type="float">
            <text:p>8361,3403</text:p>
          </table:table-cell>
          <table:table-cell table:formula="of:=[Foglio2.I17]" office:value-type="float" office:value="8357.02821598748" calcext:value-type="float">
            <text:p>8357,0282</text:p>
          </table:table-cell>
          <table:table-cell table:formula="of:=[Foglio2.J17]" office:value-type="float" office:value="9999.41896615848" calcext:value-type="float">
            <text:p>9999,4190</text:p>
          </table:table-cell>
          <table:table-cell table:number-columns-repeated="2"/>
          <table:table-cell table:formula="of:=([.A17]-[.$K$2])/([.$K$3]-[.$K$2])+0.5" office:value-type="float" office:value="0.704160232265378" calcext:value-type="float">
            <text:p>0,70416</text:p>
          </table:table-cell>
          <table:table-cell table:formula="of:=([.B17]-[.$L$2])/([.$L$3]-[.$L$2])" office:value-type="float" office:value="0.225644359162439" calcext:value-type="float">
            <text:p>0,22564</text:p>
          </table:table-cell>
          <table:table-cell table:formula="of:=([.C17]-[.$M$2])/([.$M$3]-[.$M$2])" office:value-type="float" office:value="0.0745587300170076" calcext:value-type="float">
            <text:p>0,07456</text:p>
          </table:table-cell>
          <table:table-cell table:number-columns-repeated="6"/>
        </table:table-row>
        <table:table-row table:style-name="ro1">
          <table:table-cell table:formula="of:=[Foglio2.H18]" office:value-type="float" office:value="8265.00000316" calcext:value-type="float">
            <text:p>8265,0000</text:p>
          </table:table-cell>
          <table:table-cell table:formula="of:=[Foglio2.I18]" office:value-type="float" office:value="8253.4351804277" calcext:value-type="float">
            <text:p>8253,4352</text:p>
          </table:table-cell>
          <table:table-cell table:formula="of:=[Foglio2.J18]" office:value-type="float" office:value="9999.37089662483" calcext:value-type="float">
            <text:p>9999,3709</text:p>
          </table:table-cell>
          <table:table-cell table:number-columns-repeated="2"/>
          <table:table-cell table:formula="of:=([.A18]-[.$K$2])/([.$K$3]-[.$K$2])+0.5" office:value-type="float" office:value="0.630280921352779" calcext:value-type="float">
            <text:p>0,63028</text:p>
          </table:table-cell>
          <table:table-cell table:formula="of:=([.B18]-[.$L$2])/([.$L$3]-[.$L$2])" office:value-type="float" office:value="0.151193377757541" calcext:value-type="float">
            <text:p>0,15119</text:p>
          </table:table-cell>
          <table:table-cell table:formula="of:=([.C18]-[.$M$2])/([.$M$3]-[.$M$2])" office:value-type="float" office:value="0.0343616899352523" calcext:value-type="float">
            <text:p>0,03436</text:p>
          </table:table-cell>
          <table:table-cell table:number-columns-repeated="6"/>
        </table:table-row>
        <table:table-row table:style-name="ro1">
          <table:table-cell table:formula="of:=[Foglio2.H19]" office:value-type="float" office:value="8500.00248554" calcext:value-type="float">
            <text:p>8500,0025</text:p>
          </table:table-cell>
          <table:table-cell table:formula="of:=[Foglio2.I19]" office:value-type="float" office:value="8365.27996660593" calcext:value-type="float">
            <text:p>8365,2800</text:p>
          </table:table-cell>
          <table:table-cell table:formula="of:=[Foglio2.J19]" office:value-type="float" office:value="9999.37898453764" calcext:value-type="float">
            <text:p>9999,3790</text:p>
          </table:table-cell>
          <table:table-cell table:number-columns-repeated="2"/>
          <table:table-cell table:formula="of:=([.A19]-[.$K$2])/([.$K$3]-[.$K$2])+0.5" office:value-type="float" office:value="0.810494489834682" calcext:value-type="float">
            <text:p>0,81049</text:p>
          </table:table-cell>
          <table:table-cell table:formula="of:=([.B19]-[.$L$2])/([.$L$3]-[.$L$2])" office:value-type="float" office:value="0.231574786131125" calcext:value-type="float">
            <text:p>0,23157</text:p>
          </table:table-cell>
          <table:table-cell table:formula="of:=([.C19]-[.$M$2])/([.$M$3]-[.$M$2])" office:value-type="float" office:value="0.0411250206938152" calcext:value-type="float">
            <text:p>0,04113</text:p>
          </table:table-cell>
          <table:table-cell table:number-columns-repeated="6"/>
        </table:table-row>
        <table:table-row table:style-name="ro1">
          <table:table-cell table:formula="of:=[Foglio2.H20]" office:value-type="float" office:value="8944.83023112" calcext:value-type="float">
            <text:p>8944,8302</text:p>
          </table:table-cell>
          <table:table-cell table:formula="of:=[Foglio2.I20]" office:value-type="float" office:value="8824.28355763704" calcext:value-type="float">
            <text:p>8824,2836</text:p>
          </table:table-cell>
          <table:table-cell table:formula="of:=[Foglio2.J20]" office:value-type="float" office:value="9999.49894012233" calcext:value-type="float">
            <text:p>9999,4989</text:p>
          </table:table-cell>
          <table:table-cell table:number-columns-repeated="2"/>
          <table:table-cell table:formula="of:=([.A20]-[.$K$2])/([.$K$3]-[.$K$2])+0.5" office:value-type="float" office:value="1.15161427111897" calcext:value-type="float">
            <text:p>1,15161</text:p>
          </table:table-cell>
          <table:table-cell table:formula="of:=([.B20]-[.$L$2])/([.$L$3]-[.$L$2])" office:value-type="float" office:value="0.561454759586671" calcext:value-type="float">
            <text:p>0,56145</text:p>
          </table:table-cell>
          <table:table-cell table:formula="of:=([.C20]-[.$M$2])/([.$M$3]-[.$M$2])" office:value-type="float" office:value="0.141435114829065" calcext:value-type="float">
            <text:p>0,14144</text:p>
          </table:table-cell>
          <table:table-cell table:number-columns-repeated="6"/>
        </table:table-row>
        <table:table-row table:style-name="ro1">
          <table:table-cell table:formula="of:=[Foglio2.H21]" office:value-type="float" office:value="8734.99999987" calcext:value-type="float">
            <text:p>8735,0000</text:p>
          </table:table-cell>
          <table:table-cell table:formula="of:=[Foglio2.I21]" office:value-type="float" office:value="8977.42344832216" calcext:value-type="float">
            <text:p>8977,4234</text:p>
          </table:table-cell>
          <table:table-cell table:formula="of:=[Foglio2.J21]" office:value-type="float" office:value="9999.61867476297" calcext:value-type="float">
            <text:p>9999,6187</text:p>
          </table:table-cell>
          <table:table-cell table:number-columns-repeated="2"/>
          <table:table-cell table:formula="of:=([.A21]-[.$K$2])/([.$K$3]-[.$K$2])+0.5" office:value-type="float" office:value="0.990704248526959" calcext:value-type="float">
            <text:p>0,99070</text:p>
          </table:table-cell>
          <table:table-cell table:formula="of:=([.B21]-[.$L$2])/([.$L$3]-[.$L$2])" office:value-type="float" office:value="0.671514428097556" calcext:value-type="float">
            <text:p>0,67151</text:p>
          </table:table-cell>
          <table:table-cell table:formula="of:=([.C21]-[.$M$2])/([.$M$3]-[.$M$2])" office:value-type="float" office:value="0.241560449588144" calcext:value-type="float">
            <text:p>0,24156</text:p>
          </table:table-cell>
          <table:table-cell table:number-columns-repeated="6"/>
        </table:table-row>
        <table:table-row table:style-name="ro1">
          <table:table-cell table:formula="of:=[Foglio2.H22]" office:value-type="float" office:value="9070.00000012" calcext:value-type="float">
            <text:p>9070,0000</text:p>
          </table:table-cell>
          <table:table-cell table:formula="of:=[Foglio2.I22]" office:value-type="float" office:value="9049.96982952749" calcext:value-type="float">
            <text:p>9049,9698</text:p>
          </table:table-cell>
          <table:table-cell table:formula="of:=[Foglio2.J22]" office:value-type="float" office:value="9999.78582075864" calcext:value-type="float">
            <text:p>9999,7858</text:p>
          </table:table-cell>
          <table:table-cell table:number-columns-repeated="2"/>
          <table:table-cell table:formula="of:=([.A22]-[.$K$2])/([.$K$3]-[.$K$2])+0.5" office:value-type="float" office:value="1.24760172839642" calcext:value-type="float">
            <text:p>1,24760</text:p>
          </table:table-cell>
          <table:table-cell table:formula="of:=([.B22]-[.$L$2])/([.$L$3]-[.$L$2])" office:value-type="float" office:value="0.723652578591219" calcext:value-type="float">
            <text:p>0,72365</text:p>
          </table:table-cell>
          <table:table-cell table:formula="of:=([.C22]-[.$M$2])/([.$M$3]-[.$M$2])" office:value-type="float" office:value="0.381332437724185" calcext:value-type="float">
            <text:p>0,38133</text:p>
          </table:table-cell>
          <table:table-cell table:number-columns-repeated="6"/>
        </table:table-row>
        <table:table-row table:style-name="ro1">
          <table:table-cell table:formula="of:=[Foglio2.H23]" office:value-type="float" office:value="9085.56138955" calcext:value-type="float">
            <text:p>9085,5614</text:p>
          </table:table-cell>
          <table:table-cell table:formula="of:=[Foglio2.I23]" office:value-type="float" office:value="9173.40044725727" calcext:value-type="float">
            <text:p>9173,4004</text:p>
          </table:table-cell>
          <table:table-cell table:formula="of:=[Foglio2.J23]" office:value-type="float" office:value="9999.95307809914" calcext:value-type="float">
            <text:p>9999,9531</text:p>
          </table:table-cell>
          <table:table-cell table:number-columns-repeated="2"/>
          <table:table-cell table:formula="of:=([.A23]-[.$K$2])/([.$K$3]-[.$K$2])+0.5" office:value-type="float" office:value="1.25953510667956" calcext:value-type="float">
            <text:p>1,25954</text:p>
          </table:table-cell>
          <table:table-cell table:formula="of:=([.B23]-[.$L$2])/([.$L$3]-[.$L$2])" office:value-type="float" office:value="0.812360574990187" calcext:value-type="float">
            <text:p>0,81236</text:p>
          </table:table-cell>
          <table:table-cell table:formula="of:=([.C23]-[.$M$2])/([.$M$3]-[.$M$2])" office:value-type="float" office:value="0.521197535408155" calcext:value-type="float">
            <text:p>0,52120</text:p>
          </table:table-cell>
          <table:table-cell table:number-columns-repeated="6"/>
        </table:table-row>
        <table:table-row table:style-name="ro1">
          <table:table-cell table:formula="of:=[Foglio2.H24]" office:value-type="float" office:value="8755.20111578" calcext:value-type="float">
            <text:p>8755,2011</text:p>
          </table:table-cell>
          <table:table-cell table:formula="of:=[Foglio2.I24]" office:value-type="float" office:value="8950.37483515861" calcext:value-type="float">
            <text:p>8950,3748</text:p>
          </table:table-cell>
          <table:table-cell table:formula="of:=[Foglio2.J24]" office:value-type="float" office:value="10000.0355874113" calcext:value-type="float">
            <text:p>10000,0356</text:p>
          </table:table-cell>
          <table:table-cell table:number-columns-repeated="2"/>
          <table:table-cell table:formula="of:=([.A24]-[.$K$2])/([.$K$3]-[.$K$2])+0.5" office:value-type="float" office:value="1.00619563886713" calcext:value-type="float">
            <text:p>1,00620</text:p>
          </table:table-cell>
          <table:table-cell table:formula="of:=([.B24]-[.$L$2])/([.$L$3]-[.$L$2])" office:value-type="float" office:value="0.652074937935057" calcext:value-type="float">
            <text:p>0,65207</text:p>
          </table:table-cell>
          <table:table-cell table:formula="of:=([.C24]-[.$M$2])/([.$M$3]-[.$M$2])" office:value-type="float" office:value="0.590194046842689" calcext:value-type="float">
            <text:p>0,59019</text:p>
          </table:table-cell>
          <table:table-cell table:number-columns-repeated="6"/>
        </table:table-row>
        <table:table-row table:style-name="ro1">
          <table:table-cell table:formula="of:=[Foglio2.H25]" office:value-type="float" office:value="8586.01" calcext:value-type="float">
            <text:p>8586,0100</text:p>
          </table:table-cell>
          <table:table-cell table:formula="of:=[Foglio2.I25]" office:value-type="float" office:value="8596.01999765816" calcext:value-type="float">
            <text:p>8596,0200</text:p>
          </table:table-cell>
          <table:table-cell table:formula="of:=[Foglio2.J25]" office:value-type="float" office:value="10000.0385696255" calcext:value-type="float">
            <text:p>10000,0386</text:p>
          </table:table-cell>
          <table:table-cell table:number-columns-repeated="2"/>
          <table:table-cell table:formula="of:=([.A25]-[.$K$2])/([.$K$3]-[.$K$2])+0.5" office:value-type="float" office:value="0.876450053112656" calcext:value-type="float">
            <text:p>0,87645</text:p>
          </table:table-cell>
          <table:table-cell table:formula="of:=([.B25]-[.$L$2])/([.$L$3]-[.$L$2])" office:value-type="float" office:value="0.397404676802904" calcext:value-type="float">
            <text:p>0,39740</text:p>
          </table:table-cell>
          <table:table-cell table:formula="of:=([.C25]-[.$M$2])/([.$M$3]-[.$M$2])" office:value-type="float" office:value="0.59268785476756" calcext:value-type="float">
            <text:p>0,59269</text:p>
          </table:table-cell>
          <table:table-cell table:number-columns-repeated="6"/>
        </table:table-row>
        <table:table-row table:style-name="ro1">
          <table:table-cell table:formula="of:=[Foglio2.H26]" office:value-type="float" office:value="8660.00001343" calcext:value-type="float">
            <text:p>8660,0000</text:p>
          </table:table-cell>
          <table:table-cell table:formula="of:=[Foglio2.I26]" office:value-type="float" office:value="8516.29645945994" calcext:value-type="float">
            <text:p>8516,2965</text:p>
          </table:table-cell>
          <table:table-cell table:formula="of:=[Foglio2.J26]" office:value-type="float" office:value="10000.0202000753" calcext:value-type="float">
            <text:p>10000,0202</text:p>
          </table:table-cell>
          <table:table-cell table:number-columns-repeated="2"/>
          <table:table-cell table:formula="of:=([.A26]-[.$K$2])/([.$K$3]-[.$K$2])+0.5" office:value-type="float" office:value="0.933189897803672" calcext:value-type="float">
            <text:p>0,93319</text:p>
          </table:table-cell>
          <table:table-cell table:formula="of:=([.B26]-[.$L$2])/([.$L$3]-[.$L$2])" office:value-type="float" office:value="0.340108395949125" calcext:value-type="float">
            <text:p>0,34011</text:p>
          </table:table-cell>
          <table:table-cell table:formula="of:=([.C26]-[.$M$2])/([.$M$3]-[.$M$2])" office:value-type="float" office:value="0.577326741637166" calcext:value-type="float">
            <text:p>0,57733</text:p>
          </table:table-cell>
          <table:table-cell table:number-columns-repeated="6"/>
        </table:table-row>
        <table:table-row table:style-name="ro1">
          <table:table-cell table:formula="of:=[Foglio2.H27]" office:value-type="float" office:value="8589.99999997" calcext:value-type="float">
            <text:p>8590,0000</text:p>
          </table:table-cell>
          <table:table-cell table:formula="of:=[Foglio2.I27]" office:value-type="float" office:value="8556.58548873172" calcext:value-type="float">
            <text:p>8556,5855</text:p>
          </table:table-cell>
          <table:table-cell table:formula="of:=[Foglio2.J27]" office:value-type="float" office:value="9999.98286132706" calcext:value-type="float">
            <text:p>9999,9829</text:p>
          </table:table-cell>
          <table:table-cell table:number-columns-repeated="2"/>
          <table:table-cell table:formula="of:=([.A27]-[.$K$2])/([.$K$3]-[.$K$2])+0.5" office:value-type="float" office:value="0.879509817101334" calcext:value-type="float">
            <text:p>0,87951</text:p>
          </table:table-cell>
          <table:table-cell table:formula="of:=([.B27]-[.$L$2])/([.$L$3]-[.$L$2])" office:value-type="float" office:value="0.369063602763231" calcext:value-type="float">
            <text:p>0,36906</text:p>
          </table:table-cell>
          <table:table-cell table:formula="of:=([.C27]-[.$M$2])/([.$M$3]-[.$M$2])" office:value-type="float" office:value="0.546103073604871" calcext:value-type="float">
            <text:p>0,54610</text:p>
          </table:table-cell>
          <table:table-cell table:number-columns-repeated="6"/>
        </table:table-row>
        <table:table-row table:style-name="ro1">
          <table:table-cell table:formula="of:=[Foglio2.H28]" office:value-type="float" office:value="8614.57116264" calcext:value-type="float">
            <text:p>8614,5712</text:p>
          </table:table-cell>
          <table:table-cell table:formula="of:=[Foglio2.I28]" office:value-type="float" office:value="8586.30442279372" calcext:value-type="float">
            <text:p>8586,3044</text:p>
          </table:table-cell>
          <table:table-cell table:formula="of:=[Foglio2.J28]" office:value-type="float" office:value="9999.94798311213" calcext:value-type="float">
            <text:p>9999,9480</text:p>
          </table:table-cell>
          <table:table-cell table:number-columns-repeated="2"/>
          <table:table-cell table:formula="of:=([.A28]-[.$K$2])/([.$K$3]-[.$K$2])+0.5" office:value-type="float" office:value="0.898352413407828" calcext:value-type="float">
            <text:p>0,89835</text:p>
          </table:table-cell>
          <table:table-cell table:formula="of:=([.B28]-[.$L$2])/([.$L$3]-[.$L$2])" office:value-type="float" office:value="0.390422218188169" calcext:value-type="float">
            <text:p>0,39042</text:p>
          </table:table-cell>
          <table:table-cell table:formula="of:=([.C28]-[.$M$2])/([.$M$3]-[.$M$2])" office:value-type="float" office:value="0.516936969898051" calcext:value-type="float">
            <text:p>0,51694</text:p>
          </table:table-cell>
          <table:table-cell table:number-columns-repeated="6"/>
        </table:table-row>
        <table:table-row table:style-name="ro1">
          <table:table-cell table:formula="of:=[Foglio2.H29]" office:value-type="float" office:value="8831.72082934" calcext:value-type="float">
            <text:p>8831,7208</text:p>
          </table:table-cell>
          <table:table-cell table:formula="of:=[Foglio2.I29]" office:value-type="float" office:value="8756.68455692638" calcext:value-type="float">
            <text:p>8756,6846</text:p>
          </table:table-cell>
          <table:table-cell table:formula="of:=[Foglio2.J29]" office:value-type="float" office:value="9999.95926740996" calcext:value-type="float">
            <text:p>9999,9593</text:p>
          </table:table-cell>
          <table:table-cell table:number-columns-repeated="2"/>
          <table:table-cell table:formula="of:=([.A29]-[.$K$2])/([.$K$3]-[.$K$2])+0.5" office:value-type="float" office:value="1.06487540471557" calcext:value-type="float">
            <text:p>1,06488</text:p>
          </table:table-cell>
          <table:table-cell table:formula="of:=([.B29]-[.$L$2])/([.$L$3]-[.$L$2])" office:value-type="float" office:value="0.512872227781287" calcext:value-type="float">
            <text:p>0,51287</text:p>
          </table:table-cell>
          <table:table-cell table:formula="of:=([.C29]-[.$M$2])/([.$M$3]-[.$M$2])" office:value-type="float" office:value="0.526373203988812" calcext:value-type="float">
            <text:p>0,52637</text:p>
          </table:table-cell>
          <table:table-cell table:number-columns-repeated="6"/>
        </table:table-row>
        <table:table-row table:style-name="ro1">
          <table:table-cell table:formula="of:=[Foglio2.H30]" office:value-type="float" office:value="8901.70669743" calcext:value-type="float">
            <text:p>8901,7067</text:p>
          </table:table-cell>
          <table:table-cell table:formula="of:=[Foglio2.I30]" office:value-type="float" office:value="8941.7034058126" calcext:value-type="float">
            <text:p>8941,7034</text:p>
          </table:table-cell>
          <table:table-cell table:formula="of:=[Foglio2.J30]" office:value-type="float" office:value="10000.0014574731" calcext:value-type="float">
            <text:p>10000,0015</text:p>
          </table:table-cell>
          <table:table-cell table:number-columns-repeated="2"/>
          <table:table-cell table:formula="of:=([.A30]-[.$K$2])/([.$K$3]-[.$K$2])+0.5" office:value-type="float" office:value="1.11854463792566" calcext:value-type="float">
            <text:p>1,11854</text:p>
          </table:table-cell>
          <table:table-cell table:formula="of:=([.B30]-[.$L$2])/([.$L$3]-[.$L$2])" office:value-type="float" office:value="0.645842893266179" calcext:value-type="float">
            <text:p>0,64584</text:p>
          </table:table-cell>
          <table:table-cell table:formula="of:=([.C30]-[.$M$2])/([.$M$3]-[.$M$2])" office:value-type="float" office:value="0.561653672337145" calcext:value-type="float">
            <text:p>0,56165</text:p>
          </table:table-cell>
          <table:table-cell table:number-columns-repeated="6"/>
        </table:table-row>
        <table:table-row table:style-name="ro1">
          <table:table-cell table:formula="of:=[Foglio2.H31]" office:value-type="float" office:value="8771.21999975" calcext:value-type="float">
            <text:p>8771,2200</text:p>
          </table:table-cell>
          <table:table-cell table:formula="of:=[Foglio2.I31]" office:value-type="float" office:value="8897.45961491816" calcext:value-type="float">
            <text:p>8897,4596</text:p>
          </table:table-cell>
          <table:table-cell table:formula="of:=[Foglio2.J31]" office:value-type="float" office:value="10000.0266952007" calcext:value-type="float">
            <text:p>10000,0267</text:p>
          </table:table-cell>
          <table:table-cell table:number-columns-repeated="2"/>
          <table:table-cell table:formula="of:=([.A31]-[.$K$2])/([.$K$3]-[.$K$2])+0.5" office:value-type="float" office:value="1.01847985056606" calcext:value-type="float">
            <text:p>1,01848</text:p>
          </table:table-cell>
          <table:table-cell table:formula="of:=([.B31]-[.$L$2])/([.$L$3]-[.$L$2])" office:value-type="float" office:value="0.614045450172005" calcext:value-type="float">
            <text:p>0,61405</text:p>
          </table:table-cell>
          <table:table-cell table:formula="of:=([.C31]-[.$M$2])/([.$M$3]-[.$M$2])" office:value-type="float" office:value="0.582758140597698" calcext:value-type="float">
            <text:p>0,58276</text:p>
          </table:table-cell>
          <table:table-cell table:number-columns-repeated="6"/>
        </table:table-row>
        <table:table-row table:style-name="ro1">
          <table:table-cell table:formula="of:=[Foglio2.H32]" office:value-type="float" office:value="8630.80723845" calcext:value-type="float">
            <text:p>8630,8072</text:p>
          </table:table-cell>
          <table:table-cell table:formula="of:=[Foglio2.I32]" office:value-type="float" office:value="8691.15170424082" calcext:value-type="float">
            <text:p>8691,1517</text:p>
          </table:table-cell>
          <table:table-cell table:formula="of:=[Foglio2.J32]" office:value-type="float" office:value="10000.0152946253" calcext:value-type="float">
            <text:p>10000,0153</text:p>
          </table:table-cell>
          <table:table-cell table:number-columns-repeated="2"/>
          <table:table-cell table:formula="of:=([.A32]-[.$K$2])/([.$K$3]-[.$K$2])+0.5" office:value-type="float" office:value="0.910803180439009" calcext:value-type="float">
            <text:p>0,91080</text:p>
          </table:table-cell>
          <table:table-cell table:formula="of:=([.B32]-[.$L$2])/([.$L$3]-[.$L$2])" office:value-type="float" office:value="0.465774609970026" calcext:value-type="float">
            <text:p>0,46577</text:p>
          </table:table-cell>
          <table:table-cell table:formula="of:=([.C32]-[.$M$2])/([.$M$3]-[.$M$2])" office:value-type="float" office:value="0.573224672065011" calcext:value-type="float">
            <text:p>0,57322</text:p>
          </table:table-cell>
          <table:table-cell table:number-columns-repeated="6"/>
        </table:table-row>
        <table:table-row table:style-name="ro1">
          <table:table-cell table:formula="of:=[Foglio2.H33]" office:value-type="float" office:value="8537" calcext:value-type="float">
            <text:p>8537,0000</text:p>
          </table:table-cell>
          <table:table-cell table:formula="of:=[Foglio2.I33]" office:value-type="float" office:value="8513.6309794697" calcext:value-type="float">
            <text:p>8513,6310</text:p>
          </table:table-cell>
          <table:table-cell table:formula="of:=[Foglio2.J33]" office:value-type="float" office:value="9999.9731932874" calcext:value-type="float">
            <text:p>9999,9732</text:p>
          </table:table-cell>
          <table:table-cell table:number-columns-repeated="2"/>
          <table:table-cell table:formula="of:=([.A33]-[.$K$2])/([.$K$3]-[.$K$2])+0.5" office:value-type="float" office:value="0.838866335264875" calcext:value-type="float">
            <text:p>0,83887</text:p>
          </table:table-cell>
          <table:table-cell table:formula="of:=([.B33]-[.$L$2])/([.$L$3]-[.$L$2])" office:value-type="float" office:value="0.338192749785113" calcext:value-type="float">
            <text:p>0,33819</text:p>
          </table:table-cell>
          <table:table-cell table:formula="of:=([.C33]-[.$M$2])/([.$M$3]-[.$M$2])" office:value-type="float" office:value="0.538018398167443" calcext:value-type="float">
            <text:p>0,53802</text:p>
          </table:table-cell>
          <table:table-cell table:number-columns-repeated="6"/>
        </table:table-row>
        <table:table-row table:style-name="ro1">
          <table:table-cell table:formula="of:=[Foglio2.H34]" office:value-type="float" office:value="8342.80717458" calcext:value-type="float">
            <text:p>8342,8072</text:p>
          </table:table-cell>
          <table:table-cell table:formula="of:=[Foglio2.I34]" office:value-type="float" office:value="8337.13616933525" calcext:value-type="float">
            <text:p>8337,1362</text:p>
          </table:table-cell>
          <table:table-cell table:formula="of:=[Foglio2.J34]" office:value-type="float" office:value="9999.89025330603" calcext:value-type="float">
            <text:p>9999,8903</text:p>
          </table:table-cell>
          <table:table-cell table:number-columns-repeated="2"/>
          <table:table-cell table:formula="of:=([.A34]-[.$K$2])/([.$K$3]-[.$K$2])+0.5" office:value-type="float" office:value="0.689947984751743" calcext:value-type="float">
            <text:p>0,68995</text:p>
          </table:table-cell>
          <table:table-cell table:formula="of:=([.B34]-[.$L$2])/([.$L$3]-[.$L$2])" office:value-type="float" office:value="0.211348201245956" calcext:value-type="float">
            <text:p>0,21135</text:p>
          </table:table-cell>
          <table:table-cell table:formula="of:=([.C34]-[.$M$2])/([.$M$3]-[.$M$2])" office:value-type="float" office:value="0.468661749537113" calcext:value-type="float">
            <text:p>0,46866</text:p>
          </table:table-cell>
          <table:table-cell table:number-columns-repeated="6"/>
        </table:table-row>
        <table:table-row table:style-name="ro1">
          <table:table-cell table:formula="of:=[Foglio2.H35]" office:value-type="float" office:value="8446.04392083" calcext:value-type="float">
            <text:p>8446,0439</text:p>
          </table:table-cell>
          <table:table-cell table:formula="of:=[Foglio2.I35]" office:value-type="float" office:value="8321.3305327328" calcext:value-type="float">
            <text:p>8321,3305</text:p>
          </table:table-cell>
          <table:table-cell table:formula="of:=[Foglio2.J35]" office:value-type="float" office:value="9999.82300274438" calcext:value-type="float">
            <text:p>9999,8230</text:p>
          </table:table-cell>
          <table:table-cell table:number-columns-repeated="2"/>
          <table:table-cell table:formula="of:=([.A35]-[.$K$2])/([.$K$3]-[.$K$2])+0.5" office:value-type="float" office:value="0.769115924816687" calcext:value-type="float">
            <text:p>0,76912</text:p>
          </table:table-cell>
          <table:table-cell table:formula="of:=([.B35]-[.$L$2])/([.$L$3]-[.$L$2])" office:value-type="float" office:value="0.199988893639775" calcext:value-type="float">
            <text:p>0,19999</text:p>
          </table:table-cell>
          <table:table-cell table:formula="of:=([.C35]-[.$M$2])/([.$M$3]-[.$M$2])" office:value-type="float" office:value="0.412425016689012" calcext:value-type="float">
            <text:p>0,41243</text:p>
          </table:table-cell>
          <table:table-cell table:number-columns-repeated="6"/>
        </table:table-row>
        <table:table-row table:style-name="ro1">
          <table:table-cell table:formula="of:=[Foglio2.H36]" office:value-type="float" office:value="8475.47608106" calcext:value-type="float">
            <text:p>8475,4761</text:p>
          </table:table-cell>
          <table:table-cell table:formula="of:=[Foglio2.I36]" office:value-type="float" office:value="8432.86709645902" calcext:value-type="float">
            <text:p>8432,8671</text:p>
          </table:table-cell>
          <table:table-cell table:formula="of:=[Foglio2.J36]" office:value-type="float" office:value="9999.78074339407" calcext:value-type="float">
            <text:p>9999,7807</text:p>
          </table:table-cell>
          <table:table-cell table:number-columns-repeated="2"/>
          <table:table-cell table:formula="of:=([.A36]-[.$K$2])/([.$K$3]-[.$K$2])+0.5" office:value-type="float" office:value="0.791686216710893" calcext:value-type="float">
            <text:p>0,79169</text:p>
          </table:table-cell>
          <table:table-cell table:formula="of:=([.B36]-[.$L$2])/([.$L$3]-[.$L$2])" office:value-type="float" office:value="0.280148786503953" calcext:value-type="float">
            <text:p>0,28015</text:p>
          </table:table-cell>
          <table:table-cell table:formula="of:=([.C36]-[.$M$2])/([.$M$3]-[.$M$2])" office:value-type="float" office:value="0.377086608572256" calcext:value-type="float">
            <text:p>0,37709</text:p>
          </table:table-cell>
          <table:table-cell table:number-columns-repeated="6"/>
        </table:table-row>
        <table:table-row table:style-name="ro1">
          <table:table-cell table:formula="of:=[Foglio2.H37]" office:value-type="float" office:value="8719.92000063" calcext:value-type="float">
            <text:p>8719,9200</text:p>
          </table:table-cell>
          <table:table-cell table:formula="of:=[Foglio2.I37]" office:value-type="float" office:value="8655.15548326679" calcext:value-type="float">
            <text:p>8655,1555</text:p>
          </table:table-cell>
          <table:table-cell table:formula="of:=[Foglio2.J37]" office:value-type="float" office:value="9999.80311454088" calcext:value-type="float">
            <text:p>9999,8031</text:p>
          </table:table-cell>
          <table:table-cell table:number-columns-repeated="2"/>
          <table:table-cell table:formula="of:=([.A37]-[.$K$2])/([.$K$3]-[.$K$2])+0.5" office:value-type="float" office:value="0.979140028233531" calcext:value-type="float">
            <text:p>0,97914</text:p>
          </table:table-cell>
          <table:table-cell table:formula="of:=([.B37]-[.$L$2])/([.$L$3]-[.$L$2])" office:value-type="float" office:value="0.439904589230675" calcext:value-type="float">
            <text:p>0,43990</text:p>
          </table:table-cell>
          <table:table-cell table:formula="of:=([.C37]-[.$M$2])/([.$M$3]-[.$M$2])" office:value-type="float" office:value="0.395793964705231" calcext:value-type="float">
            <text:p>0,39579</text:p>
          </table:table-cell>
          <table:table-cell table:number-columns-repeated="6"/>
        </table:table-row>
        <table:table-row table:style-name="ro1">
          <table:table-cell table:formula="of:=[Foglio2.H38]" office:value-type="float" office:value="8696.29719454" calcext:value-type="float">
            <text:p>8696,2972</text:p>
          </table:table-cell>
          <table:table-cell table:formula="of:=[Foglio2.I38]" office:value-type="float" office:value="8789.36043797945" calcext:value-type="float">
            <text:p>8789,3604</text:p>
          </table:table-cell>
          <table:table-cell table:formula="of:=[Foglio2.J38]" office:value-type="float" office:value="9999.84826206161" calcext:value-type="float">
            <text:p>9999,8483</text:p>
          </table:table-cell>
          <table:table-cell table:number-columns-repeated="2"/>
          <table:table-cell table:formula="of:=([.A38]-[.$K$2])/([.$K$3]-[.$K$2])+0.5" office:value-type="float" office:value="0.961024686897898" calcext:value-type="float">
            <text:p>0,96102</text:p>
          </table:table-cell>
          <table:table-cell table:formula="of:=([.B38]-[.$L$2])/([.$L$3]-[.$L$2])" office:value-type="float" office:value="0.536355962952529" calcext:value-type="float">
            <text:p>0,53636</text:p>
          </table:table-cell>
          <table:table-cell table:formula="of:=([.C38]-[.$M$2])/([.$M$3]-[.$M$2])" office:value-type="float" office:value="0.433547538799109" calcext:value-type="float">
            <text:p>0,43355</text:p>
          </table:table-cell>
          <table:table-cell table:number-columns-repeated="6"/>
        </table:table-row>
        <table:table-row table:style-name="ro1">
          <table:table-cell table:formula="of:=[Foglio2.H39]" office:value-type="float" office:value="8998.00000017" calcext:value-type="float">
            <text:p>8998,0000</text:p>
          </table:table-cell>
          <table:table-cell table:formula="of:=[Foglio2.I39]" office:value-type="float" office:value="8966.88241849678" calcext:value-type="float">
            <text:p>8966,8824</text:p>
          </table:table-cell>
          <table:table-cell table:formula="of:=[Foglio2.J39]" office:value-type="float" office:value="9999.9529582242" calcext:value-type="float">
            <text:p>9999,9530</text:p>
          </table:table-cell>
          <table:table-cell table:number-columns-repeated="2"/>
          <table:table-cell table:formula="of:=([.A39]-[.$K$2])/([.$K$3]-[.$K$2])+0.5" office:value-type="float" office:value="1.19238794175776" calcext:value-type="float">
            <text:p>1,19239</text:p>
          </table:table-cell>
          <table:table-cell table:formula="of:=([.B39]-[.$L$2])/([.$L$3]-[.$L$2])" office:value-type="float" office:value="0.663938725626083" calcext:value-type="float">
            <text:p>0,66394</text:p>
          </table:table-cell>
          <table:table-cell table:formula="of:=([.C39]-[.$M$2])/([.$M$3]-[.$M$2])" office:value-type="float" office:value="0.521097292747032" calcext:value-type="float">
            <text:p>0,52110</text:p>
          </table:table-cell>
          <table:table-cell table:number-columns-repeated="6"/>
        </table:table-row>
        <table:table-row table:style-name="ro1">
          <table:table-cell table:formula="of:=[Foglio2.H40]" office:value-type="float" office:value="8903.21" calcext:value-type="float">
            <text:p>8903,2100</text:p>
          </table:table-cell>
          <table:table-cell table:formula="of:=[Foglio2.I40]" office:value-type="float" office:value="9041.7758167801" calcext:value-type="float">
            <text:p>9041,7758</text:p>
          </table:table-cell>
          <table:table-cell table:formula="of:=[Foglio2.J40]" office:value-type="float" office:value="10000.0499633068" calcext:value-type="float">
            <text:p>10000,0500</text:p>
          </table:table-cell>
          <table:table-cell table:number-columns-repeated="2"/>
          <table:table-cell table:formula="of:=([.A40]-[.$K$2])/([.$K$3]-[.$K$2])+0.5" office:value-type="float" office:value="1.11969745775081" calcext:value-type="float">
            <text:p>1,11970</text:p>
          </table:table-cell>
          <table:table-cell table:formula="of:=([.B40]-[.$L$2])/([.$L$3]-[.$L$2])" office:value-type="float" office:value="0.717763647087369" calcext:value-type="float">
            <text:p>0,71776</text:p>
          </table:table-cell>
          <table:table-cell table:formula="of:=([.C40]-[.$M$2])/([.$M$3]-[.$M$2])" office:value-type="float" office:value="0.602215558247501" calcext:value-type="float">
            <text:p>0,60222</text:p>
          </table:table-cell>
          <table:table-cell table:number-columns-repeated="6"/>
        </table:table-row>
        <table:table-row table:style-name="ro1">
          <table:table-cell table:formula="of:=[Foglio2.H41]" office:value-type="float" office:value="8775.56138957" calcext:value-type="float">
            <text:p>8775,5614</text:p>
          </table:table-cell>
          <table:table-cell table:formula="of:=[Foglio2.I41]" office:value-type="float" office:value="8881.09500537187" calcext:value-type="float">
            <text:p>8881,0950</text:p>
          </table:table-cell>
          <table:table-cell table:formula="of:=[Foglio2.J41]" office:value-type="float" office:value="10000.1045960008" calcext:value-type="float">
            <text:p>10000,1046</text:p>
          </table:table-cell>
          <table:table-cell table:number-columns-repeated="2"/>
          <table:table-cell table:formula="of:=([.A41]-[.$K$2])/([.$K$3]-[.$K$2])+0.5" office:value-type="float" office:value="1.02180908072444" calcext:value-type="float">
            <text:p>1,02181</text:p>
          </table:table-cell>
          <table:table-cell table:formula="of:=([.B41]-[.$L$2])/([.$L$3]-[.$L$2])" office:value-type="float" office:value="0.602284415905124" calcext:value-type="float">
            <text:p>0,60228</text:p>
          </table:table-cell>
          <table:table-cell table:formula="of:=([.C41]-[.$M$2])/([.$M$3]-[.$M$2])" office:value-type="float" office:value="0.647900889941244" calcext:value-type="float">
            <text:p>0,64790</text:p>
          </table:table-cell>
          <table:table-cell table:number-columns-repeated="6"/>
        </table:table-row>
        <table:table-row table:style-name="ro1">
          <table:table-cell table:formula="of:=[Foglio2.H42]" office:value-type="float" office:value="9100.5613898" calcext:value-type="float">
            <text:p>9100,5614</text:p>
          </table:table-cell>
          <table:table-cell table:formula="of:=[Foglio2.I42]" office:value-type="float" office:value="8970.90867627564" calcext:value-type="float">
            <text:p>8970,9087</text:p>
          </table:table-cell>
          <table:table-cell table:formula="of:=[Foglio2.J42]" office:value-type="float" office:value="10000.1895476027" calcext:value-type="float">
            <text:p>10000,1895</text:p>
          </table:table-cell>
          <table:table-cell table:number-columns-repeated="2"/>
          <table:table-cell table:formula="of:=([.A42]-[.$K$2])/([.$K$3]-[.$K$2])+0.5" office:value-type="float" office:value="1.27103797909565" calcext:value-type="float">
            <text:p>1,27104</text:p>
          </table:table-cell>
          <table:table-cell table:formula="of:=([.B42]-[.$L$2])/([.$L$3]-[.$L$2])" office:value-type="float" office:value="0.666832345273442" calcext:value-type="float">
            <text:p>0,66683</text:p>
          </table:table-cell>
          <table:table-cell table:formula="of:=([.C42]-[.$M$2])/([.$M$3]-[.$M$2])" office:value-type="float" office:value="0.718939709955418" calcext:value-type="float">
            <text:p>0,71894</text:p>
          </table:table-cell>
          <table:table-cell table:number-columns-repeated="6"/>
        </table:table-row>
        <table:table-row table:style-name="ro1">
          <table:table-cell table:formula="of:=[Foglio2.H43]" office:value-type="float" office:value="9047.00000044" calcext:value-type="float">
            <text:p>9047,0000</text:p>
          </table:table-cell>
          <table:table-cell table:formula="of:=[Foglio2.I43]" office:value-type="float" office:value="9118.65311872385" calcext:value-type="float">
            <text:p>9118,6531</text:p>
          </table:table-cell>
          <table:table-cell table:formula="of:=[Foglio2.J43]" office:value-type="float" office:value="10000.2610039142" calcext:value-type="float">
            <text:p>10000,2610</text:p>
          </table:table-cell>
          <table:table-cell table:number-columns-repeated="2"/>
          <table:table-cell table:formula="of:=([.A43]-[.$K$2])/([.$K$3]-[.$K$2])+0.5" office:value-type="float" office:value="1.22996399123111" calcext:value-type="float">
            <text:p>1,22996</text:p>
          </table:table-cell>
          <table:table-cell table:formula="of:=([.B43]-[.$L$2])/([.$L$3]-[.$L$2])" office:value-type="float" office:value="0.773014374576383" calcext:value-type="float">
            <text:p>0,77301</text:p>
          </table:table-cell>
          <table:table-cell table:formula="of:=([.C43]-[.$M$2])/([.$M$3]-[.$M$2])" office:value-type="float" office:value="0.778693404210763" calcext:value-type="float">
            <text:p>0,77869</text:p>
          </table:table-cell>
          <table:table-cell table:number-columns-repeated="6"/>
        </table:table-row>
        <table:table-row table:style-name="ro1">
          <table:table-cell table:formula="of:=[Foglio2.H44]" office:value-type="float" office:value="9268.84155168" calcext:value-type="float">
            <text:p>9268,8416</text:p>
          </table:table-cell>
          <table:table-cell table:formula="of:=[Foglio2.I44]" office:value-type="float" office:value="9255.98837411362" calcext:value-type="float">
            <text:p>9255,9884</text:p>
          </table:table-cell>
          <table:table-cell table:formula="of:=[Foglio2.J44]" office:value-type="float" office:value="10000.3507495037" calcext:value-type="float">
            <text:p>10000,3507</text:p>
          </table:table-cell>
          <table:table-cell table:number-columns-repeated="2"/>
          <table:table-cell table:formula="of:=([.A44]-[.$K$2])/([.$K$3]-[.$K$2])+0.5" office:value-type="float" office:value="1.40008499242919" calcext:value-type="float">
            <text:p>1,40008</text:p>
          </table:table-cell>
          <table:table-cell table:formula="of:=([.B44]-[.$L$2])/([.$L$3]-[.$L$2])" office:value-type="float" office:value="0.871715455107617" calcext:value-type="float">
            <text:p>0,87172</text:p>
          </table:table-cell>
          <table:table-cell table:formula="of:=([.C44]-[.$M$2])/([.$M$3]-[.$M$2])" office:value-type="float" office:value="0.853741085789137" calcext:value-type="float">
            <text:p>0,85374</text:p>
          </table:table-cell>
          <table:table-cell table:number-columns-repeated="6"/>
        </table:table-row>
        <table:table-row table:style-name="ro1">
          <table:table-cell table:formula="of:=[Foglio2.H45]" office:value-type="float" office:value="9392.58569543" calcext:value-type="float">
            <text:p>9392,5857</text:p>
          </table:table-cell>
          <table:table-cell table:formula="of:=[Foglio2.I45]" office:value-type="float" office:value="9434.48683269717" calcext:value-type="float">
            <text:p>9434,4868</text:p>
          </table:table-cell>
          <table:table-cell table:formula="of:=[Foglio2.J45]" office:value-type="float" office:value="10000.4498672871" calcext:value-type="float">
            <text:p>10000,4499</text:p>
          </table:table-cell>
          <table:table-cell table:number-columns-repeated="2"/>
          <table:table-cell table:formula="of:=([.A45]-[.$K$2])/([.$K$3]-[.$K$2])+0.5" office:value-type="float" office:value="1.49497919736727" calcext:value-type="float">
            <text:p>1,49498</text:p>
          </table:table-cell>
          <table:table-cell table:formula="of:=([.B45]-[.$L$2])/([.$L$3]-[.$L$2])" office:value-type="float" office:value="1" calcext:value-type="float">
            <text:p>1,00000</text:p>
          </table:table-cell>
          <table:table-cell table:formula="of:=([.C45]-[.$M$2])/([.$M$3]-[.$M$2])" office:value-type="float" office:value="0.936626048676261" calcext:value-type="float">
            <text:p>0,93663</text:p>
          </table:table-cell>
          <table:table-cell table:number-columns-repeated="6"/>
        </table:table-row>
        <table:table-row table:style-name="ro1">
          <table:table-cell table:formula="of:=[Foglio2.H46]" office:value-type="float" office:value="9226.00409454" calcext:value-type="float">
            <text:p>9226,0041</text:p>
          </table:table-cell>
          <table:table-cell table:formula="of:=[Foglio2.I46]" office:value-type="float" office:value="9379.95843691006" calcext:value-type="float">
            <text:p>9379,9584</text:p>
          </table:table-cell>
          <table:table-cell table:formula="of:=[Foglio2.J46]" office:value-type="float" office:value="10000.5000275242" calcext:value-type="float">
            <text:p>10000,5000</text:p>
          </table:table-cell>
          <table:table-cell table:number-columns-repeated="2"/>
          <table:table-cell table:formula="of:=([.A46]-[.$K$2])/([.$K$3]-[.$K$2])+0.5" office:value-type="float" office:value="1.36723473936928" calcext:value-type="float">
            <text:p>1,36723</text:p>
          </table:table-cell>
          <table:table-cell table:formula="of:=([.B46]-[.$L$2])/([.$L$3]-[.$L$2])" office:value-type="float" office:value="0.96081114373328" calcext:value-type="float">
            <text:p>0,96081</text:p>
          </table:table-cell>
          <table:table-cell table:formula="of:=([.C46]-[.$M$2])/([.$M$3]-[.$M$2])" office:value-type="float" office:value="0.978571391356946" calcext:value-type="float">
            <text:p>0,97857</text:p>
          </table:table-cell>
          <table:table-cell table:number-columns-repeated="6"/>
        </table:table-row>
        <table:table-row table:style-name="ro1">
          <table:table-cell table:formula="of:=[Foglio2.H47]" office:value-type="float" office:value="9294.59402677" calcext:value-type="float">
            <text:p>9294,5940</text:p>
          </table:table-cell>
          <table:table-cell table:formula="of:=[Foglio2.I47]" office:value-type="float" office:value="9288.7662022745" calcext:value-type="float">
            <text:p>9288,7662</text:p>
          </table:table-cell>
          <table:table-cell table:formula="of:=[Foglio2.J47]" office:value-type="float" office:value="10000.5256528743" calcext:value-type="float">
            <text:p>10000,5257</text:p>
          </table:table-cell>
          <table:table-cell table:number-columns-repeated="2"/>
          <table:table-cell table:formula="of:=([.A47]-[.$K$2])/([.$K$3]-[.$K$2])+0.5" office:value-type="float" office:value="1.41983348779064" calcext:value-type="float">
            <text:p>1,41983</text:p>
          </table:table-cell>
          <table:table-cell table:formula="of:=([.B47]-[.$L$2])/([.$L$3]-[.$L$2])" office:value-type="float" office:value="0.895272458353166" calcext:value-type="float">
            <text:p>0,89527</text:p>
          </table:table-cell>
          <table:table-cell table:formula="of:=([.C47]-[.$M$2])/([.$M$3]-[.$M$2])" office:value-type="float" office:value="1" calcext:value-type="float">
            <text:p>1,00000</text:p>
          </table:table-cell>
          <table:table-cell table:number-columns-repeated="6"/>
        </table:table-row>
        <table:table-row table:style-name="ro1">
          <table:table-cell table:formula="of:=[Foglio2.H48]" office:value-type="float" office:value="9208.17367857" calcext:value-type="float">
            <text:p>9208,1737</text:p>
          </table:table-cell>
          <table:table-cell table:formula="of:=[Foglio2.I48]" office:value-type="float" office:value="9234.52851121582" calcext:value-type="float">
            <text:p>9234,5285</text:p>
          </table:table-cell>
          <table:table-cell table:formula="of:=[Foglio2.J48]" office:value-type="float" office:value="10000.5133230446" calcext:value-type="float">
            <text:p>10000,5133</text:p>
          </table:table-cell>
          <table:table-cell table:number-columns-repeated="2"/>
          <table:table-cell table:formula="of:=([.A48]-[.$K$2])/([.$K$3]-[.$K$2])+0.5" office:value-type="float" office:value="1.35356133959526" calcext:value-type="float">
            <text:p>1,35356</text:p>
          </table:table-cell>
          <table:table-cell table:formula="of:=([.B48]-[.$L$2])/([.$L$3]-[.$L$2])" office:value-type="float" office:value="0.856292527833377" calcext:value-type="float">
            <text:p>0,85629</text:p>
          </table:table-cell>
          <table:table-cell table:formula="of:=([.C48]-[.$M$2])/([.$M$3]-[.$M$2])" office:value-type="float" office:value="0.989689464038796" calcext:value-type="float">
            <text:p>0,98969</text:p>
          </table:table-cell>
          <table:table-cell table:number-columns-repeated="6"/>
        </table:table-row>
        <table:table-row table:style-name="ro1">
          <table:table-cell table:formula="of:=[Foglio2.H49]" office:value-type="float" office:value="9399.1329332" calcext:value-type="float">
            <text:p>9399,1329</text:p>
          </table:table-cell>
          <table:table-cell table:formula="of:=[Foglio2.I49]" office:value-type="float" office:value="9319.9658738267" calcext:value-type="float">
            <text:p>9319,9659</text:p>
          </table:table-cell>
          <table:table-cell table:formula="of:=[Foglio2.J49]" office:value-type="float" office:value="10000.5121037903" calcext:value-type="float">
            <text:p>10000,5121</text:p>
          </table:table-cell>
          <table:table-cell table:number-columns-repeated="2"/>
          <table:table-cell table:formula="of:=([.A49]-[.$K$2])/([.$K$3]-[.$K$2])+0.5" office:value-type="float" office:value="1.5" calcext:value-type="float">
            <text:p>1,50000</text:p>
          </table:table-cell>
          <table:table-cell table:formula="of:=([.B49]-[.$L$2])/([.$L$3]-[.$L$2])" office:value-type="float" office:value="0.917695260755088" calcext:value-type="float">
            <text:p>0,91770</text:p>
          </table:table-cell>
          <table:table-cell table:formula="of:=([.C49]-[.$M$2])/([.$M$3]-[.$M$2])" office:value-type="float" office:value="0.988669890694052" calcext:value-type="float">
            <text:p>0,98867</text:p>
          </table:table-cell>
          <table:table-cell table:number-columns-repeated="6"/>
        </table:table-row>
        <table:table-row table:style-name="ro1">
          <table:table-cell table:formula="of:=[Foglio2.H50]" office:value-type="float" office:value="9349.97482365" calcext:value-type="float">
            <text:p>9349,9748</text:p>
          </table:table-cell>
          <table:table-cell table:formula="of:=[Foglio2.I50]" office:value-type="float" office:value="9403.15719210913" calcext:value-type="float">
            <text:p>9403,1572</text:p>
          </table:table-cell>
          <table:table-cell table:formula="of:=[Foglio2.J50]" office:value-type="float" office:value="10000.4988515609" calcext:value-type="float">
            <text:p>10000,4989</text:p>
          </table:table-cell>
          <table:table-cell table:number-columns-repeated="2"/>
          <table:table-cell table:formula="of:=([.A50]-[.$K$2])/([.$K$3]-[.$K$2])+0.5" office:value-type="float" office:value="1.46230270313696" calcext:value-type="float">
            <text:p>1,46230</text:p>
          </table:table-cell>
          <table:table-cell table:formula="of:=([.B50]-[.$L$2])/([.$L$3]-[.$L$2])" office:value-type="float" office:value="0.97748379052474" calcext:value-type="float">
            <text:p>0,97748</text:p>
          </table:table-cell>
          <table:table-cell table:formula="of:=([.C50]-[.$M$2])/([.$M$3]-[.$M$2])" office:value-type="float" office:value="0.977588019153247" calcext:value-type="float">
            <text:p>0,97759</text:p>
          </table:table-cell>
          <table:table-cell table:number-columns-repeated="6"/>
        </table:table-row>
        <table:table-row table:style-name="ro1">
          <table:table-cell table:formula="of:=[Foglio2.H51]" office:value-type="float" office:value="9286.76482656" calcext:value-type="float">
            <text:p>9286,7648</text:p>
          </table:table-cell>
          <table:table-cell table:formula="of:=[Foglio2.I51]" office:value-type="float" office:value="9342.57042408291" calcext:value-type="float">
            <text:p>9342,5704</text:p>
          </table:table-cell>
          <table:table-cell table:formula="of:=[Foglio2.J51]" office:value-type="float" office:value="10000.4637927147" calcext:value-type="float">
            <text:p>10000,4638</text:p>
          </table:table-cell>
          <table:table-cell table:number-columns-repeated="2"/>
          <table:table-cell table:formula="of:=([.A51]-[.$K$2])/([.$K$3]-[.$K$2])+0.5" office:value-type="float" office:value="1.41382960181499" calcext:value-type="float">
            <text:p>1,41383</text:p>
          </table:table-cell>
          <table:table-cell table:formula="of:=([.B51]-[.$L$2])/([.$L$3]-[.$L$2])" office:value-type="float" office:value="0.933940860101578" calcext:value-type="float">
            <text:p>0,93394</text:p>
          </table:table-cell>
          <table:table-cell table:formula="of:=([.C51]-[.$M$2])/([.$M$3]-[.$M$2])" office:value-type="float" office:value="0.948270866736987" calcext:value-type="float">
            <text:p>0,94827</text:p>
          </table:table-cell>
          <table:table-cell table:number-columns-repeated="6"/>
        </table:table-row>
        <table:table-row table:style-name="ro1">
          <table:table-cell table:formula="of:=[Foglio2.H52]" office:value-type="float" office:value="9139.99999929" calcext:value-type="float">
            <text:p>9140,0000</text:p>
          </table:table-cell>
          <table:table-cell table:formula="of:=[Foglio2.I52]" office:value-type="float" office:value="9183.25402271912" calcext:value-type="float">
            <text:p>9183,2540</text:p>
          </table:table-cell>
          <table:table-cell table:formula="of:=[Foglio2.J52]" office:value-type="float" office:value="10000.3926884969" calcext:value-type="float">
            <text:p>10000,3927</text:p>
          </table:table-cell>
          <table:table-cell table:number-columns-repeated="2"/>
          <table:table-cell table:formula="of:=([.A52]-[.$K$2])/([.$K$3]-[.$K$2])+0.5" office:value-type="float" office:value="1.30128179814036" calcext:value-type="float">
            <text:p>1,30128</text:p>
          </table:table-cell>
          <table:table-cell table:formula="of:=([.B52]-[.$L$2])/([.$L$3]-[.$L$2])" office:value-type="float" office:value="0.819442212858194" calcext:value-type="float">
            <text:p>0,81944</text:p>
          </table:table-cell>
          <table:table-cell table:formula="of:=([.C52]-[.$M$2])/([.$M$3]-[.$M$2])" office:value-type="float" office:value="0.888811602670973" calcext:value-type="float">
            <text:p>0,88881</text:p>
          </table:table-cell>
          <table:table-cell table:number-columns-repeated="6"/>
        </table:table-row>
        <table:table-row table:style-name="ro1">
          <table:table-cell table:formula="of:=[Foglio2.H53]" office:value-type="float" office:value="9081.36329997" calcext:value-type="float">
            <text:p>9081,3633</text:p>
          </table:table-cell>
          <table:table-cell table:formula="of:=[Foglio2.I53]" office:value-type="float" office:value="9048.69710673333" calcext:value-type="float">
            <text:p>9048,6971</text:p>
          </table:table-cell>
          <table:table-cell table:formula="of:=[Foglio2.J53]" office:value-type="float" office:value="10000.3016225486" calcext:value-type="float">
            <text:p>10000,3016</text:p>
          </table:table-cell>
          <table:table-cell table:number-columns-repeated="2"/>
          <table:table-cell table:formula="of:=([.A53]-[.$K$2])/([.$K$3]-[.$K$2])+0.5" office:value-type="float" office:value="1.25631576747788" calcext:value-type="float">
            <text:p>1,25632</text:p>
          </table:table-cell>
          <table:table-cell table:formula="of:=([.B53]-[.$L$2])/([.$L$3]-[.$L$2])" office:value-type="float" office:value="0.722737889099117" calcext:value-type="float">
            <text:p>0,72274</text:p>
          </table:table-cell>
          <table:table-cell table:formula="of:=([.C53]-[.$M$2])/([.$M$3]-[.$M$2])" office:value-type="float" office:value="0.812659801405055" calcext:value-type="float">
            <text:p>0,81266</text:p>
          </table:table-cell>
          <table:table-cell table:number-columns-repeated="6"/>
        </table:table-row>
        <table:table-row table:style-name="ro1">
          <table:table-cell table:formula="of:=[Foglio2.H54]" office:value-type="float" office:value="9199.95999708" calcext:value-type="float">
            <text:p>9199,9600</text:p>
          </table:table-cell>
          <table:table-cell table:formula="of:=[Foglio2.I54]" office:value-type="float" office:value="9102.53828884132" calcext:value-type="float">
            <text:p>9102,5383</text:p>
          </table:table-cell>
          <table:table-cell table:formula="of:=[Foglio2.J54]" office:value-type="float" office:value="10000.2321033457" calcext:value-type="float">
            <text:p>10000,2321</text:p>
          </table:table-cell>
          <table:table-cell table:number-columns-repeated="2"/>
          <table:table-cell table:formula="of:=([.A54]-[.$K$2])/([.$K$3]-[.$K$2])+0.5" office:value-type="float" office:value="1.34726261101718" calcext:value-type="float">
            <text:p>1,34726</text:p>
          </table:table-cell>
          <table:table-cell table:formula="of:=([.B54]-[.$L$2])/([.$L$3]-[.$L$2])" office:value-type="float" office:value="0.761432853739154" calcext:value-type="float">
            <text:p>0,76143</text:p>
          </table:table-cell>
          <table:table-cell table:formula="of:=([.C54]-[.$M$2])/([.$M$3]-[.$M$2])" office:value-type="float" office:value="0.754525969631557" calcext:value-type="float">
            <text:p>0,75453</text:p>
          </table:table-cell>
          <table:table-cell table:number-columns-repeated="6"/>
        </table:table-row>
        <table:table-row table:style-name="ro1">
          <table:table-cell table:formula="of:=[Foglio2.H55]" office:value-type="float" office:value="9053.64136521" calcext:value-type="float">
            <text:p>9053,6414</text:p>
          </table:table-cell>
          <table:table-cell table:formula="of:=[Foglio2.I55]" office:value-type="float" office:value="9105.69170561176" calcext:value-type="float">
            <text:p>9105,6917</text:p>
          </table:table-cell>
          <table:table-cell table:formula="of:=[Foglio2.J55]" office:value-type="float" office:value="10000.1539232884" calcext:value-type="float">
            <text:p>10000,1539</text:p>
          </table:table-cell>
          <table:table-cell table:number-columns-repeated="2"/>
          <table:table-cell table:formula="of:=([.A55]-[.$K$2])/([.$K$3]-[.$K$2])+0.5" office:value-type="float" office:value="1.23505697592076" calcext:value-type="float">
            <text:p>1,23506</text:p>
          </table:table-cell>
          <table:table-cell table:formula="of:=([.B55]-[.$L$2])/([.$L$3]-[.$L$2])" office:value-type="float" office:value="0.763699173787303" calcext:value-type="float">
            <text:p>0,76370</text:p>
          </table:table-cell>
          <table:table-cell table:formula="of:=([.C55]-[.$M$2])/([.$M$3]-[.$M$2])" office:value-type="float" office:value="0.689149697775947" calcext:value-type="float">
            <text:p>0,68915</text:p>
          </table:table-cell>
          <table:table-cell table:number-columns-repeated="6"/>
        </table:table-row>
        <table:table-row table:style-name="ro1">
          <table:table-cell table:formula="of:=[Foglio2.H56]" office:value-type="float" office:value="8960" calcext:value-type="float">
            <text:p>8960,0000</text:p>
          </table:table-cell>
          <table:table-cell table:formula="of:=[Foglio2.I56]" office:value-type="float" office:value="8979.04464304775" calcext:value-type="float">
            <text:p>8979,0446</text:p>
          </table:table-cell>
          <table:table-cell table:formula="of:=[Foglio2.J56]" office:value-type="float" office:value="10000.0659631862" calcext:value-type="float">
            <text:p>10000,0660</text:p>
          </table:table-cell>
          <table:table-cell table:number-columns-repeated="2"/>
          <table:table-cell table:formula="of:=([.A56]-[.$K$2])/([.$K$3]-[.$K$2])+0.5" office:value-type="float" office:value="1.1632473319923" calcext:value-type="float">
            <text:p>1,16325</text:p>
          </table:table-cell>
          <table:table-cell table:formula="of:=([.B56]-[.$L$2])/([.$L$3]-[.$L$2])" office:value-type="float" office:value="0.672679559881916" calcext:value-type="float">
            <text:p>0,67268</text:p>
          </table:table-cell>
          <table:table-cell table:formula="of:=([.C56]-[.$M$2])/([.$M$3]-[.$M$2])" office:value-type="float" office:value="0.61559508874962" calcext:value-type="float">
            <text:p>0,61560</text:p>
          </table:table-cell>
          <table:table-cell table:number-columns-repeated="6"/>
        </table:table-row>
        <table:table-row table:style-name="ro1">
          <table:table-cell table:formula="of:=[Foglio2.H57]" office:value-type="float" office:value="9057.81948332" calcext:value-type="float">
            <text:p>9057,8195</text:p>
          </table:table-cell>
          <table:table-cell table:formula="of:=[Foglio2.I57]" office:value-type="float" office:value="8978.09802935241" calcext:value-type="float">
            <text:p>8978,0980</text:p>
          </table:table-cell>
          <table:table-cell table:formula="of:=[Foglio2.J57]" office:value-type="float" office:value="10000.0032547591" calcext:value-type="float">
            <text:p>10000,0033</text:p>
          </table:table-cell>
          <table:table-cell table:number-columns-repeated="2"/>
          <table:table-cell table:formula="of:=([.A57]-[.$K$2])/([.$K$3]-[.$K$2])+0.5" office:value-type="float" office:value="1.23826099983794" calcext:value-type="float">
            <text:p>1,23826</text:p>
          </table:table-cell>
          <table:table-cell table:formula="of:=([.B57]-[.$L$2])/([.$L$3]-[.$L$2])" office:value-type="float" office:value="0.671999240802082" calcext:value-type="float">
            <text:p>0,67200</text:p>
          </table:table-cell>
          <table:table-cell table:formula="of:=([.C57]-[.$M$2])/([.$M$3]-[.$M$2])" office:value-type="float" office:value="0.563156611294055" calcext:value-type="float">
            <text:p>0,56316</text:p>
          </table:table-cell>
          <table:table-cell table:number-columns-repeated="6"/>
        </table:table-row>
        <table:table-row table:style-name="ro1">
          <table:table-cell table:formula="of:=[Foglio2.H58]" office:value-type="float" office:value="9198.64404366" calcext:value-type="float">
            <text:p>9198,6440</text:p>
          </table:table-cell>
          <table:table-cell table:formula="of:=[Foglio2.I58]" office:value-type="float" office:value="9144.19454477041" calcext:value-type="float">
            <text:p>9144,1945</text:p>
          </table:table-cell>
          <table:table-cell table:formula="of:=[Foglio2.J58]" office:value-type="float" office:value="9999.98495655573" calcext:value-type="float">
            <text:p>9999,9850</text:p>
          </table:table-cell>
          <table:table-cell table:number-columns-repeated="2"/>
          <table:table-cell table:formula="of:=([.A58]-[.$K$2])/([.$K$3]-[.$K$2])+0.5" office:value-type="float" office:value="1.34625346141428" calcext:value-type="float">
            <text:p>1,34625</text:p>
          </table:table-cell>
          <table:table-cell table:formula="of:=([.B58]-[.$L$2])/([.$L$3]-[.$L$2])" office:value-type="float" office:value="0.791370668755534" calcext:value-type="float">
            <text:p>0,79137</text:p>
          </table:table-cell>
          <table:table-cell table:formula="of:=([.C58]-[.$M$2])/([.$M$3]-[.$M$2])" office:value-type="float" office:value="0.547855160310204" calcext:value-type="float">
            <text:p>0,54786</text:p>
          </table:table-cell>
          <table:table-cell table:number-columns-repeated="6"/>
        </table:table-row>
        <table:table-row table:style-name="ro1">
          <table:table-cell table:formula="of:=[Foglio2.H59]" office:value-type="float" office:value="9078.5414656" calcext:value-type="float">
            <text:p>9078,5415</text:p>
          </table:table-cell>
          <table:table-cell table:formula="of:=[Foglio2.I59]" office:value-type="float" office:value="9173.55794864195" calcext:value-type="float">
            <text:p>9173,5579</text:p>
          </table:table-cell>
          <table:table-cell table:formula="of:=[Foglio2.J59]" office:value-type="float" office:value="9999.96796314947" calcext:value-type="float">
            <text:p>9999,9680</text:p>
          </table:table-cell>
          <table:table-cell table:number-columns-repeated="2"/>
          <table:table-cell table:formula="of:=([.A59]-[.$K$2])/([.$K$3]-[.$K$2])+0.5" office:value-type="float" office:value="1.25415182079811" calcext:value-type="float">
            <text:p>1,25415</text:p>
          </table:table-cell>
          <table:table-cell table:formula="of:=([.B59]-[.$L$2])/([.$L$3]-[.$L$2])" office:value-type="float" office:value="0.812473769208299" calcext:value-type="float">
            <text:p>0,81247</text:p>
          </table:table-cell>
          <table:table-cell table:formula="of:=([.C59]-[.$M$2])/([.$M$3]-[.$M$2])" office:value-type="float" office:value="0.533644815820243" calcext:value-type="float">
            <text:p>0,53364</text:p>
          </table:table-cell>
          <table:table-cell table:number-columns-repeated="6"/>
        </table:table-row>
        <table:table-row table:style-name="ro1">
          <table:table-cell table:formula="of:=[Foglio2.H60]" office:value-type="float" office:value="9261.85954224" calcext:value-type="float">
            <text:p>9261,8595</text:p>
          </table:table-cell>
          <table:table-cell table:formula="of:=[Foglio2.I60]" office:value-type="float" office:value="9220.0672908875" calcext:value-type="float">
            <text:p>9220,0673</text:p>
          </table:table-cell>
          <table:table-cell table:formula="of:=[Foglio2.J60]" office:value-type="float" office:value="9999.98600905844" calcext:value-type="float">
            <text:p>9999,9860</text:p>
          </table:table-cell>
          <table:table-cell table:number-columns-repeated="2"/>
          <table:table-cell table:formula="of:=([.A60]-[.$K$2])/([.$K$3]-[.$K$2])+0.5" office:value-type="float" office:value="1.39473078159868" calcext:value-type="float">
            <text:p>1,39473</text:p>
          </table:table-cell>
          <table:table-cell table:formula="of:=([.B60]-[.$L$2])/([.$L$3]-[.$L$2])" office:value-type="float" office:value="0.845899434900651" calcext:value-type="float">
            <text:p>0,84590</text:p>
          </table:table-cell>
          <table:table-cell table:formula="of:=([.C60]-[.$M$2])/([.$M$3]-[.$M$2])" office:value-type="float" office:value="0.548735291452207" calcext:value-type="float">
            <text:p>0,54874</text:p>
          </table:table-cell>
          <table:table-cell table:number-columns-repeated="6"/>
        </table:table-row>
        <table:table-row table:style-name="ro1">
          <table:table-cell table:formula="of:=[Foglio2.H61]" office:value-type="float" office:value="9252.74139029" calcext:value-type="float">
            <text:p>9252,7414</text:p>
          </table:table-cell>
          <table:table-cell table:formula="of:=[Foglio2.I61]" office:value-type="float" office:value="9295.45918022815" calcext:value-type="float">
            <text:p>9295,4592</text:p>
          </table:table-cell>
          <table:table-cell table:formula="of:=[Foglio2.J61]" office:value-type="float" office:value="10000.0146802309" calcext:value-type="float">
            <text:p>10000,0147</text:p>
          </table:table-cell>
          <table:table-cell table:number-columns-repeated="2"/>
          <table:table-cell table:formula="of:=([.A61]-[.$K$2])/([.$K$3]-[.$K$2])+0.5" office:value-type="float" office:value="1.38773845247846" calcext:value-type="float">
            <text:p>1,38774</text:p>
          </table:table-cell>
          <table:table-cell table:formula="of:=([.B61]-[.$L$2])/([.$L$3]-[.$L$2])" office:value-type="float" office:value="0.900082615469218" calcext:value-type="float">
            <text:p>0,90008</text:p>
          </table:table-cell>
          <table:table-cell table:formula="of:=([.C61]-[.$M$2])/([.$M$3]-[.$M$2])" office:value-type="float" office:value="0.572710898924494" calcext:value-type="float">
            <text:p>0,57271</text:p>
          </table:table-cell>
          <table:table-cell table:number-columns-repeated="6"/>
        </table:table-row>
        <table:table-row table:style-name="ro1">
          <table:table-cell table:formula="of:=[Foglio2.H62]" office:value-type="float" office:value="9213.3002186" calcext:value-type="float">
            <text:p>9213,3002</text:p>
          </table:table-cell>
          <table:table-cell table:formula="of:=[Foglio2.I62]" office:value-type="float" office:value="9267.68529285904" calcext:value-type="float">
            <text:p>9267,6853</text:p>
          </table:table-cell>
          <table:table-cell table:formula="of:=[Foglio2.J62]" office:value-type="float" office:value="10000.0363682411" calcext:value-type="float">
            <text:p>10000,0364</text:p>
          </table:table-cell>
          <table:table-cell table:number-columns-repeated="2"/>
          <table:table-cell table:formula="of:=([.A62]-[.$K$2])/([.$K$3]-[.$K$2])+0.5" office:value-type="float" office:value="1.35749266858981" calcext:value-type="float">
            <text:p>1,35749</text:p>
          </table:table-cell>
          <table:table-cell table:formula="of:=([.B62]-[.$L$2])/([.$L$3]-[.$L$2])" office:value-type="float" office:value="0.880121880069521" calcext:value-type="float">
            <text:p>0,88012</text:p>
          </table:table-cell>
          <table:table-cell table:formula="of:=([.C62]-[.$M$2])/([.$M$3]-[.$M$2])" office:value-type="float" office:value="0.590846997755448" calcext:value-type="float">
            <text:p>0,59085</text:p>
          </table:table-cell>
          <table:table-cell table:number-columns-repeated="6"/>
        </table:table-row>
        <table:table-row table:style-name="ro1">
          <table:table-cell table:formula="of:=[Foglio2.H63]" office:value-type="float" office:value="9080.99999132" calcext:value-type="float">
            <text:p>9081,0000</text:p>
          </table:table-cell>
          <table:table-cell table:formula="of:=[Foglio2.I63]" office:value-type="float" office:value="9134.85064311214" calcext:value-type="float">
            <text:p>9134,8506</text:p>
          </table:table-cell>
          <table:table-cell table:formula="of:=[Foglio2.J63]" office:value-type="float" office:value="10000.0285573958" calcext:value-type="float">
            <text:p>10000,0286</text:p>
          </table:table-cell>
          <table:table-cell table:number-columns-repeated="2"/>
          <table:table-cell table:formula="of:=([.A63]-[.$K$2])/([.$K$3]-[.$K$2])+0.5" office:value-type="float" office:value="1.25603716127928" calcext:value-type="float">
            <text:p>1,25604</text:p>
          </table:table-cell>
          <table:table-cell table:formula="of:=([.B63]-[.$L$2])/([.$L$3]-[.$L$2])" office:value-type="float" office:value="0.78465532689061" calcext:value-type="float">
            <text:p>0,78466</text:p>
          </table:table-cell>
          <table:table-cell table:formula="of:=([.C63]-[.$M$2])/([.$M$3]-[.$M$2])" office:value-type="float" office:value="0.584315358363913" calcext:value-type="float">
            <text:p>0,58432</text:p>
          </table:table-cell>
          <table:table-cell table:number-columns-repeated="6"/>
        </table:table-row>
        <table:table-row table:style-name="ro1">
          <table:table-cell table:formula="of:=[Foglio2.H64]" office:value-type="float" office:value="8838.86698208" calcext:value-type="float">
            <text:p>8838,8670</text:p>
          </table:table-cell>
          <table:table-cell table:formula="of:=[Foglio2.I64]" office:value-type="float" office:value="8881.84088580969" calcext:value-type="float">
            <text:p>8881,8409</text:p>
          </table:table-cell>
          <table:table-cell table:formula="of:=[Foglio2.J64]" office:value-type="float" office:value="9999.96772939456" calcext:value-type="float">
            <text:p>9999,9677</text:p>
          </table:table-cell>
          <table:table-cell table:number-columns-repeated="2"/>
          <table:table-cell table:formula="of:=([.A64]-[.$K$2])/([.$K$3]-[.$K$2])+0.5" office:value-type="float" office:value="1.07035549017318" calcext:value-type="float">
            <text:p>1,07036</text:p>
          </table:table-cell>
          <table:table-cell table:formula="of:=([.B64]-[.$L$2])/([.$L$3]-[.$L$2])" office:value-type="float" office:value="0.602820470576232" calcext:value-type="float">
            <text:p>0,60282</text:p>
          </table:table-cell>
          <table:table-cell table:formula="of:=([.C64]-[.$M$2])/([.$M$3]-[.$M$2])" office:value-type="float" office:value="0.533449343661742" calcext:value-type="float">
            <text:p>0,53345</text:p>
          </table:table-cell>
          <table:table-cell table:number-columns-repeated="6"/>
        </table:table-row>
        <table:table-row table:style-name="ro1">
          <table:table-cell table:formula="of:=[Foglio2.H65]" office:value-type="float" office:value="8810.99999999" calcext:value-type="float">
            <text:p>8811,0000</text:p>
          </table:table-cell>
          <table:table-cell table:formula="of:=[Foglio2.I65]" office:value-type="float" office:value="8720.85515293879" calcext:value-type="float">
            <text:p>8720,8552</text:p>
          </table:table-cell>
          <table:table-cell table:formula="of:=[Foglio2.J65]" office:value-type="float" office:value="9999.88964630611" calcext:value-type="float">
            <text:p>9999,8896</text:p>
          </table:table-cell>
          <table:table-cell table:number-columns-repeated="2"/>
          <table:table-cell table:formula="of:=([.A65]-[.$K$2])/([.$K$3]-[.$K$2])+0.5" office:value-type="float" office:value="1.04898546788916" calcext:value-type="float">
            <text:p>1,04899</text:p>
          </table:table-cell>
          <table:table-cell table:formula="of:=([.B65]-[.$L$2])/([.$L$3]-[.$L$2])" office:value-type="float" office:value="0.487122096263134" calcext:value-type="float">
            <text:p>0,48712</text:p>
          </table:table-cell>
          <table:table-cell table:formula="of:=([.C65]-[.$M$2])/([.$M$3]-[.$M$2])" office:value-type="float" office:value="0.468154159836761" calcext:value-type="float">
            <text:p>0,46815</text:p>
          </table:table-cell>
          <table:table-cell table:number-columns-repeated="6"/>
        </table:table-row>
        <table:table-row table:style-name="ro1">
          <table:table-cell table:formula="of:=[Foglio2.H66]" office:value-type="float" office:value="8662.97500004" calcext:value-type="float">
            <text:p>8662,9750</text:p>
          </table:table-cell>
          <table:table-cell table:formula="of:=[Foglio2.I66]" office:value-type="float" office:value="8629.74017326633" calcext:value-type="float">
            <text:p>8629,7402</text:p>
          </table:table-cell>
          <table:table-cell table:formula="of:=[Foglio2.J66]" office:value-type="float" office:value="9999.79254160986" calcext:value-type="float">
            <text:p>9999,7925</text:p>
          </table:table-cell>
          <table:table-cell table:number-columns-repeated="2"/>
          <table:table-cell table:formula="of:=([.A66]-[.$K$2])/([.$K$3]-[.$K$2])+0.5" office:value-type="float" office:value="0.935471290526608" calcext:value-type="float">
            <text:p>0,93547</text:p>
          </table:table-cell>
          <table:table-cell table:formula="of:=([.B66]-[.$L$2])/([.$L$3]-[.$L$2])" office:value-type="float" office:value="0.421638933030728" calcext:value-type="float">
            <text:p>0,42164</text:p>
          </table:table-cell>
          <table:table-cell table:formula="of:=([.C66]-[.$M$2])/([.$M$3]-[.$M$2])" office:value-type="float" office:value="0.386952594719793" calcext:value-type="float">
            <text:p>0,38695</text:p>
          </table:table-cell>
          <table:table-cell table:number-columns-repeated="6"/>
        </table:table-row>
        <table:table-row table:style-name="ro1">
          <table:table-cell table:formula="of:=[Foglio2.H67]" office:value-type="float" office:value="8699" calcext:value-type="float">
            <text:p>8699,0000</text:p>
          </table:table-cell>
          <table:table-cell table:formula="of:=[Foglio2.I67]" office:value-type="float" office:value="8615.24346539166" calcext:value-type="float">
            <text:p>8615,2435</text:p>
          </table:table-cell>
          <table:table-cell table:formula="of:=[Foglio2.J67]" office:value-type="float" office:value="9999.71151313723" calcext:value-type="float">
            <text:p>9999,7115</text:p>
          </table:table-cell>
          <table:table-cell table:number-columns-repeated="2"/>
          <table:table-cell table:formula="of:=([.A67]-[.$K$2])/([.$K$3]-[.$K$2])+0.5" office:value-type="float" office:value="0.963097355288146" calcext:value-type="float">
            <text:p>0,96310</text:p>
          </table:table-cell>
          <table:table-cell table:formula="of:=([.B67]-[.$L$2])/([.$L$3]-[.$L$2])" office:value-type="float" office:value="0.411220335655166" calcext:value-type="float">
            <text:p>0,41122</text:p>
          </table:table-cell>
          <table:table-cell table:formula="of:=([.C67]-[.$M$2])/([.$M$3]-[.$M$2])" office:value-type="float" office:value="0.319194401230808" calcext:value-type="float">
            <text:p>0,31919</text:p>
          </table:table-cell>
          <table:table-cell table:number-columns-repeated="6"/>
        </table:table-row>
        <table:table-row table:style-name="ro1">
          <table:table-cell table:formula="of:=[Foglio2.H68]" office:value-type="float" office:value="8703.8430299" calcext:value-type="float">
            <text:p>8703,8430</text:p>
          </table:table-cell>
          <table:table-cell table:formula="of:=[Foglio2.I68]" office:value-type="float" office:value="8668.88495505365" calcext:value-type="float">
            <text:p>8668,8850</text:p>
          </table:table-cell>
          <table:table-cell table:formula="of:=[Foglio2.J68]" office:value-type="float" office:value="9999.65485913527" calcext:value-type="float">
            <text:p>9999,6549</text:p>
          </table:table-cell>
          <table:table-cell table:number-columns-repeated="2"/>
          <table:table-cell table:formula="of:=([.A68]-[.$K$2])/([.$K$3]-[.$K$2])+0.5" office:value-type="float" office:value="0.966811272229381" calcext:value-type="float">
            <text:p>0,96681</text:p>
          </table:table-cell>
          <table:table-cell table:formula="of:=([.B68]-[.$L$2])/([.$L$3]-[.$L$2])" office:value-type="float" office:value="0.449771783904326" calcext:value-type="float">
            <text:p>0,44977</text:p>
          </table:table-cell>
          <table:table-cell table:formula="of:=([.C68]-[.$M$2])/([.$M$3]-[.$M$2])" office:value-type="float" office:value="0.271818797304079" calcext:value-type="float">
            <text:p>0,27182</text:p>
          </table:table-cell>
          <table:table-cell table:number-columns-repeated="6"/>
        </table:table-row>
        <table:table-row table:style-name="ro1">
          <table:table-cell table:formula="of:=[Foglio2.H69]" office:value-type="float" office:value="8640" calcext:value-type="float">
            <text:p>8640,0000</text:p>
          </table:table-cell>
          <table:table-cell table:formula="of:=[Foglio2.I69]" office:value-type="float" office:value="8660.11266277698" calcext:value-type="float">
            <text:p>8660,1127</text:p>
          </table:table-cell>
          <table:table-cell table:formula="of:=[Foglio2.J69]" office:value-type="float" office:value="9999.61134294959" calcext:value-type="float">
            <text:p>9999,6113</text:p>
          </table:table-cell>
          <table:table-cell table:number-columns-repeated="2"/>
          <table:table-cell table:formula="of:=([.A69]-[.$K$2])/([.$K$3]-[.$K$2])+0.5" office:value-type="float" office:value="0.91785272453893" calcext:value-type="float">
            <text:p>0,91785</text:p>
          </table:table-cell>
          <table:table-cell table:formula="of:=([.B69]-[.$L$2])/([.$L$3]-[.$L$2])" office:value-type="float" office:value="0.443467250345289" calcext:value-type="float">
            <text:p>0,44347</text:p>
          </table:table-cell>
          <table:table-cell table:formula="of:=([.C69]-[.$M$2])/([.$M$3]-[.$M$2])" office:value-type="float" office:value="0.23542938956099" calcext:value-type="float">
            <text:p>0,23543</text:p>
          </table:table-cell>
          <table:table-cell table:number-columns-repeated="6"/>
        </table:table-row>
        <table:table-row table:style-name="ro1">
          <table:table-cell table:formula="of:=[Foglio2.H70]" office:value-type="float" office:value="8404.0097973" calcext:value-type="float">
            <text:p>8404,0098</text:p>
          </table:table-cell>
          <table:table-cell table:formula="of:=[Foglio2.I70]" office:value-type="float" office:value="8472.6531981963" calcext:value-type="float">
            <text:p>8472,6532</text:p>
          </table:table-cell>
          <table:table-cell table:formula="of:=[Foglio2.J70]" office:value-type="float" office:value="9999.54469002261" calcext:value-type="float">
            <text:p>9999,5447</text:p>
          </table:table-cell>
          <table:table-cell table:number-columns-repeated="2"/>
          <table:table-cell table:formula="of:=([.A70]-[.$K$2])/([.$K$3]-[.$K$2])+0.5" office:value-type="float" office:value="0.736881714681403" calcext:value-type="float">
            <text:p>0,73688</text:p>
          </table:table-cell>
          <table:table-cell table:formula="of:=([.B70]-[.$L$2])/([.$L$3]-[.$L$2])" office:value-type="float" office:value="0.308742545771742" calcext:value-type="float">
            <text:p>0,30874</text:p>
          </table:table-cell>
          <table:table-cell table:formula="of:=([.C70]-[.$M$2])/([.$M$3]-[.$M$2])" office:value-type="float" office:value="0.179692414942697" calcext:value-type="float">
            <text:p>0,17969</text:p>
          </table:table-cell>
          <table:table-cell table:number-columns-repeated="6"/>
        </table:table-row>
        <table:table-row table:style-name="ro1">
          <table:table-cell table:formula="of:=[Foglio2.H71]" office:value-type="float" office:value="8487.12129022" calcext:value-type="float">
            <text:p>8487,1213</text:p>
          </table:table-cell>
          <table:table-cell table:formula="of:=[Foglio2.I71]" office:value-type="float" office:value="8385.80060054096" calcext:value-type="float">
            <text:p>8385,8006</text:p>
          </table:table-cell>
          <table:table-cell table:formula="of:=[Foglio2.J71]" office:value-type="float" office:value="9999.49952195845" calcext:value-type="float">
            <text:p>9999,4995</text:p>
          </table:table-cell>
          <table:table-cell table:number-columns-repeated="2"/>
          <table:table-cell table:formula="of:=([.A71]-[.$K$2])/([.$K$3]-[.$K$2])+0.5" office:value-type="float" office:value="0.800616440243801" calcext:value-type="float">
            <text:p>0,80062</text:p>
          </table:table-cell>
          <table:table-cell table:formula="of:=([.B71]-[.$L$2])/([.$L$3]-[.$L$2])" office:value-type="float" office:value="0.246322701637785" calcext:value-type="float">
            <text:p>0,24632</text:p>
          </table:table-cell>
          <table:table-cell table:formula="of:=([.C71]-[.$M$2])/([.$M$3]-[.$M$2])" office:value-type="float" office:value="0.141921661878886" calcext:value-type="float">
            <text:p>0,14192</text:p>
          </table:table-cell>
          <table:table-cell table:number-columns-repeated="6"/>
        </table:table-row>
        <table:table-row table:style-name="ro1">
          <table:table-cell table:formula="of:=[Foglio2.H72]" office:value-type="float" office:value="8486.6356675" calcext:value-type="float">
            <text:p>8486,6357</text:p>
          </table:table-cell>
          <table:table-cell table:formula="of:=[Foglio2.I72]" office:value-type="float" office:value="8444.04383869607" calcext:value-type="float">
            <text:p>8444,0438</text:p>
          </table:table-cell>
          <table:table-cell table:formula="of:=[Foglio2.J72]" office:value-type="float" office:value="9999.47777182484" calcext:value-type="float">
            <text:p>9999,4778</text:p>
          </table:table-cell>
          <table:table-cell table:number-columns-repeated="2"/>
          <table:table-cell table:formula="of:=([.A72]-[.$K$2])/([.$K$3]-[.$K$2])+0.5" office:value-type="float" office:value="0.800244036503974" calcext:value-type="float">
            <text:p>0,80024</text:p>
          </table:table-cell>
          <table:table-cell table:formula="of:=([.B72]-[.$L$2])/([.$L$3]-[.$L$2])" office:value-type="float" office:value="0.288181367304017" calcext:value-type="float">
            <text:p>0,28818</text:p>
          </table:table-cell>
          <table:table-cell table:formula="of:=([.C72]-[.$M$2])/([.$M$3]-[.$M$2])" office:value-type="float" office:value="0.12373361372555" calcext:value-type="float">
            <text:p>0,12373</text:p>
          </table:table-cell>
          <table:table-cell table:number-columns-repeated="6"/>
        </table:table-row>
        <table:table-row table:style-name="ro1">
          <table:table-cell table:formula="of:=[Foglio2.H73]" office:value-type="float" office:value="8339.84645517" calcext:value-type="float">
            <text:p>8339,8465</text:p>
          </table:table-cell>
          <table:table-cell table:formula="of:=[Foglio2.I73]" office:value-type="float" office:value="8388.16989036851" calcext:value-type="float">
            <text:p>8388,1699</text:p>
          </table:table-cell>
          <table:table-cell table:formula="of:=[Foglio2.J73]" office:value-type="float" office:value="9999.45111322694" calcext:value-type="float">
            <text:p>9999,4511</text:p>
          </table:table-cell>
          <table:table-cell table:number-columns-repeated="2"/>
          <table:table-cell table:formula="of:=([.A73]-[.$K$2])/([.$K$3]-[.$K$2])+0.5" office:value-type="float" office:value="0.687677532947379" calcext:value-type="float">
            <text:p>0,68768</text:p>
          </table:table-cell>
          <table:table-cell table:formula="of:=([.B73]-[.$L$2])/([.$L$3]-[.$L$2])" office:value-type="float" office:value="0.248025479743863" calcext:value-type="float">
            <text:p>0,24803</text:p>
          </table:table-cell>
          <table:table-cell table:formula="of:=([.C73]-[.$M$2])/([.$M$3]-[.$M$2])" office:value-type="float" office:value="0.1014409754006" calcext:value-type="float">
            <text:p>0,10144</text:p>
          </table:table-cell>
          <table:table-cell table:number-columns-repeated="6"/>
        </table:table-row>
        <table:table-row table:style-name="ro1">
          <table:table-cell table:formula="of:=[Foglio2.H74]" office:value-type="float" office:value="8240.16286874" calcext:value-type="float">
            <text:p>8240,1629</text:p>
          </table:table-cell>
          <table:table-cell table:formula="of:=[Foglio2.I74]" office:value-type="float" office:value="8243.10782513406" calcext:value-type="float">
            <text:p>8243,1078</text:p>
          </table:table-cell>
          <table:table-cell table:formula="of:=[Foglio2.J74]" office:value-type="float" office:value="9999.41670196012" calcext:value-type="float">
            <text:p>9999,4167</text:p>
          </table:table-cell>
          <table:table-cell table:number-columns-repeated="2"/>
          <table:table-cell table:formula="of:=([.A74]-[.$K$2])/([.$K$3]-[.$K$2])+0.5" office:value-type="float" office:value="0.611234362442585" calcext:value-type="float">
            <text:p>0,61123</text:p>
          </table:table-cell>
          <table:table-cell table:formula="of:=([.B74]-[.$L$2])/([.$L$3]-[.$L$2])" office:value-type="float" office:value="0.143771240422012" calcext:value-type="float">
            <text:p>0,14377</text:p>
          </table:table-cell>
          <table:table-cell table:formula="of:=([.C74]-[.$M$2])/([.$M$3]-[.$M$2])" office:value-type="float" office:value="0.0726653462942485" calcext:value-type="float">
            <text:p>0,07267</text:p>
          </table:table-cell>
          <table:table-cell table:number-columns-repeated="6"/>
        </table:table-row>
        <table:table-row table:style-name="ro1">
          <table:table-cell table:formula="of:=[Foglio2.H75]" office:value-type="float" office:value="8136.00000285" calcext:value-type="float">
            <text:p>8136,0000</text:p>
          </table:table-cell>
          <table:table-cell table:formula="of:=[Foglio2.I75]" office:value-type="float" office:value="8111.78784246183" calcext:value-type="float">
            <text:p>8111,7878</text:p>
          </table:table-cell>
          <table:table-cell table:formula="of:=[Foglio2.J75]" office:value-type="float" office:value="9999.37400867577" calcext:value-type="float">
            <text:p>9999,3740</text:p>
          </table:table-cell>
          <table:table-cell table:number-columns-repeated="2"/>
          <table:table-cell table:formula="of:=([.A75]-[.$K$2])/([.$K$3]-[.$K$2])+0.5" office:value-type="float" office:value="0.531356219985412" calcext:value-type="float">
            <text:p>0,53136</text:p>
          </table:table-cell>
          <table:table-cell table:formula="of:=([.B75]-[.$L$2])/([.$L$3]-[.$L$2])" office:value-type="float" office:value="0.049393258975762" calcext:value-type="float">
            <text:p>0,04939</text:p>
          </table:table-cell>
          <table:table-cell table:formula="of:=([.C75]-[.$M$2])/([.$M$3]-[.$M$2])" office:value-type="float" office:value="0.0369640708371568" calcext:value-type="float">
            <text:p>0,03696</text:p>
          </table:table-cell>
          <table:table-cell table:number-columns-repeated="6"/>
        </table:table-row>
        <table:table-row table:style-name="ro1">
          <table:table-cell table:formula="of:=[Foglio2.H76]" office:value-type="float" office:value="8095.11079791" calcext:value-type="float">
            <text:p>8095,1108</text:p>
          </table:table-cell>
          <table:table-cell table:formula="of:=[Foglio2.I76]" office:value-type="float" office:value="8043.06077484049" calcext:value-type="float">
            <text:p>8043,0608</text:p>
          </table:table-cell>
          <table:table-cell table:formula="of:=[Foglio2.J76]" office:value-type="float" office:value="9999.33593434442" calcext:value-type="float">
            <text:p>9999,3359</text:p>
          </table:table-cell>
          <table:table-cell table:number-columns-repeated="2"/>
          <table:table-cell table:formula="of:=([.A76]-[.$K$2])/([.$K$3]-[.$K$2])+0.5" office:value-type="float" office:value="0.5" calcext:value-type="float">
            <text:p>0,50000</text:p>
          </table:table-cell>
          <table:table-cell table:formula="of:=([.B76]-[.$L$2])/([.$L$3]-[.$L$2])" office:value-type="float" office:value="0" calcext:value-type="float">
            <text:p>0,00000</text:p>
          </table:table-cell>
          <table:table-cell table:formula="of:=([.C76]-[.$M$2])/([.$M$3]-[.$M$2])" office:value-type="float" office:value="0.00512528841263788" calcext:value-type="float">
            <text:p>0,00513</text:p>
          </table:table-cell>
          <table:table-cell table:number-columns-repeated="6"/>
        </table:table-row>
        <table:table-row table:style-name="ro1">
          <table:table-cell table:formula="of:=[Foglio2.H77]" office:value-type="float" office:value="8440.01465798" calcext:value-type="float">
            <text:p>8440,0147</text:p>
          </table:table-cell>
          <table:table-cell table:formula="of:=[Foglio2.I77]" office:value-type="float" office:value="8277.0282158576" calcext:value-type="float">
            <text:p>8277,0282</text:p>
          </table:table-cell>
          <table:table-cell table:formula="of:=[Foglio2.J77]" office:value-type="float" office:value="9999.37820239865" calcext:value-type="float">
            <text:p>9999,3782</text:p>
          </table:table-cell>
          <table:table-cell table:number-columns-repeated="2"/>
          <table:table-cell table:formula="of:=([.A77]-[.$K$2])/([.$K$3]-[.$K$2])+0.5" office:value-type="float" office:value="0.764492335471972" calcext:value-type="float">
            <text:p>0,76449</text:p>
          </table:table-cell>
          <table:table-cell table:formula="of:=([.B77]-[.$L$2])/([.$L$3]-[.$L$2])" office:value-type="float" office:value="0.168149388676466" calcext:value-type="float">
            <text:p>0,16815</text:p>
          </table:table-cell>
          <table:table-cell table:formula="of:=([.C77]-[.$M$2])/([.$M$3]-[.$M$2])" office:value-type="float" office:value="0.040470974981023" calcext:value-type="float">
            <text:p>0,04047</text:p>
          </table:table-cell>
          <table:table-cell table:number-columns-repeated="6"/>
        </table:table-row>
        <table:table-row table:style-name="ro1">
          <table:table-cell table:formula="of:=[Foglio2.H78]" office:value-type="float" office:value="8201" calcext:value-type="float">
            <text:p>8201,0000</text:p>
          </table:table-cell>
          <table:table-cell table:formula="of:=[Foglio2.I78]" office:value-type="float" office:value="8352.95328478581" calcext:value-type="float">
            <text:p>8352,9533</text:p>
          </table:table-cell>
          <table:table-cell table:formula="of:=[Foglio2.J78]" office:value-type="float" office:value="9999.41433835374" calcext:value-type="float">
            <text:p>9999,4143</text:p>
          </table:table-cell>
          <table:table-cell table:number-columns-repeated="2"/>
          <table:table-cell table:formula="of:=([.A78]-[.$K$2])/([.$K$3]-[.$K$2])+0.5" office:value-type="float" office:value="0.581201997438833" calcext:value-type="float">
            <text:p>0,58120</text:p>
          </table:table-cell>
          <table:table-cell table:formula="of:=([.B78]-[.$L$2])/([.$L$3]-[.$L$2])" office:value-type="float" office:value="0.22271575855254" calcext:value-type="float">
            <text:p>0,22272</text:p>
          </table:table-cell>
          <table:table-cell table:formula="of:=([.C78]-[.$M$2])/([.$M$3]-[.$M$2])" office:value-type="float" office:value="0.0706888349170281" calcext:value-type="float">
            <text:p>0,07069</text:p>
          </table:table-cell>
          <table:table-cell table:number-columns-repeated="6"/>
        </table:table-row>
        <table:table-row table:style-name="ro1" table:number-rows-repeated="104849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oglio2" table:style-name="ta1">
        <table:shapes>
          <draw:frame draw:z-index="0" draw:style-name="gr1" draw:text-style-name="P1" svg:width="175.64mm" svg:height="114.02mm" svg:x="165.88mm" svg:y="0.24mm">
            <loext:p draw:notify-on-update-of-ranges="Foglio1.G1:Foglio1.G1 Foglio1.G2:Foglio1.G78 Foglio1.F1:Foglio1.F1 Foglio1.F2:Foglio1.F78 Foglio1.H1:Foglio1.H1 Foglio1.H2:Foglio1.H78 Foglio2.D2:Foglio2.D7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3" table:default-cell-style-name="Default"/>
        <table:table-column table:style-name="co3" table:number-columns-repeated="2" table:default-cell-style-name="ce2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column table:style-name="co3" table:number-columns-repeated="2" table:default-cell-style-name="ce2"/>
        <table:table-row table:style-name="ro1">
          <table:table-cell office:value-type="string" calcext:value-type="string">
            <text:p>copia qui</text:p>
          </table:table-cell>
          <table:table-cell table:number-columns-repeated="2"/>
          <table:table-cell office:value-type="string" calcext:value-type="string">
            <text:p>compra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980.49234505</text:p>
          </table:table-cell>
          <table:table-cell table:style-name="ce5" office:value-type="string" calcext:value-type="string">
            <text:p>9010.265151655716</text:p>
          </table:table-cell>
          <table:table-cell table:style-name="ce5" office:value-type="string" calcext:value-type="string">
            <text:p>9999.32980528060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2];&quot;.&quot;;&quot;,&quot;)/1" office:value-type="float" office:value="8980.49234505" calcext:value-type="float">
            <text:p>8.980,49</text:p>
          </table:table-cell>
          <table:table-cell table:style-name="ce8" table:formula="of:=SUBSTITUTE([.B2];&quot;.&quot;;&quot;,&quot;)/1" office:value-type="float" office:value="9010.26515165572" calcext:value-type="float">
            <text:p>9.010,27</text:p>
          </table:table-cell>
          <table:table-cell table:style-name="ce8" table:formula="of:=SUBSTITUTE([.C2];&quot;.&quot;;&quot;,&quot;)/1" office:value-type="float" office:value="9999.32980528061" calcext:value-type="float">
            <text:p>9.999,33</text:p>
          </table:table-cell>
          <table:table-cell table:style-name="ce8" table:formula="of:=SUBSTITUTE([.D2];&quot;.&quot;;&quot;,&quot;)/1" office:value-type="float" office:value="0" calcext:value-type="float">
            <text:p>0,00</text:p>
          </table:table-cell>
          <table:table-cell table:style-name="ce8" table:formula="of:=SUBSTITUTE([.E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366.31340923</text:p>
          </table:table-cell>
          <table:table-cell table:style-name="ce5" office:value-type="string" calcext:value-type="string">
            <text:p>9210.783589654156</text:p>
          </table:table-cell>
          <table:table-cell table:style-name="ce5" office:value-type="string" calcext:value-type="string">
            <text:p>9999.37949312461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3];&quot;.&quot;;&quot;,&quot;)/1" office:value-type="float" office:value="9366.31340923" calcext:value-type="float">
            <text:p>9.366,31</text:p>
          </table:table-cell>
          <table:table-cell table:style-name="ce8" table:formula="of:=SUBSTITUTE([.B3];&quot;.&quot;;&quot;,&quot;)/1" office:value-type="float" office:value="9210.78358965416" calcext:value-type="float">
            <text:p>9.210,78</text:p>
          </table:table-cell>
          <table:table-cell table:style-name="ce8" table:formula="of:=SUBSTITUTE([.C3];&quot;.&quot;;&quot;,&quot;)/1" office:value-type="float" office:value="9999.37949312462" calcext:value-type="float">
            <text:p>9.999,38</text:p>
          </table:table-cell>
          <table:table-cell table:style-name="ce8" table:formula="of:=SUBSTITUTE([.D3];&quot;.&quot;;&quot;,&quot;)/1" office:value-type="float" office:value="1" calcext:value-type="float">
            <text:p>1,00</text:p>
          </table:table-cell>
          <table:table-cell table:style-name="ce8" table:formula="of:=SUBSTITUTE([.E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9300" calcext:value-type="float">
            <text:p>9300</text:p>
          </table:table-cell>
          <table:table-cell table:style-name="ce5" office:value-type="string" calcext:value-type="string">
            <text:p>9398.565095805267</text:p>
          </table:table-cell>
          <table:table-cell table:style-name="ce5" office:value-type="string" calcext:value-type="string">
            <text:p>9999.45565575394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4];&quot;.&quot;;&quot;,&quot;)/1" office:value-type="float" office:value="9300" calcext:value-type="float">
            <text:p>9.300,00</text:p>
          </table:table-cell>
          <table:table-cell table:style-name="ce8" table:formula="of:=SUBSTITUTE([.B4];&quot;.&quot;;&quot;,&quot;)/1" office:value-type="float" office:value="9398.56509580527" calcext:value-type="float">
            <text:p>9.398,57</text:p>
          </table:table-cell>
          <table:table-cell table:style-name="ce8" table:formula="of:=SUBSTITUTE([.C4];&quot;.&quot;;&quot;,&quot;)/1" office:value-type="float" office:value="9999.45565575395" calcext:value-type="float">
            <text:p>9.999,46</text:p>
          </table:table-cell>
          <table:table-cell table:style-name="ce8" table:formula="of:=SUBSTITUTE([.D4];&quot;.&quot;;&quot;,&quot;)/1" office:value-type="float" office:value="1" calcext:value-type="float">
            <text:p>1,00</text:p>
          </table:table-cell>
          <table:table-cell table:style-name="ce8" table:formula="of:=SUBSTITUTE([.E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157.32496336</text:p>
          </table:table-cell>
          <table:table-cell table:style-name="ce5" office:value-type="string" calcext:value-type="string">
            <text:p>9281.368210951041</text:p>
          </table:table-cell>
          <table:table-cell table:style-name="ce5" office:value-type="string" calcext:value-type="string">
            <text:p>9999.51618394317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5];&quot;.&quot;;&quot;,&quot;)/1" office:value-type="float" office:value="9157.32496336" calcext:value-type="float">
            <text:p>9.157,32</text:p>
          </table:table-cell>
          <table:table-cell table:style-name="ce8" table:formula="of:=SUBSTITUTE([.B5];&quot;.&quot;;&quot;,&quot;)/1" office:value-type="float" office:value="9281.36821095104" calcext:value-type="float">
            <text:p>9.281,37</text:p>
          </table:table-cell>
          <table:table-cell table:style-name="ce8" table:formula="of:=SUBSTITUTE([.C5];&quot;.&quot;;&quot;,&quot;)/1" office:value-type="float" office:value="9999.51618394318" calcext:value-type="float">
            <text:p>9.999,52</text:p>
          </table:table-cell>
          <table:table-cell table:style-name="ce8" table:formula="of:=SUBSTITUTE([.D5];&quot;.&quot;;&quot;,&quot;)/1" office:value-type="float" office:value="1" calcext:value-type="float">
            <text:p>1,00</text:p>
          </table:table-cell>
          <table:table-cell table:style-name="ce8" table:formula="of:=SUBSTITUTE([.E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199.56999994</text:p>
          </table:table-cell>
          <table:table-cell table:style-name="ce5" office:value-type="string" calcext:value-type="string">
            <text:p>9174.806167023036</text:p>
          </table:table-cell>
          <table:table-cell table:style-name="ce5" office:value-type="string" calcext:value-type="string">
            <text:p>9999.57515162689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6];&quot;.&quot;;&quot;,&quot;)/1" office:value-type="float" office:value="9199.56999994" calcext:value-type="float">
            <text:p>9.199,57</text:p>
          </table:table-cell>
          <table:table-cell table:style-name="ce8" table:formula="of:=SUBSTITUTE([.B6];&quot;.&quot;;&quot;,&quot;)/1" office:value-type="float" office:value="9174.80616702304" calcext:value-type="float">
            <text:p>9.174,81</text:p>
          </table:table-cell>
          <table:table-cell table:style-name="ce8" table:formula="of:=SUBSTITUTE([.C6];&quot;.&quot;;&quot;,&quot;)/1" office:value-type="float" office:value="9999.5751516269" calcext:value-type="float">
            <text:p>9.999,58</text:p>
          </table:table-cell>
          <table:table-cell table:style-name="ce8" table:formula="of:=SUBSTITUTE([.D6];&quot;.&quot;;&quot;,&quot;)/1" office:value-type="float" office:value="1" calcext:value-type="float">
            <text:p>1,00</text:p>
          </table:table-cell>
          <table:table-cell table:style-name="ce8" table:formula="of:=SUBSTITUTE([.E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910.00359946</text:p>
          </table:table-cell>
          <table:table-cell table:style-name="ce5" office:value-type="string" calcext:value-type="string">
            <text:p>8985.950044449033</text:p>
          </table:table-cell>
          <table:table-cell table:style-name="ce5" office:value-type="string" calcext:value-type="string">
            <text:p>9999.58244725897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7];&quot;.&quot;;&quot;,&quot;)/1" office:value-type="float" office:value="8910.00359946" calcext:value-type="float">
            <text:p>8.910,00</text:p>
          </table:table-cell>
          <table:table-cell table:style-name="ce8" table:formula="of:=SUBSTITUTE([.B7];&quot;.&quot;;&quot;,&quot;)/1" office:value-type="float" office:value="8985.95004444903" calcext:value-type="float">
            <text:p>8.985,95</text:p>
          </table:table-cell>
          <table:table-cell table:style-name="ce8" table:formula="of:=SUBSTITUTE([.C7];&quot;.&quot;;&quot;,&quot;)/1" office:value-type="float" office:value="9999.58244725897" calcext:value-type="float">
            <text:p>9.999,58</text:p>
          </table:table-cell>
          <table:table-cell table:style-name="ce8" table:formula="of:=SUBSTITUTE([.D7];&quot;.&quot;;&quot;,&quot;)/1" office:value-type="float" office:value="0" calcext:value-type="float">
            <text:p>0,00</text:p>
          </table:table-cell>
          <table:table-cell table:style-name="ce8" table:formula="of:=SUBSTITUTE([.E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804.26080148</text:p>
          </table:table-cell>
          <table:table-cell table:style-name="ce5" office:value-type="string" calcext:value-type="string">
            <text:p>8761.229623934809</text:p>
          </table:table-cell>
          <table:table-cell table:style-name="ce5" office:value-type="string" calcext:value-type="string">
            <text:p>9999.5549963718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8];&quot;.&quot;;&quot;,&quot;)/1" office:value-type="float" office:value="8804.26080148" calcext:value-type="float">
            <text:p>8.804,26</text:p>
          </table:table-cell>
          <table:table-cell table:style-name="ce8" table:formula="of:=SUBSTITUTE([.B8];&quot;.&quot;;&quot;,&quot;)/1" office:value-type="float" office:value="8761.22962393481" calcext:value-type="float">
            <text:p>8.761,23</text:p>
          </table:table-cell>
          <table:table-cell table:style-name="ce8" table:formula="of:=SUBSTITUTE([.C8];&quot;.&quot;;&quot;,&quot;)/1" office:value-type="float" office:value="9999.55499637181" calcext:value-type="float">
            <text:p>9.999,55</text:p>
          </table:table-cell>
          <table:table-cell table:style-name="ce8" table:formula="of:=SUBSTITUTE([.D8];&quot;.&quot;;&quot;,&quot;)/1" office:value-type="float" office:value="0" calcext:value-type="float">
            <text:p>0,00</text:p>
          </table:table-cell>
          <table:table-cell table:style-name="ce8" table:formula="of:=SUBSTITUTE([.E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50.19999986</text:p>
          </table:table-cell>
          <table:table-cell table:style-name="ce5" office:value-type="string" calcext:value-type="string">
            <text:p>8869.327817394142</text:p>
          </table:table-cell>
          <table:table-cell table:style-name="ce5" office:value-type="string" calcext:value-type="string">
            <text:p>9999.56501997389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9];&quot;.&quot;;&quot;,&quot;)/1" office:value-type="float" office:value="9050.19999986" calcext:value-type="float">
            <text:p>9.050,20</text:p>
          </table:table-cell>
          <table:table-cell table:style-name="ce8" table:formula="of:=SUBSTITUTE([.B9];&quot;.&quot;;&quot;,&quot;)/1" office:value-type="float" office:value="8869.32781739414" calcext:value-type="float">
            <text:p>8.869,33</text:p>
          </table:table-cell>
          <table:table-cell table:style-name="ce8" table:formula="of:=SUBSTITUTE([.C9];&quot;.&quot;;&quot;,&quot;)/1" office:value-type="float" office:value="9999.5650199739" calcext:value-type="float">
            <text:p>9.999,57</text:p>
          </table:table-cell>
          <table:table-cell table:style-name="ce8" table:formula="of:=SUBSTITUTE([.D9];&quot;.&quot;;&quot;,&quot;)/1" office:value-type="float" office:value="1" calcext:value-type="float">
            <text:p>1,00</text:p>
          </table:table-cell>
          <table:table-cell table:style-name="ce8" table:formula="of:=SUBSTITUTE([.E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861.6100273</text:p>
          </table:table-cell>
          <table:table-cell table:style-name="ce5" office:value-type="string" calcext:value-type="string">
            <text:p>8935.623792352808</text:p>
          </table:table-cell>
          <table:table-cell table:style-name="ce5" office:value-type="string" calcext:value-type="string">
            <text:p>9999.56418400778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10];&quot;.&quot;;&quot;,&quot;)/1" office:value-type="float" office:value="8861.6100273" calcext:value-type="float">
            <text:p>8.861,61</text:p>
          </table:table-cell>
          <table:table-cell table:style-name="ce8" table:formula="of:=SUBSTITUTE([.B10];&quot;.&quot;;&quot;,&quot;)/1" office:value-type="float" office:value="8935.62379235281" calcext:value-type="float">
            <text:p>8.935,62</text:p>
          </table:table-cell>
          <table:table-cell table:style-name="ce8" table:formula="of:=SUBSTITUTE([.C10];&quot;.&quot;;&quot;,&quot;)/1" office:value-type="float" office:value="9999.56418400779" calcext:value-type="float">
            <text:p>9.999,56</text:p>
          </table:table-cell>
          <table:table-cell table:style-name="ce8" table:formula="of:=SUBSTITUTE([.D10];&quot;.&quot;;&quot;,&quot;)/1" office:value-type="float" office:value="1" calcext:value-type="float">
            <text:p>1,00</text:p>
          </table:table-cell>
          <table:table-cell table:style-name="ce8" table:formula="of:=SUBSTITUTE([.E1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840" calcext:value-type="float">
            <text:p>8840</text:p>
          </table:table-cell>
          <table:table-cell table:style-name="ce5" office:value-type="string" calcext:value-type="string">
            <text:p>8849.312460643474</text:p>
          </table:table-cell>
          <table:table-cell table:style-name="ce5" office:value-type="string" calcext:value-type="string">
            <text:p>9999.56170421614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11];&quot;.&quot;;&quot;,&quot;)/1" office:value-type="float" office:value="8840" calcext:value-type="float">
            <text:p>8.840,00</text:p>
          </table:table-cell>
          <table:table-cell table:style-name="ce8" table:formula="of:=SUBSTITUTE([.B11];&quot;.&quot;;&quot;,&quot;)/1" office:value-type="float" office:value="8849.31246064348" calcext:value-type="float">
            <text:p>8.849,31</text:p>
          </table:table-cell>
          <table:table-cell table:style-name="ce8" table:formula="of:=SUBSTITUTE([.C11];&quot;.&quot;;&quot;,&quot;)/1" office:value-type="float" office:value="9999.56170421614" calcext:value-type="float">
            <text:p>9.999,56</text:p>
          </table:table-cell>
          <table:table-cell table:style-name="ce8" table:formula="of:=SUBSTITUTE([.D11];&quot;.&quot;;&quot;,&quot;)/1" office:value-type="float" office:value="1" calcext:value-type="float">
            <text:p>1,00</text:p>
          </table:table-cell>
          <table:table-cell table:style-name="ce8" table:formula="of:=SUBSTITUTE([.E1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88.15045207</text:p>
          </table:table-cell>
          <table:table-cell table:style-name="ce5" office:value-type="string" calcext:value-type="string">
            <text:p>8779.357039059918</text:p>
          </table:table-cell>
          <table:table-cell table:style-name="ce5" office:value-type="string" calcext:value-type="string">
            <text:p>9999.55662788162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12];&quot;.&quot;;&quot;,&quot;)/1" office:value-type="float" office:value="8788.15045207" calcext:value-type="float">
            <text:p>8.788,15</text:p>
          </table:table-cell>
          <table:table-cell table:style-name="ce8" table:formula="of:=SUBSTITUTE([.B12];&quot;.&quot;;&quot;,&quot;)/1" office:value-type="float" office:value="8779.35703905992" calcext:value-type="float">
            <text:p>8.779,36</text:p>
          </table:table-cell>
          <table:table-cell table:style-name="ce8" table:formula="of:=SUBSTITUTE([.C12];&quot;.&quot;;&quot;,&quot;)/1" office:value-type="float" office:value="9999.55662788163" calcext:value-type="float">
            <text:p>9.999,56</text:p>
          </table:table-cell>
          <table:table-cell table:style-name="ce8" table:formula="of:=SUBSTITUTE([.D12];&quot;.&quot;;&quot;,&quot;)/1" office:value-type="float" office:value="1" calcext:value-type="float">
            <text:p>1,00</text:p>
          </table:table-cell>
          <table:table-cell table:style-name="ce8" table:formula="of:=SUBSTITUTE([.E1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79.18854666</text:p>
          </table:table-cell>
          <table:table-cell table:style-name="ce5" office:value-type="string" calcext:value-type="string">
            <text:p>8752.09750252592</text:p>
          </table:table-cell>
          <table:table-cell table:style-name="ce5" office:value-type="string" calcext:value-type="string">
            <text:p>9999.55634471034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13];&quot;.&quot;;&quot;,&quot;)/1" office:value-type="float" office:value="8779.18854666" calcext:value-type="float">
            <text:p>8.779,19</text:p>
          </table:table-cell>
          <table:table-cell table:style-name="ce8" table:formula="of:=SUBSTITUTE([.B13];&quot;.&quot;;&quot;,&quot;)/1" office:value-type="float" office:value="8752.09750252592" calcext:value-type="float">
            <text:p>8.752,10</text:p>
          </table:table-cell>
          <table:table-cell table:style-name="ce8" table:formula="of:=SUBSTITUTE([.C13];&quot;.&quot;;&quot;,&quot;)/1" office:value-type="float" office:value="9999.55634471034" calcext:value-type="float">
            <text:p>9.999,56</text:p>
          </table:table-cell>
          <table:table-cell table:style-name="ce8" table:formula="of:=SUBSTITUTE([.D13];&quot;.&quot;;&quot;,&quot;)/1" office:value-type="float" office:value="1" calcext:value-type="float">
            <text:p>1,00</text:p>
          </table:table-cell>
          <table:table-cell table:style-name="ce8" table:formula="of:=SUBSTITUTE([.E1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660.14763425</text:p>
          </table:table-cell>
          <table:table-cell table:style-name="ce5" office:value-type="string" calcext:value-type="string">
            <text:p>8682.0195484057</text:p>
          </table:table-cell>
          <table:table-cell table:style-name="ce5" office:value-type="string" calcext:value-type="string">
            <text:p>9999.54429036764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14];&quot;.&quot;;&quot;,&quot;)/1" office:value-type="float" office:value="8660.14763425" calcext:value-type="float">
            <text:p>8.660,15</text:p>
          </table:table-cell>
          <table:table-cell table:style-name="ce8" table:formula="of:=SUBSTITUTE([.B14];&quot;.&quot;;&quot;,&quot;)/1" office:value-type="float" office:value="8682.0195484057" calcext:value-type="float">
            <text:p>8.682,02</text:p>
          </table:table-cell>
          <table:table-cell table:style-name="ce8" table:formula="of:=SUBSTITUTE([.C14];&quot;.&quot;;&quot;,&quot;)/1" office:value-type="float" office:value="9999.54429036764" calcext:value-type="float">
            <text:p>9.999,54</text:p>
          </table:table-cell>
          <table:table-cell table:style-name="ce8" table:formula="of:=SUBSTITUTE([.D14];&quot;.&quot;;&quot;,&quot;)/1" office:value-type="float" office:value="0" calcext:value-type="float">
            <text:p>0,00</text:p>
          </table:table-cell>
          <table:table-cell table:style-name="ce8" table:formula="of:=SUBSTITUTE([.E1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443.83213</text:p>
          </table:table-cell>
          <table:table-cell table:style-name="ce5" office:value-type="string" calcext:value-type="string">
            <text:p>8480.561929621257</text:p>
          </table:table-cell>
          <table:table-cell table:style-name="ce5" office:value-type="string" calcext:value-type="string">
            <text:p>9999.49829668072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15];&quot;.&quot;;&quot;,&quot;)/1" office:value-type="float" office:value="8443.83213" calcext:value-type="float">
            <text:p>8.443,83</text:p>
          </table:table-cell>
          <table:table-cell table:style-name="ce8" table:formula="of:=SUBSTITUTE([.B15];&quot;.&quot;;&quot;,&quot;)/1" office:value-type="float" office:value="8480.56192962126" calcext:value-type="float">
            <text:p>8.480,56</text:p>
          </table:table-cell>
          <table:table-cell table:style-name="ce8" table:formula="of:=SUBSTITUTE([.C15];&quot;.&quot;;&quot;,&quot;)/1" office:value-type="float" office:value="9999.49829668073" calcext:value-type="float">
            <text:p>9.999,50</text:p>
          </table:table-cell>
          <table:table-cell table:style-name="ce8" table:formula="of:=SUBSTITUTE([.D15];&quot;.&quot;;&quot;,&quot;)/1" office:value-type="float" office:value="0" calcext:value-type="float">
            <text:p>0,00</text:p>
          </table:table-cell>
          <table:table-cell table:style-name="ce8" table:formula="of:=SUBSTITUTE([.E1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501" calcext:value-type="float">
            <text:p>8501</text:p>
          </table:table-cell>
          <table:table-cell table:style-name="ce5" office:value-type="string" calcext:value-type="string">
            <text:p>8395.367686113257</text:p>
          </table:table-cell>
          <table:table-cell table:style-name="ce5" office:value-type="string" calcext:value-type="string">
            <text:p>9999.46207437219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16];&quot;.&quot;;&quot;,&quot;)/1" office:value-type="float" office:value="8501" calcext:value-type="float">
            <text:p>8.501,00</text:p>
          </table:table-cell>
          <table:table-cell table:style-name="ce8" table:formula="of:=SUBSTITUTE([.B16];&quot;.&quot;;&quot;,&quot;)/1" office:value-type="float" office:value="8395.36768611326" calcext:value-type="float">
            <text:p>8.395,37</text:p>
          </table:table-cell>
          <table:table-cell table:style-name="ce8" table:formula="of:=SUBSTITUTE([.C16];&quot;.&quot;;&quot;,&quot;)/1" office:value-type="float" office:value="9999.4620743722" calcext:value-type="float">
            <text:p>9.999,46</text:p>
          </table:table-cell>
          <table:table-cell table:style-name="ce8" table:formula="of:=SUBSTITUTE([.D16];&quot;.&quot;;&quot;,&quot;)/1" office:value-type="float" office:value="0" calcext:value-type="float">
            <text:p>0,00</text:p>
          </table:table-cell>
          <table:table-cell table:style-name="ce8" table:formula="of:=SUBSTITUTE([.E1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361.34025993</text:p>
          </table:table-cell>
          <table:table-cell table:style-name="ce5" office:value-type="string" calcext:value-type="string">
            <text:p>8357.028215987482</text:p>
          </table:table-cell>
          <table:table-cell table:style-name="ce5" office:value-type="string" calcext:value-type="string">
            <text:p>9999.41896615848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17];&quot;.&quot;;&quot;,&quot;)/1" office:value-type="float" office:value="8361.34025993" calcext:value-type="float">
            <text:p>8.361,34</text:p>
          </table:table-cell>
          <table:table-cell table:style-name="ce8" table:formula="of:=SUBSTITUTE([.B17];&quot;.&quot;;&quot;,&quot;)/1" office:value-type="float" office:value="8357.02821598748" calcext:value-type="float">
            <text:p>8.357,03</text:p>
          </table:table-cell>
          <table:table-cell table:style-name="ce8" table:formula="of:=SUBSTITUTE([.C17];&quot;.&quot;;&quot;,&quot;)/1" office:value-type="float" office:value="9999.41896615848" calcext:value-type="float">
            <text:p>9.999,42</text:p>
          </table:table-cell>
          <table:table-cell table:style-name="ce8" table:formula="of:=SUBSTITUTE([.D17];&quot;.&quot;;&quot;,&quot;)/1" office:value-type="float" office:value="0" calcext:value-type="float">
            <text:p>0,00</text:p>
          </table:table-cell>
          <table:table-cell table:style-name="ce8" table:formula="of:=SUBSTITUTE([.E1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265.00000316</text:p>
          </table:table-cell>
          <table:table-cell table:style-name="ce5" office:value-type="string" calcext:value-type="string">
            <text:p>8253.435180427705</text:p>
          </table:table-cell>
          <table:table-cell table:style-name="ce5" office:value-type="string" calcext:value-type="string">
            <text:p>9999.3708966248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18];&quot;.&quot;;&quot;,&quot;)/1" office:value-type="float" office:value="8265.00000316" calcext:value-type="float">
            <text:p>8.265,00</text:p>
          </table:table-cell>
          <table:table-cell table:style-name="ce8" table:formula="of:=SUBSTITUTE([.B18];&quot;.&quot;;&quot;,&quot;)/1" office:value-type="float" office:value="8253.4351804277" calcext:value-type="float">
            <text:p>8.253,44</text:p>
          </table:table-cell>
          <table:table-cell table:style-name="ce8" table:formula="of:=SUBSTITUTE([.C18];&quot;.&quot;;&quot;,&quot;)/1" office:value-type="float" office:value="9999.37089662483" calcext:value-type="float">
            <text:p>9.999,37</text:p>
          </table:table-cell>
          <table:table-cell table:style-name="ce8" table:formula="of:=SUBSTITUTE([.D18];&quot;.&quot;;&quot;,&quot;)/1" office:value-type="float" office:value="0" calcext:value-type="float">
            <text:p>0,00</text:p>
          </table:table-cell>
          <table:table-cell table:style-name="ce8" table:formula="of:=SUBSTITUTE([.E1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500.00248554</text:p>
          </table:table-cell>
          <table:table-cell table:style-name="ce5" office:value-type="string" calcext:value-type="string">
            <text:p>8365.279966605927</text:p>
          </table:table-cell>
          <table:table-cell table:style-name="ce5" office:value-type="string" calcext:value-type="string">
            <text:p>9999.37898453764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19];&quot;.&quot;;&quot;,&quot;)/1" office:value-type="float" office:value="8500.00248554" calcext:value-type="float">
            <text:p>8.500,00</text:p>
          </table:table-cell>
          <table:table-cell table:style-name="ce8" table:formula="of:=SUBSTITUTE([.B19];&quot;.&quot;;&quot;,&quot;)/1" office:value-type="float" office:value="8365.27996660593" calcext:value-type="float">
            <text:p>8.365,28</text:p>
          </table:table-cell>
          <table:table-cell table:style-name="ce8" table:formula="of:=SUBSTITUTE([.C19];&quot;.&quot;;&quot;,&quot;)/1" office:value-type="float" office:value="9999.37898453764" calcext:value-type="float">
            <text:p>9.999,38</text:p>
          </table:table-cell>
          <table:table-cell table:style-name="ce8" table:formula="of:=SUBSTITUTE([.D19];&quot;.&quot;;&quot;,&quot;)/1" office:value-type="float" office:value="1" calcext:value-type="float">
            <text:p>1,00</text:p>
          </table:table-cell>
          <table:table-cell table:style-name="ce8" table:formula="of:=SUBSTITUTE([.E1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944.83023112</text:p>
          </table:table-cell>
          <table:table-cell table:style-name="ce5" office:value-type="string" calcext:value-type="string">
            <text:p>8824.283557637043</text:p>
          </table:table-cell>
          <table:table-cell table:style-name="ce5" office:value-type="string" calcext:value-type="string">
            <text:p>9999.49894012233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20];&quot;.&quot;;&quot;,&quot;)/1" office:value-type="float" office:value="8944.83023112" calcext:value-type="float">
            <text:p>8.944,83</text:p>
          </table:table-cell>
          <table:table-cell table:style-name="ce8" table:formula="of:=SUBSTITUTE([.B20];&quot;.&quot;;&quot;,&quot;)/1" office:value-type="float" office:value="8824.28355763704" calcext:value-type="float">
            <text:p>8.824,28</text:p>
          </table:table-cell>
          <table:table-cell table:style-name="ce8" table:formula="of:=SUBSTITUTE([.C20];&quot;.&quot;;&quot;,&quot;)/1" office:value-type="float" office:value="9999.49894012233" calcext:value-type="float">
            <text:p>9.999,50</text:p>
          </table:table-cell>
          <table:table-cell table:style-name="ce8" table:formula="of:=SUBSTITUTE([.D20];&quot;.&quot;;&quot;,&quot;)/1" office:value-type="float" office:value="1" calcext:value-type="float">
            <text:p>1,00</text:p>
          </table:table-cell>
          <table:table-cell table:style-name="ce8" table:formula="of:=SUBSTITUTE([.E2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34.99999987</text:p>
          </table:table-cell>
          <table:table-cell table:style-name="ce5" office:value-type="string" calcext:value-type="string">
            <text:p>8977.423448322157</text:p>
          </table:table-cell>
          <table:table-cell table:style-name="ce5" office:value-type="string" calcext:value-type="string">
            <text:p>9999.61867476296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21];&quot;.&quot;;&quot;,&quot;)/1" office:value-type="float" office:value="8734.99999987" calcext:value-type="float">
            <text:p>8.735,00</text:p>
          </table:table-cell>
          <table:table-cell table:style-name="ce8" table:formula="of:=SUBSTITUTE([.B21];&quot;.&quot;;&quot;,&quot;)/1" office:value-type="float" office:value="8977.42344832216" calcext:value-type="float">
            <text:p>8.977,42</text:p>
          </table:table-cell>
          <table:table-cell table:style-name="ce8" table:formula="of:=SUBSTITUTE([.C21];&quot;.&quot;;&quot;,&quot;)/1" office:value-type="float" office:value="9999.61867476297" calcext:value-type="float">
            <text:p>9.999,62</text:p>
          </table:table-cell>
          <table:table-cell table:style-name="ce8" table:formula="of:=SUBSTITUTE([.D21];&quot;.&quot;;&quot;,&quot;)/1" office:value-type="float" office:value="1" calcext:value-type="float">
            <text:p>1,00</text:p>
          </table:table-cell>
          <table:table-cell table:style-name="ce8" table:formula="of:=SUBSTITUTE([.E2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70.00000012</text:p>
          </table:table-cell>
          <table:table-cell table:style-name="ce5" office:value-type="string" calcext:value-type="string">
            <text:p>9049.969829527492</text:p>
          </table:table-cell>
          <table:table-cell table:style-name="ce5" office:value-type="string" calcext:value-type="string">
            <text:p>9999.78582075864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22];&quot;.&quot;;&quot;,&quot;)/1" office:value-type="float" office:value="9070.00000012" calcext:value-type="float">
            <text:p>9.070,00</text:p>
          </table:table-cell>
          <table:table-cell table:style-name="ce8" table:formula="of:=SUBSTITUTE([.B22];&quot;.&quot;;&quot;,&quot;)/1" office:value-type="float" office:value="9049.96982952749" calcext:value-type="float">
            <text:p>9.049,97</text:p>
          </table:table-cell>
          <table:table-cell table:style-name="ce8" table:formula="of:=SUBSTITUTE([.C22];&quot;.&quot;;&quot;,&quot;)/1" office:value-type="float" office:value="9999.78582075864" calcext:value-type="float">
            <text:p>9.999,79</text:p>
          </table:table-cell>
          <table:table-cell table:style-name="ce8" table:formula="of:=SUBSTITUTE([.D22];&quot;.&quot;;&quot;,&quot;)/1" office:value-type="float" office:value="1" calcext:value-type="float">
            <text:p>1,00</text:p>
          </table:table-cell>
          <table:table-cell table:style-name="ce8" table:formula="of:=SUBSTITUTE([.E2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85.56138955</text:p>
          </table:table-cell>
          <table:table-cell table:style-name="ce5" office:value-type="string" calcext:value-type="string">
            <text:p>9173.400447257272</text:p>
          </table:table-cell>
          <table:table-cell table:style-name="ce5" office:value-type="string" calcext:value-type="string">
            <text:p>9999.95307809914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23];&quot;.&quot;;&quot;,&quot;)/1" office:value-type="float" office:value="9085.56138955" calcext:value-type="float">
            <text:p>9.085,56</text:p>
          </table:table-cell>
          <table:table-cell table:style-name="ce8" table:formula="of:=SUBSTITUTE([.B23];&quot;.&quot;;&quot;,&quot;)/1" office:value-type="float" office:value="9173.40044725727" calcext:value-type="float">
            <text:p>9.173,40</text:p>
          </table:table-cell>
          <table:table-cell table:style-name="ce8" table:formula="of:=SUBSTITUTE([.C23];&quot;.&quot;;&quot;,&quot;)/1" office:value-type="float" office:value="9999.95307809914" calcext:value-type="float">
            <text:p>9.999,95</text:p>
          </table:table-cell>
          <table:table-cell table:style-name="ce8" table:formula="of:=SUBSTITUTE([.D23];&quot;.&quot;;&quot;,&quot;)/1" office:value-type="float" office:value="1" calcext:value-type="float">
            <text:p>1,00</text:p>
          </table:table-cell>
          <table:table-cell table:style-name="ce8" table:formula="of:=SUBSTITUTE([.E2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55.20111578</text:p>
          </table:table-cell>
          <table:table-cell table:style-name="ce5" office:value-type="string" calcext:value-type="string">
            <text:p>8950.374835158607</text:p>
          </table:table-cell>
          <table:table-cell table:style-name="ce5" office:value-type="string" calcext:value-type="string">
            <text:p>10000.0355874113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24];&quot;.&quot;;&quot;,&quot;)/1" office:value-type="float" office:value="8755.20111578" calcext:value-type="float">
            <text:p>8.755,20</text:p>
          </table:table-cell>
          <table:table-cell table:style-name="ce8" table:formula="of:=SUBSTITUTE([.B24];&quot;.&quot;;&quot;,&quot;)/1" office:value-type="float" office:value="8950.37483515861" calcext:value-type="float">
            <text:p>8.950,37</text:p>
          </table:table-cell>
          <table:table-cell table:style-name="ce8" table:formula="of:=SUBSTITUTE([.C24];&quot;.&quot;;&quot;,&quot;)/1" office:value-type="float" office:value="10000.0355874113" calcext:value-type="float">
            <text:p>10.000,04</text:p>
          </table:table-cell>
          <table:table-cell table:style-name="ce8" table:formula="of:=SUBSTITUTE([.D24];&quot;.&quot;;&quot;,&quot;)/1" office:value-type="float" office:value="1" calcext:value-type="float">
            <text:p>1,00</text:p>
          </table:table-cell>
          <table:table-cell table:style-name="ce8" table:formula="of:=SUBSTITUTE([.E2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586.01</text:p>
          </table:table-cell>
          <table:table-cell table:style-name="ce5" office:value-type="string" calcext:value-type="string">
            <text:p>8596.019997658164</text:p>
          </table:table-cell>
          <table:table-cell table:style-name="ce5" office:value-type="string" calcext:value-type="string">
            <text:p>10000.03856962551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25];&quot;.&quot;;&quot;,&quot;)/1" office:value-type="float" office:value="8586.01" calcext:value-type="float">
            <text:p>8.586,01</text:p>
          </table:table-cell>
          <table:table-cell table:style-name="ce8" table:formula="of:=SUBSTITUTE([.B25];&quot;.&quot;;&quot;,&quot;)/1" office:value-type="float" office:value="8596.01999765816" calcext:value-type="float">
            <text:p>8.596,02</text:p>
          </table:table-cell>
          <table:table-cell table:style-name="ce8" table:formula="of:=SUBSTITUTE([.C25];&quot;.&quot;;&quot;,&quot;)/1" office:value-type="float" office:value="10000.0385696255" calcext:value-type="float">
            <text:p>10.000,04</text:p>
          </table:table-cell>
          <table:table-cell table:style-name="ce8" table:formula="of:=SUBSTITUTE([.D25];&quot;.&quot;;&quot;,&quot;)/1" office:value-type="float" office:value="0" calcext:value-type="float">
            <text:p>0,00</text:p>
          </table:table-cell>
          <table:table-cell table:style-name="ce8" table:formula="of:=SUBSTITUTE([.E2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660.00001343</text:p>
          </table:table-cell>
          <table:table-cell table:style-name="ce5" office:value-type="string" calcext:value-type="string">
            <text:p>8516.296459459942</text:p>
          </table:table-cell>
          <table:table-cell table:style-name="ce5" office:value-type="string" calcext:value-type="string">
            <text:p>10000.02020007534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26];&quot;.&quot;;&quot;,&quot;)/1" office:value-type="float" office:value="8660.00001343" calcext:value-type="float">
            <text:p>8.660,00</text:p>
          </table:table-cell>
          <table:table-cell table:style-name="ce8" table:formula="of:=SUBSTITUTE([.B26];&quot;.&quot;;&quot;,&quot;)/1" office:value-type="float" office:value="8516.29645945994" calcext:value-type="float">
            <text:p>8.516,30</text:p>
          </table:table-cell>
          <table:table-cell table:style-name="ce8" table:formula="of:=SUBSTITUTE([.C26];&quot;.&quot;;&quot;,&quot;)/1" office:value-type="float" office:value="10000.0202000753" calcext:value-type="float">
            <text:p>10.000,02</text:p>
          </table:table-cell>
          <table:table-cell table:style-name="ce8" table:formula="of:=SUBSTITUTE([.D26];&quot;.&quot;;&quot;,&quot;)/1" office:value-type="float" office:value="0" calcext:value-type="float">
            <text:p>0,00</text:p>
          </table:table-cell>
          <table:table-cell table:style-name="ce8" table:formula="of:=SUBSTITUTE([.E2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589.99999997</text:p>
          </table:table-cell>
          <table:table-cell table:style-name="ce5" office:value-type="string" calcext:value-type="string">
            <text:p>8556.585488731718</text:p>
          </table:table-cell>
          <table:table-cell table:style-name="ce5" office:value-type="string" calcext:value-type="string">
            <text:p>9999.98286132706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27];&quot;.&quot;;&quot;,&quot;)/1" office:value-type="float" office:value="8589.99999997" calcext:value-type="float">
            <text:p>8.590,00</text:p>
          </table:table-cell>
          <table:table-cell table:style-name="ce8" table:formula="of:=SUBSTITUTE([.B27];&quot;.&quot;;&quot;,&quot;)/1" office:value-type="float" office:value="8556.58548873172" calcext:value-type="float">
            <text:p>8.556,59</text:p>
          </table:table-cell>
          <table:table-cell table:style-name="ce8" table:formula="of:=SUBSTITUTE([.C27];&quot;.&quot;;&quot;,&quot;)/1" office:value-type="float" office:value="9999.98286132706" calcext:value-type="float">
            <text:p>9.999,98</text:p>
          </table:table-cell>
          <table:table-cell table:style-name="ce8" table:formula="of:=SUBSTITUTE([.D27];&quot;.&quot;;&quot;,&quot;)/1" office:value-type="float" office:value="0" calcext:value-type="float">
            <text:p>0,00</text:p>
          </table:table-cell>
          <table:table-cell table:style-name="ce8" table:formula="of:=SUBSTITUTE([.E2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614.57116264</text:p>
          </table:table-cell>
          <table:table-cell table:style-name="ce5" office:value-type="string" calcext:value-type="string">
            <text:p>8586.304422793717</text:p>
          </table:table-cell>
          <table:table-cell table:style-name="ce5" office:value-type="string" calcext:value-type="string">
            <text:p>9999.9479831121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28];&quot;.&quot;;&quot;,&quot;)/1" office:value-type="float" office:value="8614.57116264" calcext:value-type="float">
            <text:p>8.614,57</text:p>
          </table:table-cell>
          <table:table-cell table:style-name="ce8" table:formula="of:=SUBSTITUTE([.B28];&quot;.&quot;;&quot;,&quot;)/1" office:value-type="float" office:value="8586.30442279372" calcext:value-type="float">
            <text:p>8.586,30</text:p>
          </table:table-cell>
          <table:table-cell table:style-name="ce8" table:formula="of:=SUBSTITUTE([.C28];&quot;.&quot;;&quot;,&quot;)/1" office:value-type="float" office:value="9999.94798311213" calcext:value-type="float">
            <text:p>9.999,95</text:p>
          </table:table-cell>
          <table:table-cell table:style-name="ce8" table:formula="of:=SUBSTITUTE([.D28];&quot;.&quot;;&quot;,&quot;)/1" office:value-type="float" office:value="0" calcext:value-type="float">
            <text:p>0,00</text:p>
          </table:table-cell>
          <table:table-cell table:style-name="ce8" table:formula="of:=SUBSTITUTE([.E2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831.72082934</text:p>
          </table:table-cell>
          <table:table-cell table:style-name="ce5" office:value-type="string" calcext:value-type="string">
            <text:p>8756.68455692638</text:p>
          </table:table-cell>
          <table:table-cell table:style-name="ce5" office:value-type="string" calcext:value-type="string">
            <text:p>9999.9592674099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29];&quot;.&quot;;&quot;,&quot;)/1" office:value-type="float" office:value="8831.72082934" calcext:value-type="float">
            <text:p>8.831,72</text:p>
          </table:table-cell>
          <table:table-cell table:style-name="ce8" table:formula="of:=SUBSTITUTE([.B29];&quot;.&quot;;&quot;,&quot;)/1" office:value-type="float" office:value="8756.68455692638" calcext:value-type="float">
            <text:p>8.756,68</text:p>
          </table:table-cell>
          <table:table-cell table:style-name="ce8" table:formula="of:=SUBSTITUTE([.C29];&quot;.&quot;;&quot;,&quot;)/1" office:value-type="float" office:value="9999.95926740996" calcext:value-type="float">
            <text:p>9.999,96</text:p>
          </table:table-cell>
          <table:table-cell table:style-name="ce8" table:formula="of:=SUBSTITUTE([.D29];&quot;.&quot;;&quot;,&quot;)/1" office:value-type="float" office:value="1" calcext:value-type="float">
            <text:p>1,00</text:p>
          </table:table-cell>
          <table:table-cell table:style-name="ce8" table:formula="of:=SUBSTITUTE([.E2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901.70669743</text:p>
          </table:table-cell>
          <table:table-cell table:style-name="ce5" office:value-type="string" calcext:value-type="string">
            <text:p>8941.703405812603</text:p>
          </table:table-cell>
          <table:table-cell table:style-name="ce5" office:value-type="string" calcext:value-type="string">
            <text:p>10000.00145747313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30];&quot;.&quot;;&quot;,&quot;)/1" office:value-type="float" office:value="8901.70669743" calcext:value-type="float">
            <text:p>8.901,71</text:p>
          </table:table-cell>
          <table:table-cell table:style-name="ce8" table:formula="of:=SUBSTITUTE([.B30];&quot;.&quot;;&quot;,&quot;)/1" office:value-type="float" office:value="8941.7034058126" calcext:value-type="float">
            <text:p>8.941,70</text:p>
          </table:table-cell>
          <table:table-cell table:style-name="ce8" table:formula="of:=SUBSTITUTE([.C30];&quot;.&quot;;&quot;,&quot;)/1" office:value-type="float" office:value="10000.0014574731" calcext:value-type="float">
            <text:p>10.000,00</text:p>
          </table:table-cell>
          <table:table-cell table:style-name="ce8" table:formula="of:=SUBSTITUTE([.D30];&quot;.&quot;;&quot;,&quot;)/1" office:value-type="float" office:value="1" calcext:value-type="float">
            <text:p>1,00</text:p>
          </table:table-cell>
          <table:table-cell table:style-name="ce8" table:formula="of:=SUBSTITUTE([.E3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71.21999975</text:p>
          </table:table-cell>
          <table:table-cell table:style-name="ce5" office:value-type="string" calcext:value-type="string">
            <text:p>8897.459614918154</text:p>
          </table:table-cell>
          <table:table-cell table:style-name="ce5" office:value-type="string" calcext:value-type="string">
            <text:p>10000.02669520072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31];&quot;.&quot;;&quot;,&quot;)/1" office:value-type="float" office:value="8771.21999975" calcext:value-type="float">
            <text:p>8.771,22</text:p>
          </table:table-cell>
          <table:table-cell table:style-name="ce8" table:formula="of:=SUBSTITUTE([.B31];&quot;.&quot;;&quot;,&quot;)/1" office:value-type="float" office:value="8897.45961491816" calcext:value-type="float">
            <text:p>8.897,46</text:p>
          </table:table-cell>
          <table:table-cell table:style-name="ce8" table:formula="of:=SUBSTITUTE([.C31];&quot;.&quot;;&quot;,&quot;)/1" office:value-type="float" office:value="10000.0266952007" calcext:value-type="float">
            <text:p>10.000,03</text:p>
          </table:table-cell>
          <table:table-cell table:style-name="ce8" table:formula="of:=SUBSTITUTE([.D31];&quot;.&quot;;&quot;,&quot;)/1" office:value-type="float" office:value="1" calcext:value-type="float">
            <text:p>1,00</text:p>
          </table:table-cell>
          <table:table-cell table:style-name="ce8" table:formula="of:=SUBSTITUTE([.E3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630.80723845</text:p>
          </table:table-cell>
          <table:table-cell table:style-name="ce5" office:value-type="string" calcext:value-type="string">
            <text:p>8691.151704240818</text:p>
          </table:table-cell>
          <table:table-cell table:style-name="ce5" office:value-type="string" calcext:value-type="string">
            <text:p>10000.01529462531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32];&quot;.&quot;;&quot;,&quot;)/1" office:value-type="float" office:value="8630.80723845" calcext:value-type="float">
            <text:p>8.630,81</text:p>
          </table:table-cell>
          <table:table-cell table:style-name="ce8" table:formula="of:=SUBSTITUTE([.B32];&quot;.&quot;;&quot;,&quot;)/1" office:value-type="float" office:value="8691.15170424082" calcext:value-type="float">
            <text:p>8.691,15</text:p>
          </table:table-cell>
          <table:table-cell table:style-name="ce8" table:formula="of:=SUBSTITUTE([.C32];&quot;.&quot;;&quot;,&quot;)/1" office:value-type="float" office:value="10000.0152946253" calcext:value-type="float">
            <text:p>10.000,02</text:p>
          </table:table-cell>
          <table:table-cell table:style-name="ce8" table:formula="of:=SUBSTITUTE([.D32];&quot;.&quot;;&quot;,&quot;)/1" office:value-type="float" office:value="1" calcext:value-type="float">
            <text:p>1,00</text:p>
          </table:table-cell>
          <table:table-cell table:style-name="ce8" table:formula="of:=SUBSTITUTE([.E3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537" calcext:value-type="float">
            <text:p>8537</text:p>
          </table:table-cell>
          <table:table-cell table:style-name="ce5" office:value-type="string" calcext:value-type="string">
            <text:p>8513.630979469703</text:p>
          </table:table-cell>
          <table:table-cell table:style-name="ce5" office:value-type="string" calcext:value-type="string">
            <text:p>9999.97319328739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33];&quot;.&quot;;&quot;,&quot;)/1" office:value-type="float" office:value="8537" calcext:value-type="float">
            <text:p>8.537,00</text:p>
          </table:table-cell>
          <table:table-cell table:style-name="ce8" table:formula="of:=SUBSTITUTE([.B33];&quot;.&quot;;&quot;,&quot;)/1" office:value-type="float" office:value="8513.6309794697" calcext:value-type="float">
            <text:p>8.513,63</text:p>
          </table:table-cell>
          <table:table-cell table:style-name="ce8" table:formula="of:=SUBSTITUTE([.C33];&quot;.&quot;;&quot;,&quot;)/1" office:value-type="float" office:value="9999.9731932874" calcext:value-type="float">
            <text:p>9.999,97</text:p>
          </table:table-cell>
          <table:table-cell table:style-name="ce8" table:formula="of:=SUBSTITUTE([.D33];&quot;.&quot;;&quot;,&quot;)/1" office:value-type="float" office:value="0" calcext:value-type="float">
            <text:p>0,00</text:p>
          </table:table-cell>
          <table:table-cell table:style-name="ce8" table:formula="of:=SUBSTITUTE([.E3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342.80717458</text:p>
          </table:table-cell>
          <table:table-cell table:style-name="ce5" office:value-type="string" calcext:value-type="string">
            <text:p>8337.136169335254</text:p>
          </table:table-cell>
          <table:table-cell table:style-name="ce5" office:value-type="string" calcext:value-type="string">
            <text:p>9999.89025330602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34];&quot;.&quot;;&quot;,&quot;)/1" office:value-type="float" office:value="8342.80717458" calcext:value-type="float">
            <text:p>8.342,81</text:p>
          </table:table-cell>
          <table:table-cell table:style-name="ce8" table:formula="of:=SUBSTITUTE([.B34];&quot;.&quot;;&quot;,&quot;)/1" office:value-type="float" office:value="8337.13616933525" calcext:value-type="float">
            <text:p>8.337,14</text:p>
          </table:table-cell>
          <table:table-cell table:style-name="ce8" table:formula="of:=SUBSTITUTE([.C34];&quot;.&quot;;&quot;,&quot;)/1" office:value-type="float" office:value="9999.89025330603" calcext:value-type="float">
            <text:p>9.999,89</text:p>
          </table:table-cell>
          <table:table-cell table:style-name="ce8" table:formula="of:=SUBSTITUTE([.D34];&quot;.&quot;;&quot;,&quot;)/1" office:value-type="float" office:value="0" calcext:value-type="float">
            <text:p>0,00</text:p>
          </table:table-cell>
          <table:table-cell table:style-name="ce8" table:formula="of:=SUBSTITUTE([.E3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446.04392083</text:p>
          </table:table-cell>
          <table:table-cell table:style-name="ce5" office:value-type="string" calcext:value-type="string">
            <text:p>8321.330532732803</text:p>
          </table:table-cell>
          <table:table-cell table:style-name="ce5" office:value-type="string" calcext:value-type="string">
            <text:p>9999.82300274437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35];&quot;.&quot;;&quot;,&quot;)/1" office:value-type="float" office:value="8446.04392083" calcext:value-type="float">
            <text:p>8.446,04</text:p>
          </table:table-cell>
          <table:table-cell table:style-name="ce8" table:formula="of:=SUBSTITUTE([.B35];&quot;.&quot;;&quot;,&quot;)/1" office:value-type="float" office:value="8321.3305327328" calcext:value-type="float">
            <text:p>8.321,33</text:p>
          </table:table-cell>
          <table:table-cell table:style-name="ce8" table:formula="of:=SUBSTITUTE([.C35];&quot;.&quot;;&quot;,&quot;)/1" office:value-type="float" office:value="9999.82300274438" calcext:value-type="float">
            <text:p>9.999,82</text:p>
          </table:table-cell>
          <table:table-cell table:style-name="ce8" table:formula="of:=SUBSTITUTE([.D35];&quot;.&quot;;&quot;,&quot;)/1" office:value-type="float" office:value="0" calcext:value-type="float">
            <text:p>0,00</text:p>
          </table:table-cell>
          <table:table-cell table:style-name="ce8" table:formula="of:=SUBSTITUTE([.E3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475.47608106</text:p>
          </table:table-cell>
          <table:table-cell table:style-name="ce5" office:value-type="string" calcext:value-type="string">
            <text:p>8432.86709645902</text:p>
          </table:table-cell>
          <table:table-cell table:style-name="ce5" office:value-type="string" calcext:value-type="string">
            <text:p>9999.78074339406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36];&quot;.&quot;;&quot;,&quot;)/1" office:value-type="float" office:value="8475.47608106" calcext:value-type="float">
            <text:p>8.475,48</text:p>
          </table:table-cell>
          <table:table-cell table:style-name="ce8" table:formula="of:=SUBSTITUTE([.B36];&quot;.&quot;;&quot;,&quot;)/1" office:value-type="float" office:value="8432.86709645902" calcext:value-type="float">
            <text:p>8.432,87</text:p>
          </table:table-cell>
          <table:table-cell table:style-name="ce8" table:formula="of:=SUBSTITUTE([.C36];&quot;.&quot;;&quot;,&quot;)/1" office:value-type="float" office:value="9999.78074339407" calcext:value-type="float">
            <text:p>9.999,78</text:p>
          </table:table-cell>
          <table:table-cell table:style-name="ce8" table:formula="of:=SUBSTITUTE([.D36];&quot;.&quot;;&quot;,&quot;)/1" office:value-type="float" office:value="0" calcext:value-type="float">
            <text:p>0,00</text:p>
          </table:table-cell>
          <table:table-cell table:style-name="ce8" table:formula="of:=SUBSTITUTE([.E3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19.92000063</text:p>
          </table:table-cell>
          <table:table-cell table:style-name="ce5" office:value-type="string" calcext:value-type="string">
            <text:p>8655.155483266792</text:p>
          </table:table-cell>
          <table:table-cell table:style-name="ce5" office:value-type="string" calcext:value-type="string">
            <text:p>9999.80311454088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37];&quot;.&quot;;&quot;,&quot;)/1" office:value-type="float" office:value="8719.92000063" calcext:value-type="float">
            <text:p>8.719,92</text:p>
          </table:table-cell>
          <table:table-cell table:style-name="ce8" table:formula="of:=SUBSTITUTE([.B37];&quot;.&quot;;&quot;,&quot;)/1" office:value-type="float" office:value="8655.15548326679" calcext:value-type="float">
            <text:p>8.655,16</text:p>
          </table:table-cell>
          <table:table-cell table:style-name="ce8" table:formula="of:=SUBSTITUTE([.C37];&quot;.&quot;;&quot;,&quot;)/1" office:value-type="float" office:value="9999.80311454088" calcext:value-type="float">
            <text:p>9.999,80</text:p>
          </table:table-cell>
          <table:table-cell table:style-name="ce8" table:formula="of:=SUBSTITUTE([.D37];&quot;.&quot;;&quot;,&quot;)/1" office:value-type="float" office:value="1" calcext:value-type="float">
            <text:p>1,00</text:p>
          </table:table-cell>
          <table:table-cell table:style-name="ce8" table:formula="of:=SUBSTITUTE([.E3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696.29719454</text:p>
          </table:table-cell>
          <table:table-cell table:style-name="ce5" office:value-type="string" calcext:value-type="string">
            <text:p>8789.360437979452</text:p>
          </table:table-cell>
          <table:table-cell table:style-name="ce5" office:value-type="string" calcext:value-type="string">
            <text:p>9999.84826206161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38];&quot;.&quot;;&quot;,&quot;)/1" office:value-type="float" office:value="8696.29719454" calcext:value-type="float">
            <text:p>8.696,30</text:p>
          </table:table-cell>
          <table:table-cell table:style-name="ce8" table:formula="of:=SUBSTITUTE([.B38];&quot;.&quot;;&quot;,&quot;)/1" office:value-type="float" office:value="8789.36043797945" calcext:value-type="float">
            <text:p>8.789,36</text:p>
          </table:table-cell>
          <table:table-cell table:style-name="ce8" table:formula="of:=SUBSTITUTE([.C38];&quot;.&quot;;&quot;,&quot;)/1" office:value-type="float" office:value="9999.84826206161" calcext:value-type="float">
            <text:p>9.999,85</text:p>
          </table:table-cell>
          <table:table-cell table:style-name="ce8" table:formula="of:=SUBSTITUTE([.D38];&quot;.&quot;;&quot;,&quot;)/1" office:value-type="float" office:value="1" calcext:value-type="float">
            <text:p>1,00</text:p>
          </table:table-cell>
          <table:table-cell table:style-name="ce8" table:formula="of:=SUBSTITUTE([.E3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998.00000017</text:p>
          </table:table-cell>
          <table:table-cell table:style-name="ce5" office:value-type="string" calcext:value-type="string">
            <text:p>8966.88241849678</text:p>
          </table:table-cell>
          <table:table-cell table:style-name="ce5" office:value-type="string" calcext:value-type="string">
            <text:p>9999.95295822419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39];&quot;.&quot;;&quot;,&quot;)/1" office:value-type="float" office:value="8998.00000017" calcext:value-type="float">
            <text:p>8.998,00</text:p>
          </table:table-cell>
          <table:table-cell table:style-name="ce8" table:formula="of:=SUBSTITUTE([.B39];&quot;.&quot;;&quot;,&quot;)/1" office:value-type="float" office:value="8966.88241849678" calcext:value-type="float">
            <text:p>8.966,88</text:p>
          </table:table-cell>
          <table:table-cell table:style-name="ce8" table:formula="of:=SUBSTITUTE([.C39];&quot;.&quot;;&quot;,&quot;)/1" office:value-type="float" office:value="9999.9529582242" calcext:value-type="float">
            <text:p>9.999,95</text:p>
          </table:table-cell>
          <table:table-cell table:style-name="ce8" table:formula="of:=SUBSTITUTE([.D39];&quot;.&quot;;&quot;,&quot;)/1" office:value-type="float" office:value="1" calcext:value-type="float">
            <text:p>1,00</text:p>
          </table:table-cell>
          <table:table-cell table:style-name="ce8" table:formula="of:=SUBSTITUTE([.E3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903.21</text:p>
          </table:table-cell>
          <table:table-cell table:style-name="ce5" office:value-type="string" calcext:value-type="string">
            <text:p>9041.775816780102</text:p>
          </table:table-cell>
          <table:table-cell table:style-name="ce5" office:value-type="string" calcext:value-type="string">
            <text:p>10000.04996330679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40];&quot;.&quot;;&quot;,&quot;)/1" office:value-type="float" office:value="8903.21" calcext:value-type="float">
            <text:p>8.903,21</text:p>
          </table:table-cell>
          <table:table-cell table:style-name="ce8" table:formula="of:=SUBSTITUTE([.B40];&quot;.&quot;;&quot;,&quot;)/1" office:value-type="float" office:value="9041.7758167801" calcext:value-type="float">
            <text:p>9.041,78</text:p>
          </table:table-cell>
          <table:table-cell table:style-name="ce8" table:formula="of:=SUBSTITUTE([.C40];&quot;.&quot;;&quot;,&quot;)/1" office:value-type="float" office:value="10000.0499633068" calcext:value-type="float">
            <text:p>10.000,05</text:p>
          </table:table-cell>
          <table:table-cell table:style-name="ce8" table:formula="of:=SUBSTITUTE([.D40];&quot;.&quot;;&quot;,&quot;)/1" office:value-type="float" office:value="1" calcext:value-type="float">
            <text:p>1,00</text:p>
          </table:table-cell>
          <table:table-cell table:style-name="ce8" table:formula="of:=SUBSTITUTE([.E4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75.56138957</text:p>
          </table:table-cell>
          <table:table-cell table:style-name="ce5" office:value-type="string" calcext:value-type="string">
            <text:p>8881.095005371872</text:p>
          </table:table-cell>
          <table:table-cell table:style-name="ce5" office:value-type="string" calcext:value-type="string">
            <text:p>10000.10459600076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41];&quot;.&quot;;&quot;,&quot;)/1" office:value-type="float" office:value="8775.56138957" calcext:value-type="float">
            <text:p>8.775,56</text:p>
          </table:table-cell>
          <table:table-cell table:style-name="ce8" table:formula="of:=SUBSTITUTE([.B41];&quot;.&quot;;&quot;,&quot;)/1" office:value-type="float" office:value="8881.09500537187" calcext:value-type="float">
            <text:p>8.881,10</text:p>
          </table:table-cell>
          <table:table-cell table:style-name="ce8" table:formula="of:=SUBSTITUTE([.C41];&quot;.&quot;;&quot;,&quot;)/1" office:value-type="float" office:value="10000.1045960008" calcext:value-type="float">
            <text:p>10.000,10</text:p>
          </table:table-cell>
          <table:table-cell table:style-name="ce8" table:formula="of:=SUBSTITUTE([.D41];&quot;.&quot;;&quot;,&quot;)/1" office:value-type="float" office:value="1" calcext:value-type="float">
            <text:p>1,00</text:p>
          </table:table-cell>
          <table:table-cell table:style-name="ce8" table:formula="of:=SUBSTITUTE([.E4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100.5613898</text:p>
          </table:table-cell>
          <table:table-cell table:style-name="ce5" office:value-type="string" calcext:value-type="string">
            <text:p>8970.908676275641</text:p>
          </table:table-cell>
          <table:table-cell table:style-name="ce5" office:value-type="string" calcext:value-type="string">
            <text:p>10000.18954760273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42];&quot;.&quot;;&quot;,&quot;)/1" office:value-type="float" office:value="9100.5613898" calcext:value-type="float">
            <text:p>9.100,56</text:p>
          </table:table-cell>
          <table:table-cell table:style-name="ce8" table:formula="of:=SUBSTITUTE([.B42];&quot;.&quot;;&quot;,&quot;)/1" office:value-type="float" office:value="8970.90867627564" calcext:value-type="float">
            <text:p>8.970,91</text:p>
          </table:table-cell>
          <table:table-cell table:style-name="ce8" table:formula="of:=SUBSTITUTE([.C42];&quot;.&quot;;&quot;,&quot;)/1" office:value-type="float" office:value="10000.1895476027" calcext:value-type="float">
            <text:p>10.000,19</text:p>
          </table:table-cell>
          <table:table-cell table:style-name="ce8" table:formula="of:=SUBSTITUTE([.D42];&quot;.&quot;;&quot;,&quot;)/1" office:value-type="float" office:value="1" calcext:value-type="float">
            <text:p>1,00</text:p>
          </table:table-cell>
          <table:table-cell table:style-name="ce8" table:formula="of:=SUBSTITUTE([.E4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47.00000044</text:p>
          </table:table-cell>
          <table:table-cell table:style-name="ce5" office:value-type="string" calcext:value-type="string">
            <text:p>9118.653118723854</text:p>
          </table:table-cell>
          <table:table-cell table:style-name="ce5" office:value-type="string" calcext:value-type="string">
            <text:p>10000.26100391422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43];&quot;.&quot;;&quot;,&quot;)/1" office:value-type="float" office:value="9047.00000044" calcext:value-type="float">
            <text:p>9.047,00</text:p>
          </table:table-cell>
          <table:table-cell table:style-name="ce8" table:formula="of:=SUBSTITUTE([.B43];&quot;.&quot;;&quot;,&quot;)/1" office:value-type="float" office:value="9118.65311872385" calcext:value-type="float">
            <text:p>9.118,65</text:p>
          </table:table-cell>
          <table:table-cell table:style-name="ce8" table:formula="of:=SUBSTITUTE([.C43];&quot;.&quot;;&quot;,&quot;)/1" office:value-type="float" office:value="10000.2610039142" calcext:value-type="float">
            <text:p>10.000,26</text:p>
          </table:table-cell>
          <table:table-cell table:style-name="ce8" table:formula="of:=SUBSTITUTE([.D43];&quot;.&quot;;&quot;,&quot;)/1" office:value-type="float" office:value="1" calcext:value-type="float">
            <text:p>1,00</text:p>
          </table:table-cell>
          <table:table-cell table:style-name="ce8" table:formula="of:=SUBSTITUTE([.E4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68.84155168</text:p>
          </table:table-cell>
          <table:table-cell table:style-name="ce5" office:value-type="string" calcext:value-type="string">
            <text:p>9255.988374113624</text:p>
          </table:table-cell>
          <table:table-cell table:style-name="ce5" office:value-type="string" calcext:value-type="string">
            <text:p>10000.3507495036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44];&quot;.&quot;;&quot;,&quot;)/1" office:value-type="float" office:value="9268.84155168" calcext:value-type="float">
            <text:p>9.268,84</text:p>
          </table:table-cell>
          <table:table-cell table:style-name="ce8" table:formula="of:=SUBSTITUTE([.B44];&quot;.&quot;;&quot;,&quot;)/1" office:value-type="float" office:value="9255.98837411362" calcext:value-type="float">
            <text:p>9.255,99</text:p>
          </table:table-cell>
          <table:table-cell table:style-name="ce8" table:formula="of:=SUBSTITUTE([.C44];&quot;.&quot;;&quot;,&quot;)/1" office:value-type="float" office:value="10000.3507495037" calcext:value-type="float">
            <text:p>10.000,35</text:p>
          </table:table-cell>
          <table:table-cell table:style-name="ce8" table:formula="of:=SUBSTITUTE([.D44];&quot;.&quot;;&quot;,&quot;)/1" office:value-type="float" office:value="1" calcext:value-type="float">
            <text:p>1,00</text:p>
          </table:table-cell>
          <table:table-cell table:style-name="ce8" table:formula="of:=SUBSTITUTE([.E4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392.58569543</text:p>
          </table:table-cell>
          <table:table-cell table:style-name="ce5" office:value-type="string" calcext:value-type="string">
            <text:p>9434.48683269717</text:p>
          </table:table-cell>
          <table:table-cell table:style-name="ce5" office:value-type="string" calcext:value-type="string">
            <text:p>10000.44986728706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45];&quot;.&quot;;&quot;,&quot;)/1" office:value-type="float" office:value="9392.58569543" calcext:value-type="float">
            <text:p>9.392,59</text:p>
          </table:table-cell>
          <table:table-cell table:style-name="ce8" table:formula="of:=SUBSTITUTE([.B45];&quot;.&quot;;&quot;,&quot;)/1" office:value-type="float" office:value="9434.48683269717" calcext:value-type="float">
            <text:p>9.434,49</text:p>
          </table:table-cell>
          <table:table-cell table:style-name="ce8" table:formula="of:=SUBSTITUTE([.C45];&quot;.&quot;;&quot;,&quot;)/1" office:value-type="float" office:value="10000.4498672871" calcext:value-type="float">
            <text:p>10.000,45</text:p>
          </table:table-cell>
          <table:table-cell table:style-name="ce8" table:formula="of:=SUBSTITUTE([.D45];&quot;.&quot;;&quot;,&quot;)/1" office:value-type="float" office:value="1" calcext:value-type="float">
            <text:p>1,00</text:p>
          </table:table-cell>
          <table:table-cell table:style-name="ce8" table:formula="of:=SUBSTITUTE([.E4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26.00409454</text:p>
          </table:table-cell>
          <table:table-cell table:style-name="ce5" office:value-type="string" calcext:value-type="string">
            <text:p>9379.958436910056</text:p>
          </table:table-cell>
          <table:table-cell table:style-name="ce5" office:value-type="string" calcext:value-type="string">
            <text:p>10000.50002752417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46];&quot;.&quot;;&quot;,&quot;)/1" office:value-type="float" office:value="9226.00409454" calcext:value-type="float">
            <text:p>9.226,00</text:p>
          </table:table-cell>
          <table:table-cell table:style-name="ce8" table:formula="of:=SUBSTITUTE([.B46];&quot;.&quot;;&quot;,&quot;)/1" office:value-type="float" office:value="9379.95843691006" calcext:value-type="float">
            <text:p>9.379,96</text:p>
          </table:table-cell>
          <table:table-cell table:style-name="ce8" table:formula="of:=SUBSTITUTE([.C46];&quot;.&quot;;&quot;,&quot;)/1" office:value-type="float" office:value="10000.5000275242" calcext:value-type="float">
            <text:p>10.000,50</text:p>
          </table:table-cell>
          <table:table-cell table:style-name="ce8" table:formula="of:=SUBSTITUTE([.D46];&quot;.&quot;;&quot;,&quot;)/1" office:value-type="float" office:value="1" calcext:value-type="float">
            <text:p>1,00</text:p>
          </table:table-cell>
          <table:table-cell table:style-name="ce8" table:formula="of:=SUBSTITUTE([.E4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94.59402677</text:p>
          </table:table-cell>
          <table:table-cell table:style-name="ce5" office:value-type="string" calcext:value-type="string">
            <text:p>9288.766202274495</text:p>
          </table:table-cell>
          <table:table-cell table:style-name="ce5" office:value-type="string" calcext:value-type="string">
            <text:p>10000.5256528742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47];&quot;.&quot;;&quot;,&quot;)/1" office:value-type="float" office:value="9294.59402677" calcext:value-type="float">
            <text:p>9.294,59</text:p>
          </table:table-cell>
          <table:table-cell table:style-name="ce8" table:formula="of:=SUBSTITUTE([.B47];&quot;.&quot;;&quot;,&quot;)/1" office:value-type="float" office:value="9288.7662022745" calcext:value-type="float">
            <text:p>9.288,77</text:p>
          </table:table-cell>
          <table:table-cell table:style-name="ce8" table:formula="of:=SUBSTITUTE([.C47];&quot;.&quot;;&quot;,&quot;)/1" office:value-type="float" office:value="10000.5256528743" calcext:value-type="float">
            <text:p>10.000,53</text:p>
          </table:table-cell>
          <table:table-cell table:style-name="ce8" table:formula="of:=SUBSTITUTE([.D47];&quot;.&quot;;&quot;,&quot;)/1" office:value-type="float" office:value="1" calcext:value-type="float">
            <text:p>1,00</text:p>
          </table:table-cell>
          <table:table-cell table:style-name="ce8" table:formula="of:=SUBSTITUTE([.E4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08.17367857</text:p>
          </table:table-cell>
          <table:table-cell table:style-name="ce5" office:value-type="string" calcext:value-type="string">
            <text:p>9234.528511215818</text:p>
          </table:table-cell>
          <table:table-cell table:style-name="ce5" office:value-type="string" calcext:value-type="string">
            <text:p>10000.5133230446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48];&quot;.&quot;;&quot;,&quot;)/1" office:value-type="float" office:value="9208.17367857" calcext:value-type="float">
            <text:p>9.208,17</text:p>
          </table:table-cell>
          <table:table-cell table:style-name="ce8" table:formula="of:=SUBSTITUTE([.B48];&quot;.&quot;;&quot;,&quot;)/1" office:value-type="float" office:value="9234.52851121582" calcext:value-type="float">
            <text:p>9.234,53</text:p>
          </table:table-cell>
          <table:table-cell table:style-name="ce8" table:formula="of:=SUBSTITUTE([.C48];&quot;.&quot;;&quot;,&quot;)/1" office:value-type="float" office:value="10000.5133230446" calcext:value-type="float">
            <text:p>10.000,51</text:p>
          </table:table-cell>
          <table:table-cell table:style-name="ce8" table:formula="of:=SUBSTITUTE([.D48];&quot;.&quot;;&quot;,&quot;)/1" office:value-type="float" office:value="1" calcext:value-type="float">
            <text:p>1,00</text:p>
          </table:table-cell>
          <table:table-cell table:style-name="ce8" table:formula="of:=SUBSTITUTE([.E4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399.1329332</text:p>
          </table:table-cell>
          <table:table-cell table:style-name="ce5" office:value-type="string" calcext:value-type="string">
            <text:p>9319.9658738267</text:p>
          </table:table-cell>
          <table:table-cell table:style-name="ce5" office:value-type="string" calcext:value-type="string">
            <text:p>10000.5121037903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49];&quot;.&quot;;&quot;,&quot;)/1" office:value-type="float" office:value="9399.1329332" calcext:value-type="float">
            <text:p>9.399,13</text:p>
          </table:table-cell>
          <table:table-cell table:style-name="ce8" table:formula="of:=SUBSTITUTE([.B49];&quot;.&quot;;&quot;,&quot;)/1" office:value-type="float" office:value="9319.9658738267" calcext:value-type="float">
            <text:p>9.319,97</text:p>
          </table:table-cell>
          <table:table-cell table:style-name="ce8" table:formula="of:=SUBSTITUTE([.C49];&quot;.&quot;;&quot;,&quot;)/1" office:value-type="float" office:value="10000.5121037903" calcext:value-type="float">
            <text:p>10.000,51</text:p>
          </table:table-cell>
          <table:table-cell table:style-name="ce8" table:formula="of:=SUBSTITUTE([.D49];&quot;.&quot;;&quot;,&quot;)/1" office:value-type="float" office:value="1" calcext:value-type="float">
            <text:p>1,00</text:p>
          </table:table-cell>
          <table:table-cell table:style-name="ce8" table:formula="of:=SUBSTITUTE([.E4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349.97482365</text:p>
          </table:table-cell>
          <table:table-cell table:style-name="ce5" office:value-type="string" calcext:value-type="string">
            <text:p>9403.157192109134</text:p>
          </table:table-cell>
          <table:table-cell table:style-name="ce5" office:value-type="string" calcext:value-type="string">
            <text:p>10000.49885156089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50];&quot;.&quot;;&quot;,&quot;)/1" office:value-type="float" office:value="9349.97482365" calcext:value-type="float">
            <text:p>9.349,97</text:p>
          </table:table-cell>
          <table:table-cell table:style-name="ce8" table:formula="of:=SUBSTITUTE([.B50];&quot;.&quot;;&quot;,&quot;)/1" office:value-type="float" office:value="9403.15719210913" calcext:value-type="float">
            <text:p>9.403,16</text:p>
          </table:table-cell>
          <table:table-cell table:style-name="ce8" table:formula="of:=SUBSTITUTE([.C50];&quot;.&quot;;&quot;,&quot;)/1" office:value-type="float" office:value="10000.4988515609" calcext:value-type="float">
            <text:p>10.000,50</text:p>
          </table:table-cell>
          <table:table-cell table:style-name="ce8" table:formula="of:=SUBSTITUTE([.D50];&quot;.&quot;;&quot;,&quot;)/1" office:value-type="float" office:value="1" calcext:value-type="float">
            <text:p>1,00</text:p>
          </table:table-cell>
          <table:table-cell table:style-name="ce8" table:formula="of:=SUBSTITUTE([.E5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86.76482656</text:p>
          </table:table-cell>
          <table:table-cell table:style-name="ce5" office:value-type="string" calcext:value-type="string">
            <text:p>9342.570424082905</text:p>
          </table:table-cell>
          <table:table-cell table:style-name="ce5" office:value-type="string" calcext:value-type="string">
            <text:p>10000.46379271472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51];&quot;.&quot;;&quot;,&quot;)/1" office:value-type="float" office:value="9286.76482656" calcext:value-type="float">
            <text:p>9.286,76</text:p>
          </table:table-cell>
          <table:table-cell table:style-name="ce8" table:formula="of:=SUBSTITUTE([.B51];&quot;.&quot;;&quot;,&quot;)/1" office:value-type="float" office:value="9342.57042408291" calcext:value-type="float">
            <text:p>9.342,57</text:p>
          </table:table-cell>
          <table:table-cell table:style-name="ce8" table:formula="of:=SUBSTITUTE([.C51];&quot;.&quot;;&quot;,&quot;)/1" office:value-type="float" office:value="10000.4637927147" calcext:value-type="float">
            <text:p>10.000,46</text:p>
          </table:table-cell>
          <table:table-cell table:style-name="ce8" table:formula="of:=SUBSTITUTE([.D51];&quot;.&quot;;&quot;,&quot;)/1" office:value-type="float" office:value="1" calcext:value-type="float">
            <text:p>1,00</text:p>
          </table:table-cell>
          <table:table-cell table:style-name="ce8" table:formula="of:=SUBSTITUTE([.E5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139.99999929</text:p>
          </table:table-cell>
          <table:table-cell table:style-name="ce5" office:value-type="string" calcext:value-type="string">
            <text:p>9183.254022719122</text:p>
          </table:table-cell>
          <table:table-cell table:style-name="ce5" office:value-type="string" calcext:value-type="string">
            <text:p>10000.39268849687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52];&quot;.&quot;;&quot;,&quot;)/1" office:value-type="float" office:value="9139.99999929" calcext:value-type="float">
            <text:p>9.140,00</text:p>
          </table:table-cell>
          <table:table-cell table:style-name="ce8" table:formula="of:=SUBSTITUTE([.B52];&quot;.&quot;;&quot;,&quot;)/1" office:value-type="float" office:value="9183.25402271912" calcext:value-type="float">
            <text:p>9.183,25</text:p>
          </table:table-cell>
          <table:table-cell table:style-name="ce8" table:formula="of:=SUBSTITUTE([.C52];&quot;.&quot;;&quot;,&quot;)/1" office:value-type="float" office:value="10000.3926884969" calcext:value-type="float">
            <text:p>10.000,39</text:p>
          </table:table-cell>
          <table:table-cell table:style-name="ce8" table:formula="of:=SUBSTITUTE([.D52];&quot;.&quot;;&quot;,&quot;)/1" office:value-type="float" office:value="1" calcext:value-type="float">
            <text:p>1,00</text:p>
          </table:table-cell>
          <table:table-cell table:style-name="ce8" table:formula="of:=SUBSTITUTE([.E5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81.36329997</text:p>
          </table:table-cell>
          <table:table-cell table:style-name="ce5" office:value-type="string" calcext:value-type="string">
            <text:p>9048.697106733334</text:p>
          </table:table-cell>
          <table:table-cell table:style-name="ce5" office:value-type="string" calcext:value-type="string">
            <text:p>10000.30162254857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53];&quot;.&quot;;&quot;,&quot;)/1" office:value-type="float" office:value="9081.36329997" calcext:value-type="float">
            <text:p>9.081,36</text:p>
          </table:table-cell>
          <table:table-cell table:style-name="ce8" table:formula="of:=SUBSTITUTE([.B53];&quot;.&quot;;&quot;,&quot;)/1" office:value-type="float" office:value="9048.69710673333" calcext:value-type="float">
            <text:p>9.048,70</text:p>
          </table:table-cell>
          <table:table-cell table:style-name="ce8" table:formula="of:=SUBSTITUTE([.C53];&quot;.&quot;;&quot;,&quot;)/1" office:value-type="float" office:value="10000.3016225486" calcext:value-type="float">
            <text:p>10.000,30</text:p>
          </table:table-cell>
          <table:table-cell table:style-name="ce8" table:formula="of:=SUBSTITUTE([.D53];&quot;.&quot;;&quot;,&quot;)/1" office:value-type="float" office:value="1" calcext:value-type="float">
            <text:p>1,00</text:p>
          </table:table-cell>
          <table:table-cell table:style-name="ce8" table:formula="of:=SUBSTITUTE([.E5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199.95999708</text:p>
          </table:table-cell>
          <table:table-cell table:style-name="ce5" office:value-type="string" calcext:value-type="string">
            <text:p>9102.538288841324</text:p>
          </table:table-cell>
          <table:table-cell table:style-name="ce5" office:value-type="string" calcext:value-type="string">
            <text:p>10000.2321033457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54];&quot;.&quot;;&quot;,&quot;)/1" office:value-type="float" office:value="9199.95999708" calcext:value-type="float">
            <text:p>9.199,96</text:p>
          </table:table-cell>
          <table:table-cell table:style-name="ce8" table:formula="of:=SUBSTITUTE([.B54];&quot;.&quot;;&quot;,&quot;)/1" office:value-type="float" office:value="9102.53828884132" calcext:value-type="float">
            <text:p>9.102,54</text:p>
          </table:table-cell>
          <table:table-cell table:style-name="ce8" table:formula="of:=SUBSTITUTE([.C54];&quot;.&quot;;&quot;,&quot;)/1" office:value-type="float" office:value="10000.2321033457" calcext:value-type="float">
            <text:p>10.000,23</text:p>
          </table:table-cell>
          <table:table-cell table:style-name="ce8" table:formula="of:=SUBSTITUTE([.D54];&quot;.&quot;;&quot;,&quot;)/1" office:value-type="float" office:value="1" calcext:value-type="float">
            <text:p>1,00</text:p>
          </table:table-cell>
          <table:table-cell table:style-name="ce8" table:formula="of:=SUBSTITUTE([.E5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53.64136521</text:p>
          </table:table-cell>
          <table:table-cell table:style-name="ce5" office:value-type="string" calcext:value-type="string">
            <text:p>9105.691705611762</text:p>
          </table:table-cell>
          <table:table-cell table:style-name="ce5" office:value-type="string" calcext:value-type="string">
            <text:p>10000.15392328835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55];&quot;.&quot;;&quot;,&quot;)/1" office:value-type="float" office:value="9053.64136521" calcext:value-type="float">
            <text:p>9.053,64</text:p>
          </table:table-cell>
          <table:table-cell table:style-name="ce8" table:formula="of:=SUBSTITUTE([.B55];&quot;.&quot;;&quot;,&quot;)/1" office:value-type="float" office:value="9105.69170561176" calcext:value-type="float">
            <text:p>9.105,69</text:p>
          </table:table-cell>
          <table:table-cell table:style-name="ce8" table:formula="of:=SUBSTITUTE([.C55];&quot;.&quot;;&quot;,&quot;)/1" office:value-type="float" office:value="10000.1539232884" calcext:value-type="float">
            <text:p>10.000,15</text:p>
          </table:table-cell>
          <table:table-cell table:style-name="ce8" table:formula="of:=SUBSTITUTE([.D55];&quot;.&quot;;&quot;,&quot;)/1" office:value-type="float" office:value="1" calcext:value-type="float">
            <text:p>1,00</text:p>
          </table:table-cell>
          <table:table-cell table:style-name="ce8" table:formula="of:=SUBSTITUTE([.E5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960" calcext:value-type="float">
            <text:p>8960</text:p>
          </table:table-cell>
          <table:table-cell table:style-name="ce5" office:value-type="string" calcext:value-type="string">
            <text:p>8979.044643047751</text:p>
          </table:table-cell>
          <table:table-cell table:style-name="ce5" office:value-type="string" calcext:value-type="string">
            <text:p>10000.06596318615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56];&quot;.&quot;;&quot;,&quot;)/1" office:value-type="float" office:value="8960" calcext:value-type="float">
            <text:p>8.960,00</text:p>
          </table:table-cell>
          <table:table-cell table:style-name="ce8" table:formula="of:=SUBSTITUTE([.B56];&quot;.&quot;;&quot;,&quot;)/1" office:value-type="float" office:value="8979.04464304775" calcext:value-type="float">
            <text:p>8.979,04</text:p>
          </table:table-cell>
          <table:table-cell table:style-name="ce8" table:formula="of:=SUBSTITUTE([.C56];&quot;.&quot;;&quot;,&quot;)/1" office:value-type="float" office:value="10000.0659631862" calcext:value-type="float">
            <text:p>10.000,07</text:p>
          </table:table-cell>
          <table:table-cell table:style-name="ce8" table:formula="of:=SUBSTITUTE([.D56];&quot;.&quot;;&quot;,&quot;)/1" office:value-type="float" office:value="0" calcext:value-type="float">
            <text:p>0,00</text:p>
          </table:table-cell>
          <table:table-cell table:style-name="ce8" table:formula="of:=SUBSTITUTE([.E5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57.81948332</text:p>
          </table:table-cell>
          <table:table-cell table:style-name="ce5" office:value-type="string" calcext:value-type="string">
            <text:p>8978.098029352414</text:p>
          </table:table-cell>
          <table:table-cell table:style-name="ce5" office:value-type="string" calcext:value-type="string">
            <text:p>10000.00325475907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57];&quot;.&quot;;&quot;,&quot;)/1" office:value-type="float" office:value="9057.81948332" calcext:value-type="float">
            <text:p>9.057,82</text:p>
          </table:table-cell>
          <table:table-cell table:style-name="ce8" table:formula="of:=SUBSTITUTE([.B57];&quot;.&quot;;&quot;,&quot;)/1" office:value-type="float" office:value="8978.09802935241" calcext:value-type="float">
            <text:p>8.978,10</text:p>
          </table:table-cell>
          <table:table-cell table:style-name="ce8" table:formula="of:=SUBSTITUTE([.C57];&quot;.&quot;;&quot;,&quot;)/1" office:value-type="float" office:value="10000.0032547591" calcext:value-type="float">
            <text:p>10.000,00</text:p>
          </table:table-cell>
          <table:table-cell table:style-name="ce8" table:formula="of:=SUBSTITUTE([.D57];&quot;.&quot;;&quot;,&quot;)/1" office:value-type="float" office:value="0" calcext:value-type="float">
            <text:p>0,00</text:p>
          </table:table-cell>
          <table:table-cell table:style-name="ce8" table:formula="of:=SUBSTITUTE([.E5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198.64404366</text:p>
          </table:table-cell>
          <table:table-cell table:style-name="ce5" office:value-type="string" calcext:value-type="string">
            <text:p>9144.194544770407</text:p>
          </table:table-cell>
          <table:table-cell table:style-name="ce5" office:value-type="string" calcext:value-type="string">
            <text:p>9999.98495655573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58];&quot;.&quot;;&quot;,&quot;)/1" office:value-type="float" office:value="9198.64404366" calcext:value-type="float">
            <text:p>9.198,64</text:p>
          </table:table-cell>
          <table:table-cell table:style-name="ce8" table:formula="of:=SUBSTITUTE([.B58];&quot;.&quot;;&quot;,&quot;)/1" office:value-type="float" office:value="9144.19454477041" calcext:value-type="float">
            <text:p>9.144,19</text:p>
          </table:table-cell>
          <table:table-cell table:style-name="ce8" table:formula="of:=SUBSTITUTE([.C58];&quot;.&quot;;&quot;,&quot;)/1" office:value-type="float" office:value="9999.98495655573" calcext:value-type="float">
            <text:p>9.999,98</text:p>
          </table:table-cell>
          <table:table-cell table:style-name="ce8" table:formula="of:=SUBSTITUTE([.D58];&quot;.&quot;;&quot;,&quot;)/1" office:value-type="float" office:value="0" calcext:value-type="float">
            <text:p>0,00</text:p>
          </table:table-cell>
          <table:table-cell table:style-name="ce8" table:formula="of:=SUBSTITUTE([.E5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78.5414656</text:p>
          </table:table-cell>
          <table:table-cell table:style-name="ce5" office:value-type="string" calcext:value-type="string">
            <text:p>9173.557948641952</text:p>
          </table:table-cell>
          <table:table-cell table:style-name="ce5" office:value-type="string" calcext:value-type="string">
            <text:p>9999.96796314947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59];&quot;.&quot;;&quot;,&quot;)/1" office:value-type="float" office:value="9078.5414656" calcext:value-type="float">
            <text:p>9.078,54</text:p>
          </table:table-cell>
          <table:table-cell table:style-name="ce8" table:formula="of:=SUBSTITUTE([.B59];&quot;.&quot;;&quot;,&quot;)/1" office:value-type="float" office:value="9173.55794864195" calcext:value-type="float">
            <text:p>9.173,56</text:p>
          </table:table-cell>
          <table:table-cell table:style-name="ce8" table:formula="of:=SUBSTITUTE([.C59];&quot;.&quot;;&quot;,&quot;)/1" office:value-type="float" office:value="9999.96796314947" calcext:value-type="float">
            <text:p>9.999,97</text:p>
          </table:table-cell>
          <table:table-cell table:style-name="ce8" table:formula="of:=SUBSTITUTE([.D59];&quot;.&quot;;&quot;,&quot;)/1" office:value-type="float" office:value="0" calcext:value-type="float">
            <text:p>0,00</text:p>
          </table:table-cell>
          <table:table-cell table:style-name="ce8" table:formula="of:=SUBSTITUTE([.E5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61.85954224</text:p>
          </table:table-cell>
          <table:table-cell table:style-name="ce5" office:value-type="string" calcext:value-type="string">
            <text:p>9220.067290887497</text:p>
          </table:table-cell>
          <table:table-cell table:style-name="ce5" office:value-type="string" calcext:value-type="string">
            <text:p>9999.98600905844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60];&quot;.&quot;;&quot;,&quot;)/1" office:value-type="float" office:value="9261.85954224" calcext:value-type="float">
            <text:p>9.261,86</text:p>
          </table:table-cell>
          <table:table-cell table:style-name="ce8" table:formula="of:=SUBSTITUTE([.B60];&quot;.&quot;;&quot;,&quot;)/1" office:value-type="float" office:value="9220.0672908875" calcext:value-type="float">
            <text:p>9.220,07</text:p>
          </table:table-cell>
          <table:table-cell table:style-name="ce8" table:formula="of:=SUBSTITUTE([.C60];&quot;.&quot;;&quot;,&quot;)/1" office:value-type="float" office:value="9999.98600905844" calcext:value-type="float">
            <text:p>9.999,99</text:p>
          </table:table-cell>
          <table:table-cell table:style-name="ce8" table:formula="of:=SUBSTITUTE([.D60];&quot;.&quot;;&quot;,&quot;)/1" office:value-type="float" office:value="1" calcext:value-type="float">
            <text:p>1,00</text:p>
          </table:table-cell>
          <table:table-cell table:style-name="ce8" table:formula="of:=SUBSTITUTE([.E6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52.74139029</text:p>
          </table:table-cell>
          <table:table-cell table:style-name="ce5" office:value-type="string" calcext:value-type="string">
            <text:p>9295.459180228154</text:p>
          </table:table-cell>
          <table:table-cell table:style-name="ce5" office:value-type="string" calcext:value-type="string">
            <text:p>10000.01468023094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61];&quot;.&quot;;&quot;,&quot;)/1" office:value-type="float" office:value="9252.74139029" calcext:value-type="float">
            <text:p>9.252,74</text:p>
          </table:table-cell>
          <table:table-cell table:style-name="ce8" table:formula="of:=SUBSTITUTE([.B61];&quot;.&quot;;&quot;,&quot;)/1" office:value-type="float" office:value="9295.45918022815" calcext:value-type="float">
            <text:p>9.295,46</text:p>
          </table:table-cell>
          <table:table-cell table:style-name="ce8" table:formula="of:=SUBSTITUTE([.C61];&quot;.&quot;;&quot;,&quot;)/1" office:value-type="float" office:value="10000.0146802309" calcext:value-type="float">
            <text:p>10.000,01</text:p>
          </table:table-cell>
          <table:table-cell table:style-name="ce8" table:formula="of:=SUBSTITUTE([.D61];&quot;.&quot;;&quot;,&quot;)/1" office:value-type="float" office:value="1" calcext:value-type="float">
            <text:p>1,00</text:p>
          </table:table-cell>
          <table:table-cell table:style-name="ce8" table:formula="of:=SUBSTITUTE([.E6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13.3002186</text:p>
          </table:table-cell>
          <table:table-cell table:style-name="ce5" office:value-type="string" calcext:value-type="string">
            <text:p>9267.685292859034</text:p>
          </table:table-cell>
          <table:table-cell table:style-name="ce5" office:value-type="string" calcext:value-type="string">
            <text:p>10000.0363682410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62];&quot;.&quot;;&quot;,&quot;)/1" office:value-type="float" office:value="9213.3002186" calcext:value-type="float">
            <text:p>9.213,30</text:p>
          </table:table-cell>
          <table:table-cell table:style-name="ce8" table:formula="of:=SUBSTITUTE([.B62];&quot;.&quot;;&quot;,&quot;)/1" office:value-type="float" office:value="9267.68529285904" calcext:value-type="float">
            <text:p>9.267,69</text:p>
          </table:table-cell>
          <table:table-cell table:style-name="ce8" table:formula="of:=SUBSTITUTE([.C62];&quot;.&quot;;&quot;,&quot;)/1" office:value-type="float" office:value="10000.0363682411" calcext:value-type="float">
            <text:p>10.000,04</text:p>
          </table:table-cell>
          <table:table-cell table:style-name="ce8" table:formula="of:=SUBSTITUTE([.D62];&quot;.&quot;;&quot;,&quot;)/1" office:value-type="float" office:value="1" calcext:value-type="float">
            <text:p>1,00</text:p>
          </table:table-cell>
          <table:table-cell table:style-name="ce8" table:formula="of:=SUBSTITUTE([.E6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80.99999132</text:p>
          </table:table-cell>
          <table:table-cell table:style-name="ce5" office:value-type="string" calcext:value-type="string">
            <text:p>9134.850643112137</text:p>
          </table:table-cell>
          <table:table-cell table:style-name="ce5" office:value-type="string" calcext:value-type="string">
            <text:p>10000.0285573958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63];&quot;.&quot;;&quot;,&quot;)/1" office:value-type="float" office:value="9080.99999132" calcext:value-type="float">
            <text:p>9.081,00</text:p>
          </table:table-cell>
          <table:table-cell table:style-name="ce8" table:formula="of:=SUBSTITUTE([.B63];&quot;.&quot;;&quot;,&quot;)/1" office:value-type="float" office:value="9134.85064311214" calcext:value-type="float">
            <text:p>9.134,85</text:p>
          </table:table-cell>
          <table:table-cell table:style-name="ce8" table:formula="of:=SUBSTITUTE([.C63];&quot;.&quot;;&quot;,&quot;)/1" office:value-type="float" office:value="10000.0285573958" calcext:value-type="float">
            <text:p>10.000,03</text:p>
          </table:table-cell>
          <table:table-cell table:style-name="ce8" table:formula="of:=SUBSTITUTE([.D63];&quot;.&quot;;&quot;,&quot;)/1" office:value-type="float" office:value="1" calcext:value-type="float">
            <text:p>1,00</text:p>
          </table:table-cell>
          <table:table-cell table:style-name="ce8" table:formula="of:=SUBSTITUTE([.E6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838.86698208</text:p>
          </table:table-cell>
          <table:table-cell table:style-name="ce5" office:value-type="string" calcext:value-type="string">
            <text:p>8881.840885809686</text:p>
          </table:table-cell>
          <table:table-cell table:style-name="ce5" office:value-type="string" calcext:value-type="string">
            <text:p>9999.9677293945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64];&quot;.&quot;;&quot;,&quot;)/1" office:value-type="float" office:value="8838.86698208" calcext:value-type="float">
            <text:p>8.838,87</text:p>
          </table:table-cell>
          <table:table-cell table:style-name="ce8" table:formula="of:=SUBSTITUTE([.B64];&quot;.&quot;;&quot;,&quot;)/1" office:value-type="float" office:value="8881.84088580969" calcext:value-type="float">
            <text:p>8.881,84</text:p>
          </table:table-cell>
          <table:table-cell table:style-name="ce8" table:formula="of:=SUBSTITUTE([.C64];&quot;.&quot;;&quot;,&quot;)/1" office:value-type="float" office:value="9999.96772939456" calcext:value-type="float">
            <text:p>9.999,97</text:p>
          </table:table-cell>
          <table:table-cell table:style-name="ce8" table:formula="of:=SUBSTITUTE([.D64];&quot;.&quot;;&quot;,&quot;)/1" office:value-type="float" office:value="0" calcext:value-type="float">
            <text:p>0,00</text:p>
          </table:table-cell>
          <table:table-cell table:style-name="ce8" table:formula="of:=SUBSTITUTE([.E6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810.99999999</text:p>
          </table:table-cell>
          <table:table-cell table:style-name="ce5" office:value-type="string" calcext:value-type="string">
            <text:p>8720.855152938786</text:p>
          </table:table-cell>
          <table:table-cell table:style-name="ce5" office:value-type="string" calcext:value-type="string">
            <text:p>9999.88964630610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65];&quot;.&quot;;&quot;,&quot;)/1" office:value-type="float" office:value="8810.99999999" calcext:value-type="float">
            <text:p>8.811,00</text:p>
          </table:table-cell>
          <table:table-cell table:style-name="ce8" table:formula="of:=SUBSTITUTE([.B65];&quot;.&quot;;&quot;,&quot;)/1" office:value-type="float" office:value="8720.85515293879" calcext:value-type="float">
            <text:p>8.720,86</text:p>
          </table:table-cell>
          <table:table-cell table:style-name="ce8" table:formula="of:=SUBSTITUTE([.C65];&quot;.&quot;;&quot;,&quot;)/1" office:value-type="float" office:value="9999.88964630611" calcext:value-type="float">
            <text:p>9.999,89</text:p>
          </table:table-cell>
          <table:table-cell table:style-name="ce8" table:formula="of:=SUBSTITUTE([.D65];&quot;.&quot;;&quot;,&quot;)/1" office:value-type="float" office:value="0" calcext:value-type="float">
            <text:p>0,00</text:p>
          </table:table-cell>
          <table:table-cell table:style-name="ce8" table:formula="of:=SUBSTITUTE([.E6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662.97500004</text:p>
          </table:table-cell>
          <table:table-cell table:style-name="ce5" office:value-type="string" calcext:value-type="string">
            <text:p>8629.740173266335</text:p>
          </table:table-cell>
          <table:table-cell table:style-name="ce5" office:value-type="string" calcext:value-type="string">
            <text:p>9999.7925416098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66];&quot;.&quot;;&quot;,&quot;)/1" office:value-type="float" office:value="8662.97500004" calcext:value-type="float">
            <text:p>8.662,98</text:p>
          </table:table-cell>
          <table:table-cell table:style-name="ce8" table:formula="of:=SUBSTITUTE([.B66];&quot;.&quot;;&quot;,&quot;)/1" office:value-type="float" office:value="8629.74017326633" calcext:value-type="float">
            <text:p>8.629,74</text:p>
          </table:table-cell>
          <table:table-cell table:style-name="ce8" table:formula="of:=SUBSTITUTE([.C66];&quot;.&quot;;&quot;,&quot;)/1" office:value-type="float" office:value="9999.79254160986" calcext:value-type="float">
            <text:p>9.999,79</text:p>
          </table:table-cell>
          <table:table-cell table:style-name="ce8" table:formula="of:=SUBSTITUTE([.D66];&quot;.&quot;;&quot;,&quot;)/1" office:value-type="float" office:value="0" calcext:value-type="float">
            <text:p>0,00</text:p>
          </table:table-cell>
          <table:table-cell table:style-name="ce8" table:formula="of:=SUBSTITUTE([.E6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699" calcext:value-type="float">
            <text:p>8699</text:p>
          </table:table-cell>
          <table:table-cell table:style-name="ce5" office:value-type="string" calcext:value-type="string">
            <text:p>8615.24346539166</text:p>
          </table:table-cell>
          <table:table-cell table:style-name="ce5" office:value-type="string" calcext:value-type="string">
            <text:p>9999.71151313722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67];&quot;.&quot;;&quot;,&quot;)/1" office:value-type="float" office:value="8699" calcext:value-type="float">
            <text:p>8.699,00</text:p>
          </table:table-cell>
          <table:table-cell table:style-name="ce8" table:formula="of:=SUBSTITUTE([.B67];&quot;.&quot;;&quot;,&quot;)/1" office:value-type="float" office:value="8615.24346539166" calcext:value-type="float">
            <text:p>8.615,24</text:p>
          </table:table-cell>
          <table:table-cell table:style-name="ce8" table:formula="of:=SUBSTITUTE([.C67];&quot;.&quot;;&quot;,&quot;)/1" office:value-type="float" office:value="9999.71151313723" calcext:value-type="float">
            <text:p>9.999,71</text:p>
          </table:table-cell>
          <table:table-cell table:style-name="ce8" table:formula="of:=SUBSTITUTE([.D67];&quot;.&quot;;&quot;,&quot;)/1" office:value-type="float" office:value="0" calcext:value-type="float">
            <text:p>0,00</text:p>
          </table:table-cell>
          <table:table-cell table:style-name="ce8" table:formula="of:=SUBSTITUTE([.E6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03.8430299</text:p>
          </table:table-cell>
          <table:table-cell table:style-name="ce5" office:value-type="string" calcext:value-type="string">
            <text:p>8668.884955053654</text:p>
          </table:table-cell>
          <table:table-cell table:style-name="ce5" office:value-type="string" calcext:value-type="string">
            <text:p>9999.65485913527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68];&quot;.&quot;;&quot;,&quot;)/1" office:value-type="float" office:value="8703.8430299" calcext:value-type="float">
            <text:p>8.703,84</text:p>
          </table:table-cell>
          <table:table-cell table:style-name="ce8" table:formula="of:=SUBSTITUTE([.B68];&quot;.&quot;;&quot;,&quot;)/1" office:value-type="float" office:value="8668.88495505365" calcext:value-type="float">
            <text:p>8.668,88</text:p>
          </table:table-cell>
          <table:table-cell table:style-name="ce8" table:formula="of:=SUBSTITUTE([.C68];&quot;.&quot;;&quot;,&quot;)/1" office:value-type="float" office:value="9999.65485913527" calcext:value-type="float">
            <text:p>9.999,65</text:p>
          </table:table-cell>
          <table:table-cell table:style-name="ce8" table:formula="of:=SUBSTITUTE([.D68];&quot;.&quot;;&quot;,&quot;)/1" office:value-type="float" office:value="0" calcext:value-type="float">
            <text:p>0,00</text:p>
          </table:table-cell>
          <table:table-cell table:style-name="ce8" table:formula="of:=SUBSTITUTE([.E6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640" calcext:value-type="float">
            <text:p>8640</text:p>
          </table:table-cell>
          <table:table-cell table:style-name="ce5" office:value-type="string" calcext:value-type="string">
            <text:p>8660.112662776979</text:p>
          </table:table-cell>
          <table:table-cell table:style-name="ce5" office:value-type="string" calcext:value-type="string">
            <text:p>9999.61134294958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69];&quot;.&quot;;&quot;,&quot;)/1" office:value-type="float" office:value="8640" calcext:value-type="float">
            <text:p>8.640,00</text:p>
          </table:table-cell>
          <table:table-cell table:style-name="ce8" table:formula="of:=SUBSTITUTE([.B69];&quot;.&quot;;&quot;,&quot;)/1" office:value-type="float" office:value="8660.11266277698" calcext:value-type="float">
            <text:p>8.660,11</text:p>
          </table:table-cell>
          <table:table-cell table:style-name="ce8" table:formula="of:=SUBSTITUTE([.C69];&quot;.&quot;;&quot;,&quot;)/1" office:value-type="float" office:value="9999.61134294959" calcext:value-type="float">
            <text:p>9.999,61</text:p>
          </table:table-cell>
          <table:table-cell table:style-name="ce8" table:formula="of:=SUBSTITUTE([.D69];&quot;.&quot;;&quot;,&quot;)/1" office:value-type="float" office:value="0" calcext:value-type="float">
            <text:p>0,00</text:p>
          </table:table-cell>
          <table:table-cell table:style-name="ce8" table:formula="of:=SUBSTITUTE([.E6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404.0097973</text:p>
          </table:table-cell>
          <table:table-cell table:style-name="ce5" office:value-type="string" calcext:value-type="string">
            <text:p>8472.653198196303</text:p>
          </table:table-cell>
          <table:table-cell table:style-name="ce5" office:value-type="string" calcext:value-type="string">
            <text:p>9999.54469002261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70];&quot;.&quot;;&quot;,&quot;)/1" office:value-type="float" office:value="8404.0097973" calcext:value-type="float">
            <text:p>8.404,01</text:p>
          </table:table-cell>
          <table:table-cell table:style-name="ce8" table:formula="of:=SUBSTITUTE([.B70];&quot;.&quot;;&quot;,&quot;)/1" office:value-type="float" office:value="8472.6531981963" calcext:value-type="float">
            <text:p>8.472,65</text:p>
          </table:table-cell>
          <table:table-cell table:style-name="ce8" table:formula="of:=SUBSTITUTE([.C70];&quot;.&quot;;&quot;,&quot;)/1" office:value-type="float" office:value="9999.54469002261" calcext:value-type="float">
            <text:p>9.999,54</text:p>
          </table:table-cell>
          <table:table-cell table:style-name="ce8" table:formula="of:=SUBSTITUTE([.D70];&quot;.&quot;;&quot;,&quot;)/1" office:value-type="float" office:value="0" calcext:value-type="float">
            <text:p>0,00</text:p>
          </table:table-cell>
          <table:table-cell table:style-name="ce8" table:formula="of:=SUBSTITUTE([.E7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487.12129022</text:p>
          </table:table-cell>
          <table:table-cell table:style-name="ce5" office:value-type="string" calcext:value-type="string">
            <text:p>8385.800600540962</text:p>
          </table:table-cell>
          <table:table-cell table:style-name="ce5" office:value-type="string" calcext:value-type="string">
            <text:p>9999.49952195845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71];&quot;.&quot;;&quot;,&quot;)/1" office:value-type="float" office:value="8487.12129022" calcext:value-type="float">
            <text:p>8.487,12</text:p>
          </table:table-cell>
          <table:table-cell table:style-name="ce8" table:formula="of:=SUBSTITUTE([.B71];&quot;.&quot;;&quot;,&quot;)/1" office:value-type="float" office:value="8385.80060054096" calcext:value-type="float">
            <text:p>8.385,80</text:p>
          </table:table-cell>
          <table:table-cell table:style-name="ce8" table:formula="of:=SUBSTITUTE([.C71];&quot;.&quot;;&quot;,&quot;)/1" office:value-type="float" office:value="9999.49952195845" calcext:value-type="float">
            <text:p>9.999,50</text:p>
          </table:table-cell>
          <table:table-cell table:style-name="ce8" table:formula="of:=SUBSTITUTE([.D71];&quot;.&quot;;&quot;,&quot;)/1" office:value-type="float" office:value="0" calcext:value-type="float">
            <text:p>0,00</text:p>
          </table:table-cell>
          <table:table-cell table:style-name="ce8" table:formula="of:=SUBSTITUTE([.E7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486.6356675</text:p>
          </table:table-cell>
          <table:table-cell table:style-name="ce5" office:value-type="string" calcext:value-type="string">
            <text:p>8444.043838696069</text:p>
          </table:table-cell>
          <table:table-cell table:style-name="ce5" office:value-type="string" calcext:value-type="string">
            <text:p>9999.47777182483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72];&quot;.&quot;;&quot;,&quot;)/1" office:value-type="float" office:value="8486.6356675" calcext:value-type="float">
            <text:p>8.486,64</text:p>
          </table:table-cell>
          <table:table-cell table:style-name="ce8" table:formula="of:=SUBSTITUTE([.B72];&quot;.&quot;;&quot;,&quot;)/1" office:value-type="float" office:value="8444.04383869607" calcext:value-type="float">
            <text:p>8.444,04</text:p>
          </table:table-cell>
          <table:table-cell table:style-name="ce8" table:formula="of:=SUBSTITUTE([.C72];&quot;.&quot;;&quot;,&quot;)/1" office:value-type="float" office:value="9999.47777182484" calcext:value-type="float">
            <text:p>9.999,48</text:p>
          </table:table-cell>
          <table:table-cell table:style-name="ce8" table:formula="of:=SUBSTITUTE([.D72];&quot;.&quot;;&quot;,&quot;)/1" office:value-type="float" office:value="0" calcext:value-type="float">
            <text:p>0,00</text:p>
          </table:table-cell>
          <table:table-cell table:style-name="ce8" table:formula="of:=SUBSTITUTE([.E7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339.84645517</text:p>
          </table:table-cell>
          <table:table-cell table:style-name="ce5" office:value-type="string" calcext:value-type="string">
            <text:p>8388.169890368508</text:p>
          </table:table-cell>
          <table:table-cell table:style-name="ce5" office:value-type="string" calcext:value-type="string">
            <text:p>9999.45111322693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73];&quot;.&quot;;&quot;,&quot;)/1" office:value-type="float" office:value="8339.84645517" calcext:value-type="float">
            <text:p>8.339,85</text:p>
          </table:table-cell>
          <table:table-cell table:style-name="ce8" table:formula="of:=SUBSTITUTE([.B73];&quot;.&quot;;&quot;,&quot;)/1" office:value-type="float" office:value="8388.16989036851" calcext:value-type="float">
            <text:p>8.388,17</text:p>
          </table:table-cell>
          <table:table-cell table:style-name="ce8" table:formula="of:=SUBSTITUTE([.C73];&quot;.&quot;;&quot;,&quot;)/1" office:value-type="float" office:value="9999.45111322694" calcext:value-type="float">
            <text:p>9.999,45</text:p>
          </table:table-cell>
          <table:table-cell table:style-name="ce8" table:formula="of:=SUBSTITUTE([.D73];&quot;.&quot;;&quot;,&quot;)/1" office:value-type="float" office:value="0" calcext:value-type="float">
            <text:p>0,00</text:p>
          </table:table-cell>
          <table:table-cell table:style-name="ce8" table:formula="of:=SUBSTITUTE([.E7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240.16286874</text:p>
          </table:table-cell>
          <table:table-cell table:style-name="ce5" office:value-type="string" calcext:value-type="string">
            <text:p>8243.107825134059</text:p>
          </table:table-cell>
          <table:table-cell table:style-name="ce5" office:value-type="string" calcext:value-type="string">
            <text:p>9999.4167019601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74];&quot;.&quot;;&quot;,&quot;)/1" office:value-type="float" office:value="8240.16286874" calcext:value-type="float">
            <text:p>8.240,16</text:p>
          </table:table-cell>
          <table:table-cell table:style-name="ce8" table:formula="of:=SUBSTITUTE([.B74];&quot;.&quot;;&quot;,&quot;)/1" office:value-type="float" office:value="8243.10782513406" calcext:value-type="float">
            <text:p>8.243,11</text:p>
          </table:table-cell>
          <table:table-cell table:style-name="ce8" table:formula="of:=SUBSTITUTE([.C74];&quot;.&quot;;&quot;,&quot;)/1" office:value-type="float" office:value="9999.41670196012" calcext:value-type="float">
            <text:p>9.999,42</text:p>
          </table:table-cell>
          <table:table-cell table:style-name="ce8" table:formula="of:=SUBSTITUTE([.D74];&quot;.&quot;;&quot;,&quot;)/1" office:value-type="float" office:value="0" calcext:value-type="float">
            <text:p>0,00</text:p>
          </table:table-cell>
          <table:table-cell table:style-name="ce8" table:formula="of:=SUBSTITUTE([.E7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136.00000285</text:p>
          </table:table-cell>
          <table:table-cell table:style-name="ce5" office:value-type="string" calcext:value-type="string">
            <text:p>8111.787842461832</text:p>
          </table:table-cell>
          <table:table-cell table:style-name="ce5" office:value-type="string" calcext:value-type="string">
            <text:p>9999.3740086757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75];&quot;.&quot;;&quot;,&quot;)/1" office:value-type="float" office:value="8136.00000285" calcext:value-type="float">
            <text:p>8.136,00</text:p>
          </table:table-cell>
          <table:table-cell table:style-name="ce8" table:formula="of:=SUBSTITUTE([.B75];&quot;.&quot;;&quot;,&quot;)/1" office:value-type="float" office:value="8111.78784246183" calcext:value-type="float">
            <text:p>8.111,79</text:p>
          </table:table-cell>
          <table:table-cell table:style-name="ce8" table:formula="of:=SUBSTITUTE([.C75];&quot;.&quot;;&quot;,&quot;)/1" office:value-type="float" office:value="9999.37400867577" calcext:value-type="float">
            <text:p>9.999,37</text:p>
          </table:table-cell>
          <table:table-cell table:style-name="ce8" table:formula="of:=SUBSTITUTE([.D75];&quot;.&quot;;&quot;,&quot;)/1" office:value-type="float" office:value="0" calcext:value-type="float">
            <text:p>0,00</text:p>
          </table:table-cell>
          <table:table-cell table:style-name="ce8" table:formula="of:=SUBSTITUTE([.E7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095.11079791</text:p>
          </table:table-cell>
          <table:table-cell table:style-name="ce5" office:value-type="string" calcext:value-type="string">
            <text:p>8043.060774840494</text:p>
          </table:table-cell>
          <table:table-cell table:style-name="ce5" office:value-type="string" calcext:value-type="string">
            <text:p>9999.33593434442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76];&quot;.&quot;;&quot;,&quot;)/1" office:value-type="float" office:value="8095.11079791" calcext:value-type="float">
            <text:p>8.095,11</text:p>
          </table:table-cell>
          <table:table-cell table:style-name="ce8" table:formula="of:=SUBSTITUTE([.B76];&quot;.&quot;;&quot;,&quot;)/1" office:value-type="float" office:value="8043.06077484049" calcext:value-type="float">
            <text:p>8.043,06</text:p>
          </table:table-cell>
          <table:table-cell table:style-name="ce8" table:formula="of:=SUBSTITUTE([.C76];&quot;.&quot;;&quot;,&quot;)/1" office:value-type="float" office:value="9999.33593434442" calcext:value-type="float">
            <text:p>9.999,34</text:p>
          </table:table-cell>
          <table:table-cell table:style-name="ce8" table:formula="of:=SUBSTITUTE([.D76];&quot;.&quot;;&quot;,&quot;)/1" office:value-type="float" office:value="0" calcext:value-type="float">
            <text:p>0,00</text:p>
          </table:table-cell>
          <table:table-cell table:style-name="ce8" table:formula="of:=SUBSTITUTE([.E7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440.01465798</text:p>
          </table:table-cell>
          <table:table-cell table:style-name="ce5" office:value-type="string" calcext:value-type="string">
            <text:p>8277.0282158576</text:p>
          </table:table-cell>
          <table:table-cell table:style-name="ce5" office:value-type="string" calcext:value-type="string">
            <text:p>9999.37820239865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77];&quot;.&quot;;&quot;,&quot;)/1" office:value-type="float" office:value="8440.01465798" calcext:value-type="float">
            <text:p>8.440,01</text:p>
          </table:table-cell>
          <table:table-cell table:style-name="ce8" table:formula="of:=SUBSTITUTE([.B77];&quot;.&quot;;&quot;,&quot;)/1" office:value-type="float" office:value="8277.0282158576" calcext:value-type="float">
            <text:p>8.277,03</text:p>
          </table:table-cell>
          <table:table-cell table:style-name="ce8" table:formula="of:=SUBSTITUTE([.C77];&quot;.&quot;;&quot;,&quot;)/1" office:value-type="float" office:value="9999.37820239865" calcext:value-type="float">
            <text:p>9.999,38</text:p>
          </table:table-cell>
          <table:table-cell table:style-name="ce8" table:formula="of:=SUBSTITUTE([.D77];&quot;.&quot;;&quot;,&quot;)/1" office:value-type="float" office:value="1" calcext:value-type="float">
            <text:p>1,00</text:p>
          </table:table-cell>
          <table:table-cell table:style-name="ce8" table:formula="of:=SUBSTITUTE([.E7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201" calcext:value-type="float">
            <text:p>8201</text:p>
          </table:table-cell>
          <table:table-cell table:style-name="ce5" office:value-type="string" calcext:value-type="string">
            <text:p>8352.953284785814</text:p>
          </table:table-cell>
          <table:table-cell table:style-name="ce5" office:value-type="string" calcext:value-type="string">
            <text:p>9999.414338353741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8" table:formula="of:=SUBSTITUTE([.A78];&quot;.&quot;;&quot;,&quot;)/1" office:value-type="float" office:value="8201" calcext:value-type="float">
            <text:p>8.201,00</text:p>
          </table:table-cell>
          <table:table-cell table:style-name="ce8" table:formula="of:=SUBSTITUTE([.B78];&quot;.&quot;;&quot;,&quot;)/1" office:value-type="float" office:value="8352.95328478581" calcext:value-type="float">
            <text:p>8.352,95</text:p>
          </table:table-cell>
          <table:table-cell table:style-name="ce8" table:formula="of:=SUBSTITUTE([.C78];&quot;.&quot;;&quot;,&quot;)/1" office:value-type="float" office:value="9999.41433835374" calcext:value-type="float">
            <text:p>9.999,41</text:p>
          </table:table-cell>
          <table:table-cell table:style-name="ce8" table:formula="of:=SUBSTITUTE([.D78];&quot;.&quot;;&quot;,&quot;)/1" office:value-type="float" office:value="1" calcext:value-type="float">
            <text:p>1,00</text:p>
          </table:table-cell>
          <table:table-cell table:style-name="ce8" table:formula="of:=SUBSTITUTE([.E7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220.54540126</text:p>
          </table:table-cell>
          <table:table-cell table:style-name="ce5" office:value-type="string" calcext:value-type="string">
            <text:p>8240.40941271714</text:p>
          </table:table-cell>
          <table:table-cell table:style-name="ce5" office:value-type="string" calcext:value-type="string">
            <text:p>9999.4547481743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108.90956338</text:p>
          </table:table-cell>
          <table:table-cell table:style-name="ce5" office:value-type="string" calcext:value-type="string">
            <text:p>8130.010376334463</text:p>
          </table:table-cell>
          <table:table-cell table:style-name="ce5" office:value-type="string" calcext:value-type="string">
            <text:p>9999.47842590299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072.69878096</text:p>
          </table:table-cell>
          <table:table-cell table:style-name="ce5" office:value-type="string" calcext:value-type="string">
            <text:p>8046.318938004676</text:p>
          </table:table-cell>
          <table:table-cell table:style-name="ce5" office:value-type="string" calcext:value-type="string">
            <text:p>9999.49242028725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120.02872349</text:p>
          </table:table-cell>
          <table:table-cell table:style-name="ce5" office:value-type="string" calcext:value-type="string">
            <text:p>8066.686584973334</text:p>
          </table:table-cell>
          <table:table-cell table:style-name="ce5" office:value-type="string" calcext:value-type="string">
            <text:p>9999.51660116470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294.99101929</text:p>
          </table:table-cell>
          <table:table-cell table:style-name="ce5" office:value-type="string" calcext:value-type="string">
            <text:p>8232.665723649103</text:p>
          </table:table-cell>
          <table:table-cell table:style-name="ce5" office:value-type="string" calcext:value-type="string">
            <text:p>9999.5816002821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211.4256703</text:p>
          </table:table-cell>
          <table:table-cell table:style-name="ce5" office:value-type="string" calcext:value-type="string">
            <text:p>8297.05450018465</text:p>
          </table:table-cell>
          <table:table-cell table:style-name="ce5" office:value-type="string" calcext:value-type="string">
            <text:p>9999.6448173244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089.66686369</text:p>
          </table:table-cell>
          <table:table-cell table:style-name="ce5" office:value-type="string" calcext:value-type="string">
            <text:p>8164.079850158419</text:p>
          </table:table-cell>
          <table:table-cell table:style-name="ce5" office:value-type="string" calcext:value-type="string">
            <text:p>9999.68004445893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7991" calcext:value-type="float">
            <text:p>7991</text:p>
          </table:table-cell>
          <table:table-cell table:style-name="ce5" office:value-type="string" calcext:value-type="string">
            <text:p>7994.62787799241</text:p>
          </table:table-cell>
          <table:table-cell table:style-name="ce5" office:value-type="string" calcext:value-type="string">
            <text:p>9999.68413916892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7801.55180681</text:p>
          </table:table-cell>
          <table:table-cell table:style-name="ce5" office:value-type="string" calcext:value-type="string">
            <text:p>7805.524038033954</text:p>
          </table:table-cell>
          <table:table-cell table:style-name="ce5" office:value-type="string" calcext:value-type="string">
            <text:p>9999.64315019214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7850" calcext:value-type="float">
            <text:p>7850</text:p>
          </table:table-cell>
          <table:table-cell table:style-name="ce5" office:value-type="string" calcext:value-type="string">
            <text:p>7746.6341563895</text:p>
          </table:table-cell>
          <table:table-cell table:style-name="ce5" office:value-type="string" calcext:value-type="string">
            <text:p>9999.60371947951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7705.96697916</text:p>
          </table:table-cell>
          <table:table-cell table:style-name="ce5" office:value-type="string" calcext:value-type="string">
            <text:p>7707.709249993713</text:p>
          </table:table-cell>
          <table:table-cell table:style-name="ce5" office:value-type="string" calcext:value-type="string">
            <text:p>9999.54928994959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7600" calcext:value-type="float">
            <text:p>7600</text:p>
          </table:table-cell>
          <table:table-cell table:style-name="ce5" office:value-type="string" calcext:value-type="string">
            <text:p>7591.59064279859</text:p>
          </table:table-cell>
          <table:table-cell table:style-name="ce5" office:value-type="string" calcext:value-type="string">
            <text:p>9999.48293054711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7720.77200084</text:p>
          </table:table-cell>
          <table:table-cell table:style-name="ce5" office:value-type="string" calcext:value-type="string">
            <text:p>7620.0211732874695</text:p>
          </table:table-cell>
          <table:table-cell table:style-name="ce5" office:value-type="string" calcext:value-type="string">
            <text:p>9999.45248608832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7635.56479107</text:p>
          </table:table-cell>
          <table:table-cell table:style-name="ce5" office:value-type="string" calcext:value-type="string">
            <text:p>7657.9881576405705</text:p>
          </table:table-cell>
          <table:table-cell table:style-name="ce5" office:value-type="string" calcext:value-type="string">
            <text:p>9999.43362630952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751.32592823</text:p>
          </table:table-cell>
          <table:table-cell table:style-name="ce5" office:value-type="string" calcext:value-type="string">
            <text:p>8607.248163214867</text:p>
          </table:table-cell>
          <table:table-cell table:style-name="ce5" office:value-type="string" calcext:value-type="string">
            <text:p>10066.71425353067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678.00000026</text:p>
          </table:table-cell>
          <table:table-cell table:style-name="ce5" office:value-type="string" calcext:value-type="string">
            <text:p>8682.47207360955</text:p>
          </table:table-cell>
          <table:table-cell table:style-name="ce5" office:value-type="string" calcext:value-type="string">
            <text:p>10044.68946812217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774.87084028</text:p>
          </table:table-cell>
          <table:table-cell table:style-name="ce5" office:value-type="string" calcext:value-type="string">
            <text:p>8758.086207780585</text:p>
          </table:table-cell>
          <table:table-cell table:style-name="ce5" office:value-type="string" calcext:value-type="string">
            <text:p>10047.33818318293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673.938629</text:p>
          </table:table-cell>
          <table:table-cell table:style-name="ce5" office:value-type="string" calcext:value-type="string">
            <text:p>8749.619609855585</text:p>
          </table:table-cell>
          <table:table-cell table:style-name="ce5" office:value-type="string" calcext:value-type="string">
            <text:p>10050.86327433499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585.67273263</text:p>
          </table:table-cell>
          <table:table-cell table:style-name="ce5" office:value-type="string" calcext:value-type="string">
            <text:p>8663.644892436301</text:p>
          </table:table-cell>
          <table:table-cell table:style-name="ce5" office:value-type="string" calcext:value-type="string">
            <text:p>10050.740172583553</text:p>
          </table:table-cell>
          <table:table-cell office:value-type="float" office:value="0" calcext:value-type="float">
            <text:p>0,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633.46706324</text:p>
          </table:table-cell>
          <table:table-cell table:style-name="ce5" office:value-type="string" calcext:value-type="string">
            <text:p>8604.93654099777</text:p>
          </table:table-cell>
          <table:table-cell table:style-name="ce5" office:value-type="string" calcext:value-type="string">
            <text:p>10033.42765576481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664.5470605</text:p>
          </table:table-cell>
          <table:table-cell table:style-name="ce5" office:value-type="string" calcext:value-type="string">
            <text:p>8614.807718388407</text:p>
          </table:table-cell>
          <table:table-cell table:style-name="ce5" office:value-type="string" calcext:value-type="string">
            <text:p>10021.58118041190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632.69588834</text:p>
          </table:table-cell>
          <table:table-cell table:style-name="ce5" office:value-type="string" calcext:value-type="string">
            <text:p>8637.185678670869</text:p>
          </table:table-cell>
          <table:table-cell table:style-name="ce5" office:value-type="string" calcext:value-type="string">
            <text:p>9987.85870666864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863.40116922</text:p>
          </table:table-cell>
          <table:table-cell table:style-name="ce5" office:value-type="string" calcext:value-type="string">
            <text:p>8755.955582163808</text:p>
          </table:table-cell>
          <table:table-cell table:style-name="ce5" office:value-type="string" calcext:value-type="string">
            <text:p>9983.26971114799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830.19679889</text:p>
          </table:table-cell>
          <table:table-cell table:style-name="ce5" office:value-type="string" calcext:value-type="string">
            <text:p>8862.48040880433</text:p>
          </table:table-cell>
          <table:table-cell table:style-name="ce5" office:value-type="string" calcext:value-type="string">
            <text:p>10010.22976337270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870.00000002</text:p>
          </table:table-cell>
          <table:table-cell table:style-name="ce5" office:value-type="string" calcext:value-type="string">
            <text:p>8921.77089795616</text:p>
          </table:table-cell>
          <table:table-cell table:style-name="ce5" office:value-type="string" calcext:value-type="string">
            <text:p>10046.23983752443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932.31649685</text:p>
          </table:table-cell>
          <table:table-cell table:style-name="ce5" office:value-type="string" calcext:value-type="string">
            <text:p>8956.357432523548</text:p>
          </table:table-cell>
          <table:table-cell table:style-name="ce5" office:value-type="string" calcext:value-type="string">
            <text:p>10080.3836812050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8879" calcext:value-type="float">
            <text:p>8879</text:p>
          </table:table-cell>
          <table:table-cell table:style-name="ce5" office:value-type="string" calcext:value-type="string">
            <text:p>8948.770689000654</text:p>
          </table:table-cell>
          <table:table-cell table:style-name="ce5" office:value-type="string" calcext:value-type="string">
            <text:p>10109.56214076369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739.43631396</text:p>
          </table:table-cell>
          <table:table-cell table:style-name="ce5" office:value-type="string" calcext:value-type="string">
            <text:p>8849.543297600107</text:p>
          </table:table-cell>
          <table:table-cell table:style-name="ce5" office:value-type="string" calcext:value-type="string">
            <text:p>10108.10386767199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865.10498848</text:p>
          </table:table-cell>
          <table:table-cell table:style-name="ce5" office:value-type="string" calcext:value-type="string">
            <text:p>8806.556985121462</text:p>
          </table:table-cell>
          <table:table-cell table:style-name="ce5" office:value-type="string" calcext:value-type="string">
            <text:p>10091.46067052972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771.21999975</text:p>
          </table:table-cell>
          <table:table-cell table:style-name="ce5" office:value-type="string" calcext:value-type="string">
            <text:p>8783.913402620594</text:p>
          </table:table-cell>
          <table:table-cell table:style-name="ce5" office:value-type="string" calcext:value-type="string">
            <text:p>10061.81358413825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629.68299611</text:p>
          </table:table-cell>
          <table:table-cell table:style-name="ce5" office:value-type="string" calcext:value-type="string">
            <text:p>8699.021112910717</text:p>
          </table:table-cell>
          <table:table-cell table:style-name="ce5" office:value-type="string" calcext:value-type="string">
            <text:p>10012.09739767340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639.99999798</text:p>
          </table:table-cell>
          <table:table-cell table:style-name="ce5" office:value-type="string" calcext:value-type="string">
            <text:p>8614.396721961997</text:p>
          </table:table-cell>
          <table:table-cell table:style-name="ce5" office:value-type="string" calcext:value-type="string">
            <text:p>9966.9026410151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630.80723876</text:p>
          </table:table-cell>
          <table:table-cell table:style-name="ce5" office:value-type="string" calcext:value-type="string">
            <text:p>8582.110086581966</text:p>
          </table:table-cell>
          <table:table-cell table:style-name="ce5" office:value-type="string" calcext:value-type="string">
            <text:p>9930.99250826478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8656" calcext:value-type="float">
            <text:p>8656</text:p>
          </table:table-cell>
          <table:table-cell table:style-name="ce5" office:value-type="string" calcext:value-type="string">
            <text:p>8606.419256281932</text:p>
          </table:table-cell>
          <table:table-cell table:style-name="ce5" office:value-type="string" calcext:value-type="string">
            <text:p>9901.24923603019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670.00250315</text:p>
          </table:table-cell>
          <table:table-cell table:style-name="ce5" office:value-type="string" calcext:value-type="string">
            <text:p>8644.882142928844</text:p>
          </table:table-cell>
          <table:table-cell table:style-name="ce5" office:value-type="string" calcext:value-type="string">
            <text:p>9875.959409308198</text:p>
          </table:table-cell>
          <table:table-cell office:value-type="float" office:value="0" calcext:value-type="float">
            <text:p>0,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381.00000003</text:p>
          </table:table-cell>
          <table:table-cell table:style-name="ce5" office:value-type="string" calcext:value-type="string">
            <text:p>8528.445121012383</text:p>
          </table:table-cell>
          <table:table-cell table:style-name="ce5" office:value-type="string" calcext:value-type="string">
            <text:p>9852.086086587491</text:p>
          </table:table-cell>
          <table:table-cell office:value-type="float" office:value="0" calcext:value-type="float">
            <text:p>0,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338.79861897</text:p>
          </table:table-cell>
          <table:table-cell table:style-name="ce5" office:value-type="string" calcext:value-type="string">
            <text:p>8358.4829885835</text:p>
          </table:table-cell>
          <table:table-cell table:style-name="ce5" office:value-type="string" calcext:value-type="string">
            <text:p>9808.516637273022</text:p>
          </table:table-cell>
          <table:table-cell office:value-type="float" office:value="0" calcext:value-type="float">
            <text:p>0,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246.96142055</text:p>
          </table:table-cell>
          <table:table-cell table:style-name="ce5" office:value-type="string" calcext:value-type="string">
            <text:p>8214.238565537114</text:p>
          </table:table-cell>
          <table:table-cell table:style-name="ce5" office:value-type="string" calcext:value-type="string">
            <text:p>9768.1015526938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280.4758765</text:p>
          </table:table-cell>
          <table:table-cell table:style-name="ce5" office:value-type="string" calcext:value-type="string">
            <text:p>8178.785506173193</text:p>
          </table:table-cell>
          <table:table-cell table:style-name="ce5" office:value-type="string" calcext:value-type="string">
            <text:p>9721.28731792328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442.42643747</text:p>
          </table:table-cell>
          <table:table-cell table:style-name="ce5" office:value-type="string" calcext:value-type="string">
            <text:p>8288.913292769548</text:p>
          </table:table-cell>
          <table:table-cell table:style-name="ce5" office:value-type="string" calcext:value-type="string">
            <text:p>9675.61141747699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405.03207758</text:p>
          </table:table-cell>
          <table:table-cell table:style-name="ce5" office:value-type="string" calcext:value-type="string">
            <text:p>8400.20717637237</text:p>
          </table:table-cell>
          <table:table-cell table:style-name="ce5" office:value-type="string" calcext:value-type="string">
            <text:p>9679.22993478031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318.0000002</text:p>
          </table:table-cell>
          <table:table-cell table:style-name="ce5" office:value-type="string" calcext:value-type="string">
            <text:p>8403.77736127273</text:p>
          </table:table-cell>
          <table:table-cell table:style-name="ce5" office:value-type="string" calcext:value-type="string">
            <text:p>9707.726020110375</text:p>
          </table:table-cell>
          <table:table-cell office:value-type="float" office:value="1" calcext:value-type="float">
            <text:p>1,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8431" calcext:value-type="float">
            <text:p>8431</text:p>
          </table:table-cell>
          <table:table-cell table:style-name="ce5" office:value-type="string" calcext:value-type="string">
            <text:p>8404.818700898728</text:p>
          </table:table-cell>
          <table:table-cell table:style-name="ce5" office:value-type="string" calcext:value-type="string">
            <text:p>9732.96341890675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402.13148527</text:p>
          </table:table-cell>
          <table:table-cell table:style-name="ce5" office:value-type="string" calcext:value-type="string">
            <text:p>8415.045614560879</text:p>
          </table:table-cell>
          <table:table-cell table:style-name="ce5" office:value-type="string" calcext:value-type="string">
            <text:p>9758.32117643502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440.86093217</text:p>
          </table:table-cell>
          <table:table-cell table:style-name="ce5" office:value-type="string" calcext:value-type="string">
            <text:p>8441.437466705727</text:p>
          </table:table-cell>
          <table:table-cell table:style-name="ce5" office:value-type="string" calcext:value-type="string">
            <text:p>9794.19886019766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574.9999991</text:p>
          </table:table-cell>
          <table:table-cell table:style-name="ce5" office:value-type="string" calcext:value-type="string">
            <text:p>8522.971690480972</text:p>
          </table:table-cell>
          <table:table-cell table:style-name="ce5" office:value-type="string" calcext:value-type="string">
            <text:p>9808.64214372813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744.56138939</text:p>
          </table:table-cell>
          <table:table-cell table:style-name="ce5" office:value-type="string" calcext:value-type="string">
            <text:p>8686.490968299193</text:p>
          </table:table-cell>
          <table:table-cell table:style-name="ce5" office:value-type="string" calcext:value-type="string">
            <text:p>9859.5238541555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8690" calcext:value-type="float">
            <text:p>8690</text:p>
          </table:table-cell>
          <table:table-cell table:style-name="ce5" office:value-type="string" calcext:value-type="string">
            <text:p>8783.724293732217</text:p>
          </table:table-cell>
          <table:table-cell table:style-name="ce5" office:value-type="string" calcext:value-type="string">
            <text:p>9924.37461586266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676.99999944</text:p>
          </table:table-cell>
          <table:table-cell table:style-name="ce5" office:value-type="string" calcext:value-type="string">
            <text:p>8777.787062317262</text:p>
          </table:table-cell>
          <table:table-cell table:style-name="ce5" office:value-type="string" calcext:value-type="string">
            <text:p>9989.1554885340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696.29719454</text:p>
          </table:table-cell>
          <table:table-cell table:style-name="ce5" office:value-type="string" calcext:value-type="string">
            <text:p>8739.839737218737</text:p>
          </table:table-cell>
          <table:table-cell table:style-name="ce5" office:value-type="string" calcext:value-type="string">
            <text:p>10036.16028162975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667.50841092</text:p>
          </table:table-cell>
          <table:table-cell table:style-name="ce5" office:value-type="string" calcext:value-type="string">
            <text:p>8702.304771732197</text:p>
          </table:table-cell>
          <table:table-cell table:style-name="ce5" office:value-type="string" calcext:value-type="string">
            <text:p>10070.70194563384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871.00000067</text:p>
          </table:table-cell>
          <table:table-cell table:style-name="ce5" office:value-type="string" calcext:value-type="string">
            <text:p>8779.15602260375</text:p>
          </table:table-cell>
          <table:table-cell table:style-name="ce5" office:value-type="string" calcext:value-type="string">
            <text:p>10099.12395141316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010.0041012</text:p>
          </table:table-cell>
          <table:table-cell table:style-name="ce5" office:value-type="string" calcext:value-type="string">
            <text:p>8949.170830754434</text:p>
          </table:table-cell>
          <table:table-cell table:style-name="ce5" office:value-type="string" calcext:value-type="string">
            <text:p>10131.83936577166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930.77124631</text:p>
          </table:table-cell>
          <table:table-cell table:style-name="ce5" office:value-type="string" calcext:value-type="string">
            <text:p>9038.529978698569</text:p>
          </table:table-cell>
          <table:table-cell table:style-name="ce5" office:value-type="string" calcext:value-type="string">
            <text:p>10178.64587917619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950.99999817</text:p>
          </table:table-cell>
          <table:table-cell table:style-name="ce5" office:value-type="string" calcext:value-type="string">
            <text:p>9034.448301864095</text:p>
          </table:table-cell>
          <table:table-cell table:style-name="ce5" office:value-type="string" calcext:value-type="string">
            <text:p>10217.65949398781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8900" calcext:value-type="float">
            <text:p>8900</text:p>
          </table:table-cell>
          <table:table-cell table:style-name="ce5" office:value-type="string" calcext:value-type="string">
            <text:p>8971.325680214619</text:p>
          </table:table-cell>
          <table:table-cell table:style-name="ce5" office:value-type="string" calcext:value-type="string">
            <text:p>10256.91084625093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832.25421368</text:p>
          </table:table-cell>
          <table:table-cell table:style-name="ce5" office:value-type="string" calcext:value-type="string">
            <text:p>8885.55329973197</text:p>
          </table:table-cell>
          <table:table-cell table:style-name="ce5" office:value-type="string" calcext:value-type="string">
            <text:p>10263.469825525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876.41548473</text:p>
          </table:table-cell>
          <table:table-cell table:style-name="ce5" office:value-type="string" calcext:value-type="string">
            <text:p>8844.932293818923</text:p>
          </table:table-cell>
          <table:table-cell table:style-name="ce5" office:value-type="string" calcext:value-type="string">
            <text:p>10240.19883524590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8835" calcext:value-type="float">
            <text:p>8835</text:p>
          </table:table-cell>
          <table:table-cell table:style-name="ce5" office:value-type="string" calcext:value-type="string">
            <text:p>8828.757050472266</text:p>
          </table:table-cell>
          <table:table-cell table:style-name="ce5" office:value-type="string" calcext:value-type="string">
            <text:p>10209.68949664934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980.62689463</text:p>
          </table:table-cell>
          <table:table-cell table:style-name="ce5" office:value-type="string" calcext:value-type="string">
            <text:p>8899.402841963387</text:p>
          </table:table-cell>
          <table:table-cell table:style-name="ce5" office:value-type="string" calcext:value-type="string">
            <text:p>10204.962275422962</text:p>
          </table:table-cell>
          <table:table-cell office:value-type="float" office:value="0" calcext:value-type="float">
            <text:p>0,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000.00000015</text:p>
          </table:table-cell>
          <table:table-cell table:style-name="ce5" office:value-type="string" calcext:value-type="string">
            <text:p>8989.264396480618</text:p>
          </table:table-cell>
          <table:table-cell table:style-name="ce5" office:value-type="string" calcext:value-type="string">
            <text:p>10220.67971905614</text:p>
          </table:table-cell>
          <table:table-cell office:value-type="float" office:value="1" calcext:value-type="float">
            <text:p>1,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047.76736882</text:p>
          </table:table-cell>
          <table:table-cell table:style-name="ce5" office:value-type="string" calcext:value-type="string">
            <text:p>9065.202407638286</text:p>
          </table:table-cell>
          <table:table-cell table:style-name="ce5" office:value-type="string" calcext:value-type="string">
            <text:p>10259.118696464995</text:p>
          </table:table-cell>
          <table:table-cell office:value-type="float" office:value="1" calcext:value-type="float">
            <text:p>1,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003.57997332</text:p>
          </table:table-cell>
          <table:table-cell table:style-name="ce5" office:value-type="string" calcext:value-type="string">
            <text:p>9073.103449720356</text:p>
          </table:table-cell>
          <table:table-cell table:style-name="ce5" office:value-type="string" calcext:value-type="string">
            <text:p>10293.395531407083</text:p>
          </table:table-cell>
          <table:table-cell office:value-type="float" office:value="1" calcext:value-type="float">
            <text:p>1,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098.00000063</text:p>
          </table:table-cell>
          <table:table-cell table:style-name="ce5" office:value-type="string" calcext:value-type="string">
            <text:p>9092.044336020006</text:p>
          </table:table-cell>
          <table:table-cell table:style-name="ce5" office:value-type="string" calcext:value-type="string">
            <text:p>10335.545514862377</text:p>
          </table:table-cell>
          <table:table-cell office:value-type="float" office:value="1" calcext:value-type="float">
            <text:p>1,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9000" calcext:value-type="float">
            <text:p>9000</text:p>
          </table:table-cell>
          <table:table-cell table:style-name="ce5" office:value-type="string" calcext:value-type="string">
            <text:p>9068.82248443319</text:p>
          </table:table-cell>
          <table:table-cell table:style-name="ce5" office:value-type="string" calcext:value-type="string">
            <text:p>10354.575710253583</text:p>
          </table:table-cell>
          <table:table-cell office:value-type="float" office:value="0" calcext:value-type="float">
            <text:p>0,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63.10866106</text:p>
          </table:table-cell>
          <table:table-cell table:style-name="ce5" office:value-type="string" calcext:value-type="string">
            <text:p>9108.487173905183</text:p>
          </table:table-cell>
          <table:table-cell table:style-name="ce5" office:value-type="string" calcext:value-type="string">
            <text:p>10357.107656562614</text:p>
          </table:table-cell>
          <table:table-cell office:value-type="float" office:value="1" calcext:value-type="float">
            <text:p>1,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288.69999894</text:p>
          </table:table-cell>
          <table:table-cell table:style-name="ce5" office:value-type="string" calcext:value-type="string">
            <text:p>9230.864718715866</text:p>
          </table:table-cell>
          <table:table-cell table:style-name="ce5" office:value-type="string" calcext:value-type="string">
            <text:p>10370.676069488876</text:p>
          </table:table-cell>
          <table:table-cell office:value-type="float" office:value="1" calcext:value-type="float">
            <text:p>1,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9435" calcext:value-type="float">
            <text:p>9435</text:p>
          </table:table-cell>
          <table:table-cell table:style-name="ce5" office:value-type="string" calcext:value-type="string">
            <text:p>9408.928040776387</text:p>
          </table:table-cell>
          <table:table-cell table:style-name="ce5" office:value-type="string" calcext:value-type="string">
            <text:p>10408.167416956228</text:p>
          </table:table-cell>
          <table:table-cell office:value-type="float" office:value="1" calcext:value-type="float">
            <text:p>1,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419.10659976</text:p>
          </table:table-cell>
          <table:table-cell table:style-name="ce5" office:value-type="string" calcext:value-type="string">
            <text:p>9511.788787423773</text:p>
          </table:table-cell>
          <table:table-cell table:style-name="ce5" office:value-type="string" calcext:value-type="string">
            <text:p>10446.66443311493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392.58569543</text:p>
          </table:table-cell>
          <table:table-cell table:style-name="ce5" office:value-type="string" calcext:value-type="string">
            <text:p>9506.213949377869</text:p>
          </table:table-cell>
          <table:table-cell table:style-name="ce5" office:value-type="string" calcext:value-type="string">
            <text:p>10485.74999602093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410.00409989</text:p>
          </table:table-cell>
          <table:table-cell table:style-name="ce5" office:value-type="string" calcext:value-type="string">
            <text:p>9464.8709078701</text:p>
          </table:table-cell>
          <table:table-cell table:style-name="ce5" office:value-type="string" calcext:value-type="string">
            <text:p>10519.95167214849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9315" calcext:value-type="float">
            <text:p>9315</text:p>
          </table:table-cell>
          <table:table-cell table:style-name="ce5" office:value-type="string" calcext:value-type="string">
            <text:p>9386.45189636697</text:p>
          </table:table-cell>
          <table:table-cell table:style-name="ce5" office:value-type="string" calcext:value-type="string">
            <text:p>10512.06727306608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247.10849537</text:p>
          </table:table-cell>
          <table:table-cell table:style-name="ce5" office:value-type="string" calcext:value-type="string">
            <text:p>9287.462564272453</text:p>
          </table:table-cell>
          <table:table-cell table:style-name="ce5" office:value-type="string" calcext:value-type="string">
            <text:p>10468.9761509716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71.00000001</text:p>
          </table:table-cell>
          <table:table-cell table:style-name="ce5" office:value-type="string" calcext:value-type="string">
            <text:p>9183.091771048765</text:p>
          </table:table-cell>
          <table:table-cell table:style-name="ce5" office:value-type="string" calcext:value-type="string">
            <text:p>10404.09902487184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240.85017207</text:p>
          </table:table-cell>
          <table:table-cell table:style-name="ce5" office:value-type="string" calcext:value-type="string">
            <text:p>9162.09271265123</text:p>
          </table:table-cell>
          <table:table-cell table:style-name="ce5" office:value-type="string" calcext:value-type="string">
            <text:p>10352.29766012437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355.77410109</text:p>
          </table:table-cell>
          <table:table-cell table:style-name="ce5" office:value-type="string" calcext:value-type="string">
            <text:p>9253.028107002308</text:p>
          </table:table-cell>
          <table:table-cell table:style-name="ce5" office:value-type="string" calcext:value-type="string">
            <text:p>10302.96944694478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9350" calcext:value-type="float">
            <text:p>9350</text:p>
          </table:table-cell>
          <table:table-cell table:style-name="ce5" office:value-type="string" calcext:value-type="string">
            <text:p>9350.079166340805</text:p>
          </table:table-cell>
          <table:table-cell table:style-name="ce5" office:value-type="string" calcext:value-type="string">
            <text:p>10273.06275241684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219.44291646</text:p>
          </table:table-cell>
          <table:table-cell table:style-name="ce5" office:value-type="string" calcext:value-type="string">
            <text:p>9326.78852122335</text:p>
          </table:table-cell>
          <table:table-cell table:style-name="ce5" office:value-type="string" calcext:value-type="string">
            <text:p>10252.13436161560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26.47524694</text:p>
          </table:table-cell>
          <table:table-cell table:style-name="ce5" office:value-type="string" calcext:value-type="string">
            <text:p>9204.198905887759</text:p>
          </table:table-cell>
          <table:table-cell table:style-name="ce5" office:value-type="string" calcext:value-type="string">
            <text:p>10233.14537248266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209.05290205</text:p>
          </table:table-cell>
          <table:table-cell table:style-name="ce5" office:value-type="string" calcext:value-type="string">
            <text:p>9146.232815492369</text:p>
          </table:table-cell>
          <table:table-cell table:style-name="ce5" office:value-type="string" calcext:value-type="string">
            <text:p>10206.97862024328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278.15403608</text:p>
          </table:table-cell>
          <table:table-cell table:style-name="ce5" office:value-type="string" calcext:value-type="string">
            <text:p>9197.110505819239</text:p>
          </table:table-cell>
          <table:table-cell table:style-name="ce5" office:value-type="string" calcext:value-type="string">
            <text:p>10180.12356054046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389.9999999</text:p>
          </table:table-cell>
          <table:table-cell table:style-name="ce5" office:value-type="string" calcext:value-type="string">
            <text:p>9325.898578549086</text:p>
          </table:table-cell>
          <table:table-cell table:style-name="ce5" office:value-type="string" calcext:value-type="string">
            <text:p>10165.95331224413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359.44584953</text:p>
          </table:table-cell>
          <table:table-cell table:style-name="ce5" office:value-type="string" calcext:value-type="string">
            <text:p>9407.113382763499</text:p>
          </table:table-cell>
          <table:table-cell table:style-name="ce5" office:value-type="string" calcext:value-type="string">
            <text:p>10164.22105485334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355.95639629</text:p>
          </table:table-cell>
          <table:table-cell table:style-name="ce5" office:value-type="string" calcext:value-type="string">
            <text:p>9418.106755433544</text:p>
          </table:table-cell>
          <table:table-cell table:style-name="ce5" office:value-type="string" calcext:value-type="string">
            <text:p>10174.05234352725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409.42524721</text:p>
          </table:table-cell>
          <table:table-cell table:style-name="ce5" office:value-type="string" calcext:value-type="string">
            <text:p>9421.147979626052</text:p>
          </table:table-cell>
          <table:table-cell table:style-name="ce5" office:value-type="string" calcext:value-type="string">
            <text:p>10184.17761015687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364.5948309</text:p>
          </table:table-cell>
          <table:table-cell table:style-name="ce5" office:value-type="string" calcext:value-type="string">
            <text:p>9406.774078386137</text:p>
          </table:table-cell>
          <table:table-cell table:style-name="ce5" office:value-type="string" calcext:value-type="string">
            <text:p>10194.78460797822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275.57286113</text:p>
          </table:table-cell>
          <table:table-cell table:style-name="ce5" office:value-type="string" calcext:value-type="string">
            <text:p>9341.310217606777</text:p>
          </table:table-cell>
          <table:table-cell table:style-name="ce5" office:value-type="string" calcext:value-type="string">
            <text:p>10177.566825068492</text:p>
          </table:table-cell>
          <table:table-cell office:value-type="float" office:value="0" calcext:value-type="float">
            <text:p>0,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90.91108069</text:p>
          </table:table-cell>
          <table:table-cell table:style-name="ce5" office:value-type="string" calcext:value-type="string">
            <text:p>9232.96943843857</text:p>
          </table:table-cell>
          <table:table-cell table:style-name="ce5" office:value-type="string" calcext:value-type="string">
            <text:p>10143.082567056286</text:p>
          </table:table-cell>
          <table:table-cell office:value-type="float" office:value="0" calcext:value-type="float">
            <text:p>0,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284.99999841</text:p>
          </table:table-cell>
          <table:table-cell table:style-name="ce5" office:value-type="string" calcext:value-type="string">
            <text:p>9206.71257164933</text:p>
          </table:table-cell>
          <table:table-cell table:style-name="ce5" office:value-type="string" calcext:value-type="string">
            <text:p>10116.11790800572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39.99999929</text:p>
          </table:table-cell>
          <table:table-cell table:style-name="ce5" office:value-type="string" calcext:value-type="string">
            <text:p>9169.906420471716</text:p>
          </table:table-cell>
          <table:table-cell table:style-name="ce5" office:value-type="string" calcext:value-type="string">
            <text:p>10071.50550252493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095.72233388</text:p>
          </table:table-cell>
          <table:table-cell table:style-name="ce5" office:value-type="string" calcext:value-type="string">
            <text:p>9107.207708502952</text:p>
          </table:table-cell>
          <table:table-cell table:style-name="ce5" office:value-type="string" calcext:value-type="string">
            <text:p>10007.44822220125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61.0000002</text:p>
          </table:table-cell>
          <table:table-cell table:style-name="ce5" office:value-type="string" calcext:value-type="string">
            <text:p>9093.486619800817</text:p>
          </table:table-cell>
          <table:table-cell table:style-name="ce5" office:value-type="string" calcext:value-type="string">
            <text:p>9960.46570635760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9080" calcext:value-type="float">
            <text:p>9080</text:p>
          </table:table-cell>
          <table:table-cell table:style-name="ce5" office:value-type="string" calcext:value-type="string">
            <text:p>9084.704118773721</text:p>
          </table:table-cell>
          <table:table-cell table:style-name="ce5" office:value-type="string" calcext:value-type="string">
            <text:p>9929.55254102284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30.34199254</text:p>
          </table:table-cell>
          <table:table-cell table:style-name="ce5" office:value-type="string" calcext:value-type="string">
            <text:p>9098.220213901905</text:p>
          </table:table-cell>
          <table:table-cell table:style-name="ce5" office:value-type="string" calcext:value-type="string">
            <text:p>9898.8428387500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21.70311258</text:p>
          </table:table-cell>
          <table:table-cell table:style-name="ce5" office:value-type="string" calcext:value-type="string">
            <text:p>9112.129864768103</text:p>
          </table:table-cell>
          <table:table-cell table:style-name="ce5" office:value-type="string" calcext:value-type="string">
            <text:p>9878.1355795485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75.79684386</text:p>
          </table:table-cell>
          <table:table-cell table:style-name="ce5" office:value-type="string" calcext:value-type="string">
            <text:p>9152.435926561326</text:p>
          </table:table-cell>
          <table:table-cell table:style-name="ce5" office:value-type="string" calcext:value-type="string">
            <text:p>9882.42077707037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43.6854609</text:p>
          </table:table-cell>
          <table:table-cell table:style-name="ce5" office:value-type="string" calcext:value-type="string">
            <text:p>9169.863883526177</text:p>
          </table:table-cell>
          <table:table-cell table:style-name="ce5" office:value-type="string" calcext:value-type="string">
            <text:p>9888.14222706290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066.7837717</text:p>
          </table:table-cell>
          <table:table-cell table:style-name="ce5" office:value-type="string" calcext:value-type="string">
            <text:p>9125.991552729482</text:p>
          </table:table-cell>
          <table:table-cell table:style-name="ce5" office:value-type="string" calcext:value-type="string">
            <text:p>9884.09636361328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05.5613895</text:p>
          </table:table-cell>
          <table:table-cell table:style-name="ce5" office:value-type="string" calcext:value-type="string">
            <text:p>9092.359160068301</text:p>
          </table:table-cell>
          <table:table-cell table:style-name="ce5" office:value-type="string" calcext:value-type="string">
            <text:p>9879.50991106716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093.47809196</text:p>
          </table:table-cell>
          <table:table-cell table:style-name="ce5" office:value-type="string" calcext:value-type="string">
            <text:p>9082.425077206404</text:p>
          </table:table-cell>
          <table:table-cell table:style-name="ce5" office:value-type="string" calcext:value-type="string">
            <text:p>9880.9512628942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9007.99999709</text:p>
          </table:table-cell>
          <table:table-cell table:style-name="ce5" office:value-type="string" calcext:value-type="string">
            <text:p>9045.353178486332</text:p>
          </table:table-cell>
          <table:table-cell table:style-name="ce5" office:value-type="string" calcext:value-type="string">
            <text:p>9866.45649399663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985.79009407</text:p>
          </table:table-cell>
          <table:table-cell table:style-name="ce5" office:value-type="string" calcext:value-type="string">
            <text:p>8991.696010934236</text:p>
          </table:table-cell>
          <table:table-cell table:style-name="ce5" office:value-type="string" calcext:value-type="string">
            <text:p>9834.415131609045</text:p>
          </table:table-cell>
          <table:table-cell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9034.50851419</text:p>
          </table:table-cell>
          <table:table-cell table:style-name="ce5" office:value-type="string" calcext:value-type="string">
            <text:p>8985.300475051226</text:p>
          </table:table-cell>
          <table:table-cell table:style-name="ce5" office:value-type="string" calcext:value-type="string">
            <text:p>9828.5496905191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float" office:value="9080" calcext:value-type="float">
            <text:p>9080</text:p>
          </table:table-cell>
          <table:table-cell table:style-name="ce5" office:value-type="string" calcext:value-type="string">
            <text:p>9035.260539458814</text:p>
          </table:table-cell>
          <table:table-cell table:style-name="ce5" office:value-type="string" calcext:value-type="string">
            <text:p>9833.02878264883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9128.12226966</text:p>
          </table:table-cell>
          <table:table-cell table:style-name="ce5" office:value-type="string" calcext:value-type="string">
            <text:p>9108.008460387753</text:p>
          </table:table-cell>
          <table:table-cell table:style-name="ce5" office:value-type="string" calcext:value-type="string">
            <text:p>9844.62950711569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float" office:value="9201" calcext:value-type="float">
            <text:p>9201</text:p>
          </table:table-cell>
          <table:table-cell table:style-name="ce5" office:value-type="string" calcext:value-type="string">
            <text:p>9190.298721403833</text:p>
          </table:table-cell>
          <table:table-cell table:style-name="ce5" office:value-type="string" calcext:value-type="string">
            <text:p>9868.96695065945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9185.00000001</text:p>
          </table:table-cell>
          <table:table-cell table:style-name="ce5" office:value-type="string" calcext:value-type="string">
            <text:p>9232.998188958327</text:p>
          </table:table-cell>
          <table:table-cell table:style-name="ce5" office:value-type="string" calcext:value-type="string">
            <text:p>9917.11581754466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9116.36495028</text:p>
          </table:table-cell>
          <table:table-cell table:style-name="ce5" office:value-type="string" calcext:value-type="string">
            <text:p>9198.863011319208</text:p>
          </table:table-cell>
          <table:table-cell table:style-name="ce5" office:value-type="string" calcext:value-type="string">
            <text:p>9947.01137459025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9125.06545398</text:p>
          </table:table-cell>
          <table:table-cell table:style-name="ce5" office:value-type="string" calcext:value-type="string">
            <text:p>9146.53505852731</text:p>
          </table:table-cell>
          <table:table-cell table:style-name="ce5" office:value-type="string" calcext:value-type="string">
            <text:p>9958.54636918160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9078.5414656</text:p>
          </table:table-cell>
          <table:table-cell table:style-name="ce5" office:value-type="string" calcext:value-type="string">
            <text:p>9095.907088814818</text:p>
          </table:table-cell>
          <table:table-cell table:style-name="ce5" office:value-type="string" calcext:value-type="string">
            <text:p>9963.94967045628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9192.32663328</text:p>
          </table:table-cell>
          <table:table-cell table:style-name="ce5" office:value-type="string" calcext:value-type="string">
            <text:p>9125.341773322369</text:p>
          </table:table-cell>
          <table:table-cell table:style-name="ce5" office:value-type="string" calcext:value-type="string">
            <text:p>9966.56377782651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9189.99999995</text:p>
          </table:table-cell>
          <table:table-cell table:style-name="ce5" office:value-type="string" calcext:value-type="string">
            <text:p>9180.206430582497</text:p>
          </table:table-cell>
          <table:table-cell table:style-name="ce5" office:value-type="string" calcext:value-type="string">
            <text:p>9966.61097407463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9333.32025226</text:p>
          </table:table-cell>
          <table:table-cell table:style-name="ce5" office:value-type="string" calcext:value-type="string">
            <text:p>9286.089970678062</text:p>
          </table:table-cell>
          <table:table-cell table:style-name="ce5" office:value-type="string" calcext:value-type="string">
            <text:p>9986.62114983878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9307.58957041</text:p>
          </table:table-cell>
          <table:table-cell table:style-name="ce5" office:value-type="string" calcext:value-type="string">
            <text:p>9354.992897070215</text:p>
          </table:table-cell>
          <table:table-cell table:style-name="ce5" office:value-type="string" calcext:value-type="string">
            <text:p>10031.82872904616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9303.0000001</text:p>
          </table:table-cell>
          <table:table-cell table:style-name="ce5" office:value-type="string" calcext:value-type="string">
            <text:p>9365.73966813622</text:p>
          </table:table-cell>
          <table:table-cell table:style-name="ce5" office:value-type="string" calcext:value-type="string">
            <text:p>10075.04320072807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9289.18155714</text:p>
          </table:table-cell>
          <table:table-cell table:style-name="ce5" office:value-type="string" calcext:value-type="string">
            <text:p>9336.414812295834</text:p>
          </table:table-cell>
          <table:table-cell table:style-name="ce5" office:value-type="string" calcext:value-type="string">
            <text:p>10103.182183382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9252.40044347</text:p>
          </table:table-cell>
          <table:table-cell table:style-name="ce5" office:value-type="string" calcext:value-type="string">
            <text:p>9288.627204320686</text:p>
          </table:table-cell>
          <table:table-cell table:style-name="ce5" office:value-type="string" calcext:value-type="string">
            <text:p>10125.3216265339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9159.99999998</text:p>
          </table:table-cell>
          <table:table-cell table:style-name="ce5" office:value-type="string" calcext:value-type="string">
            <text:p>9208.70590867788</text:p>
          </table:table-cell>
          <table:table-cell table:style-name="ce5" office:value-type="string" calcext:value-type="string">
            <text:p>10112.9212881131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float" office:value="9160" calcext:value-type="float">
            <text:p>9160</text:p>
          </table:table-cell>
          <table:table-cell table:style-name="ce5" office:value-type="string" calcext:value-type="string">
            <text:p>9144.894473183886</text:p>
          </table:table-cell>
          <table:table-cell table:style-name="ce5" office:value-type="string" calcext:value-type="string">
            <text:p>10089.5214534296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9072.93420007</text:p>
          </table:table-cell>
          <table:table-cell table:style-name="ce5" office:value-type="string" calcext:value-type="string">
            <text:p>9081.046912744174</text:p>
          </table:table-cell>
          <table:table-cell table:style-name="ce5" office:value-type="string" calcext:value-type="string">
            <text:p>10055.069584044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9075.00000004</text:p>
          </table:table-cell>
          <table:table-cell table:style-name="ce5" office:value-type="string" calcext:value-type="string">
            <text:p>9044.14388531224</text:p>
          </table:table-cell>
          <table:table-cell table:style-name="ce5" office:value-type="string" calcext:value-type="string">
            <text:p>10023.3131658720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9011.59437965</text:p>
          </table:table-cell>
          <table:table-cell table:style-name="ce5" office:value-type="string" calcext:value-type="string">
            <text:p>9006.246399396261</text:p>
          </table:table-cell>
          <table:table-cell table:style-name="ce5" office:value-type="string" calcext:value-type="string">
            <text:p>9977.27824573495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856.2230429</text:p>
          </table:table-cell>
          <table:table-cell table:style-name="ce5" office:value-type="string" calcext:value-type="string">
            <text:p>8907.528158674882</text:p>
          </table:table-cell>
          <table:table-cell table:style-name="ce5" office:value-type="string" calcext:value-type="string">
            <text:p>9931.7795055377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818.69423799</text:p>
          </table:table-cell>
          <table:table-cell table:style-name="ce5" office:value-type="string" calcext:value-type="string">
            <text:p>8802.072579027394</text:p>
          </table:table-cell>
          <table:table-cell table:style-name="ce5" office:value-type="string" calcext:value-type="string">
            <text:p>9867.25446382125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float" office:value="8790" calcext:value-type="float">
            <text:p>8790</text:p>
          </table:table-cell>
          <table:table-cell table:style-name="ce5" office:value-type="string" calcext:value-type="string">
            <text:p>8738.44292637947</text:p>
          </table:table-cell>
          <table:table-cell table:style-name="ce5" office:value-type="string" calcext:value-type="string">
            <text:p>9811.5690168756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830.00000001</text:p>
          </table:table-cell>
          <table:table-cell table:style-name="ce5" office:value-type="string" calcext:value-type="string">
            <text:p>8751.388634800476</text:p>
          </table:table-cell>
          <table:table-cell table:style-name="ce5" office:value-type="string" calcext:value-type="string">
            <text:p>9763.883948348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767.97649763</text:p>
          </table:table-cell>
          <table:table-cell table:style-name="ce5" office:value-type="string" calcext:value-type="string">
            <text:p>8761.509627875883</text:p>
          </table:table-cell>
          <table:table-cell table:style-name="ce5" office:value-type="string" calcext:value-type="string">
            <text:p>9725.99179704278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896.56971574</text:p>
          </table:table-cell>
          <table:table-cell table:style-name="ce5" office:value-type="string" calcext:value-type="string">
            <text:p>8823.416165706807</text:p>
          </table:table-cell>
          <table:table-cell table:style-name="ce5" office:value-type="string" calcext:value-type="string">
            <text:p>9719.65341028716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float" office:value="8900" calcext:value-type="float">
            <text:p>8900</text:p>
          </table:table-cell>
          <table:table-cell table:style-name="ce5" office:value-type="string" calcext:value-type="string">
            <text:p>8893.260506685392</text:p>
          </table:table-cell>
          <table:table-cell table:style-name="ce5" office:value-type="string" calcext:value-type="string">
            <text:p>9746.39875826792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662.97500004</text:p>
          </table:table-cell>
          <table:table-cell table:style-name="ce5" office:value-type="string" calcext:value-type="string">
            <text:p>8813.272104578498</text:p>
          </table:table-cell>
          <table:table-cell table:style-name="ce5" office:value-type="string" calcext:value-type="string">
            <text:p>9755.5993332116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600.07728753</text:p>
          </table:table-cell>
          <table:table-cell table:style-name="ce5" office:value-type="string" calcext:value-type="string">
            <text:p>8652.20483618379</text:p>
          </table:table-cell>
          <table:table-cell table:style-name="ce5" office:value-type="string" calcext:value-type="string">
            <text:p>9730.7712825184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float" office:value="8580" calcext:value-type="float">
            <text:p>8580</text:p>
          </table:table-cell>
          <table:table-cell table:style-name="ce5" office:value-type="string" calcext:value-type="string">
            <text:p>8535.422797805071</text:p>
          </table:table-cell>
          <table:table-cell table:style-name="ce5" office:value-type="string" calcext:value-type="string">
            <text:p>9698.50347853239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735.58904465</text:p>
          </table:table-cell>
          <table:table-cell table:style-name="ce5" office:value-type="string" calcext:value-type="string">
            <text:p>8587.868091370836</text:p>
          </table:table-cell>
          <table:table-cell table:style-name="ce5" office:value-type="string" calcext:value-type="string">
            <text:p>9668.9977885611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734.31680649</text:p>
          </table:table-cell>
          <table:table-cell table:style-name="ce5" office:value-type="string" calcext:value-type="string">
            <text:p>8693.245748327354</text:p>
          </table:table-cell>
          <table:table-cell table:style-name="ce5" office:value-type="string" calcext:value-type="string">
            <text:p>9633.533197537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626.33329995</text:p>
          </table:table-cell>
          <table:table-cell table:style-name="ce5" office:value-type="string" calcext:value-type="string">
            <text:p>8704.488999919273</text:p>
          </table:table-cell>
          <table:table-cell table:style-name="ce5" office:value-type="string" calcext:value-type="string">
            <text:p>9622.1082260285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811.88920853</text:p>
          </table:table-cell>
          <table:table-cell table:style-name="ce5" office:value-type="string" calcext:value-type="string">
            <text:p>8749.467627196982</text:p>
          </table:table-cell>
          <table:table-cell table:style-name="ce5" office:value-type="string" calcext:value-type="string">
            <text:p>9659.90150645710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792.4409548</text:p>
          </table:table-cell>
          <table:table-cell table:style-name="ce5" office:value-type="string" calcext:value-type="string">
            <text:p>8803.692392167111</text:p>
          </table:table-cell>
          <table:table-cell table:style-name="ce5" office:value-type="string" calcext:value-type="string">
            <text:p>9723.27868715642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778.2110344</text:p>
          </table:table-cell>
          <table:table-cell table:style-name="ce5" office:value-type="string" calcext:value-type="string">
            <text:p>8826.579444854544</text:p>
          </table:table-cell>
          <table:table-cell table:style-name="ce5" office:value-type="string" calcext:value-type="string">
            <text:p>9756.49968849242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687.65537368</text:p>
          </table:table-cell>
          <table:table-cell table:style-name="ce5" office:value-type="string" calcext:value-type="string">
            <text:p>8766.204881778882</text:p>
          </table:table-cell>
          <table:table-cell table:style-name="ce5" office:value-type="string" calcext:value-type="string">
            <text:p>9773.6303442177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524.91129838</text:p>
          </table:table-cell>
          <table:table-cell table:style-name="ce5" office:value-type="string" calcext:value-type="string">
            <text:p>8617.235443927546</text:p>
          </table:table-cell>
          <table:table-cell table:style-name="ce5" office:value-type="string" calcext:value-type="string">
            <text:p>9769.80977077577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422.7774514</text:p>
          </table:table-cell>
          <table:table-cell table:style-name="ce5" office:value-type="string" calcext:value-type="string">
            <text:p>8446.03333272446</text:p>
          </table:table-cell>
          <table:table-cell table:style-name="ce5" office:value-type="string" calcext:value-type="string">
            <text:p>9732.135136608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399.99999997</text:p>
          </table:table-cell>
          <table:table-cell table:style-name="ce5" office:value-type="string" calcext:value-type="string">
            <text:p>8336.69412000745</text:p>
          </table:table-cell>
          <table:table-cell table:style-name="ce5" office:value-type="string" calcext:value-type="string">
            <text:p>9670.5110650352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439.00000025</text:p>
          </table:table-cell>
          <table:table-cell table:style-name="ce5" office:value-type="string" calcext:value-type="string">
            <text:p>8335.478891345201</text:p>
          </table:table-cell>
          <table:table-cell table:style-name="ce5" office:value-type="string" calcext:value-type="string">
            <text:p>9605.2552349566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410.62780076</text:p>
          </table:table-cell>
          <table:table-cell table:style-name="ce5" office:value-type="string" calcext:value-type="string">
            <text:p>8369.307912252158</text:p>
          </table:table-cell>
          <table:table-cell table:style-name="ce5" office:value-type="string" calcext:value-type="string">
            <text:p>9569.0835095405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534.00000011</text:p>
          </table:table-cell>
          <table:table-cell table:style-name="ce5" office:value-type="string" calcext:value-type="string">
            <text:p>8456.44565849495</text:p>
          </table:table-cell>
          <table:table-cell table:style-name="ce5" office:value-type="string" calcext:value-type="string">
            <text:p>9567.34290979966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480.00000032</text:p>
          </table:table-cell>
          <table:table-cell table:style-name="ce5" office:value-type="string" calcext:value-type="string">
            <text:p>8508.638694927142</text:p>
          </table:table-cell>
          <table:table-cell table:style-name="ce5" office:value-type="string" calcext:value-type="string">
            <text:p>9594.22792640566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float" office:value="8475" calcext:value-type="float">
            <text:p>8475</text:p>
          </table:table-cell>
          <table:table-cell table:style-name="ce5" office:value-type="string" calcext:value-type="string">
            <text:p>8512.980281446798</text:p>
          </table:table-cell>
          <table:table-cell table:style-name="ce5" office:value-type="string" calcext:value-type="string">
            <text:p>9636.19219623748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521.77193363</text:p>
          </table:table-cell>
          <table:table-cell table:style-name="ce5" office:value-type="string" calcext:value-type="string">
            <text:p>8516.936893948443</text:p>
          </table:table-cell>
          <table:table-cell table:style-name="ce5" office:value-type="string" calcext:value-type="string">
            <text:p>9694.88418772951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341.74646258</text:p>
          </table:table-cell>
          <table:table-cell table:style-name="ce5" office:value-type="string" calcext:value-type="string">
            <text:p>8439.901465215125</text:p>
          </table:table-cell>
          <table:table-cell table:style-name="ce5" office:value-type="string" calcext:value-type="string">
            <text:p>9719.77511454798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339.84645517</text:p>
          </table:table-cell>
          <table:table-cell table:style-name="ce5" office:value-type="string" calcext:value-type="string">
            <text:p>8348.782864209663</text:p>
          </table:table-cell>
          <table:table-cell table:style-name="ce5" office:value-type="string" calcext:value-type="string">
            <text:p>9724.8289919507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219.99999994</text:p>
          </table:table-cell>
          <table:table-cell table:style-name="ce5" office:value-type="string" calcext:value-type="string">
            <text:p>8239.607365818247</text:p>
          </table:table-cell>
          <table:table-cell table:style-name="ce5" office:value-type="string" calcext:value-type="string">
            <text:p>9717.7511569781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float" office:value="8300" calcext:value-type="float">
            <text:p>8300</text:p>
          </table:table-cell>
          <table:table-cell table:style-name="ce5" office:value-type="string" calcext:value-type="string">
            <text:p>8216.828587386315</text:p>
          </table:table-cell>
          <table:table-cell table:style-name="ce5" office:value-type="string" calcext:value-type="string">
            <text:p>9693.8752358445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081.82100001</text:p>
          </table:table-cell>
          <table:table-cell table:style-name="ce5" office:value-type="string" calcext:value-type="string">
            <text:p>8139.9267083580335</text:p>
          </table:table-cell>
          <table:table-cell table:style-name="ce5" office:value-type="string" calcext:value-type="string">
            <text:p>9659.275815904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7998.99999997</text:p>
          </table:table-cell>
          <table:table-cell table:style-name="ce5" office:value-type="string" calcext:value-type="string">
            <text:p>8016.780898514672</text:p>
          </table:table-cell>
          <table:table-cell table:style-name="ce5" office:value-type="string" calcext:value-type="string">
            <text:p>9616.1007742666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074.15000055</text:p>
          </table:table-cell>
          <table:table-cell table:style-name="ce5" office:value-type="string" calcext:value-type="string">
            <text:p>7972.211885545318</text:p>
          </table:table-cell>
          <table:table-cell table:style-name="ce5" office:value-type="string" calcext:value-type="string">
            <text:p>9575.3500791595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055.00000259</text:p>
          </table:table-cell>
          <table:table-cell table:style-name="ce5" office:value-type="string" calcext:value-type="string">
            <text:p>7995.275486319498</text:p>
          </table:table-cell>
          <table:table-cell table:style-name="ce5" office:value-type="string" calcext:value-type="string">
            <text:p>9564.8899854035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float" office:value="8246" calcext:value-type="float">
            <text:p>8246</text:p>
          </table:table-cell>
          <table:table-cell table:style-name="ce5" office:value-type="string" calcext:value-type="string">
            <text:p>8127.950123137804</text:p>
          </table:table-cell>
          <table:table-cell table:style-name="ce5" office:value-type="string" calcext:value-type="string">
            <text:p>9568.5907884058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200.28100491</text:p>
          </table:table-cell>
          <table:table-cell table:style-name="ce5" office:value-type="string" calcext:value-type="string">
            <text:p>8227.958395950476</text:p>
          </table:table-cell>
          <table:table-cell table:style-name="ce5" office:value-type="string" calcext:value-type="string">
            <text:p>9588.56413059895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133.27973426</text:p>
          </table:table-cell>
          <table:table-cell table:style-name="ce5" office:value-type="string" calcext:value-type="string">
            <text:p>8225.9760085518</text:p>
          </table:table-cell>
          <table:table-cell table:style-name="ce5" office:value-type="string" calcext:value-type="string">
            <text:p>9627.5821033718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329.99999998</text:p>
          </table:table-cell>
          <table:table-cell table:style-name="ce5" office:value-type="string" calcext:value-type="string">
            <text:p>8269.989104306454</text:p>
          </table:table-cell>
          <table:table-cell table:style-name="ce5" office:value-type="string" calcext:value-type="string">
            <text:p>9692.27484000604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330.22458276</text:p>
          </table:table-cell>
          <table:table-cell table:style-name="ce5" office:value-type="string" calcext:value-type="string">
            <text:p>8339.85440199603</text:p>
          </table:table-cell>
          <table:table-cell table:style-name="ce5" office:value-type="string" calcext:value-type="string">
            <text:p>9765.9056412087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361.99909627</text:p>
          </table:table-cell>
          <table:table-cell table:style-name="ce5" office:value-type="string" calcext:value-type="string">
            <text:p>8398.294229665808</text:p>
          </table:table-cell>
          <table:table-cell table:style-name="ce5" office:value-type="string" calcext:value-type="string">
            <text:p>9827.52145244204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367.86064992</text:p>
          </table:table-cell>
          <table:table-cell table:style-name="ce5" office:value-type="string" calcext:value-type="string">
            <text:p>8413.140462023517</text:p>
          </table:table-cell>
          <table:table-cell table:style-name="ce5" office:value-type="string" calcext:value-type="string">
            <text:p>9863.40377671278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240.6603607</text:p>
          </table:table-cell>
          <table:table-cell table:style-name="ce5" office:value-type="string" calcext:value-type="string">
            <text:p>8342.901035954443</text:p>
          </table:table-cell>
          <table:table-cell table:style-name="ce5" office:value-type="string" calcext:value-type="string">
            <text:p>9912.8370155164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float" office:value="8309855" calcext:value-type="float">
            <text:p>8309855</text:p>
          </table:table-cell>
          <table:table-cell table:style-name="ce5" office:value-type="string" calcext:value-type="string">
            <text:p>8294.752676052709</text:p>
          </table:table-cell>
          <table:table-cell table:style-name="ce5" office:value-type="string" calcext:value-type="string">
            <text:p>9924.6863059706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295.00000066</text:p>
          </table:table-cell>
          <table:table-cell table:style-name="ce5" office:value-type="string" calcext:value-type="string">
            <text:p>8280.55997099423</text:p>
          </table:table-cell>
          <table:table-cell table:style-name="ce5" office:value-type="string" calcext:value-type="string">
            <text:p>9908.19819644966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252.74540639</text:p>
          </table:table-cell>
          <table:table-cell table:style-name="ce5" office:value-type="string" calcext:value-type="string">
            <text:p>8268.66619768714</text:p>
          </table:table-cell>
          <table:table-cell table:style-name="ce5" office:value-type="string" calcext:value-type="string">
            <text:p>9897.0152834145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105.00000111</text:p>
          </table:table-cell>
          <table:table-cell table:style-name="ce5" office:value-type="string" calcext:value-type="string">
            <text:p>8177.83198134041</text:p>
          </table:table-cell>
          <table:table-cell table:style-name="ce5" office:value-type="string" calcext:value-type="string">
            <text:p>9884.9268580445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050.000001</text:p>
          </table:table-cell>
          <table:table-cell table:style-name="ce5" office:value-type="string" calcext:value-type="string">
            <text:p>8060.459776268876</text:p>
          </table:table-cell>
          <table:table-cell table:style-name="ce5" office:value-type="string" calcext:value-type="string">
            <text:p>9848.76919084195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108.90956338</text:p>
          </table:table-cell>
          <table:table-cell table:style-name="ce5" office:value-type="string" calcext:value-type="string">
            <text:p>8025.888668365042</text:p>
          </table:table-cell>
          <table:table-cell table:style-name="ce5" office:value-type="string" calcext:value-type="string">
            <text:p>9828.1597009727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037.15478004</text:p>
          </table:table-cell>
          <table:table-cell table:style-name="ce5" office:value-type="string" calcext:value-type="string">
            <text:p>8019.473525235375</text:p>
          </table:table-cell>
          <table:table-cell table:style-name="ce5" office:value-type="string" calcext:value-type="string">
            <text:p>9808.093812339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7950.00000007</text:p>
          </table:table-cell>
          <table:table-cell table:style-name="ce5" office:value-type="string" calcext:value-type="string">
            <text:p>7974.672650415151</text:p>
          </table:table-cell>
          <table:table-cell table:style-name="ce5" office:value-type="string" calcext:value-type="string">
            <text:p>9767.3785000875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073.98794</text:p>
          </table:table-cell>
          <table:table-cell table:style-name="ce5" office:value-type="string" calcext:value-type="string">
            <text:p>7988.846969220125</text:p>
          </table:table-cell>
          <table:table-cell table:style-name="ce5" office:value-type="string" calcext:value-type="string">
            <text:p>9753.0132734467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175.5000003</text:p>
          </table:table-cell>
          <table:table-cell table:style-name="ce5" office:value-type="string" calcext:value-type="string">
            <text:p>8094.099595108273</text:p>
          </table:table-cell>
          <table:table-cell table:style-name="ce5" office:value-type="string" calcext:value-type="string">
            <text:p>9791.3349906618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150.45746724</text:p>
          </table:table-cell>
          <table:table-cell table:style-name="ce5" office:value-type="string" calcext:value-type="string">
            <text:p>8180.875495341264</text:p>
          </table:table-cell>
          <table:table-cell table:style-name="ce5" office:value-type="string" calcext:value-type="string">
            <text:p>9829.72836834989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082.42608769</text:p>
          </table:table-cell>
          <table:table-cell table:style-name="ce5" office:value-type="string" calcext:value-type="string">
            <text:p>8167.620010033102</text:p>
          </table:table-cell>
          <table:table-cell table:style-name="ce5" office:value-type="string" calcext:value-type="string">
            <text:p>9846.5140934194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float" office:value="8135" calcext:value-type="float">
            <text:p>8135</text:p>
          </table:table-cell>
          <table:table-cell table:style-name="ce5" office:value-type="string" calcext:value-type="string">
            <text:p>8140.808650147719</text:p>
          </table:table-cell>
          <table:table-cell table:style-name="ce5" office:value-type="string" calcext:value-type="string">
            <text:p>9884.57846479392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208.15329881</text:p>
          </table:table-cell>
          <table:table-cell table:style-name="ce5" office:value-type="string" calcext:value-type="string">
            <text:p>8172.787071559399</text:p>
          </table:table-cell>
          <table:table-cell table:style-name="ce5" office:value-type="string" calcext:value-type="string">
            <text:p>9930.99202219145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300.99999997</text:p>
          </table:table-cell>
          <table:table-cell table:style-name="ce5" office:value-type="string" calcext:value-type="string">
            <text:p>8265.537866122466</text:p>
          </table:table-cell>
          <table:table-cell table:style-name="ce5" office:value-type="string" calcext:value-type="string">
            <text:p>9957.6884876268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279.65167286</text:p>
          </table:table-cell>
          <table:table-cell table:style-name="ce5" office:value-type="string" calcext:value-type="string">
            <text:p>8326.236383468435</text:p>
          </table:table-cell>
          <table:table-cell table:style-name="ce5" office:value-type="string" calcext:value-type="string">
            <text:p>9987.02607653904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267.12736338</text:p>
          </table:table-cell>
          <table:table-cell table:style-name="ce5" office:value-type="string" calcext:value-type="string">
            <text:p>8327.980184824119</text:p>
          </table:table-cell>
          <table:table-cell table:style-name="ce5" office:value-type="string" calcext:value-type="string">
            <text:p>10027.70618981751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307.73230995</text:p>
          </table:table-cell>
          <table:table-cell table:style-name="ce5" office:value-type="string" calcext:value-type="string">
            <text:p>8322.34760797203</text:p>
          </table:table-cell>
          <table:table-cell table:style-name="ce5" office:value-type="string" calcext:value-type="string">
            <text:p>10068.7310630740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226.43509</text:p>
          </table:table-cell>
          <table:table-cell table:style-name="ce5" office:value-type="string" calcext:value-type="string">
            <text:p>8283.004356115458</text:p>
          </table:table-cell>
          <table:table-cell table:style-name="ce5" office:value-type="string" calcext:value-type="string">
            <text:p>10084.0888897924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090.17763638</text:p>
          </table:table-cell>
          <table:table-cell table:style-name="ce5" office:value-type="string" calcext:value-type="string">
            <text:p>8171.587050646739</text:p>
          </table:table-cell>
          <table:table-cell table:style-name="ce5" office:value-type="string" calcext:value-type="string">
            <text:p>10074.6915654249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7960.0000002</text:p>
          </table:table-cell>
          <table:table-cell table:style-name="ce5" office:value-type="string" calcext:value-type="string">
            <text:p>8006.89887264052</text:p>
          </table:table-cell>
          <table:table-cell table:style-name="ce5" office:value-type="string" calcext:value-type="string">
            <text:p>10024.7130336243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8026.49999387</text:p>
          </table:table-cell>
          <table:table-cell table:style-name="ce5" office:value-type="string" calcext:value-type="string">
            <text:p>7933.409198374621</text:p>
          </table:table-cell>
          <table:table-cell table:style-name="ce5" office:value-type="string" calcext:value-type="string">
            <text:p>9972.9196461084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float" office:value="8010" calcext:value-type="float">
            <text:p>8010</text:p>
          </table:table-cell>
          <table:table-cell table:style-name="ce5" office:value-type="string" calcext:value-type="string">
            <text:p>7941.871549892214</text:p>
          </table:table-cell>
          <table:table-cell table:style-name="ce5" office:value-type="string" calcext:value-type="string">
            <text:p>9923.1488292765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7843.49999995</text:p>
          </table:table-cell>
          <table:table-cell table:style-name="ce5" office:value-type="string" calcext:value-type="string">
            <text:p>7893.303030986593</text:p>
          </table:table-cell>
          <table:table-cell table:style-name="ce5" office:value-type="string" calcext:value-type="string">
            <text:p>9857.5562052251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7919.99999996</text:p>
          </table:table-cell>
          <table:table-cell table:style-name="ce5" office:value-type="string" calcext:value-type="string">
            <text:p>7862.860522523789</text:p>
          </table:table-cell>
          <table:table-cell table:style-name="ce5" office:value-type="string" calcext:value-type="string">
            <text:p>9807.75368596204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7801.55180681</text:p>
          </table:table-cell>
          <table:table-cell table:style-name="ce5" office:value-type="string" calcext:value-type="string">
            <text:p>7814.655122709638</text:p>
          </table:table-cell>
          <table:table-cell table:style-name="ce5" office:value-type="string" calcext:value-type="string">
            <text:p>9778.2707449581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float" office:value="8025" calcext:value-type="float">
            <text:p>8025</text:p>
          </table:table-cell>
          <table:table-cell table:style-name="ce5" office:value-type="string" calcext:value-type="string">
            <text:p>7891.9847950879475</text:p>
          </table:table-cell>
          <table:table-cell table:style-name="ce5" office:value-type="string" calcext:value-type="string">
            <text:p>9764.2815388299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style-name="ce5" office:value-type="string" calcext:value-type="string">
            <text:p>7951.394109964826</text:p>
          </table:table-cell>
          <table:table-cell table:style-name="ce5" office:value-type="string" calcext:value-type="string">
            <text:p>9773.90717045060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float" office:value="7850" calcext:value-type="float">
            <text:p>7850</text:p>
          </table:table-cell>
          <table:table-cell table:style-name="ce5" office:value-type="string" calcext:value-type="string">
            <text:p>7925.41638946877</text:p>
          </table:table-cell>
          <table:table-cell table:style-name="ce5" office:value-type="string" calcext:value-type="string">
            <text:p>9776.73499220199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5" office:value-type="float" office:value="7915" calcext:value-type="float">
            <text:p>7915</text:p>
          </table:table-cell>
          <table:table-cell table:style-name="ce5" office:value-type="string" calcext:value-type="string">
            <text:p>7897.2478007839045</text:p>
          </table:table-cell>
          <table:table-cell table:style-name="ce5" office:value-type="string" calcext:value-type="string">
            <text:p>9778.973012037812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7811.00000027</text:p>
          </table:table-cell>
          <table:table-cell table:style-name="ce5" office:value-type="string" calcext:value-type="string">
            <text:p>7848.027428936696</text:p>
          </table:table-cell>
          <table:table-cell table:style-name="ce5" office:value-type="string" calcext:value-type="string">
            <text:p>9793.047173439136</text:p>
          </table:table-cell>
          <table:table-cell office:value-type="float" office:value="0" calcext:value-type="float">
            <text:p>0,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7729.66797916</text:p>
          </table:table-cell>
          <table:table-cell table:style-name="ce5" office:value-type="string" calcext:value-type="string">
            <text:p>7767.7918402004</text:p>
          </table:table-cell>
          <table:table-cell table:style-name="ce5" office:value-type="string" calcext:value-type="string">
            <text:p>9783.091896305077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7622.00000001</text:p>
          </table:table-cell>
          <table:table-cell table:style-name="ce5" office:value-type="string" calcext:value-type="string">
            <text:p>7647.877752784781</text:p>
          </table:table-cell>
          <table:table-cell table:style-name="ce5" office:value-type="string" calcext:value-type="string">
            <text:p>9740.156263696019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7602.22222222</text:p>
          </table:table-cell>
          <table:table-cell table:style-name="ce5" office:value-type="string" calcext:value-type="string">
            <text:p>7563.098216923802</text:p>
          </table:table-cell>
          <table:table-cell table:style-name="ce5" office:value-type="string" calcext:value-type="string">
            <text:p>9711.519551142814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7663.45147907</text:p>
          </table:table-cell>
          <table:table-cell table:style-name="ce5" office:value-type="string" calcext:value-type="string">
            <text:p>7570.735823307943</text:p>
          </table:table-cell>
          <table:table-cell table:style-name="ce5" office:value-type="string" calcext:value-type="string">
            <text:p>9682.03724474437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5" office:value-type="float" office:value="7650" calcext:value-type="float">
            <text:p>7650</text:p>
          </table:table-cell>
          <table:table-cell table:style-name="ce5" office:value-type="string" calcext:value-type="string">
            <text:p>7613.606898542283</text:p>
          </table:table-cell>
          <table:table-cell table:style-name="ce5" office:value-type="string" calcext:value-type="string">
            <text:p>9661.24432987496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7675.40430616</text:p>
          </table:table-cell>
          <table:table-cell table:style-name="ce5" office:value-type="string" calcext:value-type="string">
            <text:p>7659.076846137893</text:p>
          </table:table-cell>
          <table:table-cell table:style-name="ce5" office:value-type="string" calcext:value-type="string">
            <text:p>9655.2309484619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7640.03762429</text:p>
          </table:table-cell>
          <table:table-cell table:style-name="ce5" office:value-type="string" calcext:value-type="string">
            <text:p>7665.755121150408</text:p>
          </table:table-cell>
          <table:table-cell table:style-name="ce5" office:value-type="string" calcext:value-type="string">
            <text:p>9676.441760637312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7749.84655281</text:p>
          </table:table-cell>
          <table:table-cell table:style-name="ce5" office:value-type="string" calcext:value-type="string">
            <text:p>7708.645063685424</text:p>
          </table:table-cell>
          <table:table-cell table:style-name="ce5" office:value-type="string" calcext:value-type="string">
            <text:p>9691.800388119635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7648.97787592</text:p>
          </table:table-cell>
          <table:table-cell table:style-name="ce5" office:value-type="string" calcext:value-type="string">
            <text:p>7707.411492327822</text:p>
          </table:table-cell>
          <table:table-cell table:style-name="ce5" office:value-type="string" calcext:value-type="string">
            <text:p>9710.373707023313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7472.38287996</text:p>
          </table:table-cell>
          <table:table-cell table:style-name="ce5" office:value-type="string" calcext:value-type="string">
            <text:p>7588.324283891411</text:p>
          </table:table-cell>
          <table:table-cell table:style-name="ce5" office:value-type="string" calcext:value-type="string">
            <text:p>9710.710843537372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5" office:value-type="float" office:value="7500" calcext:value-type="float">
            <text:p>7500</text:p>
          </table:table-cell>
          <table:table-cell table:style-name="ce5" office:value-type="string" calcext:value-type="string">
            <text:p>7476.3195186412295</text:p>
          </table:table-cell>
          <table:table-cell table:style-name="ce5" office:value-type="string" calcext:value-type="string">
            <text:p>9688.17127596684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7395.7</text:p>
          </table:table-cell>
          <table:table-cell table:style-name="ce5" office:value-type="string" calcext:value-type="string">
            <text:p>7387.781386168509</text:p>
          </table:table-cell>
          <table:table-cell table:style-name="ce5" office:value-type="string" calcext:value-type="string">
            <text:p>9648.405652297402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5" office:value-type="float" office:value="435" calcext:value-type="float">
            <text:p>435</text:p>
          </table:table-cell>
          <table:table-cell table:style-name="ce5" office:value-type="string" calcext:value-type="string">
            <text:p>-0.011114737176470546</text:p>
          </table:table-cell>
          <table:table-cell table:style-name="ce5" office:value-type="string" calcext:value-type="string">
            <text:p>0.0005220000000006886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3760001</text:p>
          </table:table-cell>
          <table:table-cell table:style-name="ce5" office:value-type="string" calcext:value-type="string">
            <text:p>-0.011521842852941167</text:p>
          </table:table-cell>
          <table:table-cell table:style-name="ce5" office:value-type="string" calcext:value-type="string">
            <text:p>0.005190632857143551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341</text:p>
          </table:table-cell>
          <table:table-cell table:style-name="ce5" office:value-type="string" calcext:value-type="string">
            <text:p>-0.011807754970588114</text:p>
          </table:table-cell>
          <table:table-cell table:style-name="ce5" office:value-type="string" calcext:value-type="string">
            <text:p>0.009276361428572077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3121105</text:p>
          </table:table-cell>
          <table:table-cell table:style-name="ce5" office:value-type="string" calcext:value-type="string">
            <text:p>-0.013440071999999859</text:p>
          </table:table-cell>
          <table:table-cell table:style-name="ce5" office:value-type="string" calcext:value-type="string">
            <text:p>-0.00116853714285647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629357</text:p>
          </table:table-cell>
          <table:table-cell table:style-name="ce5" office:value-type="string" calcext:value-type="string">
            <text:p>-0.016656393294117555</text:p>
          </table:table-cell>
          <table:table-cell table:style-name="ce5" office:value-type="string" calcext:value-type="string">
            <text:p>-0.000999025714285006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848465</text:p>
          </table:table-cell>
          <table:table-cell table:style-name="ce5" office:value-type="string" calcext:value-type="string">
            <text:p>-0.017908645588235128</text:p>
          </table:table-cell>
          <table:table-cell table:style-name="ce5" office:value-type="string" calcext:value-type="string">
            <text:p>0.00467460571428640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1999996</text:p>
          </table:table-cell>
          <table:table-cell table:style-name="ce5" office:value-type="string" calcext:value-type="string">
            <text:p>-0.02009990652941157</text:p>
          </table:table-cell>
          <table:table-cell table:style-name="ce5" office:value-type="string" calcext:value-type="string">
            <text:p>0.0037158228571435026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0510233</text:p>
          </table:table-cell>
          <table:table-cell table:style-name="ce5" office:value-type="string" calcext:value-type="string">
            <text:p>-0.023801835205882083</text:p>
          </table:table-cell>
          <table:table-cell table:style-name="ce5" office:value-type="string" calcext:value-type="string">
            <text:p>0.005097968571429245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304754</text:p>
          </table:table-cell>
          <table:table-cell table:style-name="ce5" office:value-type="string" calcext:value-type="string">
            <text:p>-0.026183059794117336</text:p>
          </table:table-cell>
          <table:table-cell table:style-name="ce5" office:value-type="string" calcext:value-type="string">
            <text:p>0.002259412857143594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1796858</text:p>
          </table:table-cell>
          <table:table-cell table:style-name="ce5" office:value-type="string" calcext:value-type="string">
            <text:p>-0.026593937705882142</text:p>
          </table:table-cell>
          <table:table-cell table:style-name="ce5" office:value-type="string" calcext:value-type="string">
            <text:p>0.006754981428572171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-0.028526652794117313</text:p>
          </table:table-cell>
          <table:table-cell table:style-name="ce5" office:value-type="string" calcext:value-type="string">
            <text:p>0.002729012857143553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float" office:value="406" calcext:value-type="float">
            <text:p>406</text:p>
          </table:table-cell>
          <table:table-cell table:style-name="ce5" office:value-type="string" calcext:value-type="string">
            <text:p>-0.031002563588235</text:p>
          </table:table-cell>
          <table:table-cell table:style-name="ce5" office:value-type="string" calcext:value-type="string">
            <text:p>-0.00926953571428501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1313377</text:p>
          </table:table-cell>
          <table:table-cell table:style-name="ce5" office:value-type="string" calcext:value-type="string">
            <text:p>-0.03011095911764672</text:p>
          </table:table-cell>
          <table:table-cell table:style-name="ce5" office:value-type="string" calcext:value-type="string">
            <text:p>0.01086865714285784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1790002</text:p>
          </table:table-cell>
          <table:table-cell table:style-name="ce5" office:value-type="string" calcext:value-type="string">
            <text:p>-0.02878612661764668</text:p>
          </table:table-cell>
          <table:table-cell table:style-name="ce5" office:value-type="string" calcext:value-type="string">
            <text:p>0.00608968857142927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1589978</text:p>
          </table:table-cell>
          <table:table-cell table:style-name="ce5" office:value-type="string" calcext:value-type="string">
            <text:p>-0.027370219294117204</text:p>
          </table:table-cell>
          <table:table-cell table:style-name="ce5" office:value-type="string" calcext:value-type="string">
            <text:p>-0.01342138428571354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010047</text:p>
          </table:table-cell>
          <table:table-cell table:style-name="ce5" office:value-type="string" calcext:value-type="string">
            <text:p>-0.02440002176470546</text:p>
          </table:table-cell>
          <table:table-cell table:style-name="ce5" office:value-type="string" calcext:value-type="string">
            <text:p>-0.007000374285713484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0972406</text:p>
          </table:table-cell>
          <table:table-cell table:style-name="ce5" office:value-type="string" calcext:value-type="string">
            <text:p>-0.020042464176470154</text:p>
          </table:table-cell>
          <table:table-cell table:style-name="ce5" office:value-type="string" calcext:value-type="string">
            <text:p>0.001311184285715139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001163</text:p>
          </table:table-cell>
          <table:table-cell table:style-name="ce5" office:value-type="string" calcext:value-type="string">
            <text:p>-0.017311541029411348</text:p>
          </table:table-cell>
          <table:table-cell table:style-name="ce5" office:value-type="string" calcext:value-type="string">
            <text:p>0.0032186300000008328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1999964</text:p>
          </table:table-cell>
          <table:table-cell table:style-name="ce5" office:value-type="string" calcext:value-type="string">
            <text:p>-0.0151681525588232</text:p>
          </table:table-cell>
          <table:table-cell table:style-name="ce5" office:value-type="string" calcext:value-type="string">
            <text:p>-0.000781558571427698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415001</text:p>
          </table:table-cell>
          <table:table-cell table:style-name="ce5" office:value-type="string" calcext:value-type="string">
            <text:p>-0.01331008720588206</text:p>
          </table:table-cell>
          <table:table-cell table:style-name="ce5" office:value-type="string" calcext:value-type="string">
            <text:p>0.0018453828571436959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323526</text:p>
          </table:table-cell>
          <table:table-cell table:style-name="ce5" office:value-type="string" calcext:value-type="string">
            <text:p>-0.010233268147058494</text:p>
          </table:table-cell>
          <table:table-cell table:style-name="ce5" office:value-type="string" calcext:value-type="string">
            <text:p>-0.010595681428570647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300001</text:p>
          </table:table-cell>
          <table:table-cell table:style-name="ce5" office:value-type="string" calcext:value-type="string">
            <text:p>-0.006400850176470296</text:p>
          </table:table-cell>
          <table:table-cell table:style-name="ce5" office:value-type="string" calcext:value-type="string">
            <text:p>-0.001322429999999153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873802</text:p>
          </table:table-cell>
          <table:table-cell table:style-name="ce5" office:value-type="string" calcext:value-type="string">
            <text:p>-0.0041724628529408725</text:p>
          </table:table-cell>
          <table:table-cell table:style-name="ce5" office:value-type="string" calcext:value-type="string">
            <text:p>-0.0025683557142848756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895682</text:p>
          </table:table-cell>
          <table:table-cell table:style-name="ce5" office:value-type="string" calcext:value-type="string">
            <text:p>-0.0017882493529408627</text:p>
          </table:table-cell>
          <table:table-cell table:style-name="ce5" office:value-type="string" calcext:value-type="string">
            <text:p>-0.0011655228571419984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</text:p>
          </table:table-cell>
          <table:table-cell table:style-name="ce5" office:value-type="string" calcext:value-type="string">
            <text:p>-0.001050753676470284</text:p>
          </table:table-cell>
          <table:table-cell table:style-name="ce5" office:value-type="string" calcext:value-type="string">
            <text:p>0.007038728571429398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452051</text:p>
          </table:table-cell>
          <table:table-cell table:style-name="ce5" office:value-type="string" calcext:value-type="string">
            <text:p>-0.0012222598823526387</text:p>
          </table:table-cell>
          <table:table-cell table:style-name="ce5" office:value-type="string" calcext:value-type="string">
            <text:p>-0.002959699999999177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float" office:value="422" calcext:value-type="float">
            <text:p>422</text:p>
          </table:table-cell>
          <table:table-cell table:style-name="ce5" office:value-type="string" calcext:value-type="string">
            <text:p>-0.0022116964117643856</text:p>
          </table:table-cell>
          <table:table-cell table:style-name="ce5" office:value-type="string" calcext:value-type="string">
            <text:p>0.0030854542857151057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194999</text:p>
          </table:table-cell>
          <table:table-cell table:style-name="ce5" office:value-type="string" calcext:value-type="string">
            <text:p>-0.002183188735293773</text:p>
          </table:table-cell>
          <table:table-cell table:style-name="ce5" office:value-type="string" calcext:value-type="string">
            <text:p>0.005140354285715076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</text:p>
          </table:table-cell>
          <table:table-cell table:style-name="ce5" office:value-type="string" calcext:value-type="string">
            <text:p>-0.003287131529411458</text:p>
          </table:table-cell>
          <table:table-cell table:style-name="ce5" office:value-type="string" calcext:value-type="string">
            <text:p>-0.003387892857142083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452056</text:p>
          </table:table-cell>
          <table:table-cell table:style-name="ce5" office:value-type="string" calcext:value-type="string">
            <text:p>-0.00316604411764676</text:p>
          </table:table-cell>
          <table:table-cell table:style-name="ce5" office:value-type="string" calcext:value-type="string">
            <text:p>0.001735111428572244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1914968</text:p>
          </table:table-cell>
          <table:table-cell table:style-name="ce5" office:value-type="string" calcext:value-type="string">
            <text:p>-0.0031377443529408966</text:p>
          </table:table-cell>
          <table:table-cell table:style-name="ce5" office:value-type="string" calcext:value-type="string">
            <text:p>0.000615621428572188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85</text:p>
          </table:table-cell>
          <table:table-cell table:style-name="ce5" office:value-type="string" calcext:value-type="string">
            <text:p>-0.002832226029411522</text:p>
          </table:table-cell>
          <table:table-cell table:style-name="ce5" office:value-type="string" calcext:value-type="string">
            <text:p>-0.0030987642857135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float" office:value="428" calcext:value-type="float">
            <text:p>428</text:p>
          </table:table-cell>
          <table:table-cell table:style-name="ce5" office:value-type="string" calcext:value-type="string">
            <text:p>-0.00047109414705859276</text:p>
          </table:table-cell>
          <table:table-cell table:style-name="ce5" office:value-type="string" calcext:value-type="string">
            <text:p>-0.003095734285713469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837354</text:p>
          </table:table-cell>
          <table:table-cell table:style-name="ce5" office:value-type="string" calcext:value-type="string">
            <text:p>0.002140553647059118</text:p>
          </table:table-cell>
          <table:table-cell table:style-name="ce5" office:value-type="string" calcext:value-type="string">
            <text:p>0.000514320000000845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3576487</text:p>
          </table:table-cell>
          <table:table-cell table:style-name="ce5" office:value-type="string" calcext:value-type="string">
            <text:p>0.004457371235294383</text:p>
          </table:table-cell>
          <table:table-cell table:style-name="ce5" office:value-type="string" calcext:value-type="string">
            <text:p>-0.007180127142856263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3703</text:p>
          </table:table-cell>
          <table:table-cell table:style-name="ce5" office:value-type="string" calcext:value-type="string">
            <text:p>0.008321311176470891</text:p>
          </table:table-cell>
          <table:table-cell table:style-name="ce5" office:value-type="string" calcext:value-type="string">
            <text:p>-0.0002626642857134764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3057938</text:p>
          </table:table-cell>
          <table:table-cell table:style-name="ce5" office:value-type="string" calcext:value-type="string">
            <text:p>0.01127760011764739</text:p>
          </table:table-cell>
          <table:table-cell table:style-name="ce5" office:value-type="string" calcext:value-type="string">
            <text:p>-0.0016282099999991861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4149892</text:p>
          </table:table-cell>
          <table:table-cell table:style-name="ce5" office:value-type="string" calcext:value-type="string">
            <text:p>0.012851261411765014</text:p>
          </table:table-cell>
          <table:table-cell table:style-name="ce5" office:value-type="string" calcext:value-type="string">
            <text:p>-0.00444741857142777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800006</text:p>
          </table:table-cell>
          <table:table-cell table:style-name="ce5" office:value-type="string" calcext:value-type="string">
            <text:p>0.013720843558823859</text:p>
          </table:table-cell>
          <table:table-cell table:style-name="ce5" office:value-type="string" calcext:value-type="string">
            <text:p>0.0030153314285722432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184798</text:p>
          </table:table-cell>
          <table:table-cell table:style-name="ce5" office:value-type="string" calcext:value-type="string">
            <text:p>0.012796436558823787</text:p>
          </table:table-cell>
          <table:table-cell table:style-name="ce5" office:value-type="string" calcext:value-type="string">
            <text:p>0.005159321428572228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913493</text:p>
          </table:table-cell>
          <table:table-cell table:style-name="ce5" office:value-type="string" calcext:value-type="string">
            <text:p>0.009513414617647264</text:p>
          </table:table-cell>
          <table:table-cell table:style-name="ce5" office:value-type="string" calcext:value-type="string">
            <text:p>-0.001400068571427770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31</text:p>
          </table:table-cell>
          <table:table-cell table:style-name="ce5" office:value-type="string" calcext:value-type="string">
            <text:p>0.0070169152352944075</text:p>
          </table:table-cell>
          <table:table-cell table:style-name="ce5" office:value-type="string" calcext:value-type="string">
            <text:p>0.011328738571429409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126335</text:p>
          </table:table-cell>
          <table:table-cell table:style-name="ce5" office:value-type="string" calcext:value-type="string">
            <text:p>0.003174689323529656</text:p>
          </table:table-cell>
          <table:table-cell table:style-name="ce5" office:value-type="string" calcext:value-type="string">
            <text:p>0.001315092857143651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39599777</text:p>
          </table:table-cell>
          <table:table-cell table:style-name="ce5" office:value-type="string" calcext:value-type="string">
            <text:p>-0.002815678029411406</text:p>
          </table:table-cell>
          <table:table-cell table:style-name="ce5" office:value-type="string" calcext:value-type="string">
            <text:p>0.0001032428571436927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3898327</text:p>
          </table:table-cell>
          <table:table-cell table:style-name="ce5" office:value-type="string" calcext:value-type="string">
            <text:p>-0.009110422588235023</text:p>
          </table:table-cell>
          <table:table-cell table:style-name="ce5" office:value-type="string" calcext:value-type="string">
            <text:p>0.014771081428572252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39564238</text:p>
          </table:table-cell>
          <table:table-cell table:style-name="ce5" office:value-type="string" calcext:value-type="string">
            <text:p>-0.01579240617647043</text:p>
          </table:table-cell>
          <table:table-cell table:style-name="ce5" office:value-type="string" calcext:value-type="string">
            <text:p>0.013358677142857933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38387101</text:p>
          </table:table-cell>
          <table:table-cell table:style-name="ce5" office:value-type="string" calcext:value-type="string">
            <text:p>-0.022666451764705664</text:p>
          </table:table-cell>
          <table:table-cell table:style-name="ce5" office:value-type="string" calcext:value-type="string">
            <text:p>0.008317458571429348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3835626</text:p>
          </table:table-cell>
          <table:table-cell table:style-name="ce5" office:value-type="string" calcext:value-type="string">
            <text:p>-0.02784906452941155</text:p>
          </table:table-cell>
          <table:table-cell table:style-name="ce5" office:value-type="string" calcext:value-type="string">
            <text:p>-0.0018079385714277474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3853711</text:p>
          </table:table-cell>
          <table:table-cell table:style-name="ce5" office:value-type="string" calcext:value-type="string">
            <text:p>-0.03060759308823513</text:p>
          </table:table-cell>
          <table:table-cell table:style-name="ce5" office:value-type="string" calcext:value-type="string">
            <text:p>-0.002583165714284963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38500001</text:p>
          </table:table-cell>
          <table:table-cell table:style-name="ce5" office:value-type="string" calcext:value-type="string">
            <text:p>-0.031363607205882105</text:p>
          </table:table-cell>
          <table:table-cell table:style-name="ce5" office:value-type="string" calcext:value-type="string">
            <text:p>0.00717415571428653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64011</text:p>
          </table:table-cell>
          <table:table-cell table:style-name="ce5" office:value-type="string" calcext:value-type="string">
            <text:p>-0.032332794617646876</text:p>
          </table:table-cell>
          <table:table-cell table:style-name="ce5" office:value-type="string" calcext:value-type="string">
            <text:p>-0.00002767571428491377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098627</text:p>
          </table:table-cell>
          <table:table-cell table:style-name="ce5" office:value-type="string" calcext:value-type="string">
            <text:p>-0.03886517929411737</text:p>
          </table:table-cell>
          <table:table-cell table:style-name="ce5" office:value-type="string" calcext:value-type="string">
            <text:p>0.00807054714285793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29949524</text:p>
          </table:table-cell>
          <table:table-cell table:style-name="ce5" office:value-type="string" calcext:value-type="string">
            <text:p>-0.05020126973529376</text:p>
          </table:table-cell>
          <table:table-cell table:style-name="ce5" office:value-type="string" calcext:value-type="string">
            <text:p>0.0236143528571436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</text:p>
          </table:table-cell>
          <table:table-cell table:style-name="ce5" office:value-type="string" calcext:value-type="string">
            <text:p>-0.06107900170588204</text:p>
          </table:table-cell>
          <table:table-cell table:style-name="ce5" office:value-type="string" calcext:value-type="string">
            <text:p>0.0323676928571436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632107</text:p>
          </table:table-cell>
          <table:table-cell table:style-name="ce5" office:value-type="string" calcext:value-type="string">
            <text:p>-0.06960592676470562</text:p>
          </table:table-cell>
          <table:table-cell table:style-name="ce5" office:value-type="string" calcext:value-type="string">
            <text:p>0.0181274728571436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5" office:value-type="string" calcext:value-type="string">
            <text:p>-0.0754937412647056</text:p>
          </table:table-cell>
          <table:table-cell table:style-name="ce5" office:value-type="string" calcext:value-type="string">
            <text:p>-0.00655852857142774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497069</text:p>
          </table:table-cell>
          <table:table-cell table:style-name="ce5" office:value-type="string" calcext:value-type="string">
            <text:p>-0.07683605008823507</text:p>
          </table:table-cell>
          <table:table-cell table:style-name="ce5" office:value-type="string" calcext:value-type="string">
            <text:p>-0.0280453699999991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002244</text:p>
          </table:table-cell>
          <table:table-cell table:style-name="ce5" office:value-type="string" calcext:value-type="string">
            <text:p>-0.07303666170588219</text:p>
          </table:table-cell>
          <table:table-cell table:style-name="ce5" office:value-type="string" calcext:value-type="string">
            <text:p>-0.001256529999999200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4001</text:p>
          </table:table-cell>
          <table:table-cell table:style-name="ce5" office:value-type="string" calcext:value-type="string">
            <text:p>-0.06750495002941165</text:p>
          </table:table-cell>
          <table:table-cell table:style-name="ce5" office:value-type="string" calcext:value-type="string">
            <text:p>0.01463386428571500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895436</text:p>
          </table:table-cell>
          <table:table-cell table:style-name="ce5" office:value-type="string" calcext:value-type="string">
            <text:p>-0.06425704188235282</text:p>
          </table:table-cell>
          <table:table-cell table:style-name="ce5" office:value-type="string" calcext:value-type="string">
            <text:p>0.001104348571429325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0602571</text:p>
          </table:table-cell>
          <table:table-cell table:style-name="ce5" office:value-type="string" calcext:value-type="string">
            <text:p>-0.06436812111764689</text:p>
          </table:table-cell>
          <table:table-cell table:style-name="ce5" office:value-type="string" calcext:value-type="string">
            <text:p>-0.00892863428571355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0483807</text:p>
          </table:table-cell>
          <table:table-cell table:style-name="ce5" office:value-type="string" calcext:value-type="string">
            <text:p>-0.06567083599999984</text:p>
          </table:table-cell>
          <table:table-cell table:style-name="ce5" office:value-type="string" calcext:value-type="string">
            <text:p>0.000620687142857845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184032</text:p>
          </table:table-cell>
          <table:table-cell table:style-name="ce5" office:value-type="string" calcext:value-type="string">
            <text:p>-0.06391045926470573</text:p>
          </table:table-cell>
          <table:table-cell table:style-name="ce5" office:value-type="string" calcext:value-type="string">
            <text:p>0.016764915714286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9055784</text:p>
          </table:table-cell>
          <table:table-cell table:style-name="ce5" office:value-type="string" calcext:value-type="string">
            <text:p>-0.06544808008823505</text:p>
          </table:table-cell>
          <table:table-cell table:style-name="ce5" office:value-type="string" calcext:value-type="string">
            <text:p>0.01520582571428641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6012096</text:p>
          </table:table-cell>
          <table:table-cell table:style-name="ce5" office:value-type="string" calcext:value-type="string">
            <text:p>-0.07128266797058802</text:p>
          </table:table-cell>
          <table:table-cell table:style-name="ce5" office:value-type="string" calcext:value-type="string">
            <text:p>0.000834530000000721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6494676</text:p>
          </table:table-cell>
          <table:table-cell table:style-name="ce5" office:value-type="string" calcext:value-type="string">
            <text:p>-0.07811570202941165</text:p>
          </table:table-cell>
          <table:table-cell table:style-name="ce5" office:value-type="string" calcext:value-type="string">
            <text:p>0.0095117814285721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7510035</text:p>
          </table:table-cell>
          <table:table-cell table:style-name="ce5" office:value-type="string" calcext:value-type="string">
            <text:p>-0.07956802652941164</text:p>
          </table:table-cell>
          <table:table-cell table:style-name="ce5" office:value-type="string" calcext:value-type="string">
            <text:p>0.02420746142857216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7500085</text:p>
          </table:table-cell>
          <table:table-cell table:style-name="ce5" office:value-type="string" calcext:value-type="string">
            <text:p>-0.080620747235294</text:p>
          </table:table-cell>
          <table:table-cell table:style-name="ce5" office:value-type="string" calcext:value-type="string">
            <text:p>0.0073571042857150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8247851</text:p>
          </table:table-cell>
          <table:table-cell table:style-name="ce5" office:value-type="string" calcext:value-type="string">
            <text:p>-0.07935526323529407</text:p>
          </table:table-cell>
          <table:table-cell table:style-name="ce5" office:value-type="string" calcext:value-type="string">
            <text:p>-0.01988555285714216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7000011</text:p>
          </table:table-cell>
          <table:table-cell table:style-name="ce5" office:value-type="string" calcext:value-type="string">
            <text:p>-0.07428291067647053</text:p>
          </table:table-cell>
          <table:table-cell table:style-name="ce5" office:value-type="string" calcext:value-type="string">
            <text:p>-0.0090825799999993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6932498</text:p>
          </table:table-cell>
          <table:table-cell table:style-name="ce5" office:value-type="string" calcext:value-type="string">
            <text:p>-0.06830388894117634</text:p>
          </table:table-cell>
          <table:table-cell table:style-name="ce5" office:value-type="string" calcext:value-type="string">
            <text:p>0.004104275714286398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5" office:value-type="string" calcext:value-type="string">
            <text:p>-0.06353466423529397</text:p>
          </table:table-cell>
          <table:table-cell table:style-name="ce5" office:value-type="string" calcext:value-type="string">
            <text:p>0.00102205571428637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8690062</text:p>
          </table:table-cell>
          <table:table-cell table:style-name="ce5" office:value-type="string" calcext:value-type="string">
            <text:p>-0.059674533529411655</text:p>
          </table:table-cell>
          <table:table-cell table:style-name="ce5" office:value-type="string" calcext:value-type="string">
            <text:p>0.005363450000000658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9200001</text:p>
          </table:table-cell>
          <table:table-cell table:style-name="ce5" office:value-type="string" calcext:value-type="string">
            <text:p>-0.05465051538235283</text:p>
          </table:table-cell>
          <table:table-cell table:style-name="ce5" office:value-type="string" calcext:value-type="string">
            <text:p>-0.00952918714285644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8747061</text:p>
          </table:table-cell>
          <table:table-cell table:style-name="ce5" office:value-type="string" calcext:value-type="string">
            <text:p>-0.049094061705882264</text:p>
          </table:table-cell>
          <table:table-cell table:style-name="ce5" office:value-type="string" calcext:value-type="string">
            <text:p>-0.01198571142857074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8288027</text:p>
          </table:table-cell>
          <table:table-cell table:style-name="ce5" office:value-type="string" calcext:value-type="string">
            <text:p>-0.041808192735294014</text:p>
          </table:table-cell>
          <table:table-cell table:style-name="ce5" office:value-type="string" calcext:value-type="string">
            <text:p>-0.000368085714284982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6979972</text:p>
          </table:table-cell>
          <table:table-cell table:style-name="ce5" office:value-type="string" calcext:value-type="string">
            <text:p>-0.036342225735294</text:p>
          </table:table-cell>
          <table:table-cell table:style-name="ce5" office:value-type="string" calcext:value-type="string">
            <text:p>0.005561161428572103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5" office:value-type="string" calcext:value-type="string">
            <text:p>-0.036066034176470474</text:p>
          </table:table-cell>
          <table:table-cell table:style-name="ce5" office:value-type="string" calcext:value-type="string">
            <text:p>0.01270697714285779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5402305</text:p>
          </table:table-cell>
          <table:table-cell table:style-name="ce5" office:value-type="string" calcext:value-type="string">
            <text:p>-0.03833740532352925</text:p>
          </table:table-cell>
          <table:table-cell table:style-name="ce5" office:value-type="string" calcext:value-type="string">
            <text:p>0.01203142714285787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6899999</text:p>
          </table:table-cell>
          <table:table-cell table:style-name="ce5" office:value-type="string" calcext:value-type="string">
            <text:p>-0.04022373864705875</text:p>
          </table:table-cell>
          <table:table-cell table:style-name="ce5" office:value-type="string" calcext:value-type="string">
            <text:p>0.00999832000000067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6390447</text:p>
          </table:table-cell>
          <table:table-cell table:style-name="ce5" office:value-type="string" calcext:value-type="string">
            <text:p>-0.03925746517647044</text:p>
          </table:table-cell>
          <table:table-cell table:style-name="ce5" office:value-type="string" calcext:value-type="string">
            <text:p>0.000931418571429254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2896092</text:p>
          </table:table-cell>
          <table:table-cell table:style-name="ce5" office:value-type="string" calcext:value-type="string">
            <text:p>-0.041500017176470505</text:p>
          </table:table-cell>
          <table:table-cell table:style-name="ce5" office:value-type="string" calcext:value-type="string">
            <text:p>-0.005509774285713587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5" office:value-type="string" calcext:value-type="string">
            <text:p>-0.04449910214705882</text:p>
          </table:table-cell>
          <table:table-cell table:style-name="ce5" office:value-type="string" calcext:value-type="string">
            <text:p>0.001924742857143502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5</text:p>
          </table:table-cell>
          <table:table-cell table:style-name="ce5" office:value-type="string" calcext:value-type="string">
            <text:p>-0.04490444108823524</text:p>
          </table:table-cell>
          <table:table-cell table:style-name="ce5" office:value-type="string" calcext:value-type="string">
            <text:p>0.01973021428571500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4501813</text:p>
          </table:table-cell>
          <table:table-cell table:style-name="ce5" office:value-type="string" calcext:value-type="string">
            <text:p>-0.04362876582352937</text:p>
          </table:table-cell>
          <table:table-cell table:style-name="ce5" office:value-type="string" calcext:value-type="string">
            <text:p>0.016060675714286404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5" office:value-type="string" calcext:value-type="string">
            <text:p>-0.04456061170588235</text:p>
          </table:table-cell>
          <table:table-cell table:style-name="ce5" office:value-type="string" calcext:value-type="string">
            <text:p>-0.01730815285714215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5000004</text:p>
          </table:table-cell>
          <table:table-cell table:style-name="ce5" office:value-type="string" calcext:value-type="string">
            <text:p>-0.04119338423529409</text:p>
          </table:table-cell>
          <table:table-cell table:style-name="ce5" office:value-type="string" calcext:value-type="string">
            <text:p>-0.019554794285713578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831789</text:p>
          </table:table-cell>
          <table:table-cell table:style-name="ce5" office:value-type="string" calcext:value-type="string">
            <text:p>-0.031631787823529406</text:p>
          </table:table-cell>
          <table:table-cell table:style-name="ce5" office:value-type="string" calcext:value-type="string">
            <text:p>0.00369171571428639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2040595</text:p>
          </table:table-cell>
          <table:table-cell table:style-name="ce5" office:value-type="string" calcext:value-type="string">
            <text:p>-0.01966827685294109</text:p>
          </table:table-cell>
          <table:table-cell table:style-name="ce5" office:value-type="string" calcext:value-type="string">
            <text:p>-0.014353729999999287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5" office:value-type="string" calcext:value-type="string">
            <text:p>-0.006783218470588159</text:p>
          </table:table-cell>
          <table:table-cell table:style-name="ce5" office:value-type="string" calcext:value-type="string">
            <text:p>-0.0265147171428564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1264855</text:p>
          </table:table-cell>
          <table:table-cell table:style-name="ce5" office:value-type="string" calcext:value-type="string">
            <text:p>0.003931010558823611</text:p>
          </table:table-cell>
          <table:table-cell table:style-name="ce5" office:value-type="string" calcext:value-type="string">
            <text:p>-0.028464469999999298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1099981</text:p>
          </table:table-cell>
          <table:table-cell table:style-name="ce5" office:value-type="string" calcext:value-type="string">
            <text:p>0.015131998794117807</text:p>
          </table:table-cell>
          <table:table-cell table:style-name="ce5" office:value-type="string" calcext:value-type="string">
            <text:p>-0.00471156428571356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1880001</text:p>
          </table:table-cell>
          <table:table-cell table:style-name="ce5" office:value-type="string" calcext:value-type="string">
            <text:p>0.02473747902941198</text:p>
          </table:table-cell>
          <table:table-cell table:style-name="ce5" office:value-type="string" calcext:value-type="string">
            <text:p>0.02168691285714352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3400954</text:p>
          </table:table-cell>
          <table:table-cell table:style-name="ce5" office:value-type="string" calcext:value-type="string">
            <text:p>0.034358458823529614</text:p>
          </table:table-cell>
          <table:table-cell table:style-name="ce5" office:value-type="string" calcext:value-type="string">
            <text:p>-0.01572039428571353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1085295</text:p>
          </table:table-cell>
          <table:table-cell table:style-name="ce5" office:value-type="string" calcext:value-type="string">
            <text:p>0.036901420176470745</text:p>
          </table:table-cell>
          <table:table-cell table:style-name="ce5" office:value-type="string" calcext:value-type="string">
            <text:p>-0.002025279999999185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9886177</text:p>
          </table:table-cell>
          <table:table-cell table:style-name="ce5" office:value-type="string" calcext:value-type="string">
            <text:p>0.039731440029411924</text:p>
          </table:table-cell>
          <table:table-cell table:style-name="ce5" office:value-type="string" calcext:value-type="string">
            <text:p>-0.0005962799999992829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020622</text:p>
          </table:table-cell>
          <table:table-cell table:style-name="ce5" office:value-type="string" calcext:value-type="string">
            <text:p>0.03839054279411769</text:p>
          </table:table-cell>
          <table:table-cell table:style-name="ce5" office:value-type="string" calcext:value-type="string">
            <text:p>0.00619503428571505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0657406</text:p>
          </table:table-cell>
          <table:table-cell table:style-name="ce5" office:value-type="string" calcext:value-type="string">
            <text:p>0.03684770741176474</text:p>
          </table:table-cell>
          <table:table-cell table:style-name="ce5" office:value-type="string" calcext:value-type="string">
            <text:p>0.02227234857142929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7858147</text:p>
          </table:table-cell>
          <table:table-cell table:style-name="ce5" office:value-type="string" calcext:value-type="string">
            <text:p>0.026999569235294174</text:p>
          </table:table-cell>
          <table:table-cell table:style-name="ce5" office:value-type="string" calcext:value-type="string">
            <text:p>0.00374695000000080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9827416</text:p>
          </table:table-cell>
          <table:table-cell table:style-name="ce5" office:value-type="string" calcext:value-type="string">
            <text:p>0.019273034705882375</text:p>
          </table:table-cell>
          <table:table-cell table:style-name="ce5" office:value-type="string" calcext:value-type="string">
            <text:p>-0.00531196571428488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1191486</text:p>
          </table:table-cell>
          <table:table-cell table:style-name="ce5" office:value-type="string" calcext:value-type="string">
            <text:p>0.016510039794117692</text:p>
          </table:table-cell>
          <table:table-cell table:style-name="ce5" office:value-type="string" calcext:value-type="string">
            <text:p>0.001044847142857907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1558466</text:p>
          </table:table-cell>
          <table:table-cell table:style-name="ce5" office:value-type="string" calcext:value-type="string">
            <text:p>0.01876681270588243</text:p>
          </table:table-cell>
          <table:table-cell table:style-name="ce5" office:value-type="string" calcext:value-type="string">
            <text:p>0.004880748571429339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5" office:value-type="string" calcext:value-type="string">
            <text:p>0.021595558058823572</text:p>
          </table:table-cell>
          <table:table-cell table:style-name="ce5" office:value-type="string" calcext:value-type="string">
            <text:p>-0.02827444571428489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2799996</text:p>
          </table:table-cell>
          <table:table-cell table:style-name="ce5" office:value-type="string" calcext:value-type="string">
            <text:p>0.028180914000000057</text:p>
          </table:table-cell>
          <table:table-cell table:style-name="ce5" office:value-type="string" calcext:value-type="string">
            <text:p>-0.01228714999999913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30998</text:p>
          </table:table-cell>
          <table:table-cell table:style-name="ce5" office:value-type="string" calcext:value-type="string">
            <text:p>0.03407373805882352</text:p>
          </table:table-cell>
          <table:table-cell table:style-name="ce5" office:value-type="string" calcext:value-type="string">
            <text:p>-0.002135584285713476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3858907</text:p>
          </table:table-cell>
          <table:table-cell table:style-name="ce5" office:value-type="string" calcext:value-type="string">
            <text:p>0.038522762823529455</text:p>
          </table:table-cell>
          <table:table-cell table:style-name="ce5" office:value-type="string" calcext:value-type="string">
            <text:p>-0.00703829857142773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4</text:p>
          </table:table-cell>
          <table:table-cell table:style-name="ce5" office:value-type="string" calcext:value-type="string">
            <text:p>0.04197917664705886</text:p>
          </table:table-cell>
          <table:table-cell table:style-name="ce5" office:value-type="string" calcext:value-type="string">
            <text:p>0.0064162071428580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2499977</text:p>
          </table:table-cell>
          <table:table-cell table:style-name="ce5" office:value-type="string" calcext:value-type="string">
            <text:p>0.04155332023529412</text:p>
          </table:table-cell>
          <table:table-cell table:style-name="ce5" office:value-type="string" calcext:value-type="string">
            <text:p>-0.002453105714284864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134948</text:p>
          </table:table-cell>
          <table:table-cell table:style-name="ce5" office:value-type="string" calcext:value-type="string">
            <text:p>0.037273119941176436</text:p>
          </table:table-cell>
          <table:table-cell table:style-name="ce5" office:value-type="string" calcext:value-type="string">
            <text:p>0.000843485714286551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2255</text:p>
          </table:table-cell>
          <table:table-cell table:style-name="ce5" office:value-type="string" calcext:value-type="string">
            <text:p>0.03444292908823526</text:p>
          </table:table-cell>
          <table:table-cell table:style-name="ce5" office:value-type="string" calcext:value-type="string">
            <text:p>0.01021312714285793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276813</text:p>
          </table:table-cell>
          <table:table-cell table:style-name="ce5" office:value-type="string" calcext:value-type="string">
            <text:p>0.031196058382352898</text:p>
          </table:table-cell>
          <table:table-cell table:style-name="ce5" office:value-type="string" calcext:value-type="string">
            <text:p>0.011669580000000845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5" office:value-type="string" calcext:value-type="string">
            <text:p>0.028023742764705872</text:p>
          </table:table-cell>
          <table:table-cell table:style-name="ce5" office:value-type="string" calcext:value-type="string">
            <text:p>-0.003759507142856277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1649994</text:p>
          </table:table-cell>
          <table:table-cell table:style-name="ce5" office:value-type="string" calcext:value-type="string">
            <text:p>0.025364187911764757</text:p>
          </table:table-cell>
          <table:table-cell table:style-name="ce5" office:value-type="string" calcext:value-type="string">
            <text:p>-0.01210888714285629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0500646</text:p>
          </table:table-cell>
          <table:table-cell table:style-name="ce5" office:value-type="string" calcext:value-type="string">
            <text:p>0.02160166458823537</text:p>
          </table:table-cell>
          <table:table-cell table:style-name="ce5" office:value-type="string" calcext:value-type="string">
            <text:p>0.001945390000000768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0988167</text:p>
          </table:table-cell>
          <table:table-cell table:style-name="ce5" office:value-type="string" calcext:value-type="string">
            <text:p>0.017684406205882408</text:p>
          </table:table-cell>
          <table:table-cell table:style-name="ce5" office:value-type="string" calcext:value-type="string">
            <text:p>0.00923641857142937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149668</text:p>
          </table:table-cell>
          <table:table-cell table:style-name="ce5" office:value-type="string" calcext:value-type="string">
            <text:p>0.01267760605882362</text:p>
          </table:table-cell>
          <table:table-cell table:style-name="ce5" office:value-type="string" calcext:value-type="string">
            <text:p>0.01534483285714366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0688479</text:p>
          </table:table-cell>
          <table:table-cell table:style-name="ce5" office:value-type="string" calcext:value-type="string">
            <text:p>0.00562232079411773</text:p>
          </table:table-cell>
          <table:table-cell table:style-name="ce5" office:value-type="string" calcext:value-type="string">
            <text:p>0.0000826600000007338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9399999</text:p>
          </table:table-cell>
          <table:table-cell table:style-name="ce5" office:value-type="string" calcext:value-type="string">
            <text:p>-0.0012359581764704863</text:p>
          </table:table-cell>
          <table:table-cell table:style-name="ce5" office:value-type="string" calcext:value-type="string">
            <text:p>-0.00659920428571353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0489792</text:p>
          </table:table-cell>
          <table:table-cell table:style-name="ce5" office:value-type="string" calcext:value-type="string">
            <text:p>-0.004560287411764563</text:p>
          </table:table-cell>
          <table:table-cell table:style-name="ce5" office:value-type="string" calcext:value-type="string">
            <text:p>0.00243344571428644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0108701</text:p>
          </table:table-cell>
          <table:table-cell table:style-name="ce5" office:value-type="string" calcext:value-type="string">
            <text:p>-0.007118577588235142</text:p>
          </table:table-cell>
          <table:table-cell table:style-name="ce5" office:value-type="string" calcext:value-type="string">
            <text:p>0.00972042285714358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1077708</text:p>
          </table:table-cell>
          <table:table-cell table:style-name="ce5" office:value-type="string" calcext:value-type="string">
            <text:p>-0.009160318794117495</text:p>
          </table:table-cell>
          <table:table-cell table:style-name="ce5" office:value-type="string" calcext:value-type="string">
            <text:p>0.000814038571429365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0981679</text:p>
          </table:table-cell>
          <table:table-cell table:style-name="ce5" office:value-type="string" calcext:value-type="string">
            <text:p>-0.010437085882352815</text:p>
          </table:table-cell>
          <table:table-cell table:style-name="ce5" office:value-type="string" calcext:value-type="string">
            <text:p>-0.01206149285714214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0468288</text:p>
          </table:table-cell>
          <table:table-cell table:style-name="ce5" office:value-type="string" calcext:value-type="string">
            <text:p>-0.009713109235294004</text:p>
          </table:table-cell>
          <table:table-cell table:style-name="ce5" office:value-type="string" calcext:value-type="string">
            <text:p>0.000305568571429271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2200004</text:p>
          </table:table-cell>
          <table:table-cell table:style-name="ce5" office:value-type="string" calcext:value-type="string">
            <text:p>-0.0056968932647057935</text:p>
          </table:table-cell>
          <table:table-cell table:style-name="ce5" office:value-type="string" calcext:value-type="string">
            <text:p>-0.005664662857142177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2783692</text:p>
          </table:table-cell>
          <table:table-cell table:style-name="ce5" office:value-type="string" calcext:value-type="string">
            <text:p>-0.0009570925588235357</text:p>
          </table:table-cell>
          <table:table-cell table:style-name="ce5" office:value-type="string" calcext:value-type="string">
            <text:p>-0.000808439999999299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3140604</text:p>
          </table:table-cell>
          <table:table-cell table:style-name="ce5" office:value-type="string" calcext:value-type="string">
            <text:p>0.0024273155588235285</text:p>
          </table:table-cell>
          <table:table-cell table:style-name="ce5" office:value-type="string" calcext:value-type="string">
            <text:p>-0.00555560428571355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2995769</text:p>
          </table:table-cell>
          <table:table-cell table:style-name="ce5" office:value-type="string" calcext:value-type="string">
            <text:p>0.006075894911764745</text:p>
          </table:table-cell>
          <table:table-cell table:style-name="ce5" office:value-type="string" calcext:value-type="string">
            <text:p>-0.01481389714285647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3216784</text:p>
          </table:table-cell>
          <table:table-cell table:style-name="ce5" office:value-type="string" calcext:value-type="string">
            <text:p>0.010942609852941154</text:p>
          </table:table-cell>
          <table:table-cell table:style-name="ce5" office:value-type="string" calcext:value-type="string">
            <text:p>-0.0005525599999993691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3</text:p>
          </table:table-cell>
          <table:table-cell table:style-name="ce5" office:value-type="string" calcext:value-type="string">
            <text:p>0.013291196794117666</text:p>
          </table:table-cell>
          <table:table-cell table:style-name="ce5" office:value-type="string" calcext:value-type="string">
            <text:p>0.002401004285714936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1077746</text:p>
          </table:table-cell>
          <table:table-cell table:style-name="ce5" office:value-type="string" calcext:value-type="string">
            <text:p>0.011266205705882326</text:p>
          </table:table-cell>
          <table:table-cell table:style-name="ce5" office:value-type="string" calcext:value-type="string">
            <text:p>0.005099470000000661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175</text:p>
          </table:table-cell>
          <table:table-cell table:style-name="ce5" office:value-type="string" calcext:value-type="string">
            <text:p>0.00826801585294118</text:p>
          </table:table-cell>
          <table:table-cell table:style-name="ce5" office:value-type="string" calcext:value-type="string">
            <text:p>0.004293982857143552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2100734</text:p>
          </table:table-cell>
          <table:table-cell table:style-name="ce5" office:value-type="string" calcext:value-type="string">
            <text:p>0.006390600588235262</text:p>
          </table:table-cell>
          <table:table-cell table:style-name="ce5" office:value-type="string" calcext:value-type="string">
            <text:p>0.007479787142857741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1000001</text:p>
          </table:table-cell>
          <table:table-cell table:style-name="ce5" office:value-type="string" calcext:value-type="string">
            <text:p>0.003255517147058795</text:p>
          </table:table-cell>
          <table:table-cell table:style-name="ce5" office:value-type="string" calcext:value-type="string">
            <text:p>0.00836995142857210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85</text:p>
          </table:table-cell>
          <table:table-cell table:style-name="ce5" office:value-type="string" calcext:value-type="string">
            <text:p>-0.0019486750294117616</text:p>
          </table:table-cell>
          <table:table-cell table:style-name="ce5" office:value-type="string" calcext:value-type="string">
            <text:p>-0.007787204285713611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63332</text:p>
          </table:table-cell>
          <table:table-cell table:style-name="ce5" office:value-type="string" calcext:value-type="string">
            <text:p>-0.005038965441176491</text:p>
          </table:table-cell>
          <table:table-cell table:style-name="ce5" office:value-type="string" calcext:value-type="string">
            <text:p>0.0026259985714292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0991508</text:p>
          </table:table-cell>
          <table:table-cell table:style-name="ce5" office:value-type="string" calcext:value-type="string">
            <text:p>-0.0064615819705882704</text:p>
          </table:table-cell>
          <table:table-cell table:style-name="ce5" office:value-type="string" calcext:value-type="string">
            <text:p>0.009002612857143433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0903377</text:p>
          </table:table-cell>
          <table:table-cell table:style-name="ce5" office:value-type="string" calcext:value-type="string">
            <text:p>-0.008101144823529416</text:p>
          </table:table-cell>
          <table:table-cell table:style-name="ce5" office:value-type="string" calcext:value-type="string">
            <text:p>-0.0017556185714279748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091</text:p>
          </table:table-cell>
          <table:table-cell table:style-name="ce5" office:value-type="string" calcext:value-type="string">
            <text:p>-0.008474747647058856</text:p>
          </table:table-cell>
          <table:table-cell table:style-name="ce5" office:value-type="string" calcext:value-type="string">
            <text:p>-0.0020556285714279365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2100067</text:p>
          </table:table-cell>
          <table:table-cell table:style-name="ce5" office:value-type="string" calcext:value-type="string">
            <text:p>-0.006976831058823629</text:p>
          </table:table-cell>
          <table:table-cell table:style-name="ce5" office:value-type="string" calcext:value-type="string">
            <text:p>-0.004221475714285106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2471297</text:p>
          </table:table-cell>
          <table:table-cell table:style-name="ce5" office:value-type="string" calcext:value-type="string">
            <text:p>-0.003837119794117716</text:p>
          </table:table-cell>
          <table:table-cell table:style-name="ce5" office:value-type="string" calcext:value-type="string">
            <text:p>-0.0027414471428565124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2146458</text:p>
          </table:table-cell>
          <table:table-cell table:style-name="ce5" office:value-type="string" calcext:value-type="string">
            <text:p>-0.000015924911764775285</text:p>
          </table:table-cell>
          <table:table-cell table:style-name="ce5" office:value-type="string" calcext:value-type="string">
            <text:p>-0.005474839999999426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3099912</text:p>
          </table:table-cell>
          <table:table-cell table:style-name="ce5" office:value-type="string" calcext:value-type="string">
            <text:p>0.0032975551764705124</text:p>
          </table:table-cell>
          <table:table-cell table:style-name="ce5" office:value-type="string" calcext:value-type="string">
            <text:p>-0.008932312857142244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3</text:p>
          </table:table-cell>
          <table:table-cell table:style-name="ce5" office:value-type="string" calcext:value-type="string">
            <text:p>0.006585423705882276</text:p>
          </table:table-cell>
          <table:table-cell table:style-name="ce5" office:value-type="string" calcext:value-type="string">
            <text:p>0.0000990828571434954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3489943</text:p>
          </table:table-cell>
          <table:table-cell table:style-name="ce5" office:value-type="string" calcext:value-type="string">
            <text:p>0.009390116117647007</text:p>
          </table:table-cell>
          <table:table-cell table:style-name="ce5" office:value-type="string" calcext:value-type="string">
            <text:p>0.00011628857142920168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3390344</text:p>
          </table:table-cell>
          <table:table-cell table:style-name="ce5" office:value-type="string" calcext:value-type="string">
            <text:p>0.011401656735294141</text:p>
          </table:table-cell>
          <table:table-cell table:style-name="ce5" office:value-type="string" calcext:value-type="string">
            <text:p>-0.006675449999999361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3899989</text:p>
          </table:table-cell>
          <table:table-cell table:style-name="ce5" office:value-type="string" calcext:value-type="string">
            <text:p>0.013733859588235253</text:p>
          </table:table-cell>
          <table:table-cell table:style-name="ce5" office:value-type="string" calcext:value-type="string">
            <text:p>0.00028777285714348677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4408475</text:p>
          </table:table-cell>
          <table:table-cell table:style-name="ce5" office:value-type="string" calcext:value-type="string">
            <text:p>0.016441703911764638</text:p>
          </table:table-cell>
          <table:table-cell table:style-name="ce5" office:value-type="string" calcext:value-type="string">
            <text:p>-0.003478744285713653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4899998</text:p>
          </table:table-cell>
          <table:table-cell table:style-name="ce5" office:value-type="string" calcext:value-type="string">
            <text:p>0.018421291705882248</text:p>
          </table:table-cell>
          <table:table-cell table:style-name="ce5" office:value-type="string" calcext:value-type="string">
            <text:p>-0.002512942857142208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5</text:p>
          </table:table-cell>
          <table:table-cell table:style-name="ce5" office:value-type="string" calcext:value-type="string">
            <text:p>0.019961992470588164</text:p>
          </table:table-cell>
          <table:table-cell table:style-name="ce5" office:value-type="string" calcext:value-type="string">
            <text:p>-0.00458048714285647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466545</text:p>
          </table:table-cell>
          <table:table-cell table:style-name="ce5" office:value-type="string" calcext:value-type="string">
            <text:p>0.020451696941176267</text:p>
          </table:table-cell>
          <table:table-cell table:style-name="ce5" office:value-type="string" calcext:value-type="string">
            <text:p>-0.0001505299999993159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29498</text:p>
          </table:table-cell>
          <table:table-cell table:style-name="ce5" office:value-type="string" calcext:value-type="string">
            <text:p>0.019725875999999865</text:p>
          </table:table-cell>
          <table:table-cell table:style-name="ce5" office:value-type="string" calcext:value-type="string">
            <text:p>0.00516353714285777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499991</text:p>
          </table:table-cell>
          <table:table-cell table:style-name="ce5" office:value-type="string" calcext:value-type="string">
            <text:p>0.016736991470588047</text:p>
          </table:table-cell>
          <table:table-cell table:style-name="ce5" office:value-type="string" calcext:value-type="string">
            <text:p>0.00992212857142915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202481</text:p>
          </table:table-cell>
          <table:table-cell table:style-name="ce5" office:value-type="string" calcext:value-type="string">
            <text:p>0.013762759676470393</text:p>
          </table:table-cell>
          <table:table-cell table:style-name="ce5" office:value-type="string" calcext:value-type="string">
            <text:p>0.000418588571429234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89998</text:p>
          </table:table-cell>
          <table:table-cell table:style-name="ce5" office:value-type="string" calcext:value-type="string">
            <text:p>0.011172651705882108</text:p>
          </table:table-cell>
          <table:table-cell table:style-name="ce5" office:value-type="string" calcext:value-type="string">
            <text:p>-0.002389565714285113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499794</text:p>
          </table:table-cell>
          <table:table-cell table:style-name="ce5" office:value-type="string" calcext:value-type="string">
            <text:p>0.009840199411764505</text:p>
          </table:table-cell>
          <table:table-cell table:style-name="ce5" office:value-type="string" calcext:value-type="string">
            <text:p>-0.001759744285713682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799773</text:p>
          </table:table-cell>
          <table:table-cell table:style-name="ce5" office:value-type="string" calcext:value-type="string">
            <text:p>0.009716887235293903</text:p>
          </table:table-cell>
          <table:table-cell table:style-name="ce5" office:value-type="string" calcext:value-type="string">
            <text:p>-0.001411632857142186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61</text:p>
          </table:table-cell>
          <table:table-cell table:style-name="ce5" office:value-type="string" calcext:value-type="string">
            <text:p>0.013067562911764474</text:p>
          </table:table-cell>
          <table:table-cell table:style-name="ce5" office:value-type="string" calcext:value-type="string">
            <text:p>-0.0074488114285707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31</text:p>
          </table:table-cell>
          <table:table-cell table:style-name="ce5" office:value-type="string" calcext:value-type="string">
            <text:p>0.015855831970588097</text:p>
          </table:table-cell>
          <table:table-cell table:style-name="ce5" office:value-type="string" calcext:value-type="string">
            <text:p>-0.005402929999999417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5" office:value-type="string" calcext:value-type="string">
            <text:p>0.01864405399999991</text:p>
          </table:table-cell>
          <table:table-cell table:style-name="ce5" office:value-type="string" calcext:value-type="string">
            <text:p>-0.00930498285714226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869139</text:p>
          </table:table-cell>
          <table:table-cell table:style-name="ce5" office:value-type="string" calcext:value-type="string">
            <text:p>0.02044840999999986</text:p>
          </table:table-cell>
          <table:table-cell table:style-name="ce5" office:value-type="string" calcext:value-type="string">
            <text:p>0.001313867142857749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48967</text:p>
          </table:table-cell>
          <table:table-cell table:style-name="ce5" office:value-type="string" calcext:value-type="string">
            <text:p>0.021757141029411675</text:p>
          </table:table-cell>
          <table:table-cell table:style-name="ce5" office:value-type="string" calcext:value-type="string">
            <text:p>0.00684517714285781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171986</text:p>
          </table:table-cell>
          <table:table-cell table:style-name="ce5" office:value-type="string" calcext:value-type="string">
            <text:p>0.020888329617646917</text:p>
          </table:table-cell>
          <table:table-cell table:style-name="ce5" office:value-type="string" calcext:value-type="string">
            <text:p>0.001456331428572099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957328</text:p>
          </table:table-cell>
          <table:table-cell table:style-name="ce5" office:value-type="string" calcext:value-type="string">
            <text:p>0.019913780999999797</text:p>
          </table:table-cell>
          <table:table-cell table:style-name="ce5" office:value-type="string" calcext:value-type="string">
            <text:p>-0.002868747142856564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8537</text:p>
          </table:table-cell>
          <table:table-cell table:style-name="ce5" office:value-type="string" calcext:value-type="string">
            <text:p>0.01726998729411755</text:p>
          </table:table-cell>
          <table:table-cell office:value-type="string" calcext:value-type="string">
            <text:p>6.857142862970456e-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340749</text:p>
          </table:table-cell>
          <table:table-cell table:style-name="ce5" office:value-type="string" calcext:value-type="string">
            <text:p>0.01609008332352929</text:p>
          </table:table-cell>
          <table:table-cell table:style-name="ce5" office:value-type="string" calcext:value-type="string">
            <text:p>0.007590640000000592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052998</text:p>
          </table:table-cell>
          <table:table-cell table:style-name="ce5" office:value-type="string" calcext:value-type="string">
            <text:p>0.013645398147058674</text:p>
          </table:table-cell>
          <table:table-cell table:style-name="ce5" office:value-type="string" calcext:value-type="string">
            <text:p>0.00562380285714342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989969</text:p>
          </table:table-cell>
          <table:table-cell table:style-name="ce5" office:value-type="string" calcext:value-type="string">
            <text:p>0.010125399617646913</text:p>
          </table:table-cell>
          <table:table-cell table:style-name="ce5" office:value-type="string" calcext:value-type="string">
            <text:p>0.00473318000000050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5" office:value-type="string" calcext:value-type="string">
            <text:p>0.005624687470588197</text:p>
          </table:table-cell>
          <table:table-cell table:style-name="ce5" office:value-type="string" calcext:value-type="string">
            <text:p>-0.00714401428571376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13</text:p>
          </table:table-cell>
          <table:table-cell table:style-name="ce5" office:value-type="string" calcext:value-type="string">
            <text:p>0.002631178999999928</text:p>
          </table:table-cell>
          <table:table-cell table:style-name="ce5" office:value-type="string" calcext:value-type="string">
            <text:p>0.00675547000000054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378611</text:p>
          </table:table-cell>
          <table:table-cell table:style-name="ce5" office:value-type="string" calcext:value-type="string">
            <text:p>-0.0025182518529412445</text:p>
          </table:table-cell>
          <table:table-cell table:style-name="ce5" office:value-type="string" calcext:value-type="string">
            <text:p>0.00756184142857202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388872</text:p>
          </table:table-cell>
          <table:table-cell table:style-name="ce5" office:value-type="string" calcext:value-type="string">
            <text:p>-0.008082620823529452</text:p>
          </table:table-cell>
          <table:table-cell table:style-name="ce5" office:value-type="string" calcext:value-type="string">
            <text:p>0.00978369142857199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589994</text:p>
          </table:table-cell>
          <table:table-cell table:style-name="ce5" office:value-type="string" calcext:value-type="string">
            <text:p>-0.012944662529411843</text:p>
          </table:table-cell>
          <table:table-cell table:style-name="ce5" office:value-type="string" calcext:value-type="string">
            <text:p>0.001813651428572038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065</text:p>
          </table:table-cell>
          <table:table-cell table:style-name="ce5" office:value-type="string" calcext:value-type="string">
            <text:p>-0.017969148264705914</text:p>
          </table:table-cell>
          <table:table-cell table:style-name="ce5" office:value-type="string" calcext:value-type="string">
            <text:p>-0.0000249228571422288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068</text:p>
          </table:table-cell>
          <table:table-cell table:style-name="ce5" office:value-type="string" calcext:value-type="string">
            <text:p>-0.022391281735294144</text:p>
          </table:table-cell>
          <table:table-cell table:style-name="ce5" office:value-type="string" calcext:value-type="string">
            <text:p>0.0071897142857149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89</text:p>
          </table:table-cell>
          <table:table-cell table:style-name="ce5" office:value-type="string" calcext:value-type="string">
            <text:p>-0.023694475411764726</text:p>
          </table:table-cell>
          <table:table-cell table:style-name="ce5" office:value-type="string" calcext:value-type="string">
            <text:p>-0.001407675714285128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344922</text:p>
          </table:table-cell>
          <table:table-cell table:style-name="ce5" office:value-type="string" calcext:value-type="string">
            <text:p>-0.02307827349999997</text:p>
          </table:table-cell>
          <table:table-cell table:style-name="ce5" office:value-type="string" calcext:value-type="string">
            <text:p>0.001725084285714828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407788</text:p>
          </table:table-cell>
          <table:table-cell table:style-name="ce5" office:value-type="string" calcext:value-type="string">
            <text:p>-0.022804470029411716</text:p>
          </table:table-cell>
          <table:table-cell table:style-name="ce5" office:value-type="string" calcext:value-type="string">
            <text:p>-0.00628796571428519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0867905</text:p>
          </table:table-cell>
          <table:table-cell table:style-name="ce5" office:value-type="string" calcext:value-type="string">
            <text:p>-0.02173669897058822</text:p>
          </table:table-cell>
          <table:table-cell table:style-name="ce5" office:value-type="string" calcext:value-type="string">
            <text:p>-0.00524372714285659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29488811</text:p>
          </table:table-cell>
          <table:table-cell table:style-name="ce5" office:value-type="string" calcext:value-type="string">
            <text:p>-0.02191725849999998</text:p>
          </table:table-cell>
          <table:table-cell table:style-name="ce5" office:value-type="string" calcext:value-type="string">
            <text:p>0.0098579628571434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5" office:value-type="string" calcext:value-type="string">
            <text:p>-0.0255609349705882</text:p>
          </table:table-cell>
          <table:table-cell table:style-name="ce5" office:value-type="string" calcext:value-type="string">
            <text:p>0.00776432571428625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28588196</text:p>
          </table:table-cell>
          <table:table-cell table:style-name="ce5" office:value-type="string" calcext:value-type="string">
            <text:p>-0.030488352352941117</text:p>
          </table:table-cell>
          <table:table-cell table:style-name="ce5" office:value-type="string" calcext:value-type="string">
            <text:p>0.01138127714285769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2871</text:p>
          </table:table-cell>
          <table:table-cell table:style-name="ce5" office:value-type="string" calcext:value-type="string">
            <text:p>-0.03489466799999991</text:p>
          </table:table-cell>
          <table:table-cell table:style-name="ce5" office:value-type="string" calcext:value-type="string">
            <text:p>0.01052530428571485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29499986</text:p>
          </table:table-cell>
          <table:table-cell table:style-name="ce5" office:value-type="string" calcext:value-type="string">
            <text:p>-0.03695019429411761</text:p>
          </table:table-cell>
          <table:table-cell table:style-name="ce5" office:value-type="string" calcext:value-type="string">
            <text:p>-0.000630012857142314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5" office:value-type="string" calcext:value-type="string">
            <text:p>-0.03809326217647052</text:p>
          </table:table-cell>
          <table:table-cell table:style-name="ce5" office:value-type="string" calcext:value-type="string">
            <text:p>-0.00822128285714229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2894662</text:p>
          </table:table-cell>
          <table:table-cell table:style-name="ce5" office:value-type="string" calcext:value-type="string">
            <text:p>-0.03639374655882344</text:p>
          </table:table-cell>
          <table:table-cell table:style-name="ce5" office:value-type="string" calcext:value-type="string">
            <text:p>-0.002594629999999431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29397227</text:p>
          </table:table-cell>
          <table:table-cell table:style-name="ce5" office:value-type="string" calcext:value-type="string">
            <text:p>-0.03344580408823522</text:p>
          </table:table-cell>
          <table:table-cell table:style-name="ce5" office:value-type="string" calcext:value-type="string">
            <text:p>-0.001245755714285090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5" office:value-type="string" calcext:value-type="string">
            <text:p>-0.030179764970588108</text:p>
          </table:table-cell>
          <table:table-cell table:style-name="ce5" office:value-type="string" calcext:value-type="string">
            <text:p>0.0043683900000006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46961</text:p>
          </table:table-cell>
          <table:table-cell table:style-name="ce5" office:value-type="string" calcext:value-type="string">
            <text:p>-0.025811612911764592</text:p>
          </table:table-cell>
          <table:table-cell table:style-name="ce5" office:value-type="string" calcext:value-type="string">
            <text:p>-0.01074777571428514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016305</text:p>
          </table:table-cell>
          <table:table-cell table:style-name="ce5" office:value-type="string" calcext:value-type="string">
            <text:p>-0.018841752411764556</text:p>
          </table:table-cell>
          <table:table-cell table:style-name="ce5" office:value-type="string" calcext:value-type="string">
            <text:p>-0.00857629714285651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610663</text:p>
          </table:table-cell>
          <table:table-cell table:style-name="ce5" office:value-type="string" calcext:value-type="string">
            <text:p>-0.011935904205882197</text:p>
          </table:table-cell>
          <table:table-cell table:style-name="ce5" office:value-type="string" calcext:value-type="string">
            <text:p>-0.00851405142857086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601118</text:p>
          </table:table-cell>
          <table:table-cell table:style-name="ce5" office:value-type="string" calcext:value-type="string">
            <text:p>-0.00227725058823508</text:p>
          </table:table-cell>
          <table:table-cell table:style-name="ce5" office:value-type="string" calcext:value-type="string">
            <text:p>-0.01377363285714228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099981</text:p>
          </table:table-cell>
          <table:table-cell table:style-name="ce5" office:value-type="string" calcext:value-type="string">
            <text:p>0.009307522411764912</text:p>
          </table:table-cell>
          <table:table-cell table:style-name="ce5" office:value-type="string" calcext:value-type="string">
            <text:p>-0.006868048571428031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699796</text:p>
          </table:table-cell>
          <table:table-cell table:style-name="ce5" office:value-type="string" calcext:value-type="string">
            <text:p>0.019563837235294257</text:p>
          </table:table-cell>
          <table:table-cell table:style-name="ce5" office:value-type="string" calcext:value-type="string">
            <text:p>-0.0222592885714280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9408506</text:p>
          </table:table-cell>
          <table:table-cell table:style-name="ce5" office:value-type="string" calcext:value-type="string">
            <text:p>0.03360794126470601</text:p>
          </table:table-cell>
          <table:table-cell table:style-name="ce5" office:value-type="string" calcext:value-type="string">
            <text:p>-0.01989928857142808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40570754</text:p>
          </table:table-cell>
          <table:table-cell table:style-name="ce5" office:value-type="string" calcext:value-type="string">
            <text:p>0.047897225235294216</text:p>
          </table:table-cell>
          <table:table-cell table:style-name="ce5" office:value-type="string" calcext:value-type="string">
            <text:p>-0.00299637285714238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8</text:p>
          </table:table-cell>
          <table:table-cell table:style-name="ce5" office:value-type="string" calcext:value-type="string">
            <text:p>0.057098078705882516</text:p>
          </table:table-cell>
          <table:table-cell table:style-name="ce5" office:value-type="string" calcext:value-type="string">
            <text:p>-0.01798444999999948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8088047</text:p>
          </table:table-cell>
          <table:table-cell table:style-name="ce5" office:value-type="string" calcext:value-type="string">
            <text:p>0.06308505688235316</text:p>
          </table:table-cell>
          <table:table-cell table:style-name="ce5" office:value-type="string" calcext:value-type="string">
            <text:p>-0.006829494285713777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779</text:p>
          </table:table-cell>
          <table:table-cell table:style-name="ce5" office:value-type="string" calcext:value-type="string">
            <text:p>0.0642297978529413</text:p>
          </table:table-cell>
          <table:table-cell table:style-name="ce5" office:value-type="string" calcext:value-type="string">
            <text:p>0.0141489914285719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780001</text:p>
          </table:table-cell>
          <table:table-cell table:style-name="ce5" office:value-type="string" calcext:value-type="string">
            <text:p>0.057805436852941317</text:p>
          </table:table-cell>
          <table:table-cell table:style-name="ce5" office:value-type="string" calcext:value-type="string">
            <text:p>0.02480001428571476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7400002</text:p>
          </table:table-cell>
          <table:table-cell table:style-name="ce5" office:value-type="string" calcext:value-type="string">
            <text:p>0.051219687264706104</text:p>
          </table:table-cell>
          <table:table-cell table:style-name="ce5" office:value-type="string" calcext:value-type="string">
            <text:p>-0.001481871428570869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893258</text:p>
          </table:table-cell>
          <table:table-cell table:style-name="ce5" office:value-type="string" calcext:value-type="string">
            <text:p>0.04262113314705901</text:p>
          </table:table-cell>
          <table:table-cell table:style-name="ce5" office:value-type="string" calcext:value-type="string">
            <text:p>0.00870609571428626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11873</text:p>
          </table:table-cell>
          <table:table-cell table:style-name="ce5" office:value-type="string" calcext:value-type="string">
            <text:p>0.03266754614705908</text:p>
          </table:table-cell>
          <table:table-cell table:style-name="ce5" office:value-type="string" calcext:value-type="string">
            <text:p>0.01637137428571483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739078</text:p>
          </table:table-cell>
          <table:table-cell table:style-name="ce5" office:value-type="string" calcext:value-type="string">
            <text:p>0.022268711000000274</text:p>
          </table:table-cell>
          <table:table-cell table:style-name="ce5" office:value-type="string" calcext:value-type="string">
            <text:p>0.0052155585714290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219998</text:p>
          </table:table-cell>
          <table:table-cell table:style-name="ce5" office:value-type="string" calcext:value-type="string">
            <text:p>0.01285290538235323</text:p>
          </table:table-cell>
          <table:table-cell table:style-name="ce5" office:value-type="string" calcext:value-type="string">
            <text:p>0.02836992428571477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799998</text:p>
          </table:table-cell>
          <table:table-cell table:style-name="ce5" office:value-type="string" calcext:value-type="string">
            <text:p>0.007129692000000187</text:p>
          </table:table-cell>
          <table:table-cell table:style-name="ce5" office:value-type="string" calcext:value-type="string">
            <text:p>-0.01385465571428523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7459925</text:p>
          </table:table-cell>
          <table:table-cell table:style-name="ce5" office:value-type="string" calcext:value-type="string">
            <text:p>0.009515838558823764</text:p>
          </table:table-cell>
          <table:table-cell table:style-name="ce5" office:value-type="string" calcext:value-type="string">
            <text:p>-0.01399982714285663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80002</text:p>
          </table:table-cell>
          <table:table-cell table:style-name="ce5" office:value-type="string" calcext:value-type="string">
            <text:p>0.014476861470588465</text:p>
          </table:table-cell>
          <table:table-cell table:style-name="ce5" office:value-type="string" calcext:value-type="string">
            <text:p>-0.02865377285714243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436172</text:p>
          </table:table-cell>
          <table:table-cell table:style-name="ce5" office:value-type="string" calcext:value-type="string">
            <text:p>0.021011105970588473</text:p>
          </table:table-cell>
          <table:table-cell table:style-name="ce5" office:value-type="string" calcext:value-type="string">
            <text:p>-0.0174773071428566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6201432</text:p>
          </table:table-cell>
          <table:table-cell table:style-name="ce5" office:value-type="string" calcext:value-type="string">
            <text:p>0.024327021029411977</text:p>
          </table:table-cell>
          <table:table-cell table:style-name="ce5" office:value-type="string" calcext:value-type="string">
            <text:p>0.00391883285714328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9</text:p>
          </table:table-cell>
          <table:table-cell table:style-name="ce5" office:value-type="string" calcext:value-type="string">
            <text:p>0.02857436423529436</text:p>
          </table:table-cell>
          <table:table-cell table:style-name="ce5" office:value-type="string" calcext:value-type="string">
            <text:p>0.01014535714285752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8200547</text:p>
          </table:table-cell>
          <table:table-cell table:style-name="ce5" office:value-type="string" calcext:value-type="string">
            <text:p>0.029348435882353197</text:p>
          </table:table-cell>
          <table:table-cell table:style-name="ce5" office:value-type="string" calcext:value-type="string">
            <text:p>0.0084330371428574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719859</text:p>
          </table:table-cell>
          <table:table-cell table:style-name="ce5" office:value-type="string" calcext:value-type="string">
            <text:p>0.0262549006470591</text:p>
          </table:table-cell>
          <table:table-cell table:style-name="ce5" office:value-type="string" calcext:value-type="string">
            <text:p>-0.0170927585714282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902944</text:p>
          </table:table-cell>
          <table:table-cell table:style-name="ce5" office:value-type="string" calcext:value-type="string">
            <text:p>0.023267483000000255</text:p>
          </table:table-cell>
          <table:table-cell table:style-name="ce5" office:value-type="string" calcext:value-type="string">
            <text:p>-0.005787328571428218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835693</text:p>
          </table:table-cell>
          <table:table-cell table:style-name="ce5" office:value-type="string" calcext:value-type="string">
            <text:p>0.02224664152941197</text:p>
          </table:table-cell>
          <table:table-cell table:style-name="ce5" office:value-type="string" calcext:value-type="string">
            <text:p>0.02529050428571466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892556</text:p>
          </table:table-cell>
          <table:table-cell table:style-name="ce5" office:value-type="string" calcext:value-type="string">
            <text:p>0.015497285441176678</text:p>
          </table:table-cell>
          <table:table-cell table:style-name="ce5" office:value-type="string" calcext:value-type="string">
            <text:p>0.01807256857142891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169995</text:p>
          </table:table-cell>
          <table:table-cell table:style-name="ce5" office:value-type="string" calcext:value-type="string">
            <text:p>0.007551243500000193</text:p>
          </table:table-cell>
          <table:table-cell table:style-name="ce5" office:value-type="string" calcext:value-type="string">
            <text:p>-0.00383225857142827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722818</text:p>
          </table:table-cell>
          <table:table-cell table:style-name="ce5" office:value-type="string" calcext:value-type="string">
            <text:p>-0.0003258252941174544</text:p>
          </table:table-cell>
          <table:table-cell table:style-name="ce5" office:value-type="string" calcext:value-type="string">
            <text:p>-0.004462577142856749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055301</text:p>
          </table:table-cell>
          <table:table-cell table:style-name="ce5" office:value-type="string" calcext:value-type="string">
            <text:p>-0.005376589088235129</text:p>
          </table:table-cell>
          <table:table-cell table:style-name="ce5" office:value-type="string" calcext:value-type="string">
            <text:p>0.01221526428571467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984495</text:p>
          </table:table-cell>
          <table:table-cell table:style-name="ce5" office:value-type="string" calcext:value-type="string">
            <text:p>-0.011173961411764466</text:p>
          </table:table-cell>
          <table:table-cell table:style-name="ce5" office:value-type="string" calcext:value-type="string">
            <text:p>0.00669155714285751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40001</text:p>
          </table:table-cell>
          <table:table-cell table:style-name="ce5" office:value-type="string" calcext:value-type="string">
            <text:p>-0.016005765882352696</text:p>
          </table:table-cell>
          <table:table-cell table:style-name="ce5" office:value-type="string" calcext:value-type="string">
            <text:p>0.0001844242857145794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5" office:value-type="string" calcext:value-type="string">
            <text:p>-0.01934827270588213</text:p>
          </table:table-cell>
          <table:table-cell table:style-name="ce5" office:value-type="string" calcext:value-type="string">
            <text:p>-0.001093498571428264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87962</text:p>
          </table:table-cell>
          <table:table-cell table:style-name="ce5" office:value-type="string" calcext:value-type="string">
            <text:p>-0.02025886761764678</text:p>
          </table:table-cell>
          <table:table-cell table:style-name="ce5" office:value-type="string" calcext:value-type="string">
            <text:p>-0.004893045714285449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381042</text:p>
          </table:table-cell>
          <table:table-cell table:style-name="ce5" office:value-type="string" calcext:value-type="string">
            <text:p>-0.024073957029411508</text:p>
          </table:table-cell>
          <table:table-cell table:style-name="ce5" office:value-type="string" calcext:value-type="string">
            <text:p>-0.001616887142856848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177564</text:p>
          </table:table-cell>
          <table:table-cell table:style-name="ce5" office:value-type="string" calcext:value-type="string">
            <text:p>-0.0255293361470586</text:p>
          </table:table-cell>
          <table:table-cell table:style-name="ce5" office:value-type="string" calcext:value-type="string">
            <text:p>0.01474576857142884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354363</text:p>
          </table:table-cell>
          <table:table-cell table:style-name="ce5" office:value-type="string" calcext:value-type="string">
            <text:p>-0.02602039670588213</text:p>
          </table:table-cell>
          <table:table-cell table:style-name="ce5" office:value-type="string" calcext:value-type="string">
            <text:p>0.00631843714285745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1873</text:p>
          </table:table-cell>
          <table:table-cell table:style-name="ce5" office:value-type="string" calcext:value-type="string">
            <text:p>-0.02765891988235275</text:p>
          </table:table-cell>
          <table:table-cell table:style-name="ce5" office:value-type="string" calcext:value-type="string">
            <text:p>-0.001175084285713945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973166</text:p>
          </table:table-cell>
          <table:table-cell table:style-name="ce5" office:value-type="string" calcext:value-type="string">
            <text:p>-0.02504477679411743</text:p>
          </table:table-cell>
          <table:table-cell table:style-name="ce5" office:value-type="string" calcext:value-type="string">
            <text:p>-0.01697965857142824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672976</text:p>
          </table:table-cell>
          <table:table-cell table:style-name="ce5" office:value-type="string" calcext:value-type="string">
            <text:p>-0.016760427147058554</text:p>
          </table:table-cell>
          <table:table-cell table:style-name="ce5" office:value-type="string" calcext:value-type="string">
            <text:p>-0.01197583285714254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779989</text:p>
          </table:table-cell>
          <table:table-cell table:style-name="ce5" office:value-type="string" calcext:value-type="string">
            <text:p>-0.009178452058823283</text:p>
          </table:table-cell>
          <table:table-cell table:style-name="ce5" office:value-type="string" calcext:value-type="string">
            <text:p>-0.002922655714285460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</text:p>
          </table:table-cell>
          <table:table-cell table:style-name="ce5" office:value-type="string" calcext:value-type="string">
            <text:p>-0.005018767588235051</text:p>
          </table:table-cell>
          <table:table-cell table:style-name="ce5" office:value-type="string" calcext:value-type="string">
            <text:p>-0.00976322571428550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099652</text:p>
          </table:table-cell>
          <table:table-cell table:style-name="ce5" office:value-type="string" calcext:value-type="string">
            <text:p>-0.0010130351176468322</text:p>
          </table:table-cell>
          <table:table-cell table:style-name="ce5" office:value-type="string" calcext:value-type="string">
            <text:p>0.00534959428571446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999991</text:p>
          </table:table-cell>
          <table:table-cell table:style-name="ce5" office:value-type="string" calcext:value-type="string">
            <text:p>0.00009802423529436943</text:p>
          </table:table-cell>
          <table:table-cell table:style-name="ce5" office:value-type="string" calcext:value-type="string">
            <text:p>0.00999679714285728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35</text:p>
          </table:table-cell>
          <table:table-cell table:style-name="ce5" office:value-type="string" calcext:value-type="string">
            <text:p>-0.00032515535294097564</text:p>
          </table:table-cell>
          <table:table-cell table:style-name="ce5" office:value-type="string" calcext:value-type="string">
            <text:p>-0.000594072857142746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527907</text:p>
          </table:table-cell>
          <table:table-cell table:style-name="ce5" office:value-type="string" calcext:value-type="string">
            <text:p>-0.0009903544411762333</text:p>
          </table:table-cell>
          <table:table-cell table:style-name="ce5" office:value-type="string" calcext:value-type="string">
            <text:p>0.00224212142857155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957872</text:p>
          </table:table-cell>
          <table:table-cell table:style-name="ce5" office:value-type="string" calcext:value-type="string">
            <text:p>-0.0014678881764703666</text:p>
          </table:table-cell>
          <table:table-cell table:style-name="ce5" office:value-type="string" calcext:value-type="string">
            <text:p>-0.00431120999999984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209306</text:p>
          </table:table-cell>
          <table:table-cell table:style-name="ce5" office:value-type="string" calcext:value-type="string">
            <text:p>-0.002830639499999843</text:p>
          </table:table-cell>
          <table:table-cell table:style-name="ce5" office:value-type="string" calcext:value-type="string">
            <text:p>0.005507441428571624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600345</text:p>
          </table:table-cell>
          <table:table-cell table:style-name="ce5" office:value-type="string" calcext:value-type="string">
            <text:p>-0.0038543673823527302</text:p>
          </table:table-cell>
          <table:table-cell table:style-name="ce5" office:value-type="string" calcext:value-type="string">
            <text:p>0.001007038571428808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574</text:p>
          </table:table-cell>
          <table:table-cell table:style-name="ce5" office:value-type="string" calcext:value-type="string">
            <text:p>-0.006321106352940975</text:p>
          </table:table-cell>
          <table:table-cell table:style-name="ce5" office:value-type="string" calcext:value-type="string">
            <text:p>0.003537040000000213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32084</text:p>
          </table:table-cell>
          <table:table-cell table:style-name="ce5" office:value-type="string" calcext:value-type="string">
            <text:p>-0.008310505647058652</text:p>
          </table:table-cell>
          <table:table-cell table:style-name="ce5" office:value-type="string" calcext:value-type="string">
            <text:p>0.0002354771428573765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732941</text:p>
          </table:table-cell>
          <table:table-cell table:style-name="ce5" office:value-type="string" calcext:value-type="string">
            <text:p>-0.009671066264705708</text:p>
          </table:table-cell>
          <table:table-cell table:style-name="ce5" office:value-type="string" calcext:value-type="string">
            <text:p>0.00505990142857165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379329</text:p>
          </table:table-cell>
          <table:table-cell table:style-name="ce5" office:value-type="string" calcext:value-type="string">
            <text:p>-0.009217595323529282</text:p>
          </table:table-cell>
          <table:table-cell table:style-name="ce5" office:value-type="string" calcext:value-type="string">
            <text:p>0.0006111171428573869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300505</text:p>
          </table:table-cell>
          <table:table-cell table:style-name="ce5" office:value-type="string" calcext:value-type="string">
            <text:p>-0.008568663558823408</text:p>
          </table:table-cell>
          <table:table-cell table:style-name="ce5" office:value-type="string" calcext:value-type="string">
            <text:p>-0.000141808571428314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99921</text:p>
          </table:table-cell>
          <table:table-cell table:style-name="ce5" office:value-type="string" calcext:value-type="string">
            <text:p>-0.007242309852940998</text:p>
          </table:table-cell>
          <table:table-cell table:style-name="ce5" office:value-type="string" calcext:value-type="string">
            <text:p>-0.00223142999999970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09899</text:p>
          </table:table-cell>
          <table:table-cell table:style-name="ce5" office:value-type="string" calcext:value-type="string">
            <text:p>-0.005103110470588035</text:p>
          </table:table-cell>
          <table:table-cell table:style-name="ce5" office:value-type="string" calcext:value-type="string">
            <text:p>-0.00840978285714266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96674</text:p>
          </table:table-cell>
          <table:table-cell table:style-name="ce5" office:value-type="string" calcext:value-type="string">
            <text:p>-0.0027685088529409985</text:p>
          </table:table-cell>
          <table:table-cell table:style-name="ce5" office:value-type="string" calcext:value-type="string">
            <text:p>-0.002406865714285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79655</text:p>
          </table:table-cell>
          <table:table-cell table:style-name="ce5" office:value-type="string" calcext:value-type="string">
            <text:p>-0.0005543834705880046</text:p>
          </table:table-cell>
          <table:table-cell table:style-name="ce5" office:value-type="string" calcext:value-type="string">
            <text:p>0.00612530857142873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2989</text:p>
          </table:table-cell>
          <table:table-cell table:style-name="ce5" office:value-type="string" calcext:value-type="string">
            <text:p>-0.0003109962352939033</text:p>
          </table:table-cell>
          <table:table-cell table:style-name="ce5" office:value-type="string" calcext:value-type="string">
            <text:p>0.000552398571428747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650512</text:p>
          </table:table-cell>
          <table:table-cell table:style-name="ce5" office:value-type="string" calcext:value-type="string">
            <text:p>0.0007763051470589533</text:p>
          </table:table-cell>
          <table:table-cell table:style-name="ce5" office:value-type="string" calcext:value-type="string">
            <text:p>-0.002163797142856971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448003</text:p>
          </table:table-cell>
          <table:table-cell table:style-name="ce5" office:value-type="string" calcext:value-type="string">
            <text:p>0.0035989053235294666</text:p>
          </table:table-cell>
          <table:table-cell table:style-name="ce5" office:value-type="string" calcext:value-type="string">
            <text:p>-0.002935329999999847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697973</text:p>
          </table:table-cell>
          <table:table-cell table:style-name="ce5" office:value-type="string" calcext:value-type="string">
            <text:p>0.006749375676470604</text:p>
          </table:table-cell>
          <table:table-cell table:style-name="ce5" office:value-type="string" calcext:value-type="string">
            <text:p>-0.00507664428571419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52848</text:p>
          </table:table-cell>
          <table:table-cell table:style-name="ce5" office:value-type="string" calcext:value-type="string">
            <text:p>0.007372338264705902</text:p>
          </table:table-cell>
          <table:table-cell table:style-name="ce5" office:value-type="string" calcext:value-type="string">
            <text:p>-0.00480459999999988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00001</text:p>
          </table:table-cell>
          <table:table-cell table:style-name="ce5" office:value-type="string" calcext:value-type="string">
            <text:p>0.007285916676470605</text:p>
          </table:table-cell>
          <table:table-cell table:style-name="ce5" office:value-type="string" calcext:value-type="string">
            <text:p>0.003539724285714418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199994</text:p>
          </table:table-cell>
          <table:table-cell table:style-name="ce5" office:value-type="string" calcext:value-type="string">
            <text:p>0.005348357411764759</text:p>
          </table:table-cell>
          <table:table-cell table:style-name="ce5" office:value-type="string" calcext:value-type="string">
            <text:p>0.01093828571428584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</text:p>
          </table:table-cell>
          <table:table-cell table:style-name="ce5" office:value-type="string" calcext:value-type="string">
            <text:p>0.003035630588235305</text:p>
          </table:table-cell>
          <table:table-cell table:style-name="ce5" office:value-type="string" calcext:value-type="string">
            <text:p>0.00319497142857155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590997</text:p>
          </table:table-cell>
          <table:table-cell table:style-name="ce5" office:value-type="string" calcext:value-type="string">
            <text:p>0.0016365819999999975</text:p>
          </table:table-cell>
          <table:table-cell table:style-name="ce5" office:value-type="string" calcext:value-type="string">
            <text:p>-0.00517125714285704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43</text:p>
          </table:table-cell>
          <table:table-cell table:style-name="ce5" office:value-type="string" calcext:value-type="string">
            <text:p>0.0018340997647058876</text:p>
          </table:table-cell>
          <table:table-cell table:style-name="ce5" office:value-type="string" calcext:value-type="string">
            <text:p>-0.00424543714285707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489975</text:p>
          </table:table-cell>
          <table:table-cell table:style-name="ce5" office:value-type="string" calcext:value-type="string">
            <text:p>0.0033357590294117445</text:p>
          </table:table-cell>
          <table:table-cell table:style-name="ce5" office:value-type="string" calcext:value-type="string">
            <text:p>-0.001376938571428454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707575</text:p>
          </table:table-cell>
          <table:table-cell table:style-name="ce5" office:value-type="string" calcext:value-type="string">
            <text:p>0.0048276904999999815</text:p>
          </table:table-cell>
          <table:table-cell table:style-name="ce5" office:value-type="string" calcext:value-type="string">
            <text:p>-0.00459791714285706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181518</text:p>
          </table:table-cell>
          <table:table-cell table:style-name="ce5" office:value-type="string" calcext:value-type="string">
            <text:p>0.005713095470588181</text:p>
          </table:table-cell>
          <table:table-cell table:style-name="ce5" office:value-type="string" calcext:value-type="string">
            <text:p>-0.0006615428571427606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5" office:value-type="string" calcext:value-type="string">
            <text:p>0.006625960235293993</text:p>
          </table:table-cell>
          <table:table-cell table:style-name="ce5" office:value-type="string" calcext:value-type="string">
            <text:p>-0.003271521428571344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74904</text:p>
          </table:table-cell>
          <table:table-cell table:style-name="ce5" office:value-type="string" calcext:value-type="string">
            <text:p>0.007140245058823436</text:p>
          </table:table-cell>
          <table:table-cell table:style-name="ce5" office:value-type="string" calcext:value-type="string">
            <text:p>0.00625817142857154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994559</text:p>
          </table:table-cell>
          <table:table-cell table:style-name="ce5" office:value-type="string" calcext:value-type="string">
            <text:p>0.006956438441176271</text:p>
          </table:table-cell>
          <table:table-cell table:style-name="ce5" office:value-type="string" calcext:value-type="string">
            <text:p>-0.00214234571428556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077693</text:p>
          </table:table-cell>
          <table:table-cell table:style-name="ce5" office:value-type="string" calcext:value-type="string">
            <text:p>0.007039847441176361</text:p>
          </table:table-cell>
          <table:table-cell table:style-name="ce5" office:value-type="string" calcext:value-type="string">
            <text:p>0.001671808571428734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43509</text:p>
          </table:table-cell>
          <table:table-cell table:style-name="ce5" office:value-type="string" calcext:value-type="string">
            <text:p>0.006833383999999831</text:p>
          </table:table-cell>
          <table:table-cell table:style-name="ce5" office:value-type="string" calcext:value-type="string">
            <text:p>0.0003636071428572140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439743</text:p>
          </table:table-cell>
          <table:table-cell table:style-name="ce5" office:value-type="string" calcext:value-type="string">
            <text:p>0.005278591029411583</text:p>
          </table:table-cell>
          <table:table-cell table:style-name="ce5" office:value-type="string" calcext:value-type="string">
            <text:p>-0.000763375714285585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438993</text:p>
          </table:table-cell>
          <table:table-cell table:style-name="ce5" office:value-type="string" calcext:value-type="string">
            <text:p>0.0038120874705880325</text:p>
          </table:table-cell>
          <table:table-cell table:style-name="ce5" office:value-type="string" calcext:value-type="string">
            <text:p>0.00275256428571435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06</text:p>
          </table:table-cell>
          <table:table-cell table:style-name="ce5" office:value-type="string" calcext:value-type="string">
            <text:p>0.002508144705882176</text:p>
          </table:table-cell>
          <table:table-cell table:style-name="ce5" office:value-type="string" calcext:value-type="string">
            <text:p>0.00478390428571445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799993</text:p>
          </table:table-cell>
          <table:table-cell table:style-name="ce5" office:value-type="string" calcext:value-type="string">
            <text:p>0.0006361260588234052</text:p>
          </table:table-cell>
          <table:table-cell table:style-name="ce5" office:value-type="string" calcext:value-type="string">
            <text:p>-0.0002863442857141129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73387</text:p>
          </table:table-cell>
          <table:table-cell table:style-name="ce5" office:value-type="string" calcext:value-type="string">
            <text:p>-0.001545498705882331</text:p>
          </table:table-cell>
          <table:table-cell table:style-name="ce5" office:value-type="string" calcext:value-type="string">
            <text:p>0.001561170000000111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519999</text:p>
          </table:table-cell>
          <table:table-cell table:style-name="ce5" office:value-type="string" calcext:value-type="string">
            <text:p>-0.0027530053529411513</text:p>
          </table:table-cell>
          <table:table-cell table:style-name="ce5" office:value-type="string" calcext:value-type="string">
            <text:p>0.003778947142857258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3</text:p>
          </table:table-cell>
          <table:table-cell table:style-name="ce5" office:value-type="string" calcext:value-type="string">
            <text:p>-0.00400865023529412</text:p>
          </table:table-cell>
          <table:table-cell table:style-name="ce5" office:value-type="string" calcext:value-type="string">
            <text:p>0.001567717142857305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904598</text:p>
          </table:table-cell>
          <table:table-cell table:style-name="ce5" office:value-type="string" calcext:value-type="string">
            <text:p>-0.0070331962058823305</text:p>
          </table:table-cell>
          <table:table-cell table:style-name="ce5" office:value-type="string" calcext:value-type="string">
            <text:p>0.002589282857142993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96963</text:p>
          </table:table-cell>
          <table:table-cell table:style-name="ce5" office:value-type="string" calcext:value-type="string">
            <text:p>-0.00973410755882348</text:p>
          </table:table-cell>
          <table:table-cell table:style-name="ce5" office:value-type="string" calcext:value-type="string">
            <text:p>0.00402714285714300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478527</text:p>
          </table:table-cell>
          <table:table-cell table:style-name="ce5" office:value-type="string" calcext:value-type="string">
            <text:p>-0.011139572029411848</text:p>
          </table:table-cell>
          <table:table-cell table:style-name="ce5" office:value-type="string" calcext:value-type="string">
            <text:p>0.00414768000000020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44</text:p>
          </table:table-cell>
          <table:table-cell table:style-name="ce5" office:value-type="string" calcext:value-type="string">
            <text:p>-0.013452858470588247</text:p>
          </table:table-cell>
          <table:table-cell table:style-name="ce5" office:value-type="string" calcext:value-type="string">
            <text:p>0.00419053714285733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641252</text:p>
          </table:table-cell>
          <table:table-cell table:style-name="ce5" office:value-type="string" calcext:value-type="string">
            <text:p>-0.015497841441176552</text:p>
          </table:table-cell>
          <table:table-cell table:style-name="ce5" office:value-type="string" calcext:value-type="string">
            <text:p>-0.00707402857142835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099412</text:p>
          </table:table-cell>
          <table:table-cell table:style-name="ce5" office:value-type="string" calcext:value-type="string">
            <text:p>-0.01626431529411776</text:p>
          </table:table-cell>
          <table:table-cell table:style-name="ce5" office:value-type="string" calcext:value-type="string">
            <text:p>0.00560570142857164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239996</text:p>
          </table:table-cell>
          <table:table-cell table:style-name="ce5" office:value-type="string" calcext:value-type="string">
            <text:p>-0.015427419647058849</text:p>
          </table:table-cell>
          <table:table-cell table:style-name="ce5" office:value-type="string" calcext:value-type="string">
            <text:p>0.000823248571428791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999996</text:p>
          </table:table-cell>
          <table:table-cell table:style-name="ce5" office:value-type="string" calcext:value-type="string">
            <text:p>-0.015041549852941205</text:p>
          </table:table-cell>
          <table:table-cell table:style-name="ce5" office:value-type="string" calcext:value-type="string">
            <text:p>-0.001126875714285491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99996</text:p>
          </table:table-cell>
          <table:table-cell table:style-name="ce5" office:value-type="string" calcext:value-type="string">
            <text:p>-0.01329556235294116</text:p>
          </table:table-cell>
          <table:table-cell table:style-name="ce5" office:value-type="string" calcext:value-type="string">
            <text:p>-0.00972916428571407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199992</text:p>
          </table:table-cell>
          <table:table-cell table:style-name="ce5" office:value-type="string" calcext:value-type="string">
            <text:p>-0.01122856429411756</text:p>
          </table:table-cell>
          <table:table-cell table:style-name="ce5" office:value-type="string" calcext:value-type="string">
            <text:p>-0.006178228571428301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5" office:value-type="string" calcext:value-type="string">
            <text:p>-0.008004586647058776</text:p>
          </table:table-cell>
          <table:table-cell table:style-name="ce5" office:value-type="string" calcext:value-type="string">
            <text:p>0.00414189714285745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750002</text:p>
          </table:table-cell>
          <table:table-cell table:style-name="ce5" office:value-type="string" calcext:value-type="string">
            <text:p>-0.0066954912941175615</text:p>
          </table:table-cell>
          <table:table-cell table:style-name="ce5" office:value-type="string" calcext:value-type="string">
            <text:p>0.0001579685714289125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082849</text:p>
          </table:table-cell>
          <table:table-cell table:style-name="ce5" office:value-type="string" calcext:value-type="string">
            <text:p>-0.00673413144117635</text:p>
          </table:table-cell>
          <table:table-cell table:style-name="ce5" office:value-type="string" calcext:value-type="string">
            <text:p>0.00275305857142887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99991</text:p>
          </table:table-cell>
          <table:table-cell table:style-name="ce5" office:value-type="string" calcext:value-type="string">
            <text:p>-0.006321639764705733</text:p>
          </table:table-cell>
          <table:table-cell table:style-name="ce5" office:value-type="string" calcext:value-type="string">
            <text:p>0.000524454285714626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999998</text:p>
          </table:table-cell>
          <table:table-cell table:style-name="ce5" office:value-type="string" calcext:value-type="string">
            <text:p>-0.005363902029411671</text:p>
          </table:table-cell>
          <table:table-cell table:style-name="ce5" office:value-type="string" calcext:value-type="string">
            <text:p>-0.000904039999999661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41871</text:p>
          </table:table-cell>
          <table:table-cell table:style-name="ce5" office:value-type="string" calcext:value-type="string">
            <text:p>-0.004465795058823385</text:p>
          </table:table-cell>
          <table:table-cell table:style-name="ce5" office:value-type="string" calcext:value-type="string">
            <text:p>-0.00574955571428548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38489</text:p>
          </table:table-cell>
          <table:table-cell table:style-name="ce5" office:value-type="string" calcext:value-type="string">
            <text:p>-0.003568994470588005</text:p>
          </table:table-cell>
          <table:table-cell table:style-name="ce5" office:value-type="string" calcext:value-type="string">
            <text:p>-0.00304750999999980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988886</text:p>
          </table:table-cell>
          <table:table-cell table:style-name="ce5" office:value-type="string" calcext:value-type="string">
            <text:p>-0.0021813897352939704</text:p>
          </table:table-cell>
          <table:table-cell table:style-name="ce5" office:value-type="string" calcext:value-type="string">
            <text:p>0.0004255014285716174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844551</text:p>
          </table:table-cell>
          <table:table-cell table:style-name="ce5" office:value-type="string" calcext:value-type="string">
            <text:p>-0.0021264061176468063</text:p>
          </table:table-cell>
          <table:table-cell table:style-name="ce5" office:value-type="string" calcext:value-type="string">
            <text:p>0.006290501428571626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000043</text:p>
          </table:table-cell>
          <table:table-cell table:style-name="ce5" office:value-type="string" calcext:value-type="string">
            <text:p>-0.00362272997058799</text:p>
          </table:table-cell>
          <table:table-cell table:style-name="ce5" office:value-type="string" calcext:value-type="string">
            <text:p>0.00425609714285735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099992</text:p>
          </table:table-cell>
          <table:table-cell table:style-name="ce5" office:value-type="string" calcext:value-type="string">
            <text:p>-0.008114426499999716</text:p>
          </table:table-cell>
          <table:table-cell table:style-name="ce5" office:value-type="string" calcext:value-type="string">
            <text:p>0.00750799000000024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400001</text:p>
          </table:table-cell>
          <table:table-cell table:style-name="ce5" office:value-type="string" calcext:value-type="string">
            <text:p>-0.013061433852940951</text:p>
          </table:table-cell>
          <table:table-cell table:style-name="ce5" office:value-type="string" calcext:value-type="string">
            <text:p>0.00758338428571453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537253</text:p>
          </table:table-cell>
          <table:table-cell table:style-name="ce5" office:value-type="string" calcext:value-type="string">
            <text:p>-0.018094775617646885</text:p>
          </table:table-cell>
          <table:table-cell table:style-name="ce5" office:value-type="string" calcext:value-type="string">
            <text:p>0.0105752028571431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02</text:p>
          </table:table-cell>
          <table:table-cell table:style-name="ce5" office:value-type="string" calcext:value-type="string">
            <text:p>-0.02222762349999985</text:p>
          </table:table-cell>
          <table:table-cell table:style-name="ce5" office:value-type="string" calcext:value-type="string">
            <text:p>0.00729939285714309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787421</text:p>
          </table:table-cell>
          <table:table-cell table:style-name="ce5" office:value-type="string" calcext:value-type="string">
            <text:p>-0.02515201455882332</text:p>
          </table:table-cell>
          <table:table-cell table:style-name="ce5" office:value-type="string" calcext:value-type="string">
            <text:p>0.001443832857143112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863338</text:p>
          </table:table-cell>
          <table:table-cell table:style-name="ce5" office:value-type="string" calcext:value-type="string">
            <text:p>-0.02388555447058799</text:p>
          </table:table-cell>
          <table:table-cell table:style-name="ce5" office:value-type="string" calcext:value-type="string">
            <text:p>-0.01272577285714260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330009</text:p>
          </table:table-cell>
          <table:table-cell table:style-name="ce5" office:value-type="string" calcext:value-type="string">
            <text:p>-0.02097997073529384</text:p>
          </table:table-cell>
          <table:table-cell table:style-name="ce5" office:value-type="string" calcext:value-type="string">
            <text:p>-0.0003960614285711816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9858</text:p>
          </table:table-cell>
          <table:table-cell table:style-name="ce5" office:value-type="string" calcext:value-type="string">
            <text:p>-0.017425721941176198</text:p>
          </table:table-cell>
          <table:table-cell table:style-name="ce5" office:value-type="string" calcext:value-type="string">
            <text:p>-0.00613800285714255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98572</text:p>
          </table:table-cell>
          <table:table-cell table:style-name="ce5" office:value-type="string" calcext:value-type="string">
            <text:p>-0.014269100441176186</text:p>
          </table:table-cell>
          <table:table-cell table:style-name="ce5" office:value-type="string" calcext:value-type="string">
            <text:p>-0.001461751428571189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9858</text:p>
          </table:table-cell>
          <table:table-cell table:style-name="ce5" office:value-type="string" calcext:value-type="string">
            <text:p>-0.011576317735293828</text:p>
          </table:table-cell>
          <table:table-cell table:style-name="ce5" office:value-type="string" calcext:value-type="string">
            <text:p>-0.00207590571428545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181629</text:p>
          </table:table-cell>
          <table:table-cell table:style-name="ce5" office:value-type="string" calcext:value-type="string">
            <text:p>-0.010040892382352673</text:p>
          </table:table-cell>
          <table:table-cell table:style-name="ce5" office:value-type="string" calcext:value-type="string">
            <text:p>0.00093133428571445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050001</text:p>
          </table:table-cell>
          <table:table-cell table:style-name="ce5" office:value-type="string" calcext:value-type="string">
            <text:p>-0.009024389588235038</text:p>
          </table:table-cell>
          <table:table-cell table:style-name="ce5" office:value-type="string" calcext:value-type="string">
            <text:p>0.002241930000000169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904345</text:p>
          </table:table-cell>
          <table:table-cell table:style-name="ce5" office:value-type="string" calcext:value-type="string">
            <text:p>-0.00884993502941156</text:p>
          </table:table-cell>
          <table:table-cell table:style-name="ce5" office:value-type="string" calcext:value-type="string">
            <text:p>0.002183268571428809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5" office:value-type="string" calcext:value-type="string">
            <text:p>-0.0091087013235292</text:p>
          </table:table-cell>
          <table:table-cell table:style-name="ce5" office:value-type="string" calcext:value-type="string">
            <text:p>0.002940504285714462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426728</text:p>
          </table:table-cell>
          <table:table-cell table:style-name="ce5" office:value-type="string" calcext:value-type="string">
            <text:p>-0.009788403735293882</text:p>
          </table:table-cell>
          <table:table-cell table:style-name="ce5" office:value-type="string" calcext:value-type="string">
            <text:p>0.001302211428571620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39</text:p>
          </table:table-cell>
          <table:table-cell table:style-name="ce5" office:value-type="string" calcext:value-type="string">
            <text:p>-0.009992477294117397</text:p>
          </table:table-cell>
          <table:table-cell table:style-name="ce5" office:value-type="string" calcext:value-type="string">
            <text:p>0.0001410342857145474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330004</text:p>
          </table:table-cell>
          <table:table-cell table:style-name="ce5" office:value-type="string" calcext:value-type="string">
            <text:p>-0.009198768852940853</text:p>
          </table:table-cell>
          <table:table-cell table:style-name="ce5" office:value-type="string" calcext:value-type="string">
            <text:p>-0.001074702857142617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9858</text:p>
          </table:table-cell>
          <table:table-cell table:style-name="ce5" office:value-type="string" calcext:value-type="string">
            <text:p>-0.00847401117647023</text:p>
          </table:table-cell>
          <table:table-cell table:style-name="ce5" office:value-type="string" calcext:value-type="string">
            <text:p>-0.002570939999999799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89995</text:p>
          </table:table-cell>
          <table:table-cell table:style-name="ce5" office:value-type="string" calcext:value-type="string">
            <text:p>-0.007182345058823203</text:p>
          </table:table-cell>
          <table:table-cell table:style-name="ce5" office:value-type="string" calcext:value-type="string">
            <text:p>-0.006932222857142622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226155</text:p>
          </table:table-cell>
          <table:table-cell table:style-name="ce5" office:value-type="string" calcext:value-type="string">
            <text:p>-0.005689340117646713</text:p>
          </table:table-cell>
          <table:table-cell table:style-name="ce5" office:value-type="string" calcext:value-type="string">
            <text:p>0.002240768571428797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219999</text:p>
          </table:table-cell>
          <table:table-cell table:style-name="ce5" office:value-type="string" calcext:value-type="string">
            <text:p>-0.004654114941176124</text:p>
          </table:table-cell>
          <table:table-cell table:style-name="ce5" office:value-type="string" calcext:value-type="string">
            <text:p>0.0010408100000002252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5" office:value-type="string" calcext:value-type="string">
            <text:p>-0.004167220764705548</text:p>
          </table:table-cell>
          <table:table-cell table:style-name="ce5" office:value-type="string" calcext:value-type="string">
            <text:p>0.001621895714285892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9858</text:p>
          </table:table-cell>
          <table:table-cell table:style-name="ce5" office:value-type="string" calcext:value-type="string">
            <text:p>-0.003584155764705499</text:p>
          </table:table-cell>
          <table:table-cell table:style-name="ce5" office:value-type="string" calcext:value-type="string">
            <text:p>0.001380931428571596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399992</text:p>
          </table:table-cell>
          <table:table-cell table:style-name="ce5" office:value-type="string" calcext:value-type="string">
            <text:p>-0.0030681689117643685</text:p>
          </table:table-cell>
          <table:table-cell table:style-name="ce5" office:value-type="string" calcext:value-type="string">
            <text:p>-0.001357451428571243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382399</text:p>
          </table:table-cell>
          <table:table-cell table:style-name="ce5" office:value-type="string" calcext:value-type="string">
            <text:p>-0.002523066999999657</text:p>
          </table:table-cell>
          <table:table-cell table:style-name="ce5" office:value-type="string" calcext:value-type="string">
            <text:p>-0.001253038571428388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9858</text:p>
          </table:table-cell>
          <table:table-cell table:style-name="ce5" office:value-type="string" calcext:value-type="string">
            <text:p>-0.0020156622058820073</text:p>
          </table:table-cell>
          <table:table-cell table:style-name="ce5" office:value-type="string" calcext:value-type="string">
            <text:p>-0.001465292857142641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5</text:p>
          </table:table-cell>
          <table:table-cell table:style-name="ce5" office:value-type="string" calcext:value-type="string">
            <text:p>-0.0015069317647055103</text:p>
          </table:table-cell>
          <table:table-cell table:style-name="ce5" office:value-type="string" calcext:value-type="string">
            <text:p>0.00120072857142872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999674</text:p>
          </table:table-cell>
          <table:table-cell table:style-name="ce5" office:value-type="string" calcext:value-type="string">
            <text:p>-0.0017788071176466635</text:p>
          </table:table-cell>
          <table:table-cell table:style-name="ce5" office:value-type="string" calcext:value-type="string">
            <text:p>0.000529598571428757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</text:p>
          </table:table-cell>
          <table:table-cell table:style-name="ce5" office:value-type="string" calcext:value-type="string">
            <text:p>-0.0018612039999996166</text:p>
          </table:table-cell>
          <table:table-cell table:style-name="ce5" office:value-type="string" calcext:value-type="string">
            <text:p>0.000639382857142989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129672</text:p>
          </table:table-cell>
          <table:table-cell table:style-name="ce5" office:value-type="string" calcext:value-type="string">
            <text:p>-0.0016037448529407916</text:p>
          </table:table-cell>
          <table:table-cell table:style-name="ce5" office:value-type="string" calcext:value-type="string">
            <text:p>0.00232820428571439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69609</text:p>
          </table:table-cell>
          <table:table-cell table:style-name="ce5" office:value-type="string" calcext:value-type="string">
            <text:p>-0.0011585463235290194</text:p>
          </table:table-cell>
          <table:table-cell table:style-name="ce5" office:value-type="string" calcext:value-type="string">
            <text:p>0.001742951428571615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9858</text:p>
          </table:table-cell>
          <table:table-cell table:style-name="ce5" office:value-type="string" calcext:value-type="string">
            <text:p>-0.0005704544411760937</text:p>
          </table:table-cell>
          <table:table-cell table:style-name="ce5" office:value-type="string" calcext:value-type="string">
            <text:p>-0.002926281428571264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3682</text:p>
          </table:table-cell>
          <table:table-cell table:style-name="ce5" office:value-type="string" calcext:value-type="string">
            <text:p>0.0020088426176474994</text:p>
          </table:table-cell>
          <table:table-cell table:style-name="ce5" office:value-type="string" calcext:value-type="string">
            <text:p>-0.00416533571428551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352989</text:p>
          </table:table-cell>
          <table:table-cell table:style-name="ce5" office:value-type="string" calcext:value-type="string">
            <text:p>0.004781397117647468</text:p>
          </table:table-cell>
          <table:table-cell table:style-name="ce5" office:value-type="string" calcext:value-type="string">
            <text:p>-0.00415859999999984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</text:p>
          </table:table-cell>
          <table:table-cell table:style-name="ce5" office:value-type="string" calcext:value-type="string">
            <text:p>0.006497112205882727</text:p>
          </table:table-cell>
          <table:table-cell table:style-name="ce5" office:value-type="string" calcext:value-type="string">
            <text:p>-0.002188267142857025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681142</text:p>
          </table:table-cell>
          <table:table-cell table:style-name="ce5" office:value-type="string" calcext:value-type="string">
            <text:p>0.008295639235294472</text:p>
          </table:table-cell>
          <table:table-cell table:style-name="ce5" office:value-type="string" calcext:value-type="string">
            <text:p>-0.00430018857142838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921007</text:p>
          </table:table-cell>
          <table:table-cell table:style-name="ce5" office:value-type="string" calcext:value-type="string">
            <text:p>0.010605969411765115</text:p>
          </table:table-cell>
          <table:table-cell table:style-name="ce5" office:value-type="string" calcext:value-type="string">
            <text:p>0.001836961428571648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174592</text:p>
          </table:table-cell>
          <table:table-cell table:style-name="ce5" office:value-type="string" calcext:value-type="string">
            <text:p>0.011380605617647477</text:p>
          </table:table-cell>
          <table:table-cell table:style-name="ce5" office:value-type="string" calcext:value-type="string">
            <text:p>-0.000750838571428380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815814</text:p>
          </table:table-cell>
          <table:table-cell table:style-name="ce5" office:value-type="string" calcext:value-type="string">
            <text:p>0.012132548470588589</text:p>
          </table:table-cell>
          <table:table-cell table:style-name="ce5" office:value-type="string" calcext:value-type="string">
            <text:p>-0.00616249142857122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729226</text:p>
          </table:table-cell>
          <table:table-cell table:style-name="ce5" office:value-type="string" calcext:value-type="string">
            <text:p>0.012687584058823864</text:p>
          </table:table-cell>
          <table:table-cell table:style-name="ce5" office:value-type="string" calcext:value-type="string">
            <text:p>0.0001331771428573769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139749</text:p>
          </table:table-cell>
          <table:table-cell table:style-name="ce5" office:value-type="string" calcext:value-type="string">
            <text:p>0.012836036911765047</text:p>
          </table:table-cell>
          <table:table-cell table:style-name="ce5" office:value-type="string" calcext:value-type="string">
            <text:p>0.001407884285714533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131897</text:p>
          </table:table-cell>
          <table:table-cell table:style-name="ce5" office:value-type="string" calcext:value-type="string">
            <text:p>0.0121888410294122</text:p>
          </table:table-cell>
          <table:table-cell table:style-name="ce5" office:value-type="string" calcext:value-type="string">
            <text:p>0.002326738571428843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</text:p>
          </table:table-cell>
          <table:table-cell table:style-name="ce5" office:value-type="string" calcext:value-type="string">
            <text:p>0.011888472441176912</text:p>
          </table:table-cell>
          <table:table-cell table:style-name="ce5" office:value-type="string" calcext:value-type="string">
            <text:p>-0.001716552857142672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001371</text:p>
          </table:table-cell>
          <table:table-cell table:style-name="ce5" office:value-type="string" calcext:value-type="string">
            <text:p>0.011379797117647528</text:p>
          </table:table-cell>
          <table:table-cell table:style-name="ce5" office:value-type="string" calcext:value-type="string">
            <text:p>-0.002697238571428395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61026</text:p>
          </table:table-cell>
          <table:table-cell table:style-name="ce5" office:value-type="string" calcext:value-type="string">
            <text:p>0.012146132235294593</text:p>
          </table:table-cell>
          <table:table-cell table:style-name="ce5" office:value-type="string" calcext:value-type="string">
            <text:p>0.000713085714285910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729605</text:p>
          </table:table-cell>
          <table:table-cell table:style-name="ce5" office:value-type="string" calcext:value-type="string">
            <text:p>0.013129789794118218</text:p>
          </table:table-cell>
          <table:table-cell table:style-name="ce5" office:value-type="string" calcext:value-type="string">
            <text:p>-0.000670849999999778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131896</text:p>
          </table:table-cell>
          <table:table-cell table:style-name="ce5" office:value-type="string" calcext:value-type="string">
            <text:p>0.014230759735294696</text:p>
          </table:table-cell>
          <table:table-cell table:style-name="ce5" office:value-type="string" calcext:value-type="string">
            <text:p>-0.00399363428571408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247522</text:p>
          </table:table-cell>
          <table:table-cell table:style-name="ce5" office:value-type="string" calcext:value-type="string">
            <text:p>0.01490089655882404</text:p>
          </table:table-cell>
          <table:table-cell table:style-name="ce5" office:value-type="string" calcext:value-type="string">
            <text:p>-0.00413388571428546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5001</text:p>
          </table:table-cell>
          <table:table-cell table:style-name="ce5" office:value-type="string" calcext:value-type="string">
            <text:p>0.015099244000000567</text:p>
          </table:table-cell>
          <table:table-cell table:style-name="ce5" office:value-type="string" calcext:value-type="string">
            <text:p>0.001936660000000145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3132</text:p>
          </table:table-cell>
          <table:table-cell table:style-name="ce5" office:value-type="string" calcext:value-type="string">
            <text:p>0.014412286058824053</text:p>
          </table:table-cell>
          <table:table-cell table:style-name="ce5" office:value-type="string" calcext:value-type="string">
            <text:p>0.00214913571428587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3332</text:p>
          </table:table-cell>
          <table:table-cell table:style-name="ce5" office:value-type="string" calcext:value-type="string">
            <text:p>0.013245883323529883</text:p>
          </table:table-cell>
          <table:table-cell table:style-name="ce5" office:value-type="string" calcext:value-type="string">
            <text:p>0.00569783285714303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79483</text:p>
          </table:table-cell>
          <table:table-cell table:style-name="ce5" office:value-type="string" calcext:value-type="string">
            <text:p>0.011909582088235782</text:p>
          </table:table-cell>
          <table:table-cell table:style-name="ce5" office:value-type="string" calcext:value-type="string">
            <text:p>-0.00317227428571409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766705</text:p>
          </table:table-cell>
          <table:table-cell table:style-name="ce5" office:value-type="string" calcext:value-type="string">
            <text:p>0.010511394000000507</text:p>
          </table:table-cell>
          <table:table-cell table:style-name="ce5" office:value-type="string" calcext:value-type="string">
            <text:p>0.00072907714285730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08</text:p>
          </table:table-cell>
          <table:table-cell table:style-name="ce5" office:value-type="string" calcext:value-type="string">
            <text:p>0.008776900529412324</text:p>
          </table:table-cell>
          <table:table-cell table:style-name="ce5" office:value-type="string" calcext:value-type="string">
            <text:p>0.000543985714285877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216499</text:p>
          </table:table-cell>
          <table:table-cell table:style-name="ce5" office:value-type="string" calcext:value-type="string">
            <text:p>0.007941241500000529</text:p>
          </table:table-cell>
          <table:table-cell table:style-name="ce5" office:value-type="string" calcext:value-type="string">
            <text:p>0.000608304285714511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550056</text:p>
          </table:table-cell>
          <table:table-cell table:style-name="ce5" office:value-type="string" calcext:value-type="string">
            <text:p>0.007323265794118239</text:p>
          </table:table-cell>
          <table:table-cell table:style-name="ce5" office:value-type="string" calcext:value-type="string">
            <text:p>0.003998568571428829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5" office:value-type="string" calcext:value-type="string">
            <text:p>0.007117242000000523</text:p>
          </table:table-cell>
          <table:table-cell table:style-name="ce5" office:value-type="string" calcext:value-type="string">
            <text:p>-0.0062273257142854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99976</text:p>
          </table:table-cell>
          <table:table-cell table:style-name="ce5" office:value-type="string" calcext:value-type="string">
            <text:p>0.007696375941176947</text:p>
          </table:table-cell>
          <table:table-cell table:style-name="ce5" office:value-type="string" calcext:value-type="string">
            <text:p>-0.00390388428571403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008601</text:p>
          </table:table-cell>
          <table:table-cell table:style-name="ce5" office:value-type="string" calcext:value-type="string">
            <text:p>0.009006697588235857</text:p>
          </table:table-cell>
          <table:table-cell table:style-name="ce5" office:value-type="string" calcext:value-type="string">
            <text:p>-0.00300906285714258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799995</text:p>
          </table:table-cell>
          <table:table-cell table:style-name="ce5" office:value-type="string" calcext:value-type="string">
            <text:p>0.009699417441177083</text:p>
          </table:table-cell>
          <table:table-cell table:style-name="ce5" office:value-type="string" calcext:value-type="string">
            <text:p>-0.001149621428571112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00004</text:p>
          </table:table-cell>
          <table:table-cell table:style-name="ce5" office:value-type="string" calcext:value-type="string">
            <text:p>0.009450565205882888</text:p>
          </table:table-cell>
          <table:table-cell table:style-name="ce5" office:value-type="string" calcext:value-type="string">
            <text:p>0.00360695571428604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76701</text:p>
          </table:table-cell>
          <table:table-cell table:style-name="ce5" office:value-type="string" calcext:value-type="string">
            <text:p>0.008437776735294666</text:p>
          </table:table-cell>
          <table:table-cell table:style-name="ce5" office:value-type="string" calcext:value-type="string">
            <text:p>0.000949284285714557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532798</text:p>
          </table:table-cell>
          <table:table-cell table:style-name="ce5" office:value-type="string" calcext:value-type="string">
            <text:p>0.0071938277352946445</text:p>
          </table:table-cell>
          <table:table-cell table:style-name="ce5" office:value-type="string" calcext:value-type="string">
            <text:p>0.002060188571428811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26371</text:p>
          </table:table-cell>
          <table:table-cell table:style-name="ce5" office:value-type="string" calcext:value-type="string">
            <text:p>0.005799047647059352</text:p>
          </table:table-cell>
          <table:table-cell table:style-name="ce5" office:value-type="string" calcext:value-type="string">
            <text:p>0.000365027142857354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037583</text:p>
          </table:table-cell>
          <table:table-cell table:style-name="ce5" office:value-type="string" calcext:value-type="string">
            <text:p>0.00620310791176526</text:p>
          </table:table-cell>
          <table:table-cell table:style-name="ce5" office:value-type="string" calcext:value-type="string">
            <text:p>-0.003260035714285458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405994</text:p>
          </table:table-cell>
          <table:table-cell table:style-name="ce5" office:value-type="string" calcext:value-type="string">
            <text:p>0.006025269911765219</text:p>
          </table:table-cell>
          <table:table-cell table:style-name="ce5" office:value-type="string" calcext:value-type="string">
            <text:p>-0.001632198571428322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68079</text:p>
          </table:table-cell>
          <table:table-cell table:style-name="ce5" office:value-type="string" calcext:value-type="string">
            <text:p>0.005097622970588744</text:p>
          </table:table-cell>
          <table:table-cell table:style-name="ce5" office:value-type="string" calcext:value-type="string">
            <text:p>-0.00316849142857117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42015</text:p>
          </table:table-cell>
          <table:table-cell table:style-name="ce5" office:value-type="string" calcext:value-type="string">
            <text:p>0.0041791029117652645</text:p>
          </table:table-cell>
          <table:table-cell table:style-name="ce5" office:value-type="string" calcext:value-type="string">
            <text:p>0.000135794285714474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24145</text:p>
          </table:table-cell>
          <table:table-cell table:style-name="ce5" office:value-type="string" calcext:value-type="string">
            <text:p>0.003486075029412228</text:p>
          </table:table-cell>
          <table:table-cell table:style-name="ce5" office:value-type="string" calcext:value-type="string">
            <text:p>0.01232299428571442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86665</text:p>
          </table:table-cell>
          <table:table-cell table:style-name="ce5" office:value-type="string" calcext:value-type="string">
            <text:p>0.0011691706176474304</text:p>
          </table:table-cell>
          <table:table-cell table:style-name="ce5" office:value-type="string" calcext:value-type="string">
            <text:p>-0.003784134285714113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539344</text:p>
          </table:table-cell>
          <table:table-cell table:style-name="ce5" office:value-type="string" calcext:value-type="string">
            <text:p>-0.0009530810588231353</text:p>
          </table:table-cell>
          <table:table-cell table:style-name="ce5" office:value-type="string" calcext:value-type="string">
            <text:p>0.002675325714285914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759599</text:p>
          </table:table-cell>
          <table:table-cell table:style-name="ce5" office:value-type="string" calcext:value-type="string">
            <text:p>-0.00230199788235258</text:p>
          </table:table-cell>
          <table:table-cell table:style-name="ce5" office:value-type="string" calcext:value-type="string">
            <text:p>0.000668948571428795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293134</text:p>
          </table:table-cell>
          <table:table-cell table:style-name="ce5" office:value-type="string" calcext:value-type="string">
            <text:p>-0.003619498911764385</text:p>
          </table:table-cell>
          <table:table-cell table:style-name="ce5" office:value-type="string" calcext:value-type="string">
            <text:p>0.00365147714285735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063816</text:p>
          </table:table-cell>
          <table:table-cell table:style-name="ce5" office:value-type="string" calcext:value-type="string">
            <text:p>-0.004511502529411404</text:p>
          </table:table-cell>
          <table:table-cell table:style-name="ce5" office:value-type="string" calcext:value-type="string">
            <text:p>0.002425624285714522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001812</text:p>
          </table:table-cell>
          <table:table-cell table:style-name="ce5" office:value-type="string" calcext:value-type="string">
            <text:p>-0.00575374988235261</text:p>
          </table:table-cell>
          <table:table-cell table:style-name="ce5" office:value-type="string" calcext:value-type="string">
            <text:p>-0.00556158142857127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27</text:p>
          </table:table-cell>
          <table:table-cell table:style-name="ce5" office:value-type="string" calcext:value-type="string">
            <text:p>-0.006296810264705521</text:p>
          </table:table-cell>
          <table:table-cell table:style-name="ce5" office:value-type="string" calcext:value-type="string">
            <text:p>-0.001424538571428379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980191</text:p>
          </table:table-cell>
          <table:table-cell table:style-name="ce5" office:value-type="string" calcext:value-type="string">
            <text:p>-0.006195182852940795</text:p>
          </table:table-cell>
          <table:table-cell table:style-name="ce5" office:value-type="string" calcext:value-type="string">
            <text:p>0.004491488571428781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5" office:value-type="string" calcext:value-type="string">
            <text:p>-0.006051518823529056</text:p>
          </table:table-cell>
          <table:table-cell table:style-name="ce5" office:value-type="string" calcext:value-type="string">
            <text:p>0.001683085714285881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980082</text:p>
          </table:table-cell>
          <table:table-cell table:style-name="ce5" office:value-type="string" calcext:value-type="string">
            <text:p>-0.005754139147058468</text:p>
          </table:table-cell>
          <table:table-cell table:style-name="ce5" office:value-type="string" calcext:value-type="string">
            <text:p>0.000748070000000156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260192</text:p>
          </table:table-cell>
          <table:table-cell table:style-name="ce5" office:value-type="string" calcext:value-type="string">
            <text:p>-0.005265300705881992</text:p>
          </table:table-cell>
          <table:table-cell table:style-name="ce5" office:value-type="string" calcext:value-type="string">
            <text:p>-0.00652298999999989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497079</text:p>
          </table:table-cell>
          <table:table-cell table:style-name="ce5" office:value-type="string" calcext:value-type="string">
            <text:p>-0.003778433588234875</text:p>
          </table:table-cell>
          <table:table-cell table:style-name="ce5" office:value-type="string" calcext:value-type="string">
            <text:p>-0.00004002714285700204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5" office:value-type="string" calcext:value-type="string">
            <text:p>-0.002020733176470224</text:p>
          </table:table-cell>
          <table:table-cell table:style-name="ce5" office:value-type="string" calcext:value-type="string">
            <text:p>-0.001696491428571256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514561</text:p>
          </table:table-cell>
          <table:table-cell table:style-name="ce5" office:value-type="string" calcext:value-type="string">
            <text:p>-0.0004122837352937281</text:p>
          </table:table-cell>
          <table:table-cell table:style-name="ce5" office:value-type="string" calcext:value-type="string">
            <text:p>-0.00267361571428559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8819</text:p>
          </table:table-cell>
          <table:table-cell table:style-name="ce5" office:value-type="string" calcext:value-type="string">
            <text:p>0.00004483682352979246</text:p>
          </table:table-cell>
          <table:table-cell table:style-name="ce5" office:value-type="string" calcext:value-type="string">
            <text:p>0.000267900000000098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902128</text:p>
          </table:table-cell>
          <table:table-cell table:style-name="ce5" office:value-type="string" calcext:value-type="string">
            <text:p>0.00008601011764736155</text:p>
          </table:table-cell>
          <table:table-cell table:style-name="ce5" office:value-type="string" calcext:value-type="string">
            <text:p>0.00263373000000011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199927</text:p>
          </table:table-cell>
          <table:table-cell table:style-name="ce5" office:value-type="string" calcext:value-type="string">
            <text:p>-0.00027307888235256206</text:p>
          </table:table-cell>
          <table:table-cell table:style-name="ce5" office:value-type="string" calcext:value-type="string">
            <text:p>0.003348875714285881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436953</text:p>
          </table:table-cell>
          <table:table-cell table:style-name="ce5" office:value-type="string" calcext:value-type="string">
            <text:p>-0.0015205770588231915</text:p>
          </table:table-cell>
          <table:table-cell table:style-name="ce5" office:value-type="string" calcext:value-type="string">
            <text:p>0.003670541428571538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584361</text:p>
          </table:table-cell>
          <table:table-cell table:style-name="ce5" office:value-type="string" calcext:value-type="string">
            <text:p>-0.0019997275294114103</text:p>
          </table:table-cell>
          <table:table-cell table:style-name="ce5" office:value-type="string" calcext:value-type="string">
            <text:p>-0.00420932857142852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599999</text:p>
          </table:table-cell>
          <table:table-cell table:style-name="ce5" office:value-type="string" calcext:value-type="string">
            <text:p>-0.0011884529117642817</text:p>
          </table:table-cell>
          <table:table-cell table:style-name="ce5" office:value-type="string" calcext:value-type="string">
            <text:p>-0.004007047142857045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5" office:value-type="string" calcext:value-type="string">
            <text:p>-0.0008648236470584214</text:p>
          </table:table-cell>
          <table:table-cell table:style-name="ce5" office:value-type="string" calcext:value-type="string">
            <text:p>0.0004203157142858016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5" office:value-type="string" calcext:value-type="string">
            <text:p>-0.0011786357941171999</text:p>
          </table:table-cell>
          <table:table-cell table:style-name="ce5" office:value-type="string" calcext:value-type="string">
            <text:p>-0.00666385285714282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123128</text:p>
          </table:table-cell>
          <table:table-cell table:style-name="ce5" office:value-type="string" calcext:value-type="string">
            <text:p>-0.0018316370882348054</text:p>
          </table:table-cell>
          <table:table-cell table:style-name="ce5" office:value-type="string" calcext:value-type="string">
            <text:p>0.01592308428571431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113076</text:p>
          </table:table-cell>
          <table:table-cell table:style-name="ce5" office:value-type="string" calcext:value-type="string">
            <text:p>-0.003221161264705341</text:p>
          </table:table-cell>
          <table:table-cell table:style-name="ce5" office:value-type="string" calcext:value-type="string">
            <text:p>0.00620353714285709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234081</text:p>
          </table:table-cell>
          <table:table-cell table:style-name="ce5" office:value-type="string" calcext:value-type="string">
            <text:p>-0.0037136785882347922</text:p>
          </table:table-cell>
          <table:table-cell table:style-name="ce5" office:value-type="string" calcext:value-type="string">
            <text:p>-0.00593520714285722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662617</text:p>
          </table:table-cell>
          <table:table-cell table:style-name="ce5" office:value-type="string" calcext:value-type="string">
            <text:p>-0.003237856941175954</text:p>
          </table:table-cell>
          <table:table-cell table:style-name="ce5" office:value-type="string" calcext:value-type="string">
            <text:p>-0.003189858571428616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07899</text:p>
          </table:table-cell>
          <table:table-cell table:style-name="ce5" office:value-type="string" calcext:value-type="string">
            <text:p>-0.002435211588234787</text:p>
          </table:table-cell>
          <table:table-cell table:style-name="ce5" office:value-type="string" calcext:value-type="string">
            <text:p>-0.00696986428571427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449999</text:p>
          </table:table-cell>
          <table:table-cell table:style-name="ce5" office:value-type="string" calcext:value-type="string">
            <text:p>0.00004802797058872654</text:p>
          </table:table-cell>
          <table:table-cell table:style-name="ce5" office:value-type="string" calcext:value-type="string">
            <text:p>0.001572474285714331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98054</text:p>
          </table:table-cell>
          <table:table-cell table:style-name="ce5" office:value-type="string" calcext:value-type="string">
            <text:p>0.0016175754117653263</text:p>
          </table:table-cell>
          <table:table-cell table:style-name="ce5" office:value-type="string" calcext:value-type="string">
            <text:p>0.001499590000000050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174644</text:p>
          </table:table-cell>
          <table:table-cell table:style-name="ce5" office:value-type="string" calcext:value-type="string">
            <text:p>0.000986648470588769</text:p>
          </table:table-cell>
          <table:table-cell table:style-name="ce5" office:value-type="string" calcext:value-type="string">
            <text:p>-0.00571721571428562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222785</text:p>
          </table:table-cell>
          <table:table-cell table:style-name="ce5" office:value-type="string" calcext:value-type="string">
            <text:p>0.0006741532647064896</text:p>
          </table:table-cell>
          <table:table-cell table:style-name="ce5" office:value-type="string" calcext:value-type="string">
            <text:p>0.003578877142857317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934021</text:p>
          </table:table-cell>
          <table:table-cell table:style-name="ce5" office:value-type="string" calcext:value-type="string">
            <text:p>0.0009433600588242275</text:p>
          </table:table-cell>
          <table:table-cell table:style-name="ce5" office:value-type="string" calcext:value-type="string">
            <text:p>0.002428534285714434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73249</text:p>
          </table:table-cell>
          <table:table-cell table:style-name="ce5" office:value-type="string" calcext:value-type="string">
            <text:p>-0.0010808268823522815</text:p>
          </table:table-cell>
          <table:table-cell table:style-name="ce5" office:value-type="string" calcext:value-type="string">
            <text:p>0.00360818142857155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530331</text:p>
          </table:table-cell>
          <table:table-cell table:style-name="ce5" office:value-type="string" calcext:value-type="string">
            <text:p>-0.004228358999999293</text:p>
          </table:table-cell>
          <table:table-cell table:style-name="ce5" office:value-type="string" calcext:value-type="string">
            <text:p>0.004342035714285763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531977</text:p>
          </table:table-cell>
          <table:table-cell table:style-name="ce5" office:value-type="string" calcext:value-type="string">
            <text:p>-0.007938976352940497</text:p>
          </table:table-cell>
          <table:table-cell table:style-name="ce5" office:value-type="string" calcext:value-type="string">
            <text:p>0.00899204857142860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38</text:p>
          </table:table-cell>
          <table:table-cell table:style-name="ce5" office:value-type="string" calcext:value-type="string">
            <text:p>-0.012144524264705248</text:p>
          </table:table-cell>
          <table:table-cell table:style-name="ce5" office:value-type="string" calcext:value-type="string">
            <text:p>0.01041591428571436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85</text:p>
          </table:table-cell>
          <table:table-cell table:style-name="ce5" office:value-type="string" calcext:value-type="string">
            <text:p>-0.017138442411764043</text:p>
          </table:table-cell>
          <table:table-cell table:style-name="ce5" office:value-type="string" calcext:value-type="string">
            <text:p>0.000557685714285771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019999</text:p>
          </table:table-cell>
          <table:table-cell table:style-name="ce5" office:value-type="string" calcext:value-type="string">
            <text:p>-0.022217960764705225</text:p>
          </table:table-cell>
          <table:table-cell table:style-name="ce5" office:value-type="string" calcext:value-type="string">
            <text:p>0.00713248571428581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790196</text:p>
          </table:table-cell>
          <table:table-cell table:style-name="ce5" office:value-type="string" calcext:value-type="string">
            <text:p>-0.02540971797058761</text:p>
          </table:table-cell>
          <table:table-cell table:style-name="ce5" office:value-type="string" calcext:value-type="string">
            <text:p>0.001640124285714361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353446</text:p>
          </table:table-cell>
          <table:table-cell table:style-name="ce5" office:value-type="string" calcext:value-type="string">
            <text:p>-0.027020886852940573</text:p>
          </table:table-cell>
          <table:table-cell table:style-name="ce5" office:value-type="string" calcext:value-type="string">
            <text:p>0.00314864428571437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493678</text:p>
          </table:table-cell>
          <table:table-cell table:style-name="ce5" office:value-type="string" calcext:value-type="string">
            <text:p>-0.02832757438235234</text:p>
          </table:table-cell>
          <table:table-cell table:style-name="ce5" office:value-type="string" calcext:value-type="string">
            <text:p>0.000758148571428585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493675</text:p>
          </table:table-cell>
          <table:table-cell table:style-name="ce5" office:value-type="string" calcext:value-type="string">
            <text:p>-0.028488844294117077</text:p>
          </table:table-cell>
          <table:table-cell table:style-name="ce5" office:value-type="string" calcext:value-type="string">
            <text:p>-0.006058572857142785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203919</text:p>
          </table:table-cell>
          <table:table-cell table:style-name="ce5" office:value-type="string" calcext:value-type="string">
            <text:p>-0.02800651517646996</text:p>
          </table:table-cell>
          <table:table-cell table:style-name="ce5" office:value-type="string" calcext:value-type="string">
            <text:p>0.004752084285714331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5" office:value-type="string" calcext:value-type="string">
            <text:p>-0.029949215235293536</text:p>
          </table:table-cell>
          <table:table-cell table:style-name="ce5" office:value-type="string" calcext:value-type="string">
            <text:p>0.004741727142857088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5" office:value-type="string" calcext:value-type="string">
            <text:p>-0.033381629970587634</text:p>
          </table:table-cell>
          <table:table-cell table:style-name="ce5" office:value-type="string" calcext:value-type="string">
            <text:p>0.00845833142857138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7916601</text:p>
          </table:table-cell>
          <table:table-cell table:style-name="ce5" office:value-type="string" calcext:value-type="string">
            <text:p>-0.03512988326470534</text:p>
          </table:table-cell>
          <table:table-cell table:style-name="ce5" office:value-type="string" calcext:value-type="string">
            <text:p>0.0111348657142856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7501074</text:p>
          </table:table-cell>
          <table:table-cell table:style-name="ce5" office:value-type="string" calcext:value-type="string">
            <text:p>-0.03761690682352886</text:p>
          </table:table-cell>
          <table:table-cell table:style-name="ce5" office:value-type="string" calcext:value-type="string">
            <text:p>0.00088355142857138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753888</text:p>
          </table:table-cell>
          <table:table-cell table:style-name="ce5" office:value-type="string" calcext:value-type="string">
            <text:p>-0.03813405791176411</text:p>
          </table:table-cell>
          <table:table-cell table:style-name="ce5" office:value-type="string" calcext:value-type="string">
            <text:p>-0.01036306999999997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7789772</text:p>
          </table:table-cell>
          <table:table-cell table:style-name="ce5" office:value-type="string" calcext:value-type="string">
            <text:p>-0.036815104117646436</text:p>
          </table:table-cell>
          <table:table-cell table:style-name="ce5" office:value-type="string" calcext:value-type="string">
            <text:p>-0.001928922857142856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399996</text:p>
          </table:table-cell>
          <table:table-cell table:style-name="ce5" office:value-type="string" calcext:value-type="string">
            <text:p>-0.03293668491176416</text:p>
          </table:table-cell>
          <table:table-cell table:style-name="ce5" office:value-type="string" calcext:value-type="string">
            <text:p>0.002956977142857142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126163</text:p>
          </table:table-cell>
          <table:table-cell table:style-name="ce5" office:value-type="string" calcext:value-type="string">
            <text:p>-0.03003944191176411</text:p>
          </table:table-cell>
          <table:table-cell table:style-name="ce5" office:value-type="string" calcext:value-type="string">
            <text:p>-0.00452138285714287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68155</text:p>
          </table:table-cell>
          <table:table-cell table:style-name="ce5" office:value-type="string" calcext:value-type="string">
            <text:p>-0.02642731432352885</text:p>
          </table:table-cell>
          <table:table-cell table:style-name="ce5" office:value-type="string" calcext:value-type="string">
            <text:p>-0.00597410857142860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534529</text:p>
          </table:table-cell>
          <table:table-cell table:style-name="ce5" office:value-type="string" calcext:value-type="string">
            <text:p>-0.023102598264705287</text:p>
          </table:table-cell>
          <table:table-cell table:style-name="ce5" office:value-type="string" calcext:value-type="string">
            <text:p>-0.00434794285714285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5" office:value-type="string" calcext:value-type="string">
            <text:p>-0.01846560435294059</text:p>
          </table:table-cell>
          <table:table-cell table:style-name="ce5" office:value-type="string" calcext:value-type="string">
            <text:p>-0.00067274000000000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184139</text:p>
          </table:table-cell>
          <table:table-cell table:style-name="ce5" office:value-type="string" calcext:value-type="string">
            <text:p>-0.015407065617646432</text:p>
          </table:table-cell>
          <table:table-cell table:style-name="ce5" office:value-type="string" calcext:value-type="string">
            <text:p>0.00423855999999994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488728</text:p>
          </table:table-cell>
          <table:table-cell table:style-name="ce5" office:value-type="string" calcext:value-type="string">
            <text:p>-0.01307333070588168</text:p>
          </table:table-cell>
          <table:table-cell table:style-name="ce5" office:value-type="string" calcext:value-type="string">
            <text:p>-0.002634650000000071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653799</text:p>
          </table:table-cell>
          <table:table-cell table:style-name="ce5" office:value-type="string" calcext:value-type="string">
            <text:p>-0.012078146088234598</text:p>
          </table:table-cell>
          <table:table-cell table:style-name="ce5" office:value-type="string" calcext:value-type="string">
            <text:p>-0.00446743571428576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7803192</text:p>
          </table:table-cell>
          <table:table-cell table:style-name="ce5" office:value-type="string" calcext:value-type="string">
            <text:p>-0.011268848911764051</text:p>
          </table:table-cell>
          <table:table-cell table:style-name="ce5" office:value-type="string" calcext:value-type="string">
            <text:p>0.00407723285714278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114399</text:p>
          </table:table-cell>
          <table:table-cell table:style-name="ce5" office:value-type="string" calcext:value-type="string">
            <text:p>-0.011441596852940494</text:p>
          </table:table-cell>
          <table:table-cell table:style-name="ce5" office:value-type="string" calcext:value-type="string">
            <text:p>0.00472883857142852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7800468</text:p>
          </table:table-cell>
          <table:table-cell table:style-name="ce5" office:value-type="string" calcext:value-type="string">
            <text:p>-0.011837330205881735</text:p>
          </table:table-cell>
          <table:table-cell table:style-name="ce5" office:value-type="string" calcext:value-type="string">
            <text:p>0.00882338714285707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793299</text:p>
          </table:table-cell>
          <table:table-cell table:style-name="ce5" office:value-type="string" calcext:value-type="string">
            <text:p>-0.012578482794117107</text:p>
          </table:table-cell>
          <table:table-cell table:style-name="ce5" office:value-type="string" calcext:value-type="string">
            <text:p>0.002284111428571433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050001</text:p>
          </table:table-cell>
          <table:table-cell table:style-name="ce5" office:value-type="string" calcext:value-type="string">
            <text:p>-0.012772119794117076</text:p>
          </table:table-cell>
          <table:table-cell table:style-name="ce5" office:value-type="string" calcext:value-type="string">
            <text:p>-0.00460176142857149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336312</text:p>
          </table:table-cell>
          <table:table-cell table:style-name="ce5" office:value-type="string" calcext:value-type="string">
            <text:p>-0.011665377970587643</text:p>
          </table:table-cell>
          <table:table-cell table:style-name="ce5" office:value-type="string" calcext:value-type="string">
            <text:p>0.0001566171428570850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155035</text:p>
          </table:table-cell>
          <table:table-cell table:style-name="ce5" office:value-type="string" calcext:value-type="string">
            <text:p>-0.010114040999999463</text:p>
          </table:table-cell>
          <table:table-cell table:style-name="ce5" office:value-type="string" calcext:value-type="string">
            <text:p>-0.00227017285714292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023242</text:p>
          </table:table-cell>
          <table:table-cell table:style-name="ce5" office:value-type="string" calcext:value-type="string">
            <text:p>-0.008607105911764057</text:p>
          </table:table-cell>
          <table:table-cell table:style-name="ce5" office:value-type="string" calcext:value-type="string">
            <text:p>-0.00125931000000006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376362</text:p>
          </table:table-cell>
          <table:table-cell table:style-name="ce5" office:value-type="string" calcext:value-type="string">
            <text:p>-0.00718401179411704</text:p>
          </table:table-cell>
          <table:table-cell table:style-name="ce5" office:value-type="string" calcext:value-type="string">
            <text:p>-0.00046343285714295357</text:p>
          </table:table-cell>
          <table:table-cell table:number-columns-repeated="9"/>
        </table:table-row>
        <table:table-row table:style-name="ro1" table:number-rows-repeated="104786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5" loext:min-decimal-places="5" number:min-integer-digits="1" number:grouping="true"/>
    </number:number-style>
    <number:number-style style:name="N115">
      <number:number number:decimal-places="6" loext:min-decimal-places="6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 style:data-style-name="N2" text:time-value="10:50:16.12799668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5:44:12.737313890</meta:creation-date>
    <dc:date>2018-02-21T17:18:15.740779486</dc:date>
    <meta:editing-duration>PT6H27M30S</meta:editing-duration>
    <meta:editing-cycles>29</meta:editing-cycles>
    <meta:generator>LibreOffice/5.1.6.2$Linux_X86_64 LibreOffice_project/10m0$Build-2</meta:generator>
    <meta:document-statistic meta:table-count="2" meta:cell-count="32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09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9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65cm" svg:height="11.403cm" xlink:href=".." xlink:type="simple" chart:class="chart:line" chart:column-mapping="1 0 2" chart:style-name="ch1">
        <chart:legend svg:x="-0.001cm" svg:y="0cm" style:legend-expansion="custom" chartooo:width="17.565cm" chartooo:height="11.403cm" style:legend-expansion-aspect-ratio="1.54038410944488" chart:style-name="ch2"/>
        <chart:plot-area chart:style-name="ch3" table:cell-range-address="Foglio1.F1:Foglio1.H78" chart:data-source-has-labels="row" svg:x="0.351cm" svg:y="0.228cm" svg:width="16.863cm" svg:height="10.947cm">
          <chartooo:coordinate-region svg:x="1.825cm" svg:y="0.429cm" svg:width="15.389cm" svg:height="9.9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G2:Foglio1.G78" chart:label-cell-address="Foglio1.G1:Foglio1.G1" chart:class="chart:line">
            <chart:data-point chart:repeated="77"/>
          </chart:series>
          <chart:series chart:style-name="ch8" chart:values-cell-range-address="Foglio1.F2:Foglio1.F78" chart:label-cell-address="Foglio1.F1:Foglio1.F1" chart:class="chart:line">
            <chart:data-point chart:repeated="77"/>
          </chart:series>
          <chart:series chart:style-name="ch9" chart:values-cell-range-address="Foglio1.H2:Foglio1.H78" chart:label-cell-address="Foglio1.H1:Foglio1.H1" chart:class="chart:line">
            <chart:data-point chart:repeated="7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MA grapf</text:p>
                <draw:g>
                  <svg:desc>Foglio1.G1:Foglio1.G1</svg:desc>
                </draw:g>
              </table:table-cell>
              <table:table-cell office:value-type="string">
                <text:p>prezzo graph</text:p>
                <draw:g>
                  <svg:desc>Foglio1.F1:Foglio1.F1</svg:desc>
                </draw:g>
              </table:table-cell>
              <table:table-cell office:value-type="string">
                <text:p>kama</text:p>
                <draw:g>
                  <svg:desc>Foglio1.H1:Foglio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5117337607637">
                <text:p>0.695117337607637</text:p>
                <draw:g>
                  <svg:desc>Foglio1.G2:Foglio1.G78</svg:desc>
                </draw:g>
              </table:table-cell>
              <table:table-cell office:value-type="float" office:value="1.1789620537715">
                <text:p>1.1789620537715</text:p>
                <draw:g>
                  <svg:desc>Foglio1.F2:Foglio1.F78</svg:desc>
                </draw:g>
              </table:table-cell>
              <table:table-cell office:value-type="float" office:value="0">
                <text:p>0</text:p>
                <draw:g>
                  <svg:desc>Foglio1.H2:Foglio1.H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922735830634">
                <text:p>0.83922735830634</text:p>
              </table:table-cell>
              <table:table-cell office:value-type="float" office:value="1.47483208062055">
                <text:p>1.47483208062055</text:p>
              </table:table-cell>
              <table:table-cell office:value-type="float" office:value="0.0415503148341552">
                <text:p>0.0415503148341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4183510011853">
                <text:p>0.974183510011853</text:p>
              </table:table-cell>
              <table:table-cell office:value-type="float" office:value="1.42397910241151">
                <text:p>1.42397910241151</text:p>
              </table:table-cell>
              <table:table-cell office:value-type="float" office:value="0.105239558961784">
                <text:p>0.105239558961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995561720183">
                <text:p>0.88995561720183</text:p>
              </table:table-cell>
              <table:table-cell office:value-type="float" office:value="1.3145675880063">
                <text:p>1.3145675880063</text:p>
              </table:table-cell>
              <table:table-cell office:value-type="float" office:value="0.155854862740565">
                <text:p>0.155854862740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3370847694099">
                <text:p>0.813370847694099</text:p>
              </table:table-cell>
              <table:table-cell office:value-type="float" office:value="1.34696353853256">
                <text:p>1.34696353853256</text:p>
              </table:table-cell>
              <table:table-cell office:value-type="float" office:value="0.205165229743536">
                <text:p>0.205165229743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7642382995864">
                <text:p>0.677642382995864</text:p>
              </table:table-cell>
              <table:table-cell office:value-type="float" office:value="1.12490718485294">
                <text:p>1.12490718485294</text:p>
              </table:table-cell>
              <table:table-cell office:value-type="float" office:value="0.211266033989119">
                <text:p>0.2112660339891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6138708944813">
                <text:p>0.516138708944813</text:p>
              </table:table-cell>
              <table:table-cell office:value-type="float" office:value="1.04381745859881">
                <text:p>1.04381745859881</text:p>
              </table:table-cell>
              <table:table-cell office:value-type="float" office:value="0.188310862018807">
                <text:p>0.1883108620188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3827489350324">
                <text:p>0.593827489350324</text:p>
              </table:table-cell>
              <table:table-cell office:value-type="float" office:value="1.23241793686086">
                <text:p>1.23241793686086</text:p>
              </table:table-cell>
              <table:table-cell office:value-type="float" office:value="0.196692868337533">
                <text:p>0.1966928683375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147355331781">
                <text:p>0.64147355331781</text:p>
              </table:table-cell>
              <table:table-cell office:value-type="float" office:value="1.0877961797171">
                <text:p>1.0877961797171</text:p>
              </table:table-cell>
              <table:table-cell office:value-type="float" office:value="0.195993810937493">
                <text:p>0.195993810937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9442710053104">
                <text:p>0.579442710053104</text:p>
              </table:table-cell>
              <table:table-cell office:value-type="float" office:value="1.07122435419729">
                <text:p>1.07122435419729</text:p>
              </table:table-cell>
              <table:table-cell office:value-type="float" office:value="0.193920142304435">
                <text:p>0.1939201423044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9166648893725">
                <text:p>0.529166648893725</text:p>
              </table:table-cell>
              <table:table-cell office:value-type="float" office:value="1.03146310588192">
                <text:p>1.03146310588192</text:p>
              </table:table-cell>
              <table:table-cell office:value-type="float" office:value="0.189675174514209">
                <text:p>0.1896751745142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9575570819488">
                <text:p>0.509575570819488</text:p>
              </table:table-cell>
              <table:table-cell office:value-type="float" office:value="1.02459059569404">
                <text:p>1.02459059569404</text:p>
              </table:table-cell>
              <table:table-cell office:value-type="float" office:value="0.189438379052797">
                <text:p>0.1894383790527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9211447103014">
                <text:p>0.459211447103014</text:p>
              </table:table-cell>
              <table:table-cell office:value-type="float" office:value="0.933303102032345">
                <text:p>0.933303102032345</text:p>
              </table:table-cell>
              <table:table-cell office:value-type="float" office:value="0.179358212680317">
                <text:p>0.179358212680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4426449260754">
                <text:p>0.314426449260754</text:p>
              </table:table-cell>
              <table:table-cell office:value-type="float" office:value="0.767419794996386">
                <text:p>0.767419794996386</text:p>
              </table:table-cell>
              <table:table-cell office:value-type="float" office:value="0.140897051607961">
                <text:p>0.1408970516079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319844290932">
                <text:p>0.25319844290932</text:p>
              </table:table-cell>
              <table:table-cell office:value-type="float" office:value="0.811259441926371">
                <text:p>0.811259441926371</text:p>
              </table:table-cell>
              <table:table-cell office:value-type="float" office:value="0.110606980596712">
                <text:p>0.1106069805967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5644359162439">
                <text:p>0.225644359162439</text:p>
              </table:table-cell>
              <table:table-cell office:value-type="float" office:value="0.704160232265378">
                <text:p>0.704160232265378</text:p>
              </table:table-cell>
              <table:table-cell office:value-type="float" office:value="0.0745587300170076">
                <text:p>0.07455873001700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1193377757541">
                <text:p>0.151193377757541</text:p>
              </table:table-cell>
              <table:table-cell office:value-type="float" office:value="0.630280921352779">
                <text:p>0.630280921352779</text:p>
              </table:table-cell>
              <table:table-cell office:value-type="float" office:value="0.0343616899352523">
                <text:p>0.03436168993525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1574786131125">
                <text:p>0.231574786131125</text:p>
              </table:table-cell>
              <table:table-cell office:value-type="float" office:value="0.810494489834682">
                <text:p>0.810494489834682</text:p>
              </table:table-cell>
              <table:table-cell office:value-type="float" office:value="0.0411250206938152">
                <text:p>0.0411250206938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61454759586671">
                <text:p>0.561454759586671</text:p>
              </table:table-cell>
              <table:table-cell office:value-type="float" office:value="1.15161427111897">
                <text:p>1.15161427111897</text:p>
              </table:table-cell>
              <table:table-cell office:value-type="float" office:value="0.141435114829065">
                <text:p>0.141435114829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71514428097556">
                <text:p>0.671514428097556</text:p>
              </table:table-cell>
              <table:table-cell office:value-type="float" office:value="0.990704248526959">
                <text:p>0.990704248526959</text:p>
              </table:table-cell>
              <table:table-cell office:value-type="float" office:value="0.241560449588144">
                <text:p>0.2415604495881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23652578591219">
                <text:p>0.723652578591219</text:p>
              </table:table-cell>
              <table:table-cell office:value-type="float" office:value="1.24760172839642">
                <text:p>1.24760172839642</text:p>
              </table:table-cell>
              <table:table-cell office:value-type="float" office:value="0.381332437724185">
                <text:p>0.3813324377241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12360574990187">
                <text:p>0.812360574990187</text:p>
              </table:table-cell>
              <table:table-cell office:value-type="float" office:value="1.25953510667956">
                <text:p>1.25953510667956</text:p>
              </table:table-cell>
              <table:table-cell office:value-type="float" office:value="0.521197535408155">
                <text:p>0.5211975354081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2074937935057">
                <text:p>0.652074937935057</text:p>
              </table:table-cell>
              <table:table-cell office:value-type="float" office:value="1.00619563886713">
                <text:p>1.00619563886713</text:p>
              </table:table-cell>
              <table:table-cell office:value-type="float" office:value="0.590194046842689">
                <text:p>0.590194046842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97404676802904">
                <text:p>0.397404676802904</text:p>
              </table:table-cell>
              <table:table-cell office:value-type="float" office:value="0.876450053112656">
                <text:p>0.876450053112656</text:p>
              </table:table-cell>
              <table:table-cell office:value-type="float" office:value="0.59268785476756">
                <text:p>0.592687854767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0108395949125">
                <text:p>0.340108395949125</text:p>
              </table:table-cell>
              <table:table-cell office:value-type="float" office:value="0.933189897803672">
                <text:p>0.933189897803672</text:p>
              </table:table-cell>
              <table:table-cell office:value-type="float" office:value="0.577326741637166">
                <text:p>0.5773267416371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9063602763231">
                <text:p>0.369063602763231</text:p>
              </table:table-cell>
              <table:table-cell office:value-type="float" office:value="0.879509817101334">
                <text:p>0.879509817101334</text:p>
              </table:table-cell>
              <table:table-cell office:value-type="float" office:value="0.546103073604871">
                <text:p>0.5461030736048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0422218188169">
                <text:p>0.390422218188169</text:p>
              </table:table-cell>
              <table:table-cell office:value-type="float" office:value="0.898352413407828">
                <text:p>0.898352413407828</text:p>
              </table:table-cell>
              <table:table-cell office:value-type="float" office:value="0.516936969898051">
                <text:p>0.5169369698980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12872227781287">
                <text:p>0.512872227781287</text:p>
              </table:table-cell>
              <table:table-cell office:value-type="float" office:value="1.06487540471557">
                <text:p>1.06487540471557</text:p>
              </table:table-cell>
              <table:table-cell office:value-type="float" office:value="0.526373203988812">
                <text:p>0.5263732039888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5842893266179">
                <text:p>0.645842893266179</text:p>
              </table:table-cell>
              <table:table-cell office:value-type="float" office:value="1.11854463792566">
                <text:p>1.11854463792566</text:p>
              </table:table-cell>
              <table:table-cell office:value-type="float" office:value="0.561653672337145">
                <text:p>0.561653672337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14045450172005">
                <text:p>0.614045450172005</text:p>
              </table:table-cell>
              <table:table-cell office:value-type="float" office:value="1.01847985056606">
                <text:p>1.01847985056606</text:p>
              </table:table-cell>
              <table:table-cell office:value-type="float" office:value="0.582758140597698">
                <text:p>0.5827581405976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5774609970026">
                <text:p>0.465774609970026</text:p>
              </table:table-cell>
              <table:table-cell office:value-type="float" office:value="0.910803180439009">
                <text:p>0.910803180439009</text:p>
              </table:table-cell>
              <table:table-cell office:value-type="float" office:value="0.573224672065011">
                <text:p>0.5732246720650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38192749785113">
                <text:p>0.338192749785113</text:p>
              </table:table-cell>
              <table:table-cell office:value-type="float" office:value="0.838866335264875">
                <text:p>0.838866335264875</text:p>
              </table:table-cell>
              <table:table-cell office:value-type="float" office:value="0.538018398167443">
                <text:p>0.5380183981674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1348201245956">
                <text:p>0.211348201245956</text:p>
              </table:table-cell>
              <table:table-cell office:value-type="float" office:value="0.689947984751743">
                <text:p>0.689947984751743</text:p>
              </table:table-cell>
              <table:table-cell office:value-type="float" office:value="0.468661749537113">
                <text:p>0.4686617495371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9988893639775">
                <text:p>0.199988893639775</text:p>
              </table:table-cell>
              <table:table-cell office:value-type="float" office:value="0.769115924816687">
                <text:p>0.769115924816687</text:p>
              </table:table-cell>
              <table:table-cell office:value-type="float" office:value="0.412425016689012">
                <text:p>0.4124250166890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80148786503953">
                <text:p>0.280148786503953</text:p>
              </table:table-cell>
              <table:table-cell office:value-type="float" office:value="0.791686216710893">
                <text:p>0.791686216710893</text:p>
              </table:table-cell>
              <table:table-cell office:value-type="float" office:value="0.377086608572256">
                <text:p>0.377086608572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39904589230675">
                <text:p>0.439904589230675</text:p>
              </table:table-cell>
              <table:table-cell office:value-type="float" office:value="0.979140028233531">
                <text:p>0.979140028233531</text:p>
              </table:table-cell>
              <table:table-cell office:value-type="float" office:value="0.395793964705231">
                <text:p>0.3957939647052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6355962952529">
                <text:p>0.536355962952529</text:p>
              </table:table-cell>
              <table:table-cell office:value-type="float" office:value="0.961024686897898">
                <text:p>0.961024686897898</text:p>
              </table:table-cell>
              <table:table-cell office:value-type="float" office:value="0.433547538799109">
                <text:p>0.433547538799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63938725626083">
                <text:p>0.663938725626083</text:p>
              </table:table-cell>
              <table:table-cell office:value-type="float" office:value="1.19238794175776">
                <text:p>1.19238794175776</text:p>
              </table:table-cell>
              <table:table-cell office:value-type="float" office:value="0.521097292747032">
                <text:p>0.5210972927470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17763647087369">
                <text:p>0.717763647087369</text:p>
              </table:table-cell>
              <table:table-cell office:value-type="float" office:value="1.11969745775081">
                <text:p>1.11969745775081</text:p>
              </table:table-cell>
              <table:table-cell office:value-type="float" office:value="0.602215558247501">
                <text:p>0.6022155582475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02284415905124">
                <text:p>0.602284415905124</text:p>
              </table:table-cell>
              <table:table-cell office:value-type="float" office:value="1.02180908072444">
                <text:p>1.02180908072444</text:p>
              </table:table-cell>
              <table:table-cell office:value-type="float" office:value="0.647900889941244">
                <text:p>0.6479008899412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66832345273442">
                <text:p>0.666832345273442</text:p>
              </table:table-cell>
              <table:table-cell office:value-type="float" office:value="1.27103797909565">
                <text:p>1.27103797909565</text:p>
              </table:table-cell>
              <table:table-cell office:value-type="float" office:value="0.718939709955418">
                <text:p>0.7189397099554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73014374576383">
                <text:p>0.773014374576383</text:p>
              </table:table-cell>
              <table:table-cell office:value-type="float" office:value="1.22996399123111">
                <text:p>1.22996399123111</text:p>
              </table:table-cell>
              <table:table-cell office:value-type="float" office:value="0.778693404210763">
                <text:p>0.7786934042107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71715455107617">
                <text:p>0.871715455107617</text:p>
              </table:table-cell>
              <table:table-cell office:value-type="float" office:value="1.40008499242919">
                <text:p>1.40008499242919</text:p>
              </table:table-cell>
              <table:table-cell office:value-type="float" office:value="0.853741085789137">
                <text:p>0.8537410857891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.49497919736727">
                <text:p>1.49497919736727</text:p>
              </table:table-cell>
              <table:table-cell office:value-type="float" office:value="0.936626048676261">
                <text:p>0.9366260486762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6081114373328">
                <text:p>0.96081114373328</text:p>
              </table:table-cell>
              <table:table-cell office:value-type="float" office:value="1.36723473936928">
                <text:p>1.36723473936928</text:p>
              </table:table-cell>
              <table:table-cell office:value-type="float" office:value="0.978571391356946">
                <text:p>0.9785713913569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95272458353166">
                <text:p>0.895272458353166</text:p>
              </table:table-cell>
              <table:table-cell office:value-type="float" office:value="1.41983348779064">
                <text:p>1.41983348779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56292527833377">
                <text:p>0.856292527833377</text:p>
              </table:table-cell>
              <table:table-cell office:value-type="float" office:value="1.35356133959526">
                <text:p>1.35356133959526</text:p>
              </table:table-cell>
              <table:table-cell office:value-type="float" office:value="0.989689464038796">
                <text:p>0.9896894640387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17695260755088">
                <text:p>0.917695260755088</text:p>
              </table:table-cell>
              <table:table-cell office:value-type="float" office:value="1.5">
                <text:p>1.5</text:p>
              </table:table-cell>
              <table:table-cell office:value-type="float" office:value="0.988669890694052">
                <text:p>0.9886698906940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7748379052474">
                <text:p>0.97748379052474</text:p>
              </table:table-cell>
              <table:table-cell office:value-type="float" office:value="1.46230270313696">
                <text:p>1.46230270313696</text:p>
              </table:table-cell>
              <table:table-cell office:value-type="float" office:value="0.977588019153247">
                <text:p>0.9775880191532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3940860101578">
                <text:p>0.933940860101578</text:p>
              </table:table-cell>
              <table:table-cell office:value-type="float" office:value="1.41382960181499">
                <text:p>1.41382960181499</text:p>
              </table:table-cell>
              <table:table-cell office:value-type="float" office:value="0.948270866736987">
                <text:p>0.9482708667369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19442212858194">
                <text:p>0.819442212858194</text:p>
              </table:table-cell>
              <table:table-cell office:value-type="float" office:value="1.30128179814036">
                <text:p>1.30128179814036</text:p>
              </table:table-cell>
              <table:table-cell office:value-type="float" office:value="0.888811602670973">
                <text:p>0.8888116026709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22737889099117">
                <text:p>0.722737889099117</text:p>
              </table:table-cell>
              <table:table-cell office:value-type="float" office:value="1.25631576747788">
                <text:p>1.25631576747788</text:p>
              </table:table-cell>
              <table:table-cell office:value-type="float" office:value="0.812659801405055">
                <text:p>0.8126598014050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61432853739154">
                <text:p>0.761432853739154</text:p>
              </table:table-cell>
              <table:table-cell office:value-type="float" office:value="1.34726261101718">
                <text:p>1.34726261101718</text:p>
              </table:table-cell>
              <table:table-cell office:value-type="float" office:value="0.754525969631557">
                <text:p>0.7545259696315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63699173787303">
                <text:p>0.763699173787303</text:p>
              </table:table-cell>
              <table:table-cell office:value-type="float" office:value="1.23505697592076">
                <text:p>1.23505697592076</text:p>
              </table:table-cell>
              <table:table-cell office:value-type="float" office:value="0.689149697775947">
                <text:p>0.6891496977759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72679559881916">
                <text:p>0.672679559881916</text:p>
              </table:table-cell>
              <table:table-cell office:value-type="float" office:value="1.1632473319923">
                <text:p>1.1632473319923</text:p>
              </table:table-cell>
              <table:table-cell office:value-type="float" office:value="0.61559508874962">
                <text:p>0.615595088749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71999240802082">
                <text:p>0.671999240802082</text:p>
              </table:table-cell>
              <table:table-cell office:value-type="float" office:value="1.23826099983794">
                <text:p>1.23826099983794</text:p>
              </table:table-cell>
              <table:table-cell office:value-type="float" office:value="0.563156611294055">
                <text:p>0.5631566112940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91370668755534">
                <text:p>0.791370668755534</text:p>
              </table:table-cell>
              <table:table-cell office:value-type="float" office:value="1.34625346141428">
                <text:p>1.34625346141428</text:p>
              </table:table-cell>
              <table:table-cell office:value-type="float" office:value="0.547855160310204">
                <text:p>0.547855160310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12473769208299">
                <text:p>0.812473769208299</text:p>
              </table:table-cell>
              <table:table-cell office:value-type="float" office:value="1.25415182079811">
                <text:p>1.25415182079811</text:p>
              </table:table-cell>
              <table:table-cell office:value-type="float" office:value="0.533644815820243">
                <text:p>0.5336448158202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45899434900651">
                <text:p>0.845899434900651</text:p>
              </table:table-cell>
              <table:table-cell office:value-type="float" office:value="1.39473078159868">
                <text:p>1.39473078159868</text:p>
              </table:table-cell>
              <table:table-cell office:value-type="float" office:value="0.548735291452207">
                <text:p>0.5487352914522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00082615469218">
                <text:p>0.900082615469218</text:p>
              </table:table-cell>
              <table:table-cell office:value-type="float" office:value="1.38773845247846">
                <text:p>1.38773845247846</text:p>
              </table:table-cell>
              <table:table-cell office:value-type="float" office:value="0.572710898924494">
                <text:p>0.5727108989244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80121880069521">
                <text:p>0.880121880069521</text:p>
              </table:table-cell>
              <table:table-cell office:value-type="float" office:value="1.35749266858981">
                <text:p>1.35749266858981</text:p>
              </table:table-cell>
              <table:table-cell office:value-type="float" office:value="0.590846997755448">
                <text:p>0.590846997755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8465532689061">
                <text:p>0.78465532689061</text:p>
              </table:table-cell>
              <table:table-cell office:value-type="float" office:value="1.25603716127928">
                <text:p>1.25603716127928</text:p>
              </table:table-cell>
              <table:table-cell office:value-type="float" office:value="0.584315358363913">
                <text:p>0.5843153583639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02820470576232">
                <text:p>0.602820470576232</text:p>
              </table:table-cell>
              <table:table-cell office:value-type="float" office:value="1.07035549017318">
                <text:p>1.07035549017318</text:p>
              </table:table-cell>
              <table:table-cell office:value-type="float" office:value="0.533449343661742">
                <text:p>0.5334493436617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7122096263134">
                <text:p>0.487122096263134</text:p>
              </table:table-cell>
              <table:table-cell office:value-type="float" office:value="1.04898546788916">
                <text:p>1.04898546788916</text:p>
              </table:table-cell>
              <table:table-cell office:value-type="float" office:value="0.468154159836761">
                <text:p>0.4681541598367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1638933030728">
                <text:p>0.421638933030728</text:p>
              </table:table-cell>
              <table:table-cell office:value-type="float" office:value="0.935471290526608">
                <text:p>0.935471290526608</text:p>
              </table:table-cell>
              <table:table-cell office:value-type="float" office:value="0.386952594719793">
                <text:p>0.3869525947197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11220335655166">
                <text:p>0.411220335655166</text:p>
              </table:table-cell>
              <table:table-cell office:value-type="float" office:value="0.963097355288146">
                <text:p>0.963097355288146</text:p>
              </table:table-cell>
              <table:table-cell office:value-type="float" office:value="0.319194401230808">
                <text:p>0.3191944012308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49771783904326">
                <text:p>0.449771783904326</text:p>
              </table:table-cell>
              <table:table-cell office:value-type="float" office:value="0.966811272229381">
                <text:p>0.966811272229381</text:p>
              </table:table-cell>
              <table:table-cell office:value-type="float" office:value="0.271818797304079">
                <text:p>0.2718187973040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43467250345289">
                <text:p>0.443467250345289</text:p>
              </table:table-cell>
              <table:table-cell office:value-type="float" office:value="0.91785272453893">
                <text:p>0.91785272453893</text:p>
              </table:table-cell>
              <table:table-cell office:value-type="float" office:value="0.23542938956099">
                <text:p>0.235429389560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08742545771742">
                <text:p>0.308742545771742</text:p>
              </table:table-cell>
              <table:table-cell office:value-type="float" office:value="0.736881714681403">
                <text:p>0.736881714681403</text:p>
              </table:table-cell>
              <table:table-cell office:value-type="float" office:value="0.179692414942697">
                <text:p>0.1796924149426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46322701637785">
                <text:p>0.246322701637785</text:p>
              </table:table-cell>
              <table:table-cell office:value-type="float" office:value="0.800616440243801">
                <text:p>0.800616440243801</text:p>
              </table:table-cell>
              <table:table-cell office:value-type="float" office:value="0.141921661878886">
                <text:p>0.1419216618788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8181367304017">
                <text:p>0.288181367304017</text:p>
              </table:table-cell>
              <table:table-cell office:value-type="float" office:value="0.800244036503974">
                <text:p>0.800244036503974</text:p>
              </table:table-cell>
              <table:table-cell office:value-type="float" office:value="0.12373361372555">
                <text:p>0.123733613725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48025479743863">
                <text:p>0.248025479743863</text:p>
              </table:table-cell>
              <table:table-cell office:value-type="float" office:value="0.687677532947379">
                <text:p>0.687677532947379</text:p>
              </table:table-cell>
              <table:table-cell office:value-type="float" office:value="0.1014409754006">
                <text:p>0.10144097540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3771240422012">
                <text:p>0.143771240422012</text:p>
              </table:table-cell>
              <table:table-cell office:value-type="float" office:value="0.611234362442585">
                <text:p>0.611234362442585</text:p>
              </table:table-cell>
              <table:table-cell office:value-type="float" office:value="0.0726653462942485">
                <text:p>0.07266534629424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9393258975762">
                <text:p>0.049393258975762</text:p>
              </table:table-cell>
              <table:table-cell office:value-type="float" office:value="0.531356219985412">
                <text:p>0.531356219985412</text:p>
              </table:table-cell>
              <table:table-cell office:value-type="float" office:value="0.0369640708371568">
                <text:p>0.03696407083715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00512528841263788">
                <text:p>0.005125288412637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68149388676466">
                <text:p>0.168149388676466</text:p>
              </table:table-cell>
              <table:table-cell office:value-type="float" office:value="0.764492335471972">
                <text:p>0.764492335471972</text:p>
              </table:table-cell>
              <table:table-cell office:value-type="float" office:value="0.040470974981023">
                <text:p>0.0404709749810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2271575855254">
                <text:p>0.22271575855254</text:p>
              </table:table-cell>
              <table:table-cell office:value-type="float" office:value="0.581201997438833">
                <text:p>0.581201997438833</text:p>
              </table:table-cell>
              <table:table-cell office:value-type="float" office:value="0.0706888349170281">
                <text:p>0.0706888349170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09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9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09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65cm" svg:height="11.403cm" xlink:href=".." xlink:type="simple" chart:class="chart:line" chart:column-mapping="1 0 2" chart:style-name="ch1">
        <chart:legend svg:x="-0.001cm" svg:y="0cm" style:legend-expansion="custom" chartooo:width="17.565cm" chartooo:height="11.403cm" style:legend-expansion-aspect-ratio="1.54038410944488" chart:style-name="ch2"/>
        <chart:plot-area chart:style-name="ch3" table:cell-range-address="Foglio1.F1:Foglio1.H78 Foglio2.D2:Foglio2.D78" chart:data-source-has-labels="row" svg:x="0.351cm" svg:y="0.228cm" svg:width="16.863cm" svg:height="10.947cm">
          <chartooo:coordinate-region svg:x="1.825cm" svg:y="0.429cm" svg:width="15.389cm" svg:height="9.9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G2:Foglio1.G78" chart:label-cell-address="Foglio1.G1:Foglio1.G1" chart:class="chart:line">
            <chart:data-point chart:repeated="77"/>
          </chart:series>
          <chart:series chart:style-name="ch8" chart:values-cell-range-address="Foglio1.F2:Foglio1.F78" chart:label-cell-address="Foglio1.F1:Foglio1.F1" chart:class="chart:line">
            <chart:data-point chart:repeated="77"/>
          </chart:series>
          <chart:series chart:style-name="ch9" chart:values-cell-range-address="Foglio1.H2:Foglio1.H78" chart:label-cell-address="Foglio1.H1:Foglio1.H1" chart:class="chart:line">
            <chart:data-point chart:repeated="77"/>
          </chart:series>
          <chart:series chart:style-name="ch10" chart:values-cell-range-address="Foglio2.D2:Foglio2.D78" chart:class="chart:line">
            <chart:data-point chart:repeated="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MA grapf</text:p>
                <draw:g>
                  <svg:desc>Foglio1.G1:Foglio1.G1</svg:desc>
                </draw:g>
              </table:table-cell>
              <table:table-cell office:value-type="string">
                <text:p>prezzo graph</text:p>
                <draw:g>
                  <svg:desc>Foglio1.F1:Foglio1.F1</svg:desc>
                </draw:g>
              </table:table-cell>
              <table:table-cell office:value-type="string">
                <text:p>kama</text:p>
                <draw:g>
                  <svg:desc>Foglio1.H1:Foglio1.H1</svg:desc>
                </draw:g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5117337607637">
                <text:p>0.695117337607637</text:p>
                <draw:g>
                  <svg:desc>Foglio1.G2:Foglio1.G78</svg:desc>
                </draw:g>
              </table:table-cell>
              <table:table-cell office:value-type="float" office:value="1.1789620537715">
                <text:p>1.1789620537715</text:p>
                <draw:g>
                  <svg:desc>Foglio1.F2:Foglio1.F78</svg:desc>
                </draw:g>
              </table:table-cell>
              <table:table-cell office:value-type="float" office:value="0">
                <text:p>0</text:p>
                <draw:g>
                  <svg:desc>Foglio1.H2:Foglio1.H78</svg:desc>
                </draw:g>
              </table:table-cell>
              <table:table-cell office:value-type="float" office:value="0">
                <text:p>0</text:p>
                <draw:g>
                  <svg:desc>Foglio2.D2:Foglio2.D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922735830634">
                <text:p>0.83922735830634</text:p>
              </table:table-cell>
              <table:table-cell office:value-type="float" office:value="1.47483208062055">
                <text:p>1.47483208062055</text:p>
              </table:table-cell>
              <table:table-cell office:value-type="float" office:value="0.0415503148341552">
                <text:p>0.0415503148341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4183510011853">
                <text:p>0.974183510011853</text:p>
              </table:table-cell>
              <table:table-cell office:value-type="float" office:value="1.42397910241151">
                <text:p>1.42397910241151</text:p>
              </table:table-cell>
              <table:table-cell office:value-type="float" office:value="0.105239558961784">
                <text:p>0.105239558961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995561720183">
                <text:p>0.88995561720183</text:p>
              </table:table-cell>
              <table:table-cell office:value-type="float" office:value="1.3145675880063">
                <text:p>1.3145675880063</text:p>
              </table:table-cell>
              <table:table-cell office:value-type="float" office:value="0.155854862740565">
                <text:p>0.155854862740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3370847694099">
                <text:p>0.813370847694099</text:p>
              </table:table-cell>
              <table:table-cell office:value-type="float" office:value="1.34696353853256">
                <text:p>1.34696353853256</text:p>
              </table:table-cell>
              <table:table-cell office:value-type="float" office:value="0.205165229743536">
                <text:p>0.205165229743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7642382995864">
                <text:p>0.677642382995864</text:p>
              </table:table-cell>
              <table:table-cell office:value-type="float" office:value="1.12490718485294">
                <text:p>1.12490718485294</text:p>
              </table:table-cell>
              <table:table-cell office:value-type="float" office:value="0.211266033989119">
                <text:p>0.211266033989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6138708944813">
                <text:p>0.516138708944813</text:p>
              </table:table-cell>
              <table:table-cell office:value-type="float" office:value="1.04381745859881">
                <text:p>1.04381745859881</text:p>
              </table:table-cell>
              <table:table-cell office:value-type="float" office:value="0.188310862018807">
                <text:p>0.188310862018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3827489350324">
                <text:p>0.593827489350324</text:p>
              </table:table-cell>
              <table:table-cell office:value-type="float" office:value="1.23241793686086">
                <text:p>1.23241793686086</text:p>
              </table:table-cell>
              <table:table-cell office:value-type="float" office:value="0.196692868337533">
                <text:p>0.196692868337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147355331781">
                <text:p>0.64147355331781</text:p>
              </table:table-cell>
              <table:table-cell office:value-type="float" office:value="1.0877961797171">
                <text:p>1.0877961797171</text:p>
              </table:table-cell>
              <table:table-cell office:value-type="float" office:value="0.195993810937493">
                <text:p>0.195993810937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9442710053104">
                <text:p>0.579442710053104</text:p>
              </table:table-cell>
              <table:table-cell office:value-type="float" office:value="1.07122435419729">
                <text:p>1.07122435419729</text:p>
              </table:table-cell>
              <table:table-cell office:value-type="float" office:value="0.193920142304435">
                <text:p>0.193920142304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9166648893725">
                <text:p>0.529166648893725</text:p>
              </table:table-cell>
              <table:table-cell office:value-type="float" office:value="1.03146310588192">
                <text:p>1.03146310588192</text:p>
              </table:table-cell>
              <table:table-cell office:value-type="float" office:value="0.189675174514209">
                <text:p>0.189675174514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9575570819488">
                <text:p>0.509575570819488</text:p>
              </table:table-cell>
              <table:table-cell office:value-type="float" office:value="1.02459059569404">
                <text:p>1.02459059569404</text:p>
              </table:table-cell>
              <table:table-cell office:value-type="float" office:value="0.189438379052797">
                <text:p>0.189438379052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9211447103014">
                <text:p>0.459211447103014</text:p>
              </table:table-cell>
              <table:table-cell office:value-type="float" office:value="0.933303102032345">
                <text:p>0.933303102032345</text:p>
              </table:table-cell>
              <table:table-cell office:value-type="float" office:value="0.179358212680317">
                <text:p>0.179358212680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4426449260754">
                <text:p>0.314426449260754</text:p>
              </table:table-cell>
              <table:table-cell office:value-type="float" office:value="0.767419794996386">
                <text:p>0.767419794996386</text:p>
              </table:table-cell>
              <table:table-cell office:value-type="float" office:value="0.140897051607961">
                <text:p>0.140897051607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319844290932">
                <text:p>0.25319844290932</text:p>
              </table:table-cell>
              <table:table-cell office:value-type="float" office:value="0.811259441926371">
                <text:p>0.811259441926371</text:p>
              </table:table-cell>
              <table:table-cell office:value-type="float" office:value="0.110606980596712">
                <text:p>0.110606980596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5644359162439">
                <text:p>0.225644359162439</text:p>
              </table:table-cell>
              <table:table-cell office:value-type="float" office:value="0.704160232265378">
                <text:p>0.704160232265378</text:p>
              </table:table-cell>
              <table:table-cell office:value-type="float" office:value="0.0745587300170076">
                <text:p>0.0745587300170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1193377757541">
                <text:p>0.151193377757541</text:p>
              </table:table-cell>
              <table:table-cell office:value-type="float" office:value="0.630280921352779">
                <text:p>0.630280921352779</text:p>
              </table:table-cell>
              <table:table-cell office:value-type="float" office:value="0.0343616899352523">
                <text:p>0.0343616899352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1574786131125">
                <text:p>0.231574786131125</text:p>
              </table:table-cell>
              <table:table-cell office:value-type="float" office:value="0.810494489834682">
                <text:p>0.810494489834682</text:p>
              </table:table-cell>
              <table:table-cell office:value-type="float" office:value="0.0411250206938152">
                <text:p>0.0411250206938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61454759586671">
                <text:p>0.561454759586671</text:p>
              </table:table-cell>
              <table:table-cell office:value-type="float" office:value="1.15161427111897">
                <text:p>1.15161427111897</text:p>
              </table:table-cell>
              <table:table-cell office:value-type="float" office:value="0.141435114829065">
                <text:p>0.141435114829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71514428097556">
                <text:p>0.671514428097556</text:p>
              </table:table-cell>
              <table:table-cell office:value-type="float" office:value="0.990704248526959">
                <text:p>0.990704248526959</text:p>
              </table:table-cell>
              <table:table-cell office:value-type="float" office:value="0.241560449588144">
                <text:p>0.241560449588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23652578591219">
                <text:p>0.723652578591219</text:p>
              </table:table-cell>
              <table:table-cell office:value-type="float" office:value="1.24760172839642">
                <text:p>1.24760172839642</text:p>
              </table:table-cell>
              <table:table-cell office:value-type="float" office:value="0.381332437724185">
                <text:p>0.381332437724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12360574990187">
                <text:p>0.812360574990187</text:p>
              </table:table-cell>
              <table:table-cell office:value-type="float" office:value="1.25953510667956">
                <text:p>1.25953510667956</text:p>
              </table:table-cell>
              <table:table-cell office:value-type="float" office:value="0.521197535408155">
                <text:p>0.521197535408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2074937935057">
                <text:p>0.652074937935057</text:p>
              </table:table-cell>
              <table:table-cell office:value-type="float" office:value="1.00619563886713">
                <text:p>1.00619563886713</text:p>
              </table:table-cell>
              <table:table-cell office:value-type="float" office:value="0.590194046842689">
                <text:p>0.590194046842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97404676802904">
                <text:p>0.397404676802904</text:p>
              </table:table-cell>
              <table:table-cell office:value-type="float" office:value="0.876450053112656">
                <text:p>0.876450053112656</text:p>
              </table:table-cell>
              <table:table-cell office:value-type="float" office:value="0.59268785476756">
                <text:p>0.59268785476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0108395949125">
                <text:p>0.340108395949125</text:p>
              </table:table-cell>
              <table:table-cell office:value-type="float" office:value="0.933189897803672">
                <text:p>0.933189897803672</text:p>
              </table:table-cell>
              <table:table-cell office:value-type="float" office:value="0.577326741637166">
                <text:p>0.577326741637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9063602763231">
                <text:p>0.369063602763231</text:p>
              </table:table-cell>
              <table:table-cell office:value-type="float" office:value="0.879509817101334">
                <text:p>0.879509817101334</text:p>
              </table:table-cell>
              <table:table-cell office:value-type="float" office:value="0.546103073604871">
                <text:p>0.546103073604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0422218188169">
                <text:p>0.390422218188169</text:p>
              </table:table-cell>
              <table:table-cell office:value-type="float" office:value="0.898352413407828">
                <text:p>0.898352413407828</text:p>
              </table:table-cell>
              <table:table-cell office:value-type="float" office:value="0.516936969898051">
                <text:p>0.516936969898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12872227781287">
                <text:p>0.512872227781287</text:p>
              </table:table-cell>
              <table:table-cell office:value-type="float" office:value="1.06487540471557">
                <text:p>1.06487540471557</text:p>
              </table:table-cell>
              <table:table-cell office:value-type="float" office:value="0.526373203988812">
                <text:p>0.526373203988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5842893266179">
                <text:p>0.645842893266179</text:p>
              </table:table-cell>
              <table:table-cell office:value-type="float" office:value="1.11854463792566">
                <text:p>1.11854463792566</text:p>
              </table:table-cell>
              <table:table-cell office:value-type="float" office:value="0.561653672337145">
                <text:p>0.561653672337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14045450172005">
                <text:p>0.614045450172005</text:p>
              </table:table-cell>
              <table:table-cell office:value-type="float" office:value="1.01847985056606">
                <text:p>1.01847985056606</text:p>
              </table:table-cell>
              <table:table-cell office:value-type="float" office:value="0.582758140597698">
                <text:p>0.582758140597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5774609970026">
                <text:p>0.465774609970026</text:p>
              </table:table-cell>
              <table:table-cell office:value-type="float" office:value="0.910803180439009">
                <text:p>0.910803180439009</text:p>
              </table:table-cell>
              <table:table-cell office:value-type="float" office:value="0.573224672065011">
                <text:p>0.573224672065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38192749785113">
                <text:p>0.338192749785113</text:p>
              </table:table-cell>
              <table:table-cell office:value-type="float" office:value="0.838866335264875">
                <text:p>0.838866335264875</text:p>
              </table:table-cell>
              <table:table-cell office:value-type="float" office:value="0.538018398167443">
                <text:p>0.538018398167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1348201245956">
                <text:p>0.211348201245956</text:p>
              </table:table-cell>
              <table:table-cell office:value-type="float" office:value="0.689947984751743">
                <text:p>0.689947984751743</text:p>
              </table:table-cell>
              <table:table-cell office:value-type="float" office:value="0.468661749537113">
                <text:p>0.468661749537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9988893639775">
                <text:p>0.199988893639775</text:p>
              </table:table-cell>
              <table:table-cell office:value-type="float" office:value="0.769115924816687">
                <text:p>0.769115924816687</text:p>
              </table:table-cell>
              <table:table-cell office:value-type="float" office:value="0.412425016689012">
                <text:p>0.412425016689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80148786503953">
                <text:p>0.280148786503953</text:p>
              </table:table-cell>
              <table:table-cell office:value-type="float" office:value="0.791686216710893">
                <text:p>0.791686216710893</text:p>
              </table:table-cell>
              <table:table-cell office:value-type="float" office:value="0.377086608572256">
                <text:p>0.377086608572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39904589230675">
                <text:p>0.439904589230675</text:p>
              </table:table-cell>
              <table:table-cell office:value-type="float" office:value="0.979140028233531">
                <text:p>0.979140028233531</text:p>
              </table:table-cell>
              <table:table-cell office:value-type="float" office:value="0.395793964705231">
                <text:p>0.395793964705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6355962952529">
                <text:p>0.536355962952529</text:p>
              </table:table-cell>
              <table:table-cell office:value-type="float" office:value="0.961024686897898">
                <text:p>0.961024686897898</text:p>
              </table:table-cell>
              <table:table-cell office:value-type="float" office:value="0.433547538799109">
                <text:p>0.433547538799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63938725626083">
                <text:p>0.663938725626083</text:p>
              </table:table-cell>
              <table:table-cell office:value-type="float" office:value="1.19238794175776">
                <text:p>1.19238794175776</text:p>
              </table:table-cell>
              <table:table-cell office:value-type="float" office:value="0.521097292747032">
                <text:p>0.521097292747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17763647087369">
                <text:p>0.717763647087369</text:p>
              </table:table-cell>
              <table:table-cell office:value-type="float" office:value="1.11969745775081">
                <text:p>1.11969745775081</text:p>
              </table:table-cell>
              <table:table-cell office:value-type="float" office:value="0.602215558247501">
                <text:p>0.602215558247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02284415905124">
                <text:p>0.602284415905124</text:p>
              </table:table-cell>
              <table:table-cell office:value-type="float" office:value="1.02180908072444">
                <text:p>1.02180908072444</text:p>
              </table:table-cell>
              <table:table-cell office:value-type="float" office:value="0.647900889941244">
                <text:p>0.647900889941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66832345273442">
                <text:p>0.666832345273442</text:p>
              </table:table-cell>
              <table:table-cell office:value-type="float" office:value="1.27103797909565">
                <text:p>1.27103797909565</text:p>
              </table:table-cell>
              <table:table-cell office:value-type="float" office:value="0.718939709955418">
                <text:p>0.718939709955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73014374576383">
                <text:p>0.773014374576383</text:p>
              </table:table-cell>
              <table:table-cell office:value-type="float" office:value="1.22996399123111">
                <text:p>1.22996399123111</text:p>
              </table:table-cell>
              <table:table-cell office:value-type="float" office:value="0.778693404210763">
                <text:p>0.778693404210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71715455107617">
                <text:p>0.871715455107617</text:p>
              </table:table-cell>
              <table:table-cell office:value-type="float" office:value="1.40008499242919">
                <text:p>1.40008499242919</text:p>
              </table:table-cell>
              <table:table-cell office:value-type="float" office:value="0.853741085789137">
                <text:p>0.853741085789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.49497919736727">
                <text:p>1.49497919736727</text:p>
              </table:table-cell>
              <table:table-cell office:value-type="float" office:value="0.936626048676261">
                <text:p>0.936626048676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6081114373328">
                <text:p>0.96081114373328</text:p>
              </table:table-cell>
              <table:table-cell office:value-type="float" office:value="1.36723473936928">
                <text:p>1.36723473936928</text:p>
              </table:table-cell>
              <table:table-cell office:value-type="float" office:value="0.978571391356946">
                <text:p>0.978571391356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95272458353166">
                <text:p>0.895272458353166</text:p>
              </table:table-cell>
              <table:table-cell office:value-type="float" office:value="1.41983348779064">
                <text:p>1.419833487790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56292527833377">
                <text:p>0.856292527833377</text:p>
              </table:table-cell>
              <table:table-cell office:value-type="float" office:value="1.35356133959526">
                <text:p>1.35356133959526</text:p>
              </table:table-cell>
              <table:table-cell office:value-type="float" office:value="0.989689464038796">
                <text:p>0.989689464038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17695260755088">
                <text:p>0.917695260755088</text:p>
              </table:table-cell>
              <table:table-cell office:value-type="float" office:value="1.5">
                <text:p>1.5</text:p>
              </table:table-cell>
              <table:table-cell office:value-type="float" office:value="0.988669890694052">
                <text:p>0.988669890694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7748379052474">
                <text:p>0.97748379052474</text:p>
              </table:table-cell>
              <table:table-cell office:value-type="float" office:value="1.46230270313696">
                <text:p>1.46230270313696</text:p>
              </table:table-cell>
              <table:table-cell office:value-type="float" office:value="0.977588019153247">
                <text:p>0.977588019153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3940860101578">
                <text:p>0.933940860101578</text:p>
              </table:table-cell>
              <table:table-cell office:value-type="float" office:value="1.41382960181499">
                <text:p>1.41382960181499</text:p>
              </table:table-cell>
              <table:table-cell office:value-type="float" office:value="0.948270866736987">
                <text:p>0.948270866736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19442212858194">
                <text:p>0.819442212858194</text:p>
              </table:table-cell>
              <table:table-cell office:value-type="float" office:value="1.30128179814036">
                <text:p>1.30128179814036</text:p>
              </table:table-cell>
              <table:table-cell office:value-type="float" office:value="0.888811602670973">
                <text:p>0.888811602670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22737889099117">
                <text:p>0.722737889099117</text:p>
              </table:table-cell>
              <table:table-cell office:value-type="float" office:value="1.25631576747788">
                <text:p>1.25631576747788</text:p>
              </table:table-cell>
              <table:table-cell office:value-type="float" office:value="0.812659801405055">
                <text:p>0.812659801405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61432853739154">
                <text:p>0.761432853739154</text:p>
              </table:table-cell>
              <table:table-cell office:value-type="float" office:value="1.34726261101718">
                <text:p>1.34726261101718</text:p>
              </table:table-cell>
              <table:table-cell office:value-type="float" office:value="0.754525969631557">
                <text:p>0.754525969631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63699173787303">
                <text:p>0.763699173787303</text:p>
              </table:table-cell>
              <table:table-cell office:value-type="float" office:value="1.23505697592076">
                <text:p>1.23505697592076</text:p>
              </table:table-cell>
              <table:table-cell office:value-type="float" office:value="0.689149697775947">
                <text:p>0.689149697775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72679559881916">
                <text:p>0.672679559881916</text:p>
              </table:table-cell>
              <table:table-cell office:value-type="float" office:value="1.1632473319923">
                <text:p>1.1632473319923</text:p>
              </table:table-cell>
              <table:table-cell office:value-type="float" office:value="0.61559508874962">
                <text:p>0.61559508874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71999240802082">
                <text:p>0.671999240802082</text:p>
              </table:table-cell>
              <table:table-cell office:value-type="float" office:value="1.23826099983794">
                <text:p>1.23826099983794</text:p>
              </table:table-cell>
              <table:table-cell office:value-type="float" office:value="0.563156611294055">
                <text:p>0.563156611294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91370668755534">
                <text:p>0.791370668755534</text:p>
              </table:table-cell>
              <table:table-cell office:value-type="float" office:value="1.34625346141428">
                <text:p>1.34625346141428</text:p>
              </table:table-cell>
              <table:table-cell office:value-type="float" office:value="0.547855160310204">
                <text:p>0.547855160310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12473769208299">
                <text:p>0.812473769208299</text:p>
              </table:table-cell>
              <table:table-cell office:value-type="float" office:value="1.25415182079811">
                <text:p>1.25415182079811</text:p>
              </table:table-cell>
              <table:table-cell office:value-type="float" office:value="0.533644815820243">
                <text:p>0.533644815820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45899434900651">
                <text:p>0.845899434900651</text:p>
              </table:table-cell>
              <table:table-cell office:value-type="float" office:value="1.39473078159868">
                <text:p>1.39473078159868</text:p>
              </table:table-cell>
              <table:table-cell office:value-type="float" office:value="0.548735291452207">
                <text:p>0.548735291452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00082615469218">
                <text:p>0.900082615469218</text:p>
              </table:table-cell>
              <table:table-cell office:value-type="float" office:value="1.38773845247846">
                <text:p>1.38773845247846</text:p>
              </table:table-cell>
              <table:table-cell office:value-type="float" office:value="0.572710898924494">
                <text:p>0.572710898924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80121880069521">
                <text:p>0.880121880069521</text:p>
              </table:table-cell>
              <table:table-cell office:value-type="float" office:value="1.35749266858981">
                <text:p>1.35749266858981</text:p>
              </table:table-cell>
              <table:table-cell office:value-type="float" office:value="0.590846997755448">
                <text:p>0.590846997755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8465532689061">
                <text:p>0.78465532689061</text:p>
              </table:table-cell>
              <table:table-cell office:value-type="float" office:value="1.25603716127928">
                <text:p>1.25603716127928</text:p>
              </table:table-cell>
              <table:table-cell office:value-type="float" office:value="0.584315358363913">
                <text:p>0.584315358363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02820470576232">
                <text:p>0.602820470576232</text:p>
              </table:table-cell>
              <table:table-cell office:value-type="float" office:value="1.07035549017318">
                <text:p>1.07035549017318</text:p>
              </table:table-cell>
              <table:table-cell office:value-type="float" office:value="0.533449343661742">
                <text:p>0.53344934366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7122096263134">
                <text:p>0.487122096263134</text:p>
              </table:table-cell>
              <table:table-cell office:value-type="float" office:value="1.04898546788916">
                <text:p>1.04898546788916</text:p>
              </table:table-cell>
              <table:table-cell office:value-type="float" office:value="0.468154159836761">
                <text:p>0.468154159836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1638933030728">
                <text:p>0.421638933030728</text:p>
              </table:table-cell>
              <table:table-cell office:value-type="float" office:value="0.935471290526608">
                <text:p>0.935471290526608</text:p>
              </table:table-cell>
              <table:table-cell office:value-type="float" office:value="0.386952594719793">
                <text:p>0.386952594719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11220335655166">
                <text:p>0.411220335655166</text:p>
              </table:table-cell>
              <table:table-cell office:value-type="float" office:value="0.963097355288146">
                <text:p>0.963097355288146</text:p>
              </table:table-cell>
              <table:table-cell office:value-type="float" office:value="0.319194401230808">
                <text:p>0.319194401230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49771783904326">
                <text:p>0.449771783904326</text:p>
              </table:table-cell>
              <table:table-cell office:value-type="float" office:value="0.966811272229381">
                <text:p>0.966811272229381</text:p>
              </table:table-cell>
              <table:table-cell office:value-type="float" office:value="0.271818797304079">
                <text:p>0.27181879730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43467250345289">
                <text:p>0.443467250345289</text:p>
              </table:table-cell>
              <table:table-cell office:value-type="float" office:value="0.91785272453893">
                <text:p>0.91785272453893</text:p>
              </table:table-cell>
              <table:table-cell office:value-type="float" office:value="0.23542938956099">
                <text:p>0.23542938956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08742545771742">
                <text:p>0.308742545771742</text:p>
              </table:table-cell>
              <table:table-cell office:value-type="float" office:value="0.736881714681403">
                <text:p>0.736881714681403</text:p>
              </table:table-cell>
              <table:table-cell office:value-type="float" office:value="0.179692414942697">
                <text:p>0.179692414942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46322701637785">
                <text:p>0.246322701637785</text:p>
              </table:table-cell>
              <table:table-cell office:value-type="float" office:value="0.800616440243801">
                <text:p>0.800616440243801</text:p>
              </table:table-cell>
              <table:table-cell office:value-type="float" office:value="0.141921661878886">
                <text:p>0.141921661878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8181367304017">
                <text:p>0.288181367304017</text:p>
              </table:table-cell>
              <table:table-cell office:value-type="float" office:value="0.800244036503974">
                <text:p>0.800244036503974</text:p>
              </table:table-cell>
              <table:table-cell office:value-type="float" office:value="0.12373361372555">
                <text:p>0.12373361372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48025479743863">
                <text:p>0.248025479743863</text:p>
              </table:table-cell>
              <table:table-cell office:value-type="float" office:value="0.687677532947379">
                <text:p>0.687677532947379</text:p>
              </table:table-cell>
              <table:table-cell office:value-type="float" office:value="0.1014409754006">
                <text:p>0.1014409754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3771240422012">
                <text:p>0.143771240422012</text:p>
              </table:table-cell>
              <table:table-cell office:value-type="float" office:value="0.611234362442585">
                <text:p>0.611234362442585</text:p>
              </table:table-cell>
              <table:table-cell office:value-type="float" office:value="0.0726653462942485">
                <text:p>0.0726653462942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9393258975762">
                <text:p>0.049393258975762</text:p>
              </table:table-cell>
              <table:table-cell office:value-type="float" office:value="0.531356219985412">
                <text:p>0.531356219985412</text:p>
              </table:table-cell>
              <table:table-cell office:value-type="float" office:value="0.0369640708371568">
                <text:p>0.036964070837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00512528841263788">
                <text:p>0.00512528841263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68149388676466">
                <text:p>0.168149388676466</text:p>
              </table:table-cell>
              <table:table-cell office:value-type="float" office:value="0.764492335471972">
                <text:p>0.764492335471972</text:p>
              </table:table-cell>
              <table:table-cell office:value-type="float" office:value="0.040470974981023">
                <text:p>0.040470974981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2271575855254">
                <text:p>0.22271575855254</text:p>
              </table:table-cell>
              <table:table-cell office:value-type="float" office:value="0.581201997438833">
                <text:p>0.581201997438833</text:p>
              </table:table-cell>
              <table:table-cell office:value-type="float" office:value="0.0706888349170281">
                <text:p>0.070688834917028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